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 style:writing-mode="rl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3" table:default-cell-style-name="Default"/>
        <table:table-row table:style-name="ro1">
          <table:table-cell office:value-type="float" office:value="256">
            <text:p>256</text:p>
          </table:table-cell>
          <table:table-cell office:value-type="string">
            <text:p>study; learn</text:p>
          </table:table-cell>
          <table:table-cell office:value-type="string">
            <text:p>dars xāndan (xān)</text:p>
          </table:table-cell>
          <table:table-cell office:value-type="string">
            <text:p>درس خواندن (خ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do; make</text:p>
          </table:table-cell>
          <table:table-cell office:value-type="string">
            <text:p>kardan (kon)</text:p>
          </table:table-cell>
          <table:table-cell office:value-type="string">
            <text:p>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fill</text:p>
          </table:table-cell>
          <table:table-cell office:value-type="string">
            <text:p>por kardan (kon) </text:p>
          </table:table-cell>
          <table:table-cell office:value-type="string">
            <text:p>پر کردن (کن) </text:p>
          </table:table-cell>
          <table:table-cell office:value-type="string">
            <text:p>v</text:p>
          </table:table-cell>
          <table:table-cell/>
          <table:table-cell office:value-type="float" office:value="50">
            <text:p>50</text:p>
          </table:table-cell>
          <table:table-cell office:value-type="string">
            <text:p>today</text:p>
          </table:table-cell>
          <table:table-cell office:value-type="string">
            <text:p>emruz</text:p>
          </table:table-cell>
          <table:table-cell table:style-name="ce1" office:value-type="string">
            <text:p>امروز</text:p>
          </table:table-cell>
          <table:table-cell office:value-type="string">
            <text:p>identificator temporal</text:p>
          </table:table-cell>
          <table:table-cell/>
          <table:table-cell office:value-type="float" office:value="192">
            <text:p>192</text:p>
          </table:table-cell>
          <table:table-cell office:value-type="string">
            <text:p>a; one; an</text:p>
          </table:table-cell>
          <table:table-cell office:value-type="string">
            <text:p>yek</text:p>
          </table:table-cell>
          <table:table-cell table:style-name="ce1" office:value-type="string">
            <text:p>یک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333">
            <text:p>333</text:p>
          </table:table-cell>
          <table:table-cell office:value-type="string">
            <text:p>and</text:p>
          </table:table-cell>
          <table:table-cell office:value-type="string">
            <text:p>va</text:p>
          </table:table-cell>
          <table:table-cell table:style-name="ce1" office:value-type="string">
            <text:p>و</text:p>
          </table:table-cell>
          <table:table-cell office:value-type="string">
            <text:p>conj</text:p>
          </table:table-cell>
          <table:table-cell/>
          <table:table-cell office:value-type="float" office:value="48">
            <text:p>48</text:p>
          </table:table-cell>
          <table:table-cell office:value-type="string">
            <text:p>please</text:p>
          </table:table-cell>
          <table:table-cell office:value-type="string">
            <text:p>lotfan</text:p>
          </table:table-cell>
          <table:table-cell table:style-name="ce1" office:value-type="string">
            <text:p>لطفا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619">
            <text:p>619</text:p>
          </table:table-cell>
          <table:table-cell office:value-type="string">
            <text:p>during</text:p>
          </table:table-cell>
          <table:table-cell office:value-type="string">
            <text:p>dar tul‐e</text:p>
          </table:table-cell>
          <table:table-cell table:style-name="ce1" office:value-type="string">
            <text:p>در طول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be; being located; have an appointment</text:p>
          </table:table-cell>
          <table:table-cell office:value-type="string">
            <text:p>qarār dāštan (dār) </text:p>
          </table:table-cell>
          <table:table-cell office:value-type="string">
            <text:p>قرار داشتن (در) </text:p>
          </table:table-cell>
          <table:table-cell office:value-type="string">
            <text:p>v</text:p>
          </table:table-cell>
          <table:table-cell/>
          <table:table-cell office:value-type="float" office:value="28">
            <text:p>28</text:p>
          </table:table-cell>
          <table:table-cell office:value-type="string">
            <text:p>tonight</text:p>
          </table:table-cell>
          <table:table-cell office:value-type="string">
            <text:p>emšab</text:p>
          </table:table-cell>
          <table:table-cell table:style-name="ce1" office:value-type="string">
            <text:p>امشب</text:p>
          </table:table-cell>
          <table:table-cell office:value-type="string">
            <text:p>identificator temporal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two</text:p>
          </table:table-cell>
          <table:table-cell office:value-type="string">
            <text:p>do</text:p>
          </table:table-cell>
          <table:table-cell table:style-name="ce1" office:value-type="string">
            <text:p>دو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87">
            <text:p>87</text:p>
          </table:table-cell>
          <table:table-cell office:value-type="string">
            <text:p>or; either</text:p>
          </table:table-cell>
          <table:table-cell office:value-type="string">
            <text:p>yā</text:p>
          </table:table-cell>
          <table:table-cell table:style-name="ce1" office:value-type="string">
            <text:p>یا</text:p>
          </table:table-cell>
          <table:table-cell office:value-type="string">
            <text:p>conj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OK</text:p>
          </table:table-cell>
          <table:table-cell office:value-type="string">
            <text:p>bāšad</text:p>
          </table:table-cell>
          <table:table-cell table:style-name="ce1" office:value-type="string">
            <text:p>باشد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611">
            <text:p>611</text:p>
          </table:table-cell>
          <table:table-cell office:value-type="string">
            <text:p>since</text:p>
          </table:table-cell>
          <table:table-cell office:value-type="string">
            <text:p>az vaqt‐i ke</text:p>
          </table:table-cell>
          <table:table-cell table:style-name="ce1" office:value-type="string">
            <text:p>از وقتی که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be; exist</text:p>
          </table:table-cell>
          <table:table-cell office:value-type="string">
            <text:p>budan (hast, bāš) </text:p>
          </table:table-cell>
          <table:table-cell office:value-type="string">
            <text:p>بودن (هست، باش) </text:p>
          </table:table-cell>
          <table:table-cell office:value-type="string">
            <text:p>v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omorrow</text:p>
          </table:table-cell>
          <table:table-cell office:value-type="string">
            <text:p>fardā</text:p>
          </table:table-cell>
          <table:table-cell table:style-name="ce1" office:value-type="string">
            <text:p>فردا</text:p>
          </table:table-cell>
          <table:table-cell office:value-type="string">
            <text:p>identificator temporal</text:p>
          </table:table-cell>
          <table:table-cell/>
          <table:table-cell office:value-type="float" office:value="37">
            <text:p>37</text:p>
          </table:table-cell>
          <table:table-cell office:value-type="string">
            <text:p>twenty</text:p>
          </table:table-cell>
          <table:table-cell office:value-type="string">
            <text:p>bist</text:p>
          </table:table-cell>
          <table:table-cell table:style-name="ce1" office:value-type="string">
            <text:p>بیست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69">
            <text:p>69</text:p>
          </table:table-cell>
          <table:table-cell office:value-type="string">
            <text:p>not only</text:p>
          </table:table-cell>
          <table:table-cell office:value-type="string">
            <text:p>na tanhā</text:p>
          </table:table-cell>
          <table:table-cell table:style-name="ce1" office:value-type="string">
            <text:p>نه تنها</text:p>
          </table:table-cell>
          <table:table-cell office:value-type="string">
            <text:p>conj</text:p>
          </table:table-cell>
          <table:table-cell/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bale</text:p>
          </table:table-cell>
          <table:table-cell table:style-name="ce1" office:value-type="string">
            <text:p>بله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400">
            <text:p>400</text:p>
          </table:table-cell>
          <table:table-cell office:value-type="string">
            <text:p>with; by</text:p>
          </table:table-cell>
          <table:table-cell office:value-type="string">
            <text:p>bā</text:p>
          </table:table-cell>
          <table:table-cell table:style-name="ce1" office:value-type="string">
            <text:p>با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exchange; transform</text:p>
          </table:table-cell>
          <table:table-cell office:value-type="string">
            <text:p>tabdil kardan (kon) </text:p>
          </table:table-cell>
          <table:table-cell office:value-type="string">
            <text:p>تبدیل کردن (کن) </text:p>
          </table:table-cell>
          <table:table-cell office:value-type="string">
            <text:p>v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yesterday</text:p>
          </table:table-cell>
          <table:table-cell office:value-type="string">
            <text:p>diruz</text:p>
          </table:table-cell>
          <table:table-cell table:style-name="ce1" office:value-type="string">
            <text:p>دیروز</text:p>
          </table:table-cell>
          <table:table-cell office:value-type="string">
            <text:p>identificator temporal</text:p>
          </table:table-cell>
          <table:table-cell/>
          <table:table-cell office:value-type="float" office:value="31">
            <text:p>31</text:p>
          </table:table-cell>
          <table:table-cell office:value-type="string">
            <text:p>five</text:p>
          </table:table-cell>
          <table:table-cell office:value-type="string">
            <text:p>panj</text:p>
          </table:table-cell>
          <table:table-cell table:style-name="ce1" office:value-type="string">
            <text:p>پنج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47">
            <text:p>47</text:p>
          </table:table-cell>
          <table:table-cell office:value-type="string">
            <text:p>then; so; back</text:p>
          </table:table-cell>
          <table:table-cell office:value-type="string">
            <text:p>pas</text:p>
          </table:table-cell>
          <table:table-cell table:style-name="ce1" office:value-type="string">
            <text:p>پس</text:p>
          </table:table-cell>
          <table:table-cell office:value-type="string">
            <text:p>conj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sorry; I apologize</text:p>
          </table:table-cell>
          <table:table-cell office:value-type="string">
            <text:p>ozr mixāham</text:p>
          </table:table-cell>
          <table:table-cell table:style-name="ce1" office:value-type="string">
            <text:p>عذر میخواهم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181">
            <text:p>181</text:p>
          </table:table-cell>
          <table:table-cell office:value-type="string">
            <text:p>for</text:p>
          </table:table-cell>
          <table:table-cell office:value-type="string">
            <text:p>barā</text:p>
          </table:table-cell>
          <table:table-cell table:style-name="ce1" office:value-type="string">
            <text:p>برا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forget</text:p>
          </table:table-cell>
          <table:table-cell office:value-type="string">
            <text:p>yād raftan (rav, row) </text:p>
          </table:table-cell>
          <table:table-cell office:value-type="string">
            <text:p>یاد رفتن (رو) </text:p>
          </table:table-cell>
          <table:table-cell office:value-type="string">
            <text:p>v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last night</text:p>
          </table:table-cell>
          <table:table-cell office:value-type="string">
            <text:p>dišab</text:p>
          </table:table-cell>
          <table:table-cell table:style-name="ce1" office:value-type="string">
            <text:p>دیشب</text:p>
          </table:table-cell>
          <table:table-cell office:value-type="string">
            <text:p>identificator temporal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half</text:p>
          </table:table-cell>
          <table:table-cell office:value-type="string">
            <text:p>nim</text:p>
          </table:table-cell>
          <table:table-cell table:style-name="ce1" office:value-type="string">
            <text:p>نیم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41">
            <text:p>41</text:p>
          </table:table-cell>
          <table:table-cell office:value-type="string">
            <text:p>but</text:p>
          </table:table-cell>
          <table:table-cell office:value-type="string">
            <text:p>vali</text:p>
          </table:table-cell>
          <table:table-cell table:style-name="ce1" office:value-type="string">
            <text:p>ولی‌</text:p>
          </table:table-cell>
          <table:table-cell office:value-type="string">
            <text:p>conj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ello; greet</text:p>
          </table:table-cell>
          <table:table-cell office:value-type="string">
            <text:p>salām</text:p>
          </table:table-cell>
          <table:table-cell table:style-name="ce1" office:value-type="string">
            <text:p>سلام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174">
            <text:p>174</text:p>
          </table:table-cell>
          <table:table-cell office:value-type="string">
            <text:p>till; until; piece; so that</text:p>
          </table:table-cell>
          <table:table-cell office:value-type="string">
            <text:p>tā</text:p>
          </table:table-cell>
          <table:table-cell table:style-name="ce1" office:value-type="string">
            <text:p>تا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chieve</text:p>
          </table:table-cell>
          <table:table-cell office:value-type="string">
            <text:p>dast yāftan (yāb) </text:p>
          </table:table-cell>
          <table:table-cell office:value-type="string">
            <text:p>دست یافتن (یاب) </text:p>
          </table:table-cell>
          <table:table-cell office:value-type="string">
            <text:p>v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aturday</text:p>
          </table:table-cell>
          <table:table-cell office:value-type="string">
            <text:p>šanbe</text:p>
          </table:table-cell>
          <table:table-cell table:style-name="ce1" office:value-type="string">
            <text:p>شنبه</text:p>
          </table:table-cell>
          <table:table-cell office:value-type="string">
            <text:p>identificator temporal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second</text:p>
          </table:table-cell>
          <table:table-cell office:value-type="string">
            <text:p>dovvom</text:p>
          </table:table-cell>
          <table:table-cell table:style-name="ce1" office:value-type="string">
            <text:p>دوم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string">
            <text:p>if</text:p>
          </table:table-cell>
          <table:table-cell office:value-type="string">
            <text:p>agar</text:p>
          </table:table-cell>
          <table:table-cell table:style-name="ce1" office:value-type="string">
            <text:p>اگر</text:p>
          </table:table-cell>
          <table:table-cell office:value-type="string">
            <text:p>conj</text:p>
          </table:table-cell>
          <table:table-cell/>
          <table:table-cell office:value-type="float" office:value="9">
            <text:p>9</text:p>
          </table:table-cell>
          <table:table-cell office:value-type="string">
            <text:p>excuse me</text:p>
          </table:table-cell>
          <table:table-cell office:value-type="string">
            <text:p>bebaxšid</text:p>
          </table:table-cell>
          <table:table-cell table:style-name="ce1" office:value-type="string">
            <text:p>ببخشید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103">
            <text:p>103</text:p>
          </table:table-cell>
          <table:table-cell office:value-type="string">
            <text:p>on</text:p>
          </table:table-cell>
          <table:table-cell office:value-type="string">
            <text:p>bar</text:p>
          </table:table-cell>
          <table:table-cell table:style-name="ce1" office:value-type="string">
            <text:p>بر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ecome</text:p>
          </table:table-cell>
          <table:table-cell office:value-type="string">
            <text:p>šodan (šav, šow) </text:p>
          </table:table-cell>
          <table:table-cell office:value-type="string">
            <text:p>شدن (شو، شو) </text:p>
          </table:table-cell>
          <table:table-cell office:value-type="string">
            <text:p>v</text:p>
          </table:table-cell>
          <table:table-cell/>
          <table:table-cell office:value-type="float" office:value="9">
            <text:p>9</text:p>
          </table:table-cell>
          <table:table-cell office:value-type="string">
            <text:p>AD; CE</text:p>
          </table:table-cell>
          <table:table-cell office:value-type="string">
            <text:p>milādi</text:p>
          </table:table-cell>
          <table:table-cell table:style-name="ce1" office:value-type="string">
            <text:p>میلادی</text:p>
          </table:table-cell>
          <table:table-cell office:value-type="string">
            <text:p>identificator temporal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first</text:p>
          </table:table-cell>
          <table:table-cell office:value-type="string">
            <text:p>avval</text:p>
          </table:table-cell>
          <table:table-cell table:style-name="ce1" office:value-type="string">
            <text:p>اول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24">
            <text:p>24</text:p>
          </table:table-cell>
          <table:table-cell office:value-type="string">
            <text:p>because; since</text:p>
          </table:table-cell>
          <table:table-cell office:value-type="string">
            <text:p>con</text:p>
          </table:table-cell>
          <table:table-cell table:style-name="ce1" office:value-type="string">
            <text:p>چون</text:p>
          </table:table-cell>
          <table:table-cell office:value-type="string">
            <text:p>conj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hanks</text:p>
          </table:table-cell>
          <table:table-cell office:value-type="string">
            <text:p>mersi</text:p>
          </table:table-cell>
          <table:table-cell table:style-name="ce1" office:value-type="string">
            <text:p>مرسی‌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65">
            <text:p>65</text:p>
          </table:table-cell>
          <table:table-cell office:value-type="string">
            <text:p>top; up</text:p>
          </table:table-cell>
          <table:table-cell office:value-type="string">
            <text:p>bālā</text:p>
          </table:table-cell>
          <table:table-cell table:style-name="ce1" office:value-type="string">
            <text:p>بالا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use</text:p>
          </table:table-cell>
          <table:table-cell office:value-type="string">
            <text:p>estefāde kardan (kon) </text:p>
          </table:table-cell>
          <table:table-cell office:value-type="string">
            <text:p>استفاده کردن (کن) 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Tuesday</text:p>
          </table:table-cell>
          <table:table-cell office:value-type="string">
            <text:p>sešanbe</text:p>
          </table:table-cell>
          <table:table-cell table:style-name="ce1" office:value-type="string">
            <text:p>سه‌شنبه</text:p>
          </table:table-cell>
          <table:table-cell office:value-type="string">
            <text:p>identificator temporal</text:p>
          </table:table-cell>
          <table:table-cell/>
          <table:table-cell office:value-type="float" office:value="6">
            <text:p>6</text:p>
          </table:table-cell>
          <table:table-cell office:value-type="string">
            <text:p>count word for animals; top</text:p>
          </table:table-cell>
          <table:table-cell office:value-type="string">
            <text:p>ra’s</text:p>
          </table:table-cell>
          <table:table-cell table:style-name="ce1" office:value-type="string">
            <text:p>رأس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string">
            <text:p>whether; if</text:p>
          </table:table-cell>
          <table:table-cell office:value-type="string">
            <text:p>āyā</text:p>
          </table:table-cell>
          <table:table-cell table:style-name="ce1" office:value-type="string">
            <text:p>آیا</text:p>
          </table:table-cell>
          <table:table-cell office:value-type="string">
            <text:p>conj</text:p>
          </table:table-cell>
          <table:table-cell/>
          <table:table-cell office:value-type="float" office:value="5">
            <text:p>5</text:p>
          </table:table-cell>
          <table:table-cell office:value-type="string">
            <text:p>of course</text:p>
          </table:table-cell>
          <table:table-cell office:value-type="string">
            <text:p>albatte</text:p>
          </table:table-cell>
          <table:table-cell table:style-name="ce1" office:value-type="string">
            <text:p>البته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56">
            <text:p>56</text:p>
          </table:table-cell>
          <table:table-cell office:value-type="string">
            <text:p>before</text:p>
          </table:table-cell>
          <table:table-cell office:value-type="string">
            <text:p>piš az In ke </text:p>
          </table:table-cell>
          <table:table-cell table:style-name="ce1" office:value-type="string">
            <text:p>پیش از این که 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ractice</text:p>
          </table:table-cell>
          <table:table-cell office:value-type="string">
            <text:p>tamrin kardan (kon) </text:p>
          </table:table-cell>
          <table:table-cell office:value-type="string">
            <text:p>تمرین کردن (کن) </text:p>
          </table:table-cell>
          <table:table-cell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office:value-type="string">
            <text:p>Wednesday</text:p>
          </table:table-cell>
          <table:table-cell office:value-type="string">
            <text:p>cāhāršanbe</text:p>
          </table:table-cell>
          <table:table-cell table:style-name="ce1" office:value-type="string">
            <text:p>چهارشنبه</text:p>
          </table:table-cell>
          <table:table-cell office:value-type="string">
            <text:p>identificator temporal</text:p>
          </table:table-cell>
          <table:table-cell/>
          <table:table-cell office:value-type="float" office:value="5">
            <text:p>5</text:p>
          </table:table-cell>
          <table:table-cell office:value-type="string">
            <text:p>sixty; thumb</text:p>
          </table:table-cell>
          <table:table-cell office:value-type="string">
            <text:p>šast</text:p>
          </table:table-cell>
          <table:table-cell table:style-name="ce1" office:value-type="string">
            <text:p>شصت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but</text:p>
          </table:table-cell>
          <table:table-cell office:value-type="string">
            <text:p>balke</text:p>
          </table:table-cell>
          <table:table-cell table:style-name="ce1" office:value-type="string">
            <text:p>بلکه</text:p>
          </table:table-cell>
          <table:table-cell office:value-type="string">
            <text:p>conj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</text:p>
          </table:table-cell>
          <table:table-cell office:value-type="string">
            <text:p>naxeyr</text:p>
          </table:table-cell>
          <table:table-cell table:style-name="ce1" office:value-type="string">
            <text:p>نخیر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then; next; subsequent</text:p>
          </table:table-cell>
          <table:table-cell office:value-type="string">
            <text:p>ba’d</text:p>
          </table:table-cell>
          <table:table-cell table:style-name="ce1" office:value-type="string">
            <text:p>بعد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liberate</text:p>
          </table:table-cell>
          <table:table-cell office:value-type="string">
            <text:p>āzād kardan (kon) </text:p>
          </table:table-cell>
          <table:table-cell office:value-type="string">
            <text:p>آزاد کردن (کن)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nday</text:p>
          </table:table-cell>
          <table:table-cell office:value-type="string">
            <text:p>došanbe</text:p>
          </table:table-cell>
          <table:table-cell table:style-name="ce1" office:value-type="string">
            <text:p>دوشنبه</text:p>
          </table:table-cell>
          <table:table-cell office:value-type="string">
            <text:p>identificator temporal</text:p>
          </table:table-cell>
          <table:table-cell/>
          <table:table-cell office:value-type="float" office:value="4">
            <text:p>4</text:p>
          </table:table-cell>
          <table:table-cell office:value-type="string">
            <text:p>count word for aircraft</text:p>
          </table:table-cell>
          <table:table-cell office:value-type="string">
            <text:p>farvand</text:p>
          </table:table-cell>
          <table:table-cell table:style-name="ce1" office:value-type="string">
            <text:p>فروند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string">
            <text:p>unless; but; except</text:p>
          </table:table-cell>
          <table:table-cell office:value-type="string">
            <text:p>magar</text:p>
          </table:table-cell>
          <table:table-cell table:style-name="ce1" office:value-type="string">
            <text:p>مگر</text:p>
          </table:table-cell>
          <table:table-cell office:value-type="string">
            <text:p>conj</text:p>
          </table:table-cell>
          <table:table-cell/>
          <table:table-cell office:value-type="float" office:value="4">
            <text:p>4</text:p>
          </table:table-cell>
          <table:table-cell office:value-type="string">
            <text:p>by the way</text:p>
          </table:table-cell>
          <table:table-cell office:value-type="string">
            <text:p>rāsti</text:p>
          </table:table-cell>
          <table:table-cell table:style-name="ce1" office:value-type="string">
            <text:p>راستی‌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string">
            <text:p>between; middle</text:p>
          </table:table-cell>
          <table:table-cell office:value-type="string">
            <text:p>miyān</text:p>
          </table:table-cell>
          <table:table-cell table:style-name="ce1" office:value-type="string">
            <text:p>میان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iew; look</text:p>
          </table:table-cell>
          <table:table-cell office:value-type="string">
            <text:p>didan (bin) see; </text:p>
          </table:table-cell>
          <table:table-cell office:value-type="string">
            <text:p>دیدن (بین) سعی؛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hursday</text:p>
          </table:table-cell>
          <table:table-cell office:value-type="string">
            <text:p>panjšanbe</text:p>
          </table:table-cell>
          <table:table-cell table:style-name="ce1" office:value-type="string">
            <text:p>پنجشنبه</text:p>
          </table:table-cell>
          <table:table-cell office:value-type="string">
            <text:p>identificator temporal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wo‐thirds</text:p>
          </table:table-cell>
          <table:table-cell office:value-type="string">
            <text:p>dosevvom</text:p>
          </table:table-cell>
          <table:table-cell table:style-name="ce1" office:value-type="string">
            <text:p>دسووم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because; since</text:p>
          </table:table-cell>
          <table:table-cell office:value-type="string">
            <text:p>zirā</text:p>
          </table:table-cell>
          <table:table-cell table:style-name="ce1" office:value-type="string">
            <text:p>زیرا</text:p>
          </table:table-cell>
          <table:table-cell office:value-type="string">
            <text:p>conj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rry; I apologize</text:p>
          </table:table-cell>
          <table:table-cell office:value-type="string">
            <text:p>ma’zerat mixāham</text:p>
          </table:table-cell>
          <table:table-cell table:style-name="ce1" office:value-type="string">
            <text:p>معذرت میخواهم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without</text:p>
          </table:table-cell>
          <table:table-cell office:value-type="string">
            <text:p>bi</text:p>
          </table:table-cell>
          <table:table-cell table:style-name="ce1" office:value-type="string">
            <text:p>بی‌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rder; clean up;</text:p>
          </table:table-cell>
          <table:table-cell office:value-type="string">
            <text:p>morattab kardan (kon) </text:p>
          </table:table-cell>
          <table:table-cell office:value-type="string">
            <text:p>مرتب کردن (کن)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last year</text:p>
          </table:table-cell>
          <table:table-cell office:value-type="string">
            <text:p>pārsāl</text:p>
          </table:table-cell>
          <table:table-cell table:style-name="ce1" office:value-type="string">
            <text:p>پارسال</text:p>
          </table:table-cell>
          <table:table-cell office:value-type="string">
            <text:p>identificator temporal</text:p>
          </table:table-cell>
          <table:table-cell/>
          <table:table-cell office:value-type="float" office:value="2">
            <text:p>2</text:p>
          </table:table-cell>
          <table:table-cell office:value-type="string">
            <text:p>multiplied by</text:p>
          </table:table-cell>
          <table:table-cell office:value-type="string">
            <text:p>zarb dar</text:p>
          </table:table-cell>
          <table:table-cell table:style-name="ce1" office:value-type="string">
            <text:p>ضرب در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string">
            <text:p>although</text:p>
          </table:table-cell>
          <table:table-cell office:value-type="string">
            <text:p>agarce</text:p>
          </table:table-cell>
          <table:table-cell table:style-name="ce1" office:value-type="string">
            <text:p>اگرچه</text:p>
          </table:table-cell>
          <table:table-cell office:value-type="string">
            <text:p>con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hanks</text:p>
          </table:table-cell>
          <table:table-cell office:value-type="string">
            <text:p>tašakkor</text:p>
          </table:table-cell>
          <table:table-cell table:style-name="ce1" office:value-type="string">
            <text:p>تشکر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string">
            <text:p>away; remote; distant</text:p>
          </table:table-cell>
          <table:table-cell office:value-type="string">
            <text:p>dur</text:p>
          </table:table-cell>
          <table:table-cell table:style-name="ce1" office:value-type="string">
            <text:p>دور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make perm</text:p>
          </table:table-cell>
          <table:table-cell office:value-type="string">
            <text:p>fer zadan (zan) </text:p>
          </table:table-cell>
          <table:table-cell office:value-type="string">
            <text:p>فر زدن (زن)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ment of the year transition</text:p>
          </table:table-cell>
          <table:table-cell office:value-type="string">
            <text:p>sāltahvil</text:p>
          </table:table-cell>
          <table:table-cell table:style-name="ce1" office:value-type="string">
            <text:p>سلتهویل</text:p>
          </table:table-cell>
          <table:table-cell office:value-type="string">
            <text:p>identificator temporal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ivided by</text:p>
          </table:table-cell>
          <table:table-cell office:value-type="string">
            <text:p>taqsim bar</text:p>
          </table:table-cell>
          <table:table-cell table:style-name="ce1" office:value-type="string">
            <text:p>تقسیم بر</text:p>
          </table:table-cell>
          <table:table-cell office:value-type="string">
            <text:p>num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although</text:p>
          </table:table-cell>
          <table:table-cell office:value-type="string">
            <text:p>garce</text:p>
          </table:table-cell>
          <table:table-cell table:style-name="ce1" office:value-type="string">
            <text:p>گرچه</text:p>
          </table:table-cell>
          <table:table-cell office:value-type="string">
            <text:p>conj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or example; for instance</text:p>
          </table:table-cell>
          <table:table-cell office:value-type="string">
            <text:p>masalan</text:p>
          </table:table-cell>
          <table:table-cell table:style-name="ce1" office:value-type="string">
            <text:p>مثلا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including; among them</text:p>
          </table:table-cell>
          <table:table-cell office:value-type="string">
            <text:p>azjomle</text:p>
          </table:table-cell>
          <table:table-cell table:style-name="ce1" office:value-type="string">
            <text:p>ازجمله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eceive; catch</text:p>
          </table:table-cell>
          <table:table-cell office:value-type="string">
            <text:p>gereftan (gir) take; </text:p>
          </table:table-cell>
          <table:table-cell office:value-type="string">
            <text:p>گرفتن (گیر) تک؛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on</text:p>
          </table:table-cell>
          <table:table-cell office:value-type="string">
            <text:p>zohr</text:p>
          </table:table-cell>
          <table:table-cell table:style-name="ce1" office:value-type="string">
            <text:p>ظهر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string">
            <text:p>moreover</text:p>
          </table:table-cell>
          <table:table-cell office:value-type="string">
            <text:p>alāve bar in</text:p>
          </table:table-cell>
          <table:table-cell table:style-name="ce1" office:value-type="string">
            <text:p>علاوه بر این</text:p>
          </table:table-cell>
          <table:table-cell office:value-type="string">
            <text:p>conj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office:value-type="string">
            <text:p>āri</text:p>
          </table:table-cell>
          <table:table-cell table:style-name="ce1" office:value-type="string">
            <text:p>آری</text:p>
          </table:table-cell>
          <table:table-cell office:value-type="string">
            <text:p>interj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string">
            <text:p>except</text:p>
          </table:table-cell>
          <table:table-cell office:value-type="string">
            <text:p>qeyr az</text:p>
          </table:table-cell>
          <table:table-cell table:style-name="ce1" office:value-type="string">
            <text:p>غیر از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ome</text:p>
          </table:table-cell>
          <table:table-cell office:value-type="string">
            <text:p>āmadan (ā)</text:p>
          </table:table-cell>
          <table:table-cell office:value-type="string">
            <text:p>آمدن (ا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second</text:p>
          </table:table-cell>
          <table:table-cell office:value-type="string">
            <text:p>sāniye</text:p>
          </table:table-cell>
          <table:table-cell table:style-name="ce1" office:value-type="string">
            <text:p>ثانیه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string">
            <text:p>although</text:p>
          </table:table-cell>
          <table:table-cell office:value-type="string">
            <text:p>harcand</text:p>
          </table:table-cell>
          <table:table-cell table:style-name="ce1" office:value-type="string">
            <text:p>هرچند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7">
            <text:p>7</text:p>
          </table:table-cell>
          <table:table-cell office:value-type="string">
            <text:p>except; but</text:p>
          </table:table-cell>
          <table:table-cell office:value-type="string">
            <text:p>joz</text:p>
          </table:table-cell>
          <table:table-cell table:style-name="ce1" office:value-type="string">
            <text:p>جز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o</text:p>
          </table:table-cell>
          <table:table-cell office:value-type="string">
            <text:p>raftan (rav, row) </text:p>
          </table:table-cell>
          <table:table-cell office:value-type="string">
            <text:p>رفتن (رو) 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he day before yesterday</text:p>
          </table:table-cell>
          <table:table-cell office:value-type="string">
            <text:p>pariruz</text:p>
          </table:table-cell>
          <table:table-cell table:style-name="ce1" office:value-type="string">
            <text:p>پریروز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string">
            <text:p>otherwise</text:p>
          </table:table-cell>
          <table:table-cell office:value-type="string">
            <text:p>vagarna</text:p>
          </table:table-cell>
          <table:table-cell table:style-name="ce1" office:value-type="string">
            <text:p>وگرن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string">
            <text:p>about; regarding</text:p>
          </table:table-cell>
          <table:table-cell office:value-type="string">
            <text:p>rāje’ be</text:p>
          </table:table-cell>
          <table:table-cell table:style-name="ce1" office:value-type="string">
            <text:p>راجع به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give</text:p>
          </table:table-cell>
          <table:table-cell office:value-type="string">
            <text:p>dādan (deh)</text:p>
          </table:table-cell>
          <table:table-cell office:value-type="string">
            <text:p>دادن (ده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his time</text:p>
          </table:table-cell>
          <table:table-cell office:value-type="string">
            <text:p>inbār</text:p>
          </table:table-cell>
          <table:table-cell table:style-name="ce1" office:value-type="string">
            <text:p>اینبار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cerāke</text:p>
          </table:table-cell>
          <table:table-cell table:style-name="ce1" office:value-type="string">
            <text:p>چراک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4">
            <text:p>4</text:p>
          </table:table-cell>
          <table:table-cell office:value-type="string">
            <text:p>before; unripe</text:p>
          </table:table-cell>
          <table:table-cell office:value-type="string">
            <text:p>nareside</text:p>
          </table:table-cell>
          <table:table-cell table:style-name="ce1" office:value-type="string">
            <text:p>نرسیده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eg; ask</text:p>
          </table:table-cell>
          <table:table-cell office:value-type="string">
            <text:p>xāheš kardan (kon) </text:p>
          </table:table-cell>
          <table:table-cell office:value-type="string">
            <text:p>خواهش کردن (کن) 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riday</text:p>
          </table:table-cell>
          <table:table-cell office:value-type="string">
            <text:p>jom’e</text:p>
          </table:table-cell>
          <table:table-cell table:style-name="ce1" office:value-type="string">
            <text:p>جمع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conke</text:p>
          </table:table-cell>
          <table:table-cell table:style-name="ce1" office:value-type="string">
            <text:p>چونک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string">
            <text:p>about; roughly</text:p>
          </table:table-cell>
          <table:table-cell office:value-type="string">
            <text:p>hodudan</text:p>
          </table:table-cell>
          <table:table-cell table:style-name="ce1" office:value-type="string">
            <text:p>حدوداً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last</text:p>
          </table:table-cell>
          <table:table-cell office:value-type="string">
            <text:p>tul kešidan (keš) </text:p>
          </table:table-cell>
          <table:table-cell office:value-type="string">
            <text:p>طول کشیدن (کش) 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unday</text:p>
          </table:table-cell>
          <table:table-cell office:value-type="string">
            <text:p>yekšanbe</text:p>
          </table:table-cell>
          <table:table-cell table:style-name="ce1" office:value-type="string">
            <text:p>یکشنبه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because; since</text:p>
          </table:table-cell>
          <table:table-cell office:value-type="string">
            <text:p>zirāke</text:p>
          </table:table-cell>
          <table:table-cell table:style-name="ce1" office:value-type="string">
            <text:p>زیراک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3">
            <text:p>3</text:p>
          </table:table-cell>
          <table:table-cell office:value-type="string">
            <text:p>from; taken from</text:p>
          </table:table-cell>
          <table:table-cell office:value-type="string">
            <text:p>bargerefte</text:p>
          </table:table-cell>
          <table:table-cell table:style-name="ce1" office:value-type="string">
            <text:p>برگرفته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write</text:p>
          </table:table-cell>
          <table:table-cell office:value-type="string">
            <text:p>neveštan (nevis)</text:p>
          </table:table-cell>
          <table:table-cell office:value-type="string">
            <text:p>نوشتن (نویس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hursday night</text:p>
          </table:table-cell>
          <table:table-cell office:value-type="string">
            <text:p>panjšanbešab</text:p>
          </table:table-cell>
          <table:table-cell table:style-name="ce1" office:value-type="string">
            <text:p>پنجشنبشب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but; however</text:p>
          </table:table-cell>
          <table:table-cell office:value-type="string">
            <text:p>ammā</text:p>
          </table:table-cell>
          <table:table-cell table:style-name="ce1" office:value-type="string">
            <text:p>اما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except; but</text:p>
          </table:table-cell>
          <table:table-cell office:value-type="string">
            <text:p>bejoz</text:p>
          </table:table-cell>
          <table:table-cell table:style-name="ce1" office:value-type="string">
            <text:p>بجز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egin</text:p>
          </table:table-cell>
          <table:table-cell office:value-type="string">
            <text:p>šoru’ šodan (šav, šow) </text:p>
          </table:table-cell>
          <table:table-cell office:value-type="string">
            <text:p>شروع شدن (شو، شو) 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our days</text:p>
          </table:table-cell>
          <table:table-cell office:value-type="string">
            <text:p>cāhārruze</text:p>
          </table:table-cell>
          <table:table-cell table:style-name="ce1" office:value-type="string">
            <text:p>چهرروز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if</text:p>
          </table:table-cell>
          <table:table-cell office:value-type="string">
            <text:p>conānce</text:p>
          </table:table-cell>
          <table:table-cell table:style-name="ce1" office:value-type="string">
            <text:p>چنانچ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over there</text:p>
          </table:table-cell>
          <table:table-cell office:value-type="string">
            <text:p>āntaraf</text:p>
          </table:table-cell>
          <table:table-cell table:style-name="ce1" office:value-type="string">
            <text:p>آن‌طرف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ake place; happen;</text:p>
          </table:table-cell>
          <table:table-cell office:value-type="string">
            <text:p>surat gereftan (gir) </text:p>
          </table:table-cell>
          <table:table-cell office:value-type="string">
            <text:p>صرعت گرفتن (گیر) 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he night before last night</text:p>
          </table:table-cell>
          <table:table-cell office:value-type="string">
            <text:p>parišab</text:p>
          </table:table-cell>
          <table:table-cell table:style-name="ce1" office:value-type="string">
            <text:p>پریشب</text:p>
          </table:table-cell>
          <table:table-cell office:value-type="string">
            <text:p>identificator temporal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string">
            <text:p>once; as soon as</text:p>
          </table:table-cell>
          <table:table-cell office:value-type="string">
            <text:p>haminke</text:p>
          </table:table-cell>
          <table:table-cell table:style-name="ce1" office:value-type="string">
            <text:p>همینکه</text:p>
          </table:table-cell>
          <table:table-cell office:value-type="string">
            <text:p>conj</text:p>
          </table:table-cell>
          <table:table-cell table:number-columns-repeated="8"/>
          <table:table-cell office:value-type="float" office:value="1">
            <text:p>1</text:p>
          </table:table-cell>
          <table:table-cell office:value-type="string">
            <text:p>back; behind</text:p>
          </table:table-cell>
          <table:table-cell office:value-type="string">
            <text:p>aqab</text:p>
          </table:table-cell>
          <table:table-cell table:style-name="ce1" office:value-type="string">
            <text:p>عقب</text:p>
          </table:table-cell>
          <table:table-cell office:value-type="string">
            <text:p>prep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chieve</text:p>
          </table:table-cell>
          <table:table-cell office:value-type="string">
            <text:p>rāh yāftan (yāb) </text:p>
          </table:table-cell>
          <table:table-cell office:value-type="string">
            <text:p>راه یافتن (یاب) 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Friday</text:p>
          </table:table-cell>
          <table:table-cell office:value-type="string">
            <text:p>ādine</text:p>
          </table:table-cell>
          <table:table-cell table:style-name="ce1" office:value-type="string">
            <text:p>آدینه</text:p>
          </table:table-cell>
          <table:table-cell office:value-type="string">
            <text:p>identificator temporal</text:p>
          </table:table-cell>
          <table:table-cell table:number-columns-repeated="2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egin; start</text:p>
          </table:table-cell>
          <table:table-cell office:value-type="string">
            <text:p>āqāz šodan (šav, šow) </text:p>
          </table:table-cell>
          <table:table-cell office:value-type="string">
            <text:p>آغاز شدن (شو، شو) 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this year</text:p>
          </table:table-cell>
          <table:table-cell office:value-type="string">
            <text:p>emsāl</text:p>
          </table:table-cell>
          <table:table-cell table:style-name="ce1" office:value-type="string">
            <text:p>امسال</text:p>
          </table:table-cell>
          <table:table-cell office:value-type="string">
            <text:p>identificator temporal</text:p>
          </table:table-cell>
          <table:table-cell table:number-columns-repeated="2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read; study; sing</text:p>
          </table:table-cell>
          <table:table-cell office:value-type="string">
            <text:p>xāndan (xān)</text:p>
          </table:table-cell>
          <table:table-cell office:value-type="string">
            <text:p>خواندن (خان)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a few hundred years old</text:p>
          </table:table-cell>
          <table:table-cell office:value-type="string">
            <text:p>candsadsāle</text:p>
          </table:table-cell>
          <table:table-cell table:style-name="ce1" office:value-type="string">
            <text:p>چندسدسل</text:p>
          </table:table-cell>
          <table:table-cell office:value-type="string">
            <text:p>identificator temporal</text:p>
          </table:table-cell>
          <table:table-cell table:number-columns-repeated="2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eak; talk; say</text:p>
          </table:table-cell>
          <table:table-cell office:value-type="string">
            <text:p>harf zadan (zan) </text:p>
          </table:table-cell>
          <table:table-cell office:value-type="string">
            <text:p>حرف زدن (زن) 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every year; annually</text:p>
          </table:table-cell>
          <table:table-cell office:value-type="string">
            <text:p>harsāl</text:p>
          </table:table-cell>
          <table:table-cell table:style-name="ce1" office:value-type="string">
            <text:p>هرسال</text:p>
          </table:table-cell>
          <table:table-cell office:value-type="string">
            <text:p>identificator temporal</text:p>
          </table:table-cell>
          <table:table-cell table:number-columns-repeated="2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weep</text:p>
          </table:table-cell>
          <table:table-cell office:value-type="string">
            <text:p>jāru kešidan (keš) </text:p>
          </table:table-cell>
          <table:table-cell office:value-type="string">
            <text:p>جارو کشیدن (کش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et to know</text:p>
          </table:table-cell>
          <table:table-cell office:value-type="string">
            <text:p>āšnā šodan (šav, šow) </text:p>
          </table:table-cell>
          <table:table-cell office:value-type="string">
            <text:p>آشنا شدن (شو، شو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ring</text:p>
          </table:table-cell>
          <table:table-cell office:value-type="string">
            <text:p>āvardan (āvar)</text:p>
          </table:table-cell>
          <table:table-cell office:value-type="string">
            <text:p>آوردن (آو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ear; listen</text:p>
          </table:table-cell>
          <table:table-cell office:value-type="string">
            <text:p>guš kardan (kon) </text:p>
          </table:table-cell>
          <table:table-cell office:value-type="string">
            <text:p>گوش کردن (کن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take; take away; carry; win</text:p>
          </table:table-cell>
          <table:table-cell office:value-type="string">
            <text:p>bordan (bar)</text:p>
          </table:table-cell>
          <table:table-cell office:value-type="string">
            <text:p>بردن (ب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rag; pull; draw; paint;</text:p>
          </table:table-cell>
          <table:table-cell office:value-type="string">
            <text:p>kešidan (keš)</text:p>
          </table:table-cell>
          <table:table-cell office:value-type="string">
            <text:p>کشیدن (ک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o</text:p>
          </table:table-cell>
          <table:table-cell office:value-type="string">
            <text:p>tašrif bordan (bar) </text:p>
          </table:table-cell>
          <table:table-cell office:value-type="string">
            <text:p>تشریف بردن (بر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elp</text:p>
          </table:table-cell>
          <table:table-cell office:value-type="string">
            <text:p>komak kardan (kon) </text:p>
          </table:table-cell>
          <table:table-cell office:value-type="string">
            <text:p>کمک کردن (کن) 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east; Orient</text:p>
          </table:table-cell>
          <table:table-cell office:value-type="string">
            <text:p>šarq</text:p>
          </table:table-cell>
          <table:table-cell table:style-name="ce1" office:value-type="string">
            <text:p>شرق</text:p>
          </table:table-cell>
          <table:table-cell office:value-type="string">
            <text:p>identificator spatial</text:p>
          </table:table-cell>
          <table:table-cell table:number-columns-repeated="2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e broken; be</text:p>
          </table:table-cell>
          <table:table-cell office:value-type="string">
            <text:p>xarāb šodan (šav, šow) </text:p>
          </table:table-cell>
          <table:table-cell office:value-type="string">
            <text:p>خراب شدن (شو، شو) 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west; Occident</text:p>
          </table:table-cell>
          <table:table-cell office:value-type="string">
            <text:p>qarb</text:p>
          </table:table-cell>
          <table:table-cell table:style-name="ce1" office:value-type="string">
            <text:p>غرب</text:p>
          </table:table-cell>
          <table:table-cell office:value-type="string">
            <text:p>identificator spatial</text:p>
          </table:table-cell>
          <table:table-cell table:number-columns-repeated="2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ind</text:p>
          </table:table-cell>
          <table:table-cell office:value-type="string">
            <text:p>peydā kardan (kon) </text:p>
          </table:table-cell>
          <table:table-cell office:value-type="string">
            <text:p>پیدا کردن (کن) 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rth</text:p>
          </table:table-cell>
          <table:table-cell office:value-type="string">
            <text:p>šomāl</text:p>
          </table:table-cell>
          <table:table-cell table:style-name="ce1" office:value-type="string">
            <text:p>شمال</text:p>
          </table:table-cell>
          <table:table-cell office:value-type="string">
            <text:p>identificator spatial</text:p>
          </table:table-cell>
          <table:table-cell table:number-columns-repeated="2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ke</text:p>
          </table:table-cell>
          <table:table-cell office:value-type="string">
            <text:p>del xāstan (xāh) </text:p>
          </table:table-cell>
          <table:table-cell office:value-type="string">
            <text:p>دلم خواستن (خواه) </text:p>
          </table:table-cell>
          <table:table-cell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office:value-type="string">
            <text:p>south</text:p>
          </table:table-cell>
          <table:table-cell office:value-type="string">
            <text:p>jonub</text:p>
          </table:table-cell>
          <table:table-cell table:style-name="ce1" office:value-type="string">
            <text:p>جنوب</text:p>
          </table:table-cell>
          <table:table-cell office:value-type="string">
            <text:p>identificator spatial</text:p>
          </table:table-cell>
          <table:table-cell table:number-columns-repeated="2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tay</text:p>
          </table:table-cell>
          <table:table-cell office:value-type="string">
            <text:p>eqāmat kardan (kon) </text:p>
          </table:table-cell>
          <table:table-cell office:value-type="string">
            <text:p>اقامت کردن (کن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ell; define; praise</text:p>
          </table:table-cell>
          <table:table-cell office:value-type="string">
            <text:p>ta’rif kardan (kon) </text:p>
          </table:table-cell>
          <table:table-cell office:value-type="string">
            <text:p>تعریف کردن (کن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atch</text:p>
          </table:table-cell>
          <table:table-cell office:value-type="string">
            <text:p>tamāšā kardan (kon) </text:p>
          </table:table-cell>
          <table:table-cell office:value-type="string">
            <text:p>تماشا کردن (کن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low; permit; let</text:p>
          </table:table-cell>
          <table:table-cell office:value-type="string">
            <text:p>ejāze dādan (deh) </text:p>
          </table:table-cell>
          <table:table-cell office:value-type="string">
            <text:p>اجازه دادن (ده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ecide</text:p>
          </table:table-cell>
          <table:table-cell office:value-type="string">
            <text:p>tasmim gereftan (gir) </text:p>
          </table:table-cell>
          <table:table-cell office:value-type="string">
            <text:p>تصمیم گرفتن (گیر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at; drink</text:p>
          </table:table-cell>
          <table:table-cell office:value-type="string">
            <text:p>meyl farmudan (farmā) </text:p>
          </table:table-cell>
          <table:table-cell office:value-type="string">
            <text:p>میل فرمودن (فرما) 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arrate; tell</text:p>
          </table:table-cell>
          <table:table-cell office:value-type="string">
            <text:p>bāzgu kardan (kon)</text:p>
          </table:table-cell>
          <table:table-cell office:value-type="string">
            <text:p>بازگو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ay; tell</text:p>
          </table:table-cell>
          <table:table-cell office:value-type="string">
            <text:p>goftan (gu)</text:p>
          </table:table-cell>
          <table:table-cell office:value-type="string">
            <text:p>گفتن (گو/گو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urn round</text:p>
          </table:table-cell>
          <table:table-cell office:value-type="string">
            <text:p>dowr zadan (zan)</text:p>
          </table:table-cell>
          <table:table-cell office:value-type="string">
            <text:p>دور زدن (ز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uy</text:p>
          </table:table-cell>
          <table:table-cell office:value-type="string">
            <text:p>xaridan (xar)</text:p>
          </table:table-cell>
          <table:table-cell office:value-type="string">
            <text:p>خریدن (خار)</text:p>
          </table:table-cell>
          <table:table-cell office:value-type="string">
            <text:p>v</text:p>
          </table:table-cell>
          <table:table-cell/>
          <table:table-cell office:value-type="float" office:value="193">
            <text:p>193</text:p>
          </table:table-cell>
          <table:table-cell office:value-type="string">
            <text:p>I; me; my</text:p>
          </table:table-cell>
          <table:table-cell office:value-type="string">
            <text:p>man</text:p>
          </table:table-cell>
          <table:table-cell table:style-name="ce1" office:value-type="string">
            <text:p>من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at</text:p>
          </table:table-cell>
          <table:table-cell office:value-type="string">
            <text:p>xordan (xor)</text:p>
          </table:table-cell>
          <table:table-cell office:value-type="string">
            <text:p>خوردن (خور)</text:p>
          </table:table-cell>
          <table:table-cell office:value-type="string">
            <text:p>v</text:p>
          </table:table-cell>
          <table:table-cell/>
          <table:table-cell office:value-type="float" office:value="190">
            <text:p>190</text:p>
          </table:table-cell>
          <table:table-cell office:value-type="string">
            <text:p>he; she; his; her</text:p>
          </table:table-cell>
          <table:table-cell office:value-type="string">
            <text:p>u</text:p>
          </table:table-cell>
          <table:table-cell table:style-name="ce1" office:value-type="string">
            <text:p>یو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all</text:p>
          </table:table-cell>
          <table:table-cell office:value-type="string">
            <text:p>oftādan (oft)</text:p>
          </table:table-cell>
          <table:table-cell office:value-type="string">
            <text:p>افتادن (افت)</text:p>
          </table:table-cell>
          <table:table-cell office:value-type="string">
            <text:p>v</text:p>
          </table:table-cell>
          <table:table-cell/>
          <table:table-cell office:value-type="float" office:value="115">
            <text:p>115</text:p>
          </table:table-cell>
          <table:table-cell office:value-type="string">
            <text:p>those; they</text:p>
          </table:table-cell>
          <table:table-cell office:value-type="string">
            <text:p>ānhā</text:p>
          </table:table-cell>
          <table:table-cell table:style-name="ce1" office:value-type="string">
            <text:p>آنها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ave; possess</text:p>
          </table:table-cell>
          <table:table-cell office:value-type="string">
            <text:p>dārā budan (hast; bāš)</text:p>
          </table:table-cell>
          <table:table-cell office:value-type="string">
            <text:p>دارا بودن (هست؛ باش)</text:p>
          </table:table-cell>
          <table:table-cell office:value-type="string">
            <text:p>v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you; your</text:p>
          </table:table-cell>
          <table:table-cell office:value-type="string">
            <text:p>šomā</text:p>
          </table:table-cell>
          <table:table-cell table:style-name="ce1" office:value-type="string">
            <text:p>شما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rticipate; take</text:p>
          </table:table-cell>
          <table:table-cell office:value-type="string">
            <text:p>šerkat kardan (kon)</text:p>
          </table:table-cell>
          <table:table-cell office:value-type="string">
            <text:p>شرکت کردن (کن)</text:p>
          </table:table-cell>
          <table:table-cell office:value-type="string">
            <text:p>v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you; your</text:p>
          </table:table-cell>
          <table:table-cell office:value-type="string">
            <text:p>to</text:p>
          </table:table-cell>
          <table:table-cell table:style-name="ce1" office:value-type="string">
            <text:p>تو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ss</text:p>
          </table:table-cell>
          <table:table-cell office:value-type="string">
            <text:p>qabul šodan (šav, šow)</text:p>
          </table:table-cell>
          <table:table-cell office:value-type="string">
            <text:p>قبول شدن (شو، شو)</text:p>
          </table:table-cell>
          <table:table-cell office:value-type="string">
            <text:p>v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we; us; our</text:p>
          </table:table-cell>
          <table:table-cell office:value-type="string">
            <text:p>mā</text:p>
          </table:table-cell>
          <table:table-cell table:style-name="ce1" office:value-type="string">
            <text:p>ما</text:p>
          </table:table-cell>
          <table:table-cell office:value-type="string">
            <text:p>pronoun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ut; let</text:p>
          </table:table-cell>
          <table:table-cell office:value-type="string">
            <text:p>gozāštan (gozār)</text:p>
          </table:table-cell>
          <table:table-cell office:value-type="string">
            <text:p>گذاشتن (گذر)</text:p>
          </table:table-cell>
          <table:table-cell office:value-type="string">
            <text:p>v</text:p>
          </table:table-cell>
          <table:table-cell/>
          <table:table-cell office:value-type="float" office:value="58">
            <text:p>58</text:p>
          </table:table-cell>
          <table:table-cell office:value-type="string">
            <text:p>self; own; oneself</text:p>
          </table:table-cell>
          <table:table-cell office:value-type="string">
            <text:p>xod</text:p>
          </table:table-cell>
          <table:table-cell table:style-name="ce1" office:value-type="string">
            <text:p>خود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pair</text:p>
          </table:table-cell>
          <table:table-cell office:value-type="string">
            <text:p>ta’mir kardan (kon)</text:p>
          </table:table-cell>
          <table:table-cell office:value-type="string">
            <text:p>تعمیر کردن (کن)</text:p>
          </table:table-cell>
          <table:table-cell office:value-type="string">
            <text:p>v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himself; itself; herself</text:p>
          </table:table-cell>
          <table:table-cell office:value-type="string">
            <text:p>xodaš</text:p>
          </table:table-cell>
          <table:table-cell table:style-name="ce1" office:value-type="string">
            <text:p>خودش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reserve; book</text:p>
          </table:table-cell>
          <table:table-cell office:value-type="string">
            <text:p>rezerv kardan (kon)</text:p>
          </table:table-cell>
          <table:table-cell office:value-type="string">
            <text:p>رزرو کردن (کن)</text:p>
          </table:table-cell>
          <table:table-cell office:value-type="string">
            <text:p>v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ach other; one another</text:p>
          </table:table-cell>
          <table:table-cell office:value-type="string">
            <text:p>yekdigar</text:p>
          </table:table-cell>
          <table:table-cell table:style-name="ce1" office:value-type="string">
            <text:p>یکدیگر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ke receipt; receive</text:p>
          </table:table-cell>
          <table:table-cell office:value-type="string">
            <text:p>tahvil gereftan (gir)</text:p>
          </table:table-cell>
          <table:table-cell office:value-type="string">
            <text:p>تحویل گرفتن (گیر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elf; own; oneself; relative</text:p>
          </table:table-cell>
          <table:table-cell office:value-type="string">
            <text:p>xiš</text:p>
          </table:table-cell>
          <table:table-cell table:style-name="ce1" office:value-type="string">
            <text:p>خیسه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ink</text:p>
          </table:table-cell>
          <table:table-cell office:value-type="string">
            <text:p>fekr kardan (kon)</text:p>
          </table:table-cell>
          <table:table-cell office:value-type="string">
            <text:p>فکر کردن (کن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myself</text:p>
          </table:table-cell>
          <table:table-cell office:value-type="string">
            <text:p>xodam</text:p>
          </table:table-cell>
          <table:table-cell table:style-name="ce1" office:value-type="string">
            <text:p>خودم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it; await</text:p>
          </table:table-cell>
          <table:table-cell office:value-type="string">
            <text:p>montazer šodan (šav, šow)</text:p>
          </table:table-cell>
          <table:table-cell office:value-type="string">
            <text:p>منتظر شدن (شو، شو)</text:p>
          </table:table-cell>
          <table:table-cell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office:value-type="string">
            <text:p>yourself</text:p>
          </table:table-cell>
          <table:table-cell office:value-type="string">
            <text:p>xodat</text:p>
          </table:table-cell>
          <table:table-cell table:style-name="ce1" office:value-type="string">
            <text:p>خودت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ake up</text:p>
          </table:table-cell>
          <table:table-cell office:value-type="string">
            <text:p>bidār šodan (šav, šow)</text:p>
          </table:table-cell>
          <table:table-cell office:value-type="string">
            <text:p>بیدار شدن (شو، شو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yourselves</text:p>
          </table:table-cell>
          <table:table-cell office:value-type="string">
            <text:p>xodetān</text:p>
          </table:table-cell>
          <table:table-cell table:style-name="ce1" office:value-type="string">
            <text:p>خودتان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ecome cold</text:p>
          </table:table-cell>
          <table:table-cell office:value-type="string">
            <text:p>sard šodan (šav, šow)</text:p>
          </table:table-cell>
          <table:table-cell office:value-type="string">
            <text:p>سرد شدن (شو، شو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ourselves</text:p>
          </table:table-cell>
          <table:table-cell office:value-type="string">
            <text:p>xodemān</text:p>
          </table:table-cell>
          <table:table-cell table:style-name="ce1" office:value-type="string">
            <text:p>خودمان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n; be able to</text:p>
          </table:table-cell>
          <table:table-cell office:value-type="string">
            <text:p>balad budan (hast, bāš)</text:p>
          </table:table-cell>
          <table:table-cell office:value-type="string">
            <text:p>بلد بودن (هست، باش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themselves</text:p>
          </table:table-cell>
          <table:table-cell office:value-type="string">
            <text:p>xodešān</text:p>
          </table:table-cell>
          <table:table-cell table:style-name="ce1" office:value-type="string">
            <text:p>خودشان</text:p>
          </table:table-cell>
          <table:table-cell office:value-type="string">
            <text:p>pronoun reflexive</text:p>
          </table:table-cell>
          <table:table-cell table:number-columns-repeated="2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ture; arrest</text:p>
          </table:table-cell>
          <table:table-cell office:value-type="string">
            <text:p>dastgir kardan (kon)</text:p>
          </table:table-cell>
          <table:table-cell office:value-type="string">
            <text:p>دستگیر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ng up</text:p>
          </table:table-cell>
          <table:table-cell office:value-type="string">
            <text:p>āvizān kardan (kon)</text:p>
          </table:table-cell>
          <table:table-cell office:value-type="string">
            <text:p>آویزان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ok; see; view</text:p>
          </table:table-cell>
          <table:table-cell office:value-type="string">
            <text:p>negāh kardan (kon)</text:p>
          </table:table-cell>
          <table:table-cell office:value-type="string">
            <text:p>نگاه کردن (کن)</text:p>
          </table:table-cell>
          <table:table-cell office:value-type="string">
            <text:p>v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no; any; none</text:p>
          </table:table-cell>
          <table:table-cell office:value-type="string">
            <text:p>hic</text:p>
          </table:table-cell>
          <table:table-cell table:style-name="ce1" office:value-type="string">
            <text:p>هیچ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ay; remain</text:p>
          </table:table-cell>
          <table:table-cell office:value-type="string">
            <text:p>māndan (mān)</text:p>
          </table:table-cell>
          <table:table-cell office:value-type="string">
            <text:p>ماندن (من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nowhere</text:p>
          </table:table-cell>
          <table:table-cell office:value-type="string">
            <text:p>hicjā</text:p>
          </table:table-cell>
          <table:table-cell table:style-name="ce1" office:value-type="string">
            <text:p>هیچ‌جا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e mistaken; be</text:p>
          </table:table-cell>
          <table:table-cell office:value-type="string">
            <text:p>eštebāh kardan (kon)</text:p>
          </table:table-cell>
          <table:table-cell office:value-type="string">
            <text:p>اشتباه کردن (کن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nobody; no one</text:p>
          </table:table-cell>
          <table:table-cell office:value-type="string">
            <text:p>hickas</text:p>
          </table:table-cell>
          <table:table-cell table:style-name="ce1" office:value-type="string">
            <text:p>هیچکس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ow‐dry</text:p>
          </table:table-cell>
          <table:table-cell office:value-type="string">
            <text:p>sešuār kešidan (keš)</text:p>
          </table:table-cell>
          <table:table-cell office:value-type="string">
            <text:p>سشوار کشیدن (کش)</text:p>
          </table:table-cell>
          <table:table-cell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office:value-type="string">
            <text:p>none</text:p>
          </table:table-cell>
          <table:table-cell office:value-type="string">
            <text:p>hickodām</text:p>
          </table:table-cell>
          <table:table-cell table:style-name="ce1" office:value-type="string">
            <text:p>هیچ‌کدام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oose</text:p>
          </table:table-cell>
          <table:table-cell office:value-type="string">
            <text:p>entexāb kardan (kon)</text:p>
          </table:table-cell>
          <table:table-cell office:value-type="string">
            <text:p>انتخاب کردن (کن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nothing</text:p>
          </table:table-cell>
          <table:table-cell office:value-type="string">
            <text:p>hicciz</text:p>
          </table:table-cell>
          <table:table-cell table:style-name="ce1" office:value-type="string">
            <text:p>هیچ‌چیز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ry</text:p>
          </table:table-cell>
          <table:table-cell office:value-type="string">
            <text:p>gerye kardan (kon)</text:p>
          </table:table-cell>
          <table:table-cell office:value-type="string">
            <text:p>گریه کردن (کن)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ver</text:p>
          </table:table-cell>
          <table:table-cell office:value-type="string">
            <text:p>hicgāh</text:p>
          </table:table-cell>
          <table:table-cell table:style-name="ce1" office:value-type="string">
            <text:p>هیچگاه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t ready</text:p>
          </table:table-cell>
          <table:table-cell office:value-type="string">
            <text:p>hāzer šodan (šav, šow)</text:p>
          </table:table-cell>
          <table:table-cell office:value-type="string">
            <text:p>حاضر شدن (شو، شو)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never</text:p>
          </table:table-cell>
          <table:table-cell office:value-type="string">
            <text:p>hicvaqt</text:p>
          </table:table-cell>
          <table:table-cell table:style-name="ce1" office:value-type="string">
            <text:p>هیچ‌وقت</text:p>
          </table:table-cell>
          <table:table-cell office:value-type="string">
            <text:p>pronoun absen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appen</text:p>
          </table:table-cell>
          <table:table-cell office:value-type="string">
            <text:p>ettefāq oftādan (oft)</text:p>
          </table:table-cell>
          <table:table-cell office:value-type="string">
            <text:p>اتفاق افتادن (افت)</text:p>
          </table:table-cell>
          <table:table-cell office:value-type="string">
            <text:p>v</text:p>
          </table:table-cell>
          <table:table-cell/>
          <table:table-cell office:value-type="float" office:value="108">
            <text:p>108</text:p>
          </table:table-cell>
          <table:table-cell office:value-type="string">
            <text:p>too; likewise</text:p>
          </table:table-cell>
          <table:table-cell office:value-type="string">
            <text:p>ham</text:p>
          </table:table-cell>
          <table:table-cell table:style-name="ce1" office:value-type="string">
            <text:p>هم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quire; need</text:p>
          </table:table-cell>
          <table:table-cell office:value-type="string">
            <text:p>lāzem dāštan (dār)</text:p>
          </table:table-cell>
          <table:table-cell office:value-type="string">
            <text:p>لازم داشتن (در)</text:p>
          </table:table-cell>
          <table:table-cell office:value-type="string">
            <text:p>v</text:p>
          </table:table-cell>
          <table:table-cell/>
          <table:table-cell office:value-type="float" office:value="35">
            <text:p>35</text:p>
          </table:table-cell>
          <table:table-cell office:value-type="string">
            <text:p>all; whole; every</text:p>
          </table:table-cell>
          <table:table-cell office:value-type="string">
            <text:p>hame</text:p>
          </table:table-cell>
          <table:table-cell table:style-name="ce1" office:value-type="string">
            <text:p>همه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arch; turn</text:p>
          </table:table-cell>
          <table:table-cell office:value-type="string">
            <text:p>gaštan (gard)</text:p>
          </table:table-cell>
          <table:table-cell office:value-type="string">
            <text:p>گشتن (گرد)</text:p>
          </table:table-cell>
          <table:table-cell office:value-type="string">
            <text:p>v</text:p>
          </table:table-cell>
          <table:table-cell/>
          <table:table-cell office:value-type="float" office:value="21">
            <text:p>21</text:p>
          </table:table-cell>
          <table:table-cell office:value-type="string">
            <text:p>along; escort</text:p>
          </table:table-cell>
          <table:table-cell office:value-type="string">
            <text:p>hamrāh</text:p>
          </table:table-cell>
          <table:table-cell table:style-name="ce1" office:value-type="string">
            <text:p>همراه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sh</text:p>
          </table:table-cell>
          <table:table-cell office:value-type="string">
            <text:p>šostan (šuy/šur)</text:p>
          </table:table-cell>
          <table:table-cell office:value-type="string">
            <text:p>شستن (شوی‏/شور‏)</text:p>
          </table:table-cell>
          <table:table-cell office:value-type="string">
            <text:p>v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same; very; selfsame</text:p>
          </table:table-cell>
          <table:table-cell office:value-type="string">
            <text:p>hamin</text:p>
          </table:table-cell>
          <table:table-cell table:style-name="ce1" office:value-type="string">
            <text:p>همین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rive; reach; achieve</text:p>
          </table:table-cell>
          <table:table-cell office:value-type="string">
            <text:p>residan (res)</text:p>
          </table:table-cell>
          <table:table-cell office:value-type="string">
            <text:p>رسیدن (رضوان)</text:p>
          </table:table-cell>
          <table:table-cell office:value-type="string">
            <text:p>v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each other</text:p>
          </table:table-cell>
          <table:table-cell office:value-type="string">
            <text:p>hamdigar</text:p>
          </table:table-cell>
          <table:table-cell table:style-name="ce1" office:value-type="string">
            <text:p>همدیگر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ing sorry</text:p>
          </table:table-cell>
          <table:table-cell office:value-type="string">
            <text:p>moteassef budan (hast, bāš)</text:p>
          </table:table-cell>
          <table:table-cell office:value-type="string">
            <text:p>متاسف بودن (هست، باش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ame; very; selfsame</text:p>
          </table:table-cell>
          <table:table-cell office:value-type="string">
            <text:p>hamān</text:p>
          </table:table-cell>
          <table:table-cell table:style-name="ce1" office:value-type="string">
            <text:p>همان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cover; find out;</text:p>
          </table:table-cell>
          <table:table-cell office:value-type="string">
            <text:p>kašf kardan (kon)</text:p>
          </table:table-cell>
          <table:table-cell office:value-type="string">
            <text:p>کشف کردن (کن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ght here</text:p>
          </table:table-cell>
          <table:table-cell office:value-type="string">
            <text:p>haminjā</text:p>
          </table:table-cell>
          <table:table-cell table:style-name="ce1" office:value-type="string">
            <text:p>همینجا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xpress; say</text:p>
          </table:table-cell>
          <table:table-cell office:value-type="string">
            <text:p>bayān kardan (kon)</text:p>
          </table:table-cell>
          <table:table-cell office:value-type="string">
            <text:p>بین کردن (کن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verywhere; overall</text:p>
          </table:table-cell>
          <table:table-cell office:value-type="string">
            <text:p>hamejā</text:p>
          </table:table-cell>
          <table:table-cell table:style-name="ce1" office:value-type="string">
            <text:p>همه‌‌جا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eave</text:p>
          </table:table-cell>
          <table:table-cell office:value-type="string">
            <text:p>tark kardan (kon)</text:p>
          </table:table-cell>
          <table:table-cell office:value-type="string">
            <text:p>ترک کردن (کن)</text:p>
          </table:table-cell>
          <table:table-cell office:value-type="string">
            <text:p>v</text:p>
          </table:table-cell>
          <table:table-cell/>
          <table:table-cell office:value-type="float" office:value="5">
            <text:p>5</text:p>
          </table:table-cell>
          <table:table-cell office:value-type="string">
            <text:p>all; everything</text:p>
          </table:table-cell>
          <table:table-cell office:value-type="string">
            <text:p>hameciz</text:p>
          </table:table-cell>
          <table:table-cell table:style-name="ce1" office:value-type="string">
            <text:p>همهچیز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fer</text:p>
          </table:table-cell>
          <table:table-cell office:value-type="string">
            <text:p>tarjih dādan (deh)</text:p>
          </table:table-cell>
          <table:table-cell office:value-type="string">
            <text:p>ترجیح دادن (ده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like</text:p>
          </table:table-cell>
          <table:table-cell office:value-type="string">
            <text:p>hamcon</text:p>
          </table:table-cell>
          <table:table-cell table:style-name="ce1" office:value-type="string">
            <text:p>همچون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cure; obtain;</text:p>
          </table:table-cell>
          <table:table-cell office:value-type="string">
            <text:p>farāham kardan (kon)</text:p>
          </table:table-cell>
          <table:table-cell office:value-type="string">
            <text:p>فراهم کردن (کن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; also</text:p>
          </table:table-cell>
          <table:table-cell office:value-type="string">
            <text:p>hamintowr</text:p>
          </table:table-cell>
          <table:table-cell table:style-name="ce1" office:value-type="string">
            <text:p>همینطور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read</text:p>
          </table:table-cell>
          <table:table-cell office:value-type="string">
            <text:p>gostareš yāftan (yāb)</text:p>
          </table:table-cell>
          <table:table-cell office:value-type="string">
            <text:p>گسترش یافتن (یاب)</text:p>
          </table:table-cell>
          <table:table-cell office:value-type="string">
            <text:p>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ryone; everybody</text:p>
          </table:table-cell>
          <table:table-cell office:value-type="string">
            <text:p>hamekas</text:p>
          </table:table-cell>
          <table:table-cell table:style-name="ce1" office:value-type="string">
            <text:p>همکس</text:p>
          </table:table-cell>
          <table:table-cell office:value-type="string">
            <text:p>pronoun similative</text:p>
          </table:table-cell>
          <table:table-cell table:number-columns-repeated="2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urn off; extinguish</text:p>
          </table:table-cell>
          <table:table-cell office:value-type="string">
            <text:p>xāmuš kardan (kon)</text:p>
          </table:table-cell>
          <table:table-cell office:value-type="string">
            <text:p>خاموش کردن (کن)</text:p>
          </table:table-cell>
          <table:table-cell office:value-type="string">
            <text:p>v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each; any; every</text:p>
          </table:table-cell>
          <table:table-cell office:value-type="string">
            <text:p>har</text:p>
          </table:table-cell>
          <table:table-cell table:style-name="ce1" office:value-type="string">
            <text:p>هر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sk</text:p>
          </table:table-cell>
          <table:table-cell office:value-type="string">
            <text:p>tamannā kardan (kon)</text:p>
          </table:table-cell>
          <table:table-cell office:value-type="string">
            <text:p>تمنا کردن (کن)</text:p>
          </table:table-cell>
          <table:table-cell office:value-type="string">
            <text:p>v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each</text:p>
          </table:table-cell>
          <table:table-cell office:value-type="string">
            <text:p>haryek</text:p>
          </table:table-cell>
          <table:table-cell table:style-name="ce1" office:value-type="string">
            <text:p>هریک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tract</text:p>
          </table:table-cell>
          <table:table-cell office:value-type="string">
            <text:p>jalb kardan (kon)</text:p>
          </table:table-cell>
          <table:table-cell office:value-type="string">
            <text:p>جلب کردن (کن)</text:p>
          </table:table-cell>
          <table:table-cell office:value-type="string">
            <text:p>v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each; any</text:p>
          </table:table-cell>
          <table:table-cell office:value-type="string">
            <text:p>harkodām</text:p>
          </table:table-cell>
          <table:table-cell table:style-name="ce1" office:value-type="string">
            <text:p>هرکدام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reezed</text:p>
          </table:table-cell>
          <table:table-cell office:value-type="string">
            <text:p>yax zadan (zan)</text:p>
          </table:table-cell>
          <table:table-cell office:value-type="string">
            <text:p>یخ زدن (زن)</text:p>
          </table:table-cell>
          <table:table-cell office:value-type="string">
            <text:p>v</text:p>
          </table:table-cell>
          <table:table-cell/>
          <table:table-cell office:value-type="float" office:value="9">
            <text:p>9</text:p>
          </table:table-cell>
          <table:table-cell office:value-type="string">
            <text:p>never; ever</text:p>
          </table:table-cell>
          <table:table-cell office:value-type="string">
            <text:p>hargez</text:p>
          </table:table-cell>
          <table:table-cell table:style-name="ce1" office:value-type="string">
            <text:p>هرگز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ormed</text:p>
          </table:table-cell>
          <table:table-cell office:value-type="string">
            <text:p>šekl gereftan (gir)</text:p>
          </table:table-cell>
          <table:table-cell office:value-type="string">
            <text:p>شکل گرفتن (گیر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whenever</text:p>
          </table:table-cell>
          <table:table-cell office:value-type="string">
            <text:p>hargāh</text:p>
          </table:table-cell>
          <table:table-cell table:style-name="ce1" office:value-type="string">
            <text:p>هرگاه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 forgotten</text:p>
          </table:table-cell>
          <table:table-cell office:value-type="string">
            <text:p>farāmuš šodan (šav, šow)</text:p>
          </table:table-cell>
          <table:table-cell office:value-type="string">
            <text:p>فراموش شدن (شو، شو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whatever</text:p>
          </table:table-cell>
          <table:table-cell office:value-type="string">
            <text:p>harce</text:p>
          </table:table-cell>
          <table:table-cell table:style-name="ce1" office:value-type="string">
            <text:p>هرچه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ing probable</text:p>
          </table:table-cell>
          <table:table-cell office:value-type="string">
            <text:p>ehtemāl dāštan (dār)</text:p>
          </table:table-cell>
          <table:table-cell office:value-type="string">
            <text:p>احتمال داشتن (در)</text:p>
          </table:table-cell>
          <table:table-cell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office:value-type="string">
            <text:p>everybody; anybody; everyone;</text:p>
          </table:table-cell>
          <table:table-cell office:value-type="string">
            <text:p>harkas</text:p>
          </table:table-cell>
          <table:table-cell table:style-name="ce1" office:value-type="string">
            <text:p>هرکس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ok</text:p>
          </table:table-cell>
          <table:table-cell office:value-type="string">
            <text:p>poxtan (paz)</text:p>
          </table:table-cell>
          <table:table-cell office:value-type="string">
            <text:p>پختن (باز)</text:p>
          </table:table-cell>
          <table:table-cell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office:value-type="string">
            <text:p>whenever</text:p>
          </table:table-cell>
          <table:table-cell office:value-type="string">
            <text:p>harvaqt</text:p>
          </table:table-cell>
          <table:table-cell table:style-name="ce1" office:value-type="string">
            <text:p>هروقت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ut hair</text:p>
          </table:table-cell>
          <table:table-cell office:value-type="string">
            <text:p>mu zadan (zan)</text:p>
          </table:table-cell>
          <table:table-cell office:value-type="string">
            <text:p>موی زدن (زن)</text:p>
          </table:table-cell>
          <table:table-cell office:value-type="string">
            <text:p>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everything; anything; whatever</text:p>
          </table:table-cell>
          <table:table-cell office:value-type="string">
            <text:p>harciz</text:p>
          </table:table-cell>
          <table:table-cell table:style-name="ce1" office:value-type="string">
            <text:p>هرچیز</text:p>
          </table:table-cell>
          <table:table-cell office:value-type="string">
            <text:p>pronoun absolu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stablish; found</text:p>
          </table:table-cell>
          <table:table-cell office:value-type="string">
            <text:p>ta’sis kardan (kon)</text:p>
          </table:table-cell>
          <table:table-cell office:value-type="string">
            <text:p>تأسيس کردن (کن)</text:p>
          </table:table-cell>
          <table:table-cell office:value-type="string">
            <text:p>v</text:p>
          </table:table-cell>
          <table:table-cell/>
          <table:table-cell office:value-type="float" office:value="356">
            <text:p>356</text:p>
          </table:table-cell>
          <table:table-cell office:value-type="string">
            <text:p>that; who</text:p>
          </table:table-cell>
          <table:table-cell office:value-type="string">
            <text:p>ke</text:p>
          </table:table-cell>
          <table:table-cell table:style-name="ce1" office:value-type="string">
            <text:p>که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d; discover</text:p>
          </table:table-cell>
          <table:table-cell office:value-type="string">
            <text:p>yāftan (yāb)</text:p>
          </table:table-cell>
          <table:table-cell office:value-type="string">
            <text:p>یافتن (یاب)</text:p>
          </table:table-cell>
          <table:table-cell office:value-type="string">
            <text:p>v</text:p>
          </table:table-cell>
          <table:table-cell/>
          <table:table-cell office:value-type="float" office:value="146">
            <text:p>146</text:p>
          </table:table-cell>
          <table:table-cell office:value-type="string">
            <text:p>what; what for</text:p>
          </table:table-cell>
          <table:table-cell office:value-type="string">
            <text:p>ce</text:p>
          </table:table-cell>
          <table:table-cell table:style-name="ce1" office:value-type="string">
            <text:p>چه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 off</text:p>
          </table:table-cell>
          <table:table-cell office:value-type="string">
            <text:p>piyāde šodan (šav, šow)</text:p>
          </table:table-cell>
          <table:table-cell office:value-type="string">
            <text:p>پیاده شدن (شو، شو)</text:p>
          </table:table-cell>
          <table:table-cell office:value-type="string">
            <text:p>v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several; some; few; how many</text:p>
          </table:table-cell>
          <table:table-cell office:value-type="string">
            <text:p>cand</text:p>
          </table:table-cell>
          <table:table-cell table:style-name="ce1" office:value-type="string">
            <text:p>چند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t on; board</text:p>
          </table:table-cell>
          <table:table-cell office:value-type="string">
            <text:p>savār šodan (šav, šow)</text:p>
          </table:table-cell>
          <table:table-cell office:value-type="string">
            <text:p>سوار شدن (شو، شو)</text:p>
          </table:table-cell>
          <table:table-cell office:value-type="string">
            <text:p>v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where</text:p>
          </table:table-cell>
          <table:table-cell office:value-type="string">
            <text:p>kojā</text:p>
          </table:table-cell>
          <table:table-cell table:style-name="ce1" office:value-type="string">
            <text:p>کجا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uide; instruct</text:p>
          </table:table-cell>
          <table:table-cell office:value-type="string">
            <text:p>rāhnamāyi kardan (kon)</text:p>
          </table:table-cell>
          <table:table-cell office:value-type="string">
            <text:p>راهنمایی‌ کردن (کن)</text:p>
          </table:table-cell>
          <table:table-cell office:value-type="string">
            <text:p>v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what</text:p>
          </table:table-cell>
          <table:table-cell office:value-type="string">
            <text:p>ci</text:p>
          </table:table-cell>
          <table:table-cell table:style-name="ce1" office:value-type="string">
            <text:p>چی‌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ve;</text:p>
          </table:table-cell>
          <table:table-cell office:value-type="string">
            <text:p>barxordār budan (hast, bāš)</text:p>
          </table:table-cell>
          <table:table-cell office:value-type="string">
            <text:p>برخوردار بودن (هست، باش)</text:p>
          </table:table-cell>
          <table:table-cell office:value-type="string">
            <text:p>v</text:p>
          </table:table-cell>
          <table:table-cell/>
          <table:table-cell office:value-type="float" office:value="53">
            <text:p>53</text:p>
          </table:table-cell>
          <table:table-cell office:value-type="string">
            <text:p>which</text:p>
          </table:table-cell>
          <table:table-cell office:value-type="string">
            <text:p>kodām</text:p>
          </table:table-cell>
          <table:table-cell table:style-name="ce1" office:value-type="string">
            <text:p>کدام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ar</text:p>
          </table:table-cell>
          <table:table-cell office:value-type="string">
            <text:p>šenidan (šenav, šenow)</text:p>
          </table:table-cell>
          <table:table-cell office:value-type="string">
            <text:p>شنیدن (شنو، شنو)</text:p>
          </table:table-cell>
          <table:table-cell office:value-type="string">
            <text:p>v</text:p>
          </table:table-cell>
          <table:table-cell/>
          <table:table-cell office:value-type="float" office:value="38">
            <text:p>38</text:p>
          </table:table-cell>
          <table:table-cell office:value-type="string">
            <text:p>why; sure</text:p>
          </table:table-cell>
          <table:table-cell office:value-type="string">
            <text:p>cerā</text:p>
          </table:table-cell>
          <table:table-cell table:style-name="ce1" office:value-type="string">
            <text:p>چرا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ve; lose</text:p>
          </table:table-cell>
          <table:table-cell office:value-type="string">
            <text:p>vāgozār kardan (kon)</text:p>
          </table:table-cell>
          <table:table-cell office:value-type="string">
            <text:p>واگذار کردن (کن)</text:p>
          </table:table-cell>
          <table:table-cell office:value-type="string">
            <text:p>v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when</text:p>
          </table:table-cell>
          <table:table-cell office:value-type="string">
            <text:p>key</text:p>
          </table:table-cell>
          <table:table-cell table:style-name="ce1" office:value-type="string">
            <text:p>کی‌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ok for</text:p>
          </table:table-cell>
          <table:table-cell office:value-type="string">
            <text:p>donbāl gaštan (gard)</text:p>
          </table:table-cell>
          <table:table-cell office:value-type="string">
            <text:p>دنبال گشتن (گرد)</text:p>
          </table:table-cell>
          <table:table-cell office:value-type="string">
            <text:p>v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what</text:p>
          </table:table-cell>
          <table:table-cell office:value-type="string">
            <text:p>cekār</text:p>
          </table:table-cell>
          <table:table-cell table:style-name="ce1" office:value-type="string">
            <text:p>چکار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ve</text:p>
          </table:table-cell>
          <table:table-cell office:value-type="string">
            <text:p>tekān xordan (xor)</text:p>
          </table:table-cell>
          <table:table-cell office:value-type="string">
            <text:p>تکان خوردن (خور)</text:p>
          </table:table-cell>
          <table:table-cell office:value-type="string">
            <text:p>v</text:p>
          </table:table-cell>
          <table:table-cell/>
          <table:table-cell office:value-type="float" office:value="24">
            <text:p>24</text:p>
          </table:table-cell>
          <table:table-cell office:value-type="string">
            <text:p>why</text:p>
          </table:table-cell>
          <table:table-cell office:value-type="string">
            <text:p>cetowr magar</text:p>
          </table:table-cell>
          <table:table-cell table:style-name="ce1" office:value-type="string">
            <text:p>چطور مگر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we a debt</text:p>
          </table:table-cell>
          <table:table-cell office:value-type="string">
            <text:p>vāmdār budan (hast, bāš)</text:p>
          </table:table-cell>
          <table:table-cell office:value-type="string">
            <text:p>وامدار بودن (هست، باش)</text:p>
          </table:table-cell>
          <table:table-cell office:value-type="string">
            <text:p>v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several</text:p>
          </table:table-cell>
          <table:table-cell office:value-type="string">
            <text:p>candin</text:p>
          </table:table-cell>
          <table:table-cell table:style-name="ce1" office:value-type="string">
            <text:p>چندین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int</text:p>
          </table:table-cell>
          <table:table-cell office:value-type="string">
            <text:p>naqqāši kardan (kon)</text:p>
          </table:table-cell>
          <table:table-cell office:value-type="string">
            <text:p>نقاشی کردن (کن)</text:p>
          </table:table-cell>
          <table:table-cell office:value-type="string">
            <text:p>v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how much</text:p>
          </table:table-cell>
          <table:table-cell office:value-type="string">
            <text:p>ceqadr</text:p>
          </table:table-cell>
          <table:table-cell table:style-name="ce1" office:value-type="string">
            <text:p>چقدر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ss; fail</text:p>
          </table:table-cell>
          <table:table-cell office:value-type="string">
            <text:p>rad šodan (šav, šow)</text:p>
          </table:table-cell>
          <table:table-cell office:value-type="string">
            <text:p>رعد شدن (شو، شو)</text:p>
          </table:table-cell>
          <table:table-cell office:value-type="string">
            <text:p>v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how</text:p>
          </table:table-cell>
          <table:table-cell office:value-type="string">
            <text:p>cegune</text:p>
          </table:table-cell>
          <table:table-cell table:style-name="ce1" office:value-type="string">
            <text:p>چگونه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d; splash; infuse; pour</text:p>
          </table:table-cell>
          <table:table-cell office:value-type="string">
            <text:p>rixtan (riz)</text:p>
          </table:table-cell>
          <table:table-cell office:value-type="string">
            <text:p>ریختن (ریز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what (profession)</text:p>
          </table:table-cell>
          <table:table-cell office:value-type="string">
            <text:p>cekāre</text:p>
          </table:table-cell>
          <table:table-cell table:style-name="ce1" office:value-type="string">
            <text:p>چکار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t</text:p>
          </table:table-cell>
          <table:table-cell office:value-type="string">
            <text:p>nešastan (nešin)</text:p>
          </table:table-cell>
          <table:table-cell office:value-type="string">
            <text:p>نشستن (نشین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what; how many</text:p>
          </table:table-cell>
          <table:table-cell office:value-type="string">
            <text:p>candomin</text:p>
          </table:table-cell>
          <table:table-cell table:style-name="ce1" office:value-type="string">
            <text:p>چندمین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oke</text:p>
          </table:table-cell>
          <table:table-cell office:value-type="string">
            <text:p>sigār kešidan (keš)</text:p>
          </table:table-cell>
          <table:table-cell office:value-type="string">
            <text:p>سیگار کشیدن (کش)</text:p>
          </table:table-cell>
          <table:table-cell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office:value-type="string">
            <text:p>what kind of; what sort of</text:p>
          </table:table-cell>
          <table:table-cell office:value-type="string">
            <text:p>cejur</text:p>
          </table:table-cell>
          <table:table-cell table:style-name="ce1" office:value-type="string">
            <text:p>چجور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moke shisha</text:p>
          </table:table-cell>
          <table:table-cell office:value-type="string">
            <text:p>qelyān kešidan (keš)</text:p>
          </table:table-cell>
          <table:table-cell office:value-type="string">
            <text:p>قلیان کشیدن (کش)</text:p>
          </table:table-cell>
          <table:table-cell office:value-type="string">
            <text:p>v</text:p>
          </table:table-cell>
          <table:table-cell/>
          <table:table-cell office:value-type="float" office:value="6">
            <text:p>6</text:p>
          </table:table-cell>
          <table:table-cell office:value-type="string">
            <text:p>which weekday</text:p>
          </table:table-cell>
          <table:table-cell office:value-type="string">
            <text:p>candšanbe</text:p>
          </table:table-cell>
          <table:table-cell table:style-name="ce1" office:value-type="string">
            <text:p>چندشنب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lieve</text:p>
          </table:table-cell>
          <table:table-cell office:value-type="string">
            <text:p>bāvar kardan (kon)</text:p>
          </table:table-cell>
          <table:table-cell office:value-type="string">
            <text:p>باور کردن (کن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which one</text:p>
          </table:table-cell>
          <table:table-cell office:value-type="string">
            <text:p>kodāmyek</text:p>
          </table:table-cell>
          <table:table-cell table:style-name="ce1" office:value-type="string">
            <text:p>کدامیک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sole</text:p>
          </table:table-cell>
          <table:table-cell office:value-type="string">
            <text:p>deldāri dādan (deh)</text:p>
          </table:table-cell>
          <table:table-cell office:value-type="string">
            <text:p>دلداری دادن (ده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what</text:p>
          </table:table-cell>
          <table:table-cell office:value-type="string">
            <text:p>ceciz</text:p>
          </table:table-cell>
          <table:table-cell table:style-name="ce1" office:value-type="string">
            <text:p>چچیز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scape</text:p>
          </table:table-cell>
          <table:table-cell office:value-type="string">
            <text:p>farār kardan (kon)</text:p>
          </table:table-cell>
          <table:table-cell office:value-type="string">
            <text:p>فرار کردن (کن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what; how many</text:p>
          </table:table-cell>
          <table:table-cell office:value-type="string">
            <text:p>candom</text:p>
          </table:table-cell>
          <table:table-cell table:style-name="ce1" office:value-type="string">
            <text:p>چندم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vidence; tell</text:p>
          </table:table-cell>
          <table:table-cell office:value-type="string">
            <text:p>hekāyat kardan (kon)</text:p>
          </table:table-cell>
          <table:table-cell office:value-type="string">
            <text:p>حکایت کردن (کن)</text:p>
          </table:table-cell>
          <table:table-cell office:value-type="string">
            <text:p>v</text:p>
          </table:table-cell>
          <table:table-cell/>
          <table:table-cell office:value-type="float" office:value="4">
            <text:p>4</text:p>
          </table:table-cell>
          <table:table-cell office:value-type="string">
            <text:p>how long</text:p>
          </table:table-cell>
          <table:table-cell office:value-type="string">
            <text:p>candvaqt</text:p>
          </table:table-cell>
          <table:table-cell table:style-name="ce1" office:value-type="string">
            <text:p>چندوقت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plain</text:p>
          </table:table-cell>
          <table:table-cell office:value-type="string">
            <text:p>towzih dādan (deh)</text:p>
          </table:table-cell>
          <table:table-cell office:value-type="string">
            <text:p>توضیح دادن (ده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who</text:p>
          </table:table-cell>
          <table:table-cell office:value-type="string">
            <text:p>ki</text:p>
          </table:table-cell>
          <table:table-cell table:style-name="ce1" office:value-type="string">
            <text:p>کی‌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ject</text:p>
          </table:table-cell>
          <table:table-cell office:value-type="string">
            <text:p>āmpul zadan (zan)</text:p>
          </table:table-cell>
          <table:table-cell office:value-type="string">
            <text:p>آمپول زدن (زن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how many days; a few days</text:p>
          </table:table-cell>
          <table:table-cell office:value-type="string">
            <text:p>candruze</text:p>
          </table:table-cell>
          <table:table-cell table:style-name="ce1" office:value-type="string">
            <text:p>چندروز</text:p>
          </table:table-cell>
          <table:table-cell office:value-type="string">
            <text:p>pronoun interrog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vite</text:p>
          </table:table-cell>
          <table:table-cell office:value-type="string">
            <text:p>da’vat kardan (kon)</text:p>
          </table:table-cell>
          <table:table-cell office:value-type="string">
            <text:p>دعوت کردن (کن)</text:p>
          </table:table-cell>
          <table:table-cell office:value-type="string">
            <text:p>v</text:p>
          </table:table-cell>
          <table:table-cell/>
          <table:table-cell office:value-type="float" office:value="368">
            <text:p>368</text:p>
          </table:table-cell>
          <table:table-cell office:value-type="string">
            <text:p>this</text:p>
          </table:table-cell>
          <table:table-cell office:value-type="string">
            <text:p>in</text:p>
          </table:table-cell>
          <table:table-cell table:style-name="ce1" office:value-type="string">
            <text:p>این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ow</text:p>
          </table:table-cell>
          <table:table-cell office:value-type="string">
            <text:p>dānestan (dān)</text:p>
          </table:table-cell>
          <table:table-cell office:value-type="string">
            <text:p>دانستن (دن)</text:p>
          </table:table-cell>
          <table:table-cell office:value-type="string">
            <text:p>v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that; moment</text:p>
          </table:table-cell>
          <table:table-cell office:value-type="string">
            <text:p>ān</text:p>
          </table:table-cell>
          <table:table-cell table:style-name="ce1" office:value-type="string">
            <text:p>آن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e; remark</text:p>
          </table:table-cell>
          <table:table-cell office:value-type="string">
            <text:p>xāternešān kardan (kon)</text:p>
          </table:table-cell>
          <table:table-cell office:value-type="string">
            <text:p>خاطرنشان کردن (کن)</text:p>
          </table:table-cell>
          <table:table-cell office:value-type="string">
            <text:p>v</text:p>
          </table:table-cell>
          <table:table-cell/>
          <table:table-cell office:value-type="float" office:value="25">
            <text:p>25</text:p>
          </table:table-cell>
          <table:table-cell office:value-type="string">
            <text:p>here</text:p>
          </table:table-cell>
          <table:table-cell office:value-type="string">
            <text:p>injā</text:p>
          </table:table-cell>
          <table:table-cell table:style-name="ce1" office:value-type="string">
            <text:p>اینجا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we a debt</text:p>
          </table:table-cell>
          <table:table-cell office:value-type="string">
            <text:p>madyun budan (has; bāš)</text:p>
          </table:table-cell>
          <table:table-cell office:value-type="string">
            <text:p>مدیون بودن (هس؛ باش)</text:p>
          </table:table-cell>
          <table:table-cell office:value-type="string">
            <text:p>v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there</text:p>
          </table:table-cell>
          <table:table-cell office:value-type="string">
            <text:p>ānjā</text:p>
          </table:table-cell>
          <table:table-cell table:style-name="ce1" office:value-type="string">
            <text:p>آنجا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ttle</text:p>
          </table:table-cell>
          <table:table-cell office:value-type="string">
            <text:p>mostaqar šodan (šav, šow)</text:p>
          </table:table-cell>
          <table:table-cell office:value-type="string">
            <text:p>مستّقر شدن (شو، شو)</text:p>
          </table:table-cell>
          <table:table-cell office:value-type="string">
            <text:p>v</text:p>
          </table:table-cell>
          <table:table-cell/>
          <table:table-cell office:value-type="float" office:value="9">
            <text:p>9</text:p>
          </table:table-cell>
          <table:table-cell office:value-type="string">
            <text:p>so; such; like</text:p>
          </table:table-cell>
          <table:table-cell office:value-type="string">
            <text:p>conān</text:p>
          </table:table-cell>
          <table:table-cell table:style-name="ce1" office:value-type="string">
            <text:p>چنان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ve; improve;</text:p>
          </table:table-cell>
          <table:table-cell office:value-type="string">
            <text:p>eslāh kardan (kon)</text:p>
          </table:table-cell>
          <table:table-cell office:value-type="string">
            <text:p>اصلاح کردن (کن)</text:p>
          </table:table-cell>
          <table:table-cell office:value-type="string">
            <text:p>v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o; such</text:p>
          </table:table-cell>
          <table:table-cell office:value-type="string">
            <text:p>conin</text:p>
          </table:table-cell>
          <table:table-cell table:style-name="ce1" office:value-type="string">
            <text:p>چنین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lve; dissolve</text:p>
          </table:table-cell>
          <table:table-cell office:value-type="string">
            <text:p>hal kardan (kon)</text:p>
          </table:table-cell>
          <table:table-cell office:value-type="string">
            <text:p>حل کردن (کن)</text:p>
          </table:table-cell>
          <table:table-cell office:value-type="string">
            <text:p>v</text:p>
          </table:table-cell>
          <table:table-cell/>
          <table:table-cell office:value-type="float" office:value="7">
            <text:p>7</text:p>
          </table:table-cell>
          <table:table-cell office:value-type="string">
            <text:p>ever; none</text:p>
          </table:table-cell>
          <table:table-cell office:value-type="string">
            <text:p>aslan</text:p>
          </table:table-cell>
          <table:table-cell table:style-name="ce1" office:value-type="string">
            <text:p>اصلا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kle; spray</text:p>
          </table:table-cell>
          <table:table-cell office:value-type="string">
            <text:p>pāšidan (pāš)</text:p>
          </table:table-cell>
          <table:table-cell office:value-type="string">
            <text:p>پاشیدن (پاش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</text:p>
          </table:table-cell>
          <table:table-cell office:value-type="string">
            <text:p>ānconān</text:p>
          </table:table-cell>
          <table:table-cell table:style-name="ce1" office:value-type="string">
            <text:p>آنچنان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nt; request</text:p>
          </table:table-cell>
          <table:table-cell office:value-type="string">
            <text:p>xāstan (xāh)</text:p>
          </table:table-cell>
          <table:table-cell office:value-type="string">
            <text:p>خواستن (خواه)</text:p>
          </table:table-cell>
          <table:table-cell office:value-type="string">
            <text:p>v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o much; that much</text:p>
          </table:table-cell>
          <table:table-cell office:value-type="string">
            <text:p>inqadr</text:p>
          </table:table-cell>
          <table:table-cell table:style-name="ce1" office:value-type="string">
            <text:p>اینقدر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ologize</text:p>
          </table:table-cell>
          <table:table-cell office:value-type="string">
            <text:p>ozrxāhi kardan (kon)</text:p>
          </table:table-cell>
          <table:table-cell office:value-type="string">
            <text:p>عذرخواهی کردن (کن)</text:p>
          </table:table-cell>
          <table:table-cell office:value-type="string">
            <text:p>v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o</text:p>
          </table:table-cell>
          <table:table-cell office:value-type="string">
            <text:p>intowri</text:p>
          </table:table-cell>
          <table:table-cell table:style-name="ce1" office:value-type="string">
            <text:p>اینطوری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cribe; attribute</text:p>
          </table:table-cell>
          <table:table-cell office:value-type="string">
            <text:p>nesbat dādan (deh)</text:p>
          </table:table-cell>
          <table:table-cell office:value-type="string">
            <text:p>نسبت دادن (ده)</text:p>
          </table:table-cell>
          <table:table-cell office:value-type="string">
            <text:p>v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mething</text:p>
          </table:table-cell>
          <table:table-cell office:value-type="string">
            <text:p>doing</text:p>
          </table:table-cell>
          <table:table-cell table:style-name="ce1" office:value-type="string">
            <text:p>دونگی</text:p>
          </table:table-cell>
          <table:table-cell office:value-type="string">
            <text:p>pronoun determinative</text:p>
          </table:table-cell>
          <table:table-cell table:number-columns-repeated="2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k</text:p>
          </table:table-cell>
          <table:table-cell office:value-type="string">
            <text:p>porsidan (pors)</text:p>
          </table:table-cell>
          <table:table-cell office:value-type="string">
            <text:p>پرسیدن (پرس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k; demand</text:p>
          </table:table-cell>
          <table:table-cell office:value-type="string">
            <text:p>taqāzā kardan (kon)</text:p>
          </table:table-cell>
          <table:table-cell office:value-type="string">
            <text:p>تقاضا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e; being</text:p>
          </table:table-cell>
          <table:table-cell office:value-type="string">
            <text:p>movāzeb budan (hast, bāš)</text:p>
          </table:table-cell>
          <table:table-cell office:value-type="string">
            <text:p>مواظب بودن (هست، با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eck up</text:p>
          </table:table-cell>
          <table:table-cell office:value-type="string">
            <text:p>moāyene kardan (kon)</text:p>
          </table:table-cell>
          <table:table-cell office:value-type="string">
            <text:p>معین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gratulate</text:p>
          </table:table-cell>
          <table:table-cell office:value-type="string">
            <text:p>tabrik goftan (gu)</text:p>
          </table:table-cell>
          <table:table-cell office:value-type="string">
            <text:p>تبریک گفتن (گو/گو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sist</text:p>
          </table:table-cell>
          <table:table-cell office:value-type="string">
            <text:p>taškil šodan (šav, šow)</text:p>
          </table:table-cell>
          <table:table-cell office:value-type="string">
            <text:p>تشکیل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ive</text:p>
          </table:table-cell>
          <table:table-cell office:value-type="string">
            <text:p>rānandegi kardan (kon)</text:p>
          </table:table-cell>
          <table:table-cell office:value-type="string">
            <text:p>رانندگی‌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xport; issue</text:p>
          </table:table-cell>
          <table:table-cell office:value-type="string">
            <text:p>sāder kardan (kon)</text:p>
          </table:table-cell>
          <table:table-cell office:value-type="string">
            <text:p>صادر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t lost</text:p>
          </table:table-cell>
          <table:table-cell office:value-type="string">
            <text:p>gom šodan (šav, šow)</text:p>
          </table:table-cell>
          <table:table-cell office:value-type="string">
            <text:p>گم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ppen; occur</text:p>
          </table:table-cell>
          <table:table-cell office:value-type="string">
            <text:p>rox dādan (deh)</text:p>
          </table:table-cell>
          <table:table-cell office:value-type="string">
            <text:p>رکس دادن (ده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ort</text:p>
          </table:table-cell>
          <table:table-cell office:value-type="string">
            <text:p>vāred kardan (kon)</text:p>
          </table:table-cell>
          <table:table-cell office:value-type="string">
            <text:p>وارد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ron</text:p>
          </table:table-cell>
          <table:table-cell office:value-type="string">
            <text:p>otu kešidan (keš)</text:p>
          </table:table-cell>
          <table:table-cell office:value-type="string">
            <text:p>اتو کشیدن (ک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ugh</text:p>
          </table:table-cell>
          <table:table-cell office:value-type="string">
            <text:p>xandidan (xand)</text:p>
          </table:table-cell>
          <table:table-cell office:value-type="string">
            <text:p>خندیدن (خند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rn; teach</text:p>
          </table:table-cell>
          <table:table-cell office:value-type="string">
            <text:p>āmuxtan (āmuzeš)</text:p>
          </table:table-cell>
          <table:table-cell office:value-type="string">
            <text:p>آموختن (آموز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ave a</text:p>
          </table:table-cell>
          <table:table-cell office:value-type="string">
            <text:p>peyqām gozāštan (gozār)</text:p>
          </table:table-cell>
          <table:table-cell office:value-type="string">
            <text:p>پیغام گذاشتن (گذ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asure blood</text:p>
          </table:table-cell>
          <table:table-cell office:value-type="string">
            <text:p>fešārxun gereftan (gir)</text:p>
          </table:table-cell>
          <table:table-cell office:value-type="string">
            <text:p>فشارخون گرفتن (گ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ffer</text:p>
          </table:table-cell>
          <table:table-cell office:value-type="string">
            <text:p>arze kardan (kon)</text:p>
          </table:table-cell>
          <table:table-cell office:value-type="string">
            <text:p>عرضه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esent; devote;</text:p>
          </table:table-cell>
          <table:table-cell office:value-type="string">
            <text:p>taqdim kardan (kon)</text:p>
          </table:table-cell>
          <table:table-cell office:value-type="string">
            <text:p>تقدیم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mise</text:p>
          </table:table-cell>
          <table:table-cell office:value-type="string">
            <text:p>qowl dādan (deh)</text:p>
          </table:table-cell>
          <table:table-cell office:value-type="string">
            <text:p>قول دادن (ده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main</text:p>
          </table:table-cell>
          <table:table-cell office:value-type="string">
            <text:p>bāqi māndan (mān)</text:p>
          </table:table-cell>
          <table:table-cell office:value-type="string">
            <text:p>باقی ماندن (م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t</text:p>
          </table:table-cell>
          <table:table-cell office:value-type="string">
            <text:p>esterāhat kardan (kon)</text:p>
          </table:table-cell>
          <table:table-cell office:value-type="string">
            <text:p>استراحت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nd</text:p>
          </table:table-cell>
          <table:table-cell office:value-type="string">
            <text:p>ferestādan (ferest)</text:p>
          </table:table-cell>
          <table:table-cell office:value-type="string">
            <text:p>فرستادن (فرست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t; seat</text:p>
          </table:table-cell>
          <table:table-cell office:value-type="string">
            <text:p>nešāndan (nešān)</text:p>
          </table:table-cell>
          <table:table-cell office:value-type="string">
            <text:p>نشاندن (نش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nd; stop</text:p>
          </table:table-cell>
          <table:table-cell office:value-type="string">
            <text:p>istādan (ist)</text:p>
          </table:table-cell>
          <table:table-cell office:value-type="string">
            <text:p>ایستادن (ایست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ow</text:p>
          </table:table-cell>
          <table:table-cell office:value-type="string">
            <text:p>andāxtan (andāz)</text:p>
          </table:table-cell>
          <table:table-cell office:value-type="string">
            <text:p>انداختن (اندا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elcome</text:p>
          </table:table-cell>
          <table:table-cell office:value-type="string">
            <text:p>xošāmad goftan (gu)</text:p>
          </table:table-cell>
          <table:table-cell office:value-type="string">
            <text:p>خشامد گفتن (گو/گو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pe</text:p>
          </table:table-cell>
          <table:table-cell office:value-type="string">
            <text:p>dastmāl kešidan (keš)</text:p>
          </table:table-cell>
          <table:table-cell office:value-type="string">
            <text:p>دستمال کشیدن (ک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ree</text:p>
          </table:table-cell>
          <table:table-cell office:value-type="string">
            <text:p>movāfeq budan (hast; bāš)</text:p>
          </table:table-cell>
          <table:table-cell office:value-type="string">
            <text:p>موافق بودن (هست؛ با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dence</text:p>
          </table:table-cell>
          <table:table-cell office:value-type="string">
            <text:p>hāki budan (hast, bāš) az</text:p>
          </table:table-cell>
          <table:table-cell office:value-type="string">
            <text:p>حاکی‌ بودن (هست، باش) از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rgain</text:p>
          </table:table-cell>
          <table:table-cell office:value-type="string">
            <text:p>cāne zadan (zan)</text:p>
          </table:table-cell>
          <table:table-cell office:value-type="string">
            <text:p>چانه زدن (ز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 in favor of</text:p>
          </table:table-cell>
          <table:table-cell office:value-type="string">
            <text:p>māyel budan (hast, bāš)</text:p>
          </table:table-cell>
          <table:table-cell office:value-type="string">
            <text:p>مایل بودن (هست، با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 weakened</text:p>
          </table:table-cell>
          <table:table-cell office:value-type="string">
            <text:p>taz’if šodan (šav, šow)</text:p>
          </table:table-cell>
          <table:table-cell office:value-type="string">
            <text:p>تضعیف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; be</text:p>
          </table:table-cell>
          <table:table-cell office:value-type="string">
            <text:p>mahsub šodan (šav, šow)</text:p>
          </table:table-cell>
          <table:table-cell office:value-type="string">
            <text:p>محسوب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eak</text:p>
          </table:table-cell>
          <table:table-cell office:value-type="string">
            <text:p>šekastan (šekan)</text:p>
          </table:table-cell>
          <table:table-cell office:value-type="string">
            <text:p>شکستن (ش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ild; make; produce</text:p>
          </table:table-cell>
          <table:table-cell office:value-type="string">
            <text:p>sāxtan (sāz)</text:p>
          </table:table-cell>
          <table:table-cell office:value-type="string">
            <text:p>ساختن (سا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rst into laughter</text:p>
          </table:table-cell>
          <table:table-cell office:value-type="string">
            <text:p>xande gereftan (gir)</text:p>
          </table:table-cell>
          <table:table-cell office:value-type="string">
            <text:p>خنده گرفتن (گ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n</text:p>
          </table:table-cell>
          <table:table-cell office:value-type="string">
            <text:p>tavānestan (tavān)</text:p>
          </table:table-cell>
          <table:table-cell office:value-type="string">
            <text:p>توانستن (تو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ose; pack; block</text:p>
          </table:table-cell>
          <table:table-cell office:value-type="string">
            <text:p>bastan (band)</text:p>
          </table:table-cell>
          <table:table-cell office:value-type="string">
            <text:p>بستن (بند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ile; write</text:p>
          </table:table-cell>
          <table:table-cell office:value-type="string">
            <text:p>ta’lif kardan (kon)</text:p>
          </table:table-cell>
          <table:table-cell office:value-type="string">
            <text:p>تالیف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lete</text:p>
          </table:table-cell>
          <table:table-cell office:value-type="string">
            <text:p>takmil kardan (kon)</text:p>
          </table:table-cell>
          <table:table-cell office:value-type="string">
            <text:p>تکمیل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ose; sing</text:p>
          </table:table-cell>
          <table:table-cell office:value-type="string">
            <text:p>sorudan (sorā)</text:p>
          </table:table-cell>
          <table:table-cell office:value-type="string">
            <text:p>سرودن (سرا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ain; include</text:p>
          </table:table-cell>
          <table:table-cell office:value-type="string">
            <text:p>šāmel šodan (šav, šow)</text:p>
          </table:table-cell>
          <table:table-cell office:value-type="string">
            <text:p>شامل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vey; transmit;</text:p>
          </table:table-cell>
          <table:table-cell office:value-type="string">
            <text:p>resāndan (resān)</text:p>
          </table:table-cell>
          <table:table-cell office:value-type="string">
            <text:p>رساندن (رس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pend</text:p>
          </table:table-cell>
          <table:table-cell office:value-type="string">
            <text:p>bastegi dāštan (dār)</text:p>
          </table:table-cell>
          <table:table-cell office:value-type="string">
            <text:p>بستگی داشتن (د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urb;</text:p>
          </table:table-cell>
          <table:table-cell office:value-type="string">
            <text:p>mozāhem šodan (šav, šow)</text:p>
          </table:table-cell>
          <table:table-cell office:value-type="string">
            <text:p>موزاهم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stablish; set up</text:p>
          </table:table-cell>
          <table:table-cell office:value-type="string">
            <text:p>barpā kardan (kon)</text:p>
          </table:table-cell>
          <table:table-cell office:value-type="string">
            <text:p>برپا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ar</text:p>
          </table:table-cell>
          <table:table-cell office:value-type="string">
            <text:p>tarsidan (tars)</text:p>
          </table:table-cell>
          <table:table-cell office:value-type="string">
            <text:p>ترسیدن (ترس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ed</text:p>
          </table:table-cell>
          <table:table-cell office:value-type="string">
            <text:p>xorāndan (xorān)</text:p>
          </table:table-cell>
          <table:table-cell office:value-type="string">
            <text:p>خوراندن (خر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el</text:p>
          </table:table-cell>
          <table:table-cell office:value-type="string">
            <text:p>ehsās kardan (kon)</text:p>
          </table:table-cell>
          <table:table-cell office:value-type="string">
            <text:p>احساس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w down</text:p>
          </table:table-cell>
          <table:table-cell office:value-type="string">
            <text:p>sarāzir šodan (šav, šow)</text:p>
          </table:table-cell>
          <table:table-cell office:value-type="string">
            <text:p>سرازیر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wer</text:p>
          </table:table-cell>
          <table:table-cell office:value-type="string">
            <text:p>šokufe dādan (deh)</text:p>
          </table:table-cell>
          <table:table-cell office:value-type="string">
            <text:p>شکوفه دادن (ده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give; give; donate</text:p>
          </table:table-cell>
          <table:table-cell office:value-type="string">
            <text:p>baxšidan (baxš)</text:p>
          </table:table-cell>
          <table:table-cell office:value-type="string">
            <text:p>بخشیدن (بخ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nd</text:p>
          </table:table-cell>
          <table:table-cell office:value-type="string">
            <text:p>qasd dāštan (dār)</text:p>
          </table:table-cell>
          <table:table-cell office:value-type="string">
            <text:p>قصد داشتن (د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mp; fly</text:p>
          </table:table-cell>
          <table:table-cell office:value-type="string">
            <text:p>paridan (par)</text:p>
          </table:table-cell>
          <table:table-cell office:value-type="string">
            <text:p>پریدن (پر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ss‐and hug</text:p>
          </table:table-cell>
          <table:table-cell office:value-type="string">
            <text:p>rubusi kardan (kon)</text:p>
          </table:table-cell>
          <table:table-cell office:value-type="string">
            <text:p>روبوسی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now</text:p>
          </table:table-cell>
          <table:table-cell office:value-type="string">
            <text:p>šenāxtan (šenās)</text:p>
          </table:table-cell>
          <table:table-cell office:value-type="string">
            <text:p>شناختن (شناس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rn; draw lessons</text:p>
          </table:table-cell>
          <table:table-cell office:value-type="string">
            <text:p>ebrat gereftan (gir)</text:p>
          </table:table-cell>
          <table:table-cell office:value-type="string">
            <text:p>عبرت گرفتن (گ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ve</text:p>
          </table:table-cell>
          <table:table-cell office:value-type="string">
            <text:p>barjāy gozāštan (gozār)</text:p>
          </table:table-cell>
          <table:table-cell office:value-type="string">
            <text:p>برجای گذاشتن (گذ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ave behind</text:p>
          </table:table-cell>
          <table:table-cell office:value-type="string">
            <text:p>poštesar gozāštan (gozār)</text:p>
          </table:table-cell>
          <table:table-cell office:value-type="string">
            <text:p>پشت‌سر گذاشتن (گذ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se</text:p>
          </table:table-cell>
          <table:table-cell office:value-type="string">
            <text:p>bāxtan (bāz)</text:p>
          </table:table-cell>
          <table:table-cell office:value-type="string">
            <text:p>باختن (با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asure</text:p>
          </table:table-cell>
          <table:table-cell office:value-type="string">
            <text:p>andāze gereftan (gir)</text:p>
          </table:table-cell>
          <table:table-cell office:value-type="string">
            <text:p>اندازه گرفتن (گ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bserve; see</text:p>
          </table:table-cell>
          <table:table-cell office:value-type="string">
            <text:p>mošāhede kardan (kon)</text:p>
          </table:table-cell>
          <table:table-cell office:value-type="string">
            <text:p>مشاهده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; cross; forgive</text:p>
          </table:table-cell>
          <table:table-cell office:value-type="string">
            <text:p>gozaštan (gozar)</text:p>
          </table:table-cell>
          <table:table-cell office:value-type="string">
            <text:p>گذاشتن (گذ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y; deal</text:p>
          </table:table-cell>
          <table:table-cell office:value-type="string">
            <text:p>pardāxtan (pardāz)</text:p>
          </table:table-cell>
          <table:table-cell office:value-type="string">
            <text:p>پرداختن (پردا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ide</text:p>
          </table:table-cell>
          <table:table-cell office:value-type="string">
            <text:p>sokunat kardan (kon)</text:p>
          </table:table-cell>
          <table:table-cell office:value-type="string">
            <text:p>سکونت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ng</text:p>
          </table:table-cell>
          <table:table-cell office:value-type="string">
            <text:p>zang zadan (zan)</text:p>
          </table:table-cell>
          <table:table-cell office:value-type="string">
            <text:p>زنگ زدن (ز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se; progress</text:p>
          </table:table-cell>
          <table:table-cell office:value-type="string">
            <text:p>taraqqi kardan (kon)</text:p>
          </table:table-cell>
          <table:table-cell office:value-type="string">
            <text:p>ترقّی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b</text:p>
          </table:table-cell>
          <table:table-cell office:value-type="string">
            <text:p>mālidan (māl)</text:p>
          </table:table-cell>
          <table:table-cell office:value-type="string">
            <text:p>مالیدن (مال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n</text:p>
          </table:table-cell>
          <table:table-cell office:value-type="string">
            <text:p>davidan (dav, dow)</text:p>
          </table:table-cell>
          <table:table-cell office:value-type="string">
            <text:p>دویدن (دو، دا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t</text:p>
          </table:table-cell>
          <table:table-cell office:value-type="string">
            <text:p>nahādan (nah, neh)</text:p>
          </table:table-cell>
          <table:table-cell office:value-type="string">
            <text:p>نهادن (نه‌، نه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hout; scream</text:p>
          </table:table-cell>
          <table:table-cell office:value-type="string">
            <text:p>faryād zadan (zan)</text:p>
          </table:table-cell>
          <table:table-cell office:value-type="string">
            <text:p>فریاد زدن (ز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nk</text:p>
          </table:table-cell>
          <table:table-cell office:value-type="string">
            <text:p>nozul kardan (kon)</text:p>
          </table:table-cell>
          <table:table-cell office:value-type="string">
            <text:p>نزول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art</text:p>
          </table:table-cell>
          <table:table-cell office:value-type="string">
            <text:p>dastbekār šodan (šav, šow)</text:p>
          </table:table-cell>
          <table:table-cell office:value-type="string">
            <text:p>دستبکار شدن (شو، شو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ffer</text:p>
          </table:table-cell>
          <table:table-cell office:value-type="string">
            <text:p>ranj bordan (bar)</text:p>
          </table:table-cell>
          <table:table-cell office:value-type="string">
            <text:p>رنج بردن (ب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ase</text:p>
          </table:table-cell>
          <table:table-cell office:value-type="string">
            <text:p>aziyat kardan (kon)</text:p>
          </table:table-cell>
          <table:table-cell office:value-type="string">
            <text:p>اذیت کردن (ک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rn pages</text:p>
          </table:table-cell>
          <table:table-cell office:value-type="string">
            <text:p>varaq zadan (zan)</text:p>
          </table:table-cell>
          <table:table-cell office:value-type="string">
            <text:p>ورق زدن (ز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cept; agree</text:p>
          </table:table-cell>
          <table:table-cell office:value-type="string">
            <text:p>paziroftan (pazir)</text:p>
          </table:table-cell>
          <table:table-cell office:value-type="string">
            <text:p>پذیرفتن (پذ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rn</text:p>
          </table:table-cell>
          <table:table-cell office:value-type="string">
            <text:p>suxtan (suz)</text:p>
          </table:table-cell>
          <table:table-cell office:value-type="string">
            <text:p>سوختن (سو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rn</text:p>
          </table:table-cell>
          <table:table-cell office:value-type="string">
            <text:p>suzāndan (suzān)</text:p>
          </table:table-cell>
          <table:table-cell office:value-type="string">
            <text:p>سوزاندن (سوز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oose</text:p>
          </table:table-cell>
          <table:table-cell office:value-type="string">
            <text:p>bargozidan (gozin)</text:p>
          </table:table-cell>
          <table:table-cell office:value-type="string">
            <text:p>برگزیدن (گزی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</text:p>
          </table:table-cell>
          <table:table-cell office:value-type="string">
            <text:p>dargozaštan (gozar)</text:p>
          </table:table-cell>
          <table:table-cell office:value-type="string">
            <text:p>درگذشتن (گذ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e</text:p>
          </table:table-cell>
          <table:table-cell office:value-type="string">
            <text:p>mordan (mir)</text:p>
          </table:table-cell>
          <table:table-cell office:value-type="string">
            <text:p>مردن (می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rive; expel</text:p>
          </table:table-cell>
          <table:table-cell office:value-type="string">
            <text:p>rāndan (rān)</text:p>
          </table:table-cell>
          <table:table-cell office:value-type="string">
            <text:p>راندن (ر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dnap; rob; steal</text:p>
          </table:table-cell>
          <table:table-cell office:value-type="string">
            <text:p>robudan (robā)</text:p>
          </table:table-cell>
          <table:table-cell office:value-type="string">
            <text:p>ربودن (ربع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ll</text:p>
          </table:table-cell>
          <table:table-cell office:value-type="string">
            <text:p>koštan (koš)</text:p>
          </table:table-cell>
          <table:table-cell office:value-type="string">
            <text:p>کشتن (ک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ke; choose</text:p>
          </table:table-cell>
          <table:table-cell office:value-type="string">
            <text:p>pasandidan (pasand)</text:p>
          </table:table-cell>
          <table:table-cell office:value-type="string">
            <text:p>پسندیدن (پسند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ive</text:p>
          </table:table-cell>
          <table:table-cell office:value-type="string">
            <text:p>zistan (zi)</text:p>
          </table:table-cell>
          <table:table-cell office:value-type="string">
            <text:p>زیستن (زی‌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name; call</text:p>
          </table:table-cell>
          <table:table-cell office:value-type="string">
            <text:p>nāmidan (nām)</text:p>
          </table:table-cell>
          <table:table-cell office:value-type="string">
            <text:p>نامیدن (نم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raise; glorify</text:p>
          </table:table-cell>
          <table:table-cell office:value-type="string">
            <text:p>sotudan (setā)</text:p>
          </table:table-cell>
          <table:table-cell office:value-type="string">
            <text:p>ستودن (ستا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in; snow</text:p>
          </table:table-cell>
          <table:table-cell office:value-type="string">
            <text:p>bāridan (bār)</text:p>
          </table:table-cell>
          <table:table-cell office:value-type="string">
            <text:p>باریدن (ب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ll</text:p>
          </table:table-cell>
          <table:table-cell office:value-type="string">
            <text:p>foruxtan (foruš)</text:p>
          </table:table-cell>
          <table:table-cell office:value-type="string">
            <text:p>فروختن (فرو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t; pick; pluck</text:p>
          </table:table-cell>
          <table:table-cell office:value-type="string">
            <text:p>cidan (cin)</text:p>
          </table:table-cell>
          <table:table-cell office:value-type="string">
            <text:p>چیدن (چی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hiver</text:p>
          </table:table-cell>
          <table:table-cell office:value-type="string">
            <text:p>larzidan (larz)</text:p>
          </table:table-cell>
          <table:table-cell office:value-type="string">
            <text:p>لرزیدن (لرز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leep</text:p>
          </table:table-cell>
          <table:table-cell office:value-type="string">
            <text:p>xābidan (xāb)</text:p>
          </table:table-cell>
          <table:table-cell office:value-type="string">
            <text:p>خوابیدن (خواب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nd</text:p>
          </table:table-cell>
          <table:table-cell office:value-type="string">
            <text:p>gozarāndan (gozarān)</text:p>
          </table:table-cell>
          <table:table-cell office:value-type="string">
            <text:p>گذراندن (گذار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ick</text:p>
          </table:table-cell>
          <table:table-cell office:value-type="string">
            <text:p>casbāndan (casbān)</text:p>
          </table:table-cell>
          <table:table-cell office:value-type="string">
            <text:p>چسباندن (چسبا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nderstand</text:p>
          </table:table-cell>
          <table:table-cell office:value-type="string">
            <text:p>fahmidan (fahm)</text:p>
          </table:table-cell>
          <table:table-cell office:value-type="string">
            <text:p>فهمیدن (فهم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; look</text:p>
          </table:table-cell>
          <table:table-cell office:value-type="string">
            <text:p>negaristan (negar)</text:p>
          </table:table-cell>
          <table:table-cell office:value-type="string">
            <text:p>نگریستن (نگار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ar</text:p>
          </table:table-cell>
          <table:table-cell office:value-type="string">
            <text:p>pušidan (puš)</text:p>
          </table:table-cell>
          <table:table-cell office:value-type="string">
            <text:p>پوشیدن (پوش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rap; turn</text:p>
          </table:table-cell>
          <table:table-cell office:value-type="string">
            <text:p>picidan (pic)</text:p>
          </table:table-cell>
          <table:table-cell office:value-type="string">
            <text:p>پیچیدن (پیچ)</text:p>
          </table:table-cell>
          <table:table-cell office:value-type="string">
            <text:p>v</text:p>
          </table:table-cell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name</text:p>
          </table:table-cell>
          <table:table-cell office:value-type="string">
            <text:p>esm</text:p>
          </table:table-cell>
          <table:table-cell office:value-type="string">
            <text:p>اس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time; hour; watch</text:p>
          </table:table-cell>
          <table:table-cell office:value-type="string">
            <text:p>sāat</text:p>
          </table:table-cell>
          <table:table-cell office:value-type="string">
            <text:p>ساع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book</text:p>
          </table:table-cell>
          <table:table-cell office:value-type="string">
            <text:p>ketāb</text:p>
          </table:table-cell>
          <table:table-cell office:value-type="string">
            <text:p>کت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dialogue; conversation; talk;</text:p>
          </table:table-cell>
          <table:table-cell office:value-type="string">
            <text:p>goftogu</text:p>
          </table:table-cell>
          <table:table-cell office:value-type="string">
            <text:p>گفتگ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ood</text:p>
          </table:table-cell>
          <table:table-cell office:value-type="string">
            <text:p>hāl</text:p>
          </table:table-cell>
          <table:table-cell office:value-type="string">
            <text:p>ح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year</text:p>
          </table:table-cell>
          <table:table-cell office:value-type="string">
            <text:p>sāl</text:p>
          </table:table-cell>
          <table:table-cell office:value-type="string">
            <text:p>س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riend</text:p>
          </table:table-cell>
          <table:table-cell office:value-type="string">
            <text:p>dust</text:p>
          </table:table-cell>
          <table:table-cell office:value-type="string">
            <text:p>دو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work; job</text:p>
          </table:table-cell>
          <table:table-cell office:value-type="string">
            <text:p>kār</text:p>
          </table:table-cell>
          <table:table-cell office:value-type="string">
            <text:p>ک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text; context</text:p>
          </table:table-cell>
          <table:table-cell office:value-type="string">
            <text:p>matn</text:p>
          </table:table-cell>
          <table:table-cell office:value-type="string">
            <text:p>مت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sir; gentleman</text:p>
          </table:table-cell>
          <table:table-cell office:value-type="string">
            <text:p>āqā</text:p>
          </table:table-cell>
          <table:table-cell office:value-type="string">
            <text:p>آغ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home; house</text:p>
          </table:table-cell>
          <table:table-cell office:value-type="string">
            <text:p>xāne</text:p>
          </table:table-cell>
          <table:table-cell office:value-type="string">
            <text:p>خ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name; reputation</text:p>
          </table:table-cell>
          <table:table-cell office:value-type="string">
            <text:p>nām</text:p>
          </table:table-cell>
          <table:table-cell office:value-type="string">
            <text:p>ن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language; tongue</text:p>
          </table:table-cell>
          <table:table-cell office:value-type="string">
            <text:p>zabān</text:p>
          </table:table-cell>
          <table:table-cell office:value-type="string">
            <text:p>زب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father</text:p>
          </table:table-cell>
          <table:table-cell office:value-type="string">
            <text:p>pedar</text:p>
          </table:table-cell>
          <table:table-cell office:value-type="string">
            <text:p>پ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ame</text:p>
          </table:table-cell>
          <table:table-cell office:value-type="string">
            <text:p>bāzi</text:p>
          </table:table-cell>
          <table:table-cell office:value-type="string">
            <text:p>بعض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eply; answer</text:p>
          </table:table-cell>
          <table:table-cell office:value-type="string">
            <text:p>pāsox</text:p>
          </table:table-cell>
          <table:table-cell office:value-type="string">
            <text:p>پاسخ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top; face</text:p>
          </table:table-cell>
          <table:table-cell office:value-type="string">
            <text:p>ru</text:p>
          </table:table-cell>
          <table:table-cell office:value-type="string">
            <text:p>رو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lady; wife; woman</text:p>
          </table:table-cell>
          <table:table-cell office:value-type="string">
            <text:p>xānom</text:p>
          </table:table-cell>
          <table:table-cell office:value-type="string">
            <text:p>خان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other</text:p>
          </table:table-cell>
          <table:table-cell office:value-type="string">
            <text:p>mādar</text:p>
          </table:table-cell>
          <table:table-cell office:value-type="string">
            <text:p>ما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day</text:p>
          </table:table-cell>
          <table:table-cell office:value-type="string">
            <text:p>ruz</text:p>
          </table:table-cell>
          <table:table-cell office:value-type="string">
            <text:p>ر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ime</text:p>
          </table:table-cell>
          <table:table-cell office:value-type="string">
            <text:p>vaqt</text:p>
          </table:table-cell>
          <table:table-cell office:value-type="string">
            <text:p>وق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car; machine</text:p>
          </table:table-cell>
          <table:table-cell office:value-type="string">
            <text:p>māšin</text:p>
          </table:table-cell>
          <table:table-cell office:value-type="string">
            <text:p>ماش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minute</text:p>
          </table:table-cell>
          <table:table-cell office:value-type="string">
            <text:p>daqiqe</text:p>
          </table:table-cell>
          <table:table-cell office:value-type="string">
            <text:p>دقی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night; evening</text:p>
          </table:table-cell>
          <table:table-cell office:value-type="string">
            <text:p>šab</text:p>
          </table:table-cell>
          <table:table-cell office:value-type="string">
            <text:p>ش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ample; example; model</text:p>
          </table:table-cell>
          <table:table-cell office:value-type="string">
            <text:p>nemune</text:p>
          </table:table-cell>
          <table:table-cell office:value-type="string">
            <text:p>نمو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usic</text:p>
          </table:table-cell>
          <table:table-cell office:value-type="string">
            <text:p>musiqi</text:p>
          </table:table-cell>
          <table:table-cell office:value-type="string">
            <text:p>موسیق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ime; period; moment</text:p>
          </table:table-cell>
          <table:table-cell office:value-type="string">
            <text:p>zamān</text:p>
          </table:table-cell>
          <table:table-cell office:value-type="string">
            <text:p>ز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time; luggage</text:p>
          </table:table-cell>
          <table:table-cell office:value-type="string">
            <text:p>bār</text:p>
          </table:table-cell>
          <table:table-cell office:value-type="string">
            <text:p>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lace; seat; location</text:p>
          </table:table-cell>
          <table:table-cell office:value-type="string">
            <text:p>jā</text:p>
          </table:table-cell>
          <table:table-cell office:value-type="string">
            <text:p>ج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row; rank</text:p>
          </table:table-cell>
          <table:table-cell office:value-type="string">
            <text:p>radif</text:p>
          </table:table-cell>
          <table:table-cell office:value-type="string">
            <text:p>رد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classmate</text:p>
          </table:table-cell>
          <table:table-cell office:value-type="string">
            <text:p>hamkelāsi</text:p>
          </table:table-cell>
          <table:table-cell office:value-type="string">
            <text:p>همکلاس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eason; chapter</text:p>
          </table:table-cell>
          <table:table-cell office:value-type="string">
            <text:p>fasl</text:p>
          </table:table-cell>
          <table:table-cell office:value-type="string">
            <text:p>فص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occer</text:p>
          </table:table-cell>
          <table:table-cell office:value-type="string">
            <text:p>futbāl</text:p>
          </table:table-cell>
          <table:table-cell office:value-type="string">
            <text:p>فوتب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world</text:p>
          </table:table-cell>
          <table:table-cell office:value-type="string">
            <text:p>jahān</text:p>
          </table:table-cell>
          <table:table-cell office:value-type="string">
            <text:p>جه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girl; daughter</text:p>
          </table:table-cell>
          <table:table-cell office:value-type="string">
            <text:p>doxtar</text:p>
          </table:table-cell>
          <table:table-cell office:value-type="string">
            <text:p>دخ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city; town</text:p>
          </table:table-cell>
          <table:table-cell office:value-type="string">
            <text:p>šahr</text:p>
          </table:table-cell>
          <table:table-cell office:value-type="string">
            <text:p>ش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ound</text:p>
          </table:table-cell>
          <table:table-cell office:value-type="string">
            <text:p>sedā</text:p>
          </table:table-cell>
          <table:table-cell office:value-type="string">
            <text:p>صد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tudent</text:p>
          </table:table-cell>
          <table:table-cell office:value-type="string">
            <text:p>dānešju</text:p>
          </table:table-cell>
          <table:table-cell office:value-type="string">
            <text:p>دانشج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in; ache</text:p>
          </table:table-cell>
          <table:table-cell office:value-type="string">
            <text:p>dard</text:p>
          </table:table-cell>
          <table:table-cell office:value-type="string">
            <text:p>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rofessor</text:p>
          </table:table-cell>
          <table:table-cell office:value-type="string">
            <text:p>ostād</text:p>
          </table:table-cell>
          <table:table-cell office:value-type="string">
            <text:p>است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port</text:p>
          </table:table-cell>
          <table:table-cell office:value-type="string">
            <text:p>varzeš</text:p>
          </table:table-cell>
          <table:table-cell office:value-type="string">
            <text:p>ورز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niversity</text:p>
          </table:table-cell>
          <table:table-cell office:value-type="string">
            <text:p>dānešgāh</text:p>
          </table:table-cell>
          <table:table-cell office:value-type="string">
            <text:p>دانش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airplane</text:p>
          </table:table-cell>
          <table:table-cell office:value-type="string">
            <text:p>havāpeymā</text:p>
          </table:table-cell>
          <table:table-cell office:value-type="string">
            <text:p>هواپیم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birth; birthday</text:p>
          </table:table-cell>
          <table:table-cell office:value-type="string">
            <text:p>tavallod</text:p>
          </table:table-cell>
          <table:table-cell office:value-type="string">
            <text:p>تولّ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competition; match</text:p>
          </table:table-cell>
          <table:table-cell office:value-type="string">
            <text:p>mosābeqe</text:p>
          </table:table-cell>
          <table:table-cell office:value-type="string">
            <text:p>مساب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existence</text:p>
          </table:table-cell>
          <table:table-cell office:value-type="string">
            <text:p>vojud</text:p>
          </table:table-cell>
          <table:table-cell office:value-type="string">
            <text:p>وج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etters</text:p>
          </table:table-cell>
          <table:table-cell office:value-type="string">
            <text:p>horuf</text:p>
          </table:table-cell>
          <table:table-cell office:value-type="string">
            <text:p>حرو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ife; living</text:p>
          </table:table-cell>
          <table:table-cell office:value-type="string">
            <text:p>zendegi</text:p>
          </table:table-cell>
          <table:table-cell office:value-type="string">
            <text:p>زندگ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eople</text:p>
          </table:table-cell>
          <table:table-cell office:value-type="string">
            <text:p>mardom</text:p>
          </table:table-cell>
          <table:table-cell office:value-type="string">
            <text:p>مرد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week</text:p>
          </table:table-cell>
          <table:table-cell office:value-type="string">
            <text:p>hafte</text:p>
          </table:table-cell>
          <table:table-cell office:value-type="string">
            <text:p>هفت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ilm; movie</text:p>
          </table:table-cell>
          <table:table-cell office:value-type="string">
            <text:p>film</text:p>
          </table:table-cell>
          <table:table-cell office:value-type="string">
            <text:p>فیل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head</text:p>
          </table:table-cell>
          <table:table-cell office:value-type="string">
            <text:p>sar</text:p>
          </table:table-cell>
          <table:table-cell office:value-type="string">
            <text:p>س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ason</text:p>
          </table:table-cell>
          <table:table-cell office:value-type="string">
            <text:p>dalil</text:p>
          </table:table-cell>
          <table:table-cell office:value-type="string">
            <text:p>دلی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eacher</text:p>
          </table:table-cell>
          <table:table-cell office:value-type="string">
            <text:p>moallem</text:p>
          </table:table-cell>
          <table:table-cell office:value-type="string">
            <text:p>معل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try; trial; examination; exam</text:p>
          </table:table-cell>
          <table:table-cell office:value-type="string">
            <text:p>emtehān</text:p>
          </table:table-cell>
          <table:table-cell office:value-type="string">
            <text:p>امتح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customer; client</text:p>
          </table:table-cell>
          <table:table-cell office:value-type="string">
            <text:p>moštari</text:p>
          </table:table-cell>
          <table:table-cell office:value-type="string">
            <text:p>مشت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terest</text:p>
          </table:table-cell>
          <table:table-cell office:value-type="string">
            <text:p>alāqe</text:p>
          </table:table-cell>
          <table:table-cell office:value-type="string">
            <text:p>علا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umber</text:p>
          </table:table-cell>
          <table:table-cell office:value-type="string">
            <text:p>šomāre</text:p>
          </table:table-cell>
          <table:table-cell office:value-type="string">
            <text:p>شما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role; pattern</text:p>
          </table:table-cell>
          <table:table-cell office:value-type="string">
            <text:p>naqš</text:p>
          </table:table-cell>
          <table:table-cell office:value-type="string">
            <text:p>نق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son; boy</text:p>
          </table:table-cell>
          <table:table-cell office:value-type="string">
            <text:p>pesar</text:p>
          </table:table-cell>
          <table:table-cell office:value-type="string">
            <text:p>پس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title; caption; headline</text:p>
          </table:table-cell>
          <table:table-cell office:value-type="string">
            <text:p>onvān</text:p>
          </table:table-cell>
          <table:table-cell office:value-type="string">
            <text:p>عن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bus</text:p>
          </table:table-cell>
          <table:table-cell office:value-type="string">
            <text:p>otobus</text:p>
          </table:table-cell>
          <table:table-cell office:value-type="string">
            <text:p>اتوبو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elebration</text:p>
          </table:table-cell>
          <table:table-cell office:value-type="string">
            <text:p>jašn</text:p>
          </table:table-cell>
          <table:table-cell office:value-type="string">
            <text:p>جش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ooking; cuisine</text:p>
          </table:table-cell>
          <table:table-cell office:value-type="string">
            <text:p>āšpazi</text:p>
          </table:table-cell>
          <table:table-cell office:value-type="string">
            <text:p>آشپ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employee</text:p>
          </table:table-cell>
          <table:table-cell office:value-type="string">
            <text:p>kārmand</text:p>
          </table:table-cell>
          <table:table-cell office:value-type="string">
            <text:p>کارم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kilo</text:p>
          </table:table-cell>
          <table:table-cell office:value-type="string">
            <text:p>kilu</text:p>
          </table:table-cell>
          <table:table-cell office:value-type="string">
            <text:p>کی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question</text:p>
          </table:table-cell>
          <table:table-cell office:value-type="string">
            <text:p>porseš</text:p>
          </table:table-cell>
          <table:table-cell office:value-type="string">
            <text:p>پرس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word</text:p>
          </table:table-cell>
          <table:table-cell office:value-type="string">
            <text:p>vāže</text:p>
          </table:table-cell>
          <table:table-cell office:value-type="string">
            <text:p>واژ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brother</text:p>
          </table:table-cell>
          <table:table-cell office:value-type="string">
            <text:p>barādar</text:p>
          </table:table-cell>
          <table:table-cell office:value-type="string">
            <text:p>برا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umber</text:p>
          </table:table-cell>
          <table:table-cell office:value-type="string">
            <text:p>adad</text:p>
          </table:table-cell>
          <table:table-cell office:value-type="string">
            <text:p>عد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street; avenue</text:p>
          </table:table-cell>
          <table:table-cell office:value-type="string">
            <text:p>xiyābān</text:p>
          </table:table-cell>
          <table:table-cell office:value-type="string">
            <text:p>خیاب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TV; television</text:p>
          </table:table-cell>
          <table:table-cell office:value-type="string">
            <text:p>televiziyon</text:p>
          </table:table-cell>
          <table:table-cell office:value-type="string">
            <text:p>تلویزی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man</text:p>
          </table:table-cell>
          <table:table-cell office:value-type="string">
            <text:p>mard</text:p>
          </table:table-cell>
          <table:table-cell office:value-type="string">
            <text:p>م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eacher; instructor</text:p>
          </table:table-cell>
          <table:table-cell office:value-type="string">
            <text:p>āmuzgār</text:p>
          </table:table-cell>
          <table:table-cell office:value-type="string">
            <text:p>آموز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hing; matter; stuff; object</text:p>
          </table:table-cell>
          <table:table-cell office:value-type="string">
            <text:p>ciz</text:p>
          </table:table-cell>
          <table:table-cell office:value-type="string">
            <text:p>چ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esk; table</text:p>
          </table:table-cell>
          <table:table-cell office:value-type="string">
            <text:p>miz</text:p>
          </table:table-cell>
          <table:table-cell office:value-type="string">
            <text:p>م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education; instruction; teaching</text:p>
          </table:table-cell>
          <table:table-cell office:value-type="string">
            <text:p>āmuzeš</text:p>
          </table:table-cell>
          <table:table-cell office:value-type="string">
            <text:p>آموز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ection; part; department</text:p>
          </table:table-cell>
          <table:table-cell office:value-type="string">
            <text:p>baxš</text:p>
          </table:table-cell>
          <table:table-cell office:value-type="string">
            <text:p>بخ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ide; direction</text:p>
          </table:table-cell>
          <table:table-cell office:value-type="string">
            <text:p>su</text:p>
          </table:table-cell>
          <table:table-cell office:value-type="string">
            <text:p>س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arpet; rug</text:p>
          </table:table-cell>
          <table:table-cell office:value-type="string">
            <text:p>farš</text:p>
          </table:table-cell>
          <table:table-cell office:value-type="string">
            <text:p>فر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ants; trousers</text:p>
          </table:table-cell>
          <table:table-cell office:value-type="string">
            <text:p>šalvār</text:p>
          </table:table-cell>
          <table:table-cell office:value-type="string">
            <text:p>شلو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ticket</text:p>
          </table:table-cell>
          <table:table-cell office:value-type="string">
            <text:p>belit</text:p>
          </table:table-cell>
          <table:table-cell office:value-type="string">
            <text:p>بل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woman; wife</text:p>
          </table:table-cell>
          <table:table-cell office:value-type="string">
            <text:p>zan</text:p>
          </table:table-cell>
          <table:table-cell office:value-type="string">
            <text:p>ز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agency</text:p>
          </table:table-cell>
          <table:table-cell office:value-type="string">
            <text:p>āžāns</text:p>
          </table:table-cell>
          <table:table-cell office:value-type="string">
            <text:p>آژان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ild; baby; kid</text:p>
          </table:table-cell>
          <table:table-cell office:value-type="string">
            <text:p>bacce</text:p>
          </table:table-cell>
          <table:table-cell office:value-type="string">
            <text:p>بچّ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empire; imperial</text:p>
          </table:table-cell>
          <table:table-cell office:value-type="string">
            <text:p>šāhanšāhi</text:p>
          </table:table-cell>
          <table:table-cell office:value-type="string">
            <text:p>شاهنشاه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morning</text:p>
          </table:table-cell>
          <table:table-cell office:value-type="string">
            <text:p>sobh</text:p>
          </table:table-cell>
          <table:table-cell office:value-type="string">
            <text:p>صبح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tient; sick; ill</text:p>
          </table:table-cell>
          <table:table-cell office:value-type="string">
            <text:p>bimār</text:p>
          </table:table-cell>
          <table:table-cell office:value-type="string">
            <text:p>بیم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izza</text:p>
          </table:table-cell>
          <table:table-cell office:value-type="string">
            <text:p>pitzā</text:p>
          </table:table-cell>
          <table:table-cell office:value-type="string">
            <text:p>پیتز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de; direction</text:p>
          </table:table-cell>
          <table:table-cell office:value-type="string">
            <text:p>taraf</text:p>
          </table:table-cell>
          <table:table-cell office:value-type="string">
            <text:p>طر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ister</text:p>
          </table:table-cell>
          <table:table-cell office:value-type="string">
            <text:p>xāhar</text:p>
          </table:table-cell>
          <table:table-cell office:value-type="string">
            <text:p>خوا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peech; word</text:p>
          </table:table-cell>
          <table:table-cell office:value-type="string">
            <text:p>goftār</text:p>
          </table:table-cell>
          <table:table-cell office:value-type="string">
            <text:p>گفت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ate; position; type</text:p>
          </table:table-cell>
          <table:table-cell office:value-type="string">
            <text:p>hālat</text:p>
          </table:table-cell>
          <table:table-cell office:value-type="string">
            <text:p>حا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tudent</text:p>
          </table:table-cell>
          <table:table-cell office:value-type="string">
            <text:p>dānešāmuz</text:p>
          </table:table-cell>
          <table:table-cell office:value-type="string">
            <text:p>دانشام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ater</text:p>
          </table:table-cell>
          <table:table-cell office:value-type="string">
            <text:p>āb</text:p>
          </table:table-cell>
          <table:table-cell office:value-type="string">
            <text:p>آ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hopping; buying</text:p>
          </table:table-cell>
          <table:table-cell office:value-type="string">
            <text:p>xarid</text:p>
          </table:table-cell>
          <table:table-cell office:value-type="string">
            <text:p>خر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uthor; writer</text:p>
          </table:table-cell>
          <table:table-cell office:value-type="string">
            <text:p>nevisande</text:p>
          </table:table-cell>
          <table:table-cell office:value-type="string">
            <text:p>نویس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lass; classroom; course</text:p>
          </table:table-cell>
          <table:table-cell office:value-type="string">
            <text:p>kelās</text:p>
          </table:table-cell>
          <table:table-cell office:value-type="string">
            <text:p>کلا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ountry</text:p>
          </table:table-cell>
          <table:table-cell office:value-type="string">
            <text:p>kešvar</text:p>
          </table:table-cell>
          <table:table-cell office:value-type="string">
            <text:p>کش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light; departure</text:p>
          </table:table-cell>
          <table:table-cell office:value-type="string">
            <text:p>parvāz</text:p>
          </table:table-cell>
          <table:table-cell office:value-type="string">
            <text:p>پروا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guest; visitor</text:p>
          </table:table-cell>
          <table:table-cell office:value-type="string">
            <text:p>mehmān</text:p>
          </table:table-cell>
          <table:table-cell office:value-type="string">
            <text:p>مه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umber</text:p>
          </table:table-cell>
          <table:table-cell office:value-type="string">
            <text:p>šomār</text:p>
          </table:table-cell>
          <table:table-cell office:value-type="string">
            <text:p>شم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hysician; doctor</text:p>
          </table:table-cell>
          <table:table-cell office:value-type="string">
            <text:p>doktor</text:p>
          </table:table-cell>
          <table:table-cell office:value-type="string">
            <text:p>دک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adio</text:p>
          </table:table-cell>
          <table:table-cell office:value-type="string">
            <text:p>rādiyo</text:p>
          </table:table-cell>
          <table:table-cell office:value-type="string">
            <text:p>رادی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earch</text:p>
          </table:table-cell>
          <table:table-cell office:value-type="string">
            <text:p>jostoju</text:p>
          </table:table-cell>
          <table:table-cell office:value-type="string">
            <text:p>جستج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pring</text:p>
          </table:table-cell>
          <table:table-cell office:value-type="string">
            <text:p>bahār</text:p>
          </table:table-cell>
          <table:table-cell office:value-type="string">
            <text:p>به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theft; stealing; robbery</text:p>
          </table:table-cell>
          <table:table-cell office:value-type="string">
            <text:p>dozdi</text:p>
          </table:table-cell>
          <table:table-cell office:value-type="string">
            <text:p>دز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color</text:p>
          </table:table-cell>
          <table:table-cell office:value-type="string">
            <text:p>rang</text:p>
          </table:table-cell>
          <table:table-cell office:value-type="string">
            <text:p>ر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dinner</text:p>
          </table:table-cell>
          <table:table-cell office:value-type="string">
            <text:p>šām</text:p>
          </table:table-cell>
          <table:table-cell office:value-type="string">
            <text:p>ش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ood; meal</text:p>
          </table:table-cell>
          <table:table-cell office:value-type="string">
            <text:p>qazā</text:p>
          </table:table-cell>
          <table:table-cell office:value-type="string">
            <text:p>غذ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arden</text:p>
          </table:table-cell>
          <table:table-cell office:value-type="string">
            <text:p>bāq</text:p>
          </table:table-cell>
          <table:table-cell office:value-type="string">
            <text:p>باغ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job; profession</text:p>
          </table:table-cell>
          <table:table-cell office:value-type="string">
            <text:p>šoql</text:p>
          </table:table-cell>
          <table:table-cell office:value-type="string">
            <text:p>شغ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string">
            <text:p>metro</text:p>
          </table:table-cell>
          <table:table-cell office:value-type="string">
            <text:p>مت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et; collection; complex</text:p>
          </table:table-cell>
          <table:table-cell office:value-type="string">
            <text:p>majmue</text:p>
          </table:table-cell>
          <table:table-cell office:value-type="string">
            <text:p>مجموع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ccomplishment; do</text:p>
          </table:table-cell>
          <table:table-cell office:value-type="string">
            <text:p>anjām</text:p>
          </table:table-cell>
          <table:table-cell office:value-type="string">
            <text:p>انج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ddress</text:p>
          </table:table-cell>
          <table:table-cell office:value-type="string">
            <text:p>ādres</text:p>
          </table:table-cell>
          <table:table-cell office:value-type="string">
            <text:p>آدر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rt</text:p>
          </table:table-cell>
          <table:table-cell office:value-type="string">
            <text:p>honar</text:p>
          </table:table-cell>
          <table:table-cell office:value-type="string">
            <text:p>هن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inema</text:p>
          </table:table-cell>
          <table:table-cell office:value-type="string">
            <text:p>sinamā</text:p>
          </table:table-cell>
          <table:table-cell office:value-type="string">
            <text:p>سینم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design; sketch; outline</text:p>
          </table:table-cell>
          <table:table-cell office:value-type="string">
            <text:p>tarh</text:p>
          </table:table-cell>
          <table:table-cell office:value-type="string">
            <text:p>ت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effects; works</text:p>
          </table:table-cell>
          <table:table-cell office:value-type="string">
            <text:p>āsār</text:p>
          </table:table-cell>
          <table:table-cell office:value-type="string">
            <text:p>اث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ift; present</text:p>
          </table:table-cell>
          <table:table-cell office:value-type="string">
            <text:p>kādo</text:p>
          </table:table-cell>
          <table:table-cell office:value-type="string">
            <text:p>کاد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history</text:p>
          </table:table-cell>
          <table:table-cell office:value-type="string">
            <text:p>tārix</text:p>
          </table:table-cell>
          <table:table-cell office:value-type="string">
            <text:p>تاریخ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etter</text:p>
          </table:table-cell>
          <table:table-cell office:value-type="string">
            <text:p>nāme</text:p>
          </table:table-cell>
          <table:table-cell office:value-type="string">
            <text:p>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sque</text:p>
          </table:table-cell>
          <table:table-cell office:value-type="string">
            <text:p>masjed</text:p>
          </table:table-cell>
          <table:table-cell office:value-type="string">
            <text:p>مسج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ountain</text:p>
          </table:table-cell>
          <table:table-cell office:value-type="string">
            <text:p>kuh</text:p>
          </table:table-cell>
          <table:table-cell office:value-type="string">
            <text:p>کو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musician</text:p>
          </table:table-cell>
          <table:table-cell office:value-type="string">
            <text:p>navāzande</text:p>
          </table:table-cell>
          <table:table-cell office:value-type="string">
            <text:p>نواز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erson; individual</text:p>
          </table:table-cell>
          <table:table-cell office:value-type="string">
            <text:p>kas</text:p>
          </table:table-cell>
          <table:table-cell office:value-type="string">
            <text:p>ک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lace; position; seat</text:p>
          </table:table-cell>
          <table:table-cell office:value-type="string">
            <text:p>jāygāh</text:p>
          </table:table-cell>
          <table:table-cell office:value-type="string">
            <text:p>جای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ervice</text:p>
          </table:table-cell>
          <table:table-cell office:value-type="string">
            <text:p>xedmat</text:p>
          </table:table-cell>
          <table:table-cell office:value-type="string">
            <text:p>خد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illage</text:p>
          </table:table-cell>
          <table:table-cell office:value-type="string">
            <text:p>rustā</text:p>
          </table:table-cell>
          <table:table-cell office:value-type="string">
            <text:p>روست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eather; air</text:p>
          </table:table-cell>
          <table:table-cell office:value-type="string">
            <text:p>havā</text:p>
          </table:table-cell>
          <table:table-cell office:value-type="string">
            <text:p>هو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in; reach</text:p>
          </table:table-cell>
          <table:table-cell office:value-type="string">
            <text:p>bord</text:p>
          </table:table-cell>
          <table:table-cell office:value-type="string">
            <text:p>ب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irport</text:p>
          </table:table-cell>
          <table:table-cell office:value-type="string">
            <text:p>forudgāh</text:p>
          </table:table-cell>
          <table:table-cell office:value-type="string">
            <text:p>فرود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direction; side; way</text:p>
          </table:table-cell>
          <table:table-cell office:value-type="string">
            <text:p>samt</text:p>
          </table:table-cell>
          <table:table-cell office:value-type="string">
            <text:p>س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ye</text:p>
          </table:table-cell>
          <table:table-cell office:value-type="string">
            <text:p>cešm</text:p>
          </table:table-cell>
          <table:table-cell office:value-type="string">
            <text:p>چش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pe; expectation</text:p>
          </table:table-cell>
          <table:table-cell office:value-type="string">
            <text:p>omid</text:p>
          </table:table-cell>
          <table:table-cell office:value-type="string">
            <text:p>ام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fluence</text:p>
          </table:table-cell>
          <table:table-cell office:value-type="string">
            <text:p>ta’sir</text:p>
          </table:table-cell>
          <table:table-cell office:value-type="string">
            <text:p>تأث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landmark; sign</text:p>
          </table:table-cell>
          <table:table-cell office:value-type="string">
            <text:p>nešān</text:p>
          </table:table-cell>
          <table:table-cell office:value-type="string">
            <text:p>نش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nner; way</text:p>
          </table:table-cell>
          <table:table-cell office:value-type="string">
            <text:p>towr</text:p>
          </table:table-cell>
          <table:table-cell office:value-type="string">
            <text:p>ط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market; bazaar</text:p>
          </table:table-cell>
          <table:table-cell office:value-type="string">
            <text:p>bāzār</text:p>
          </table:table-cell>
          <table:table-cell office:value-type="string">
            <text:p>باز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hysician</text:p>
          </table:table-cell>
          <table:table-cell office:value-type="string">
            <text:p>pezešk</text:p>
          </table:table-cell>
          <table:table-cell office:value-type="string">
            <text:p>پزش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quare; field</text:p>
          </table:table-cell>
          <table:table-cell office:value-type="string">
            <text:p>meydān</text:p>
          </table:table-cell>
          <table:table-cell office:value-type="string">
            <text:p>می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ummer</text:p>
          </table:table-cell>
          <table:table-cell office:value-type="string">
            <text:p>tābestān</text:p>
          </table:table-cell>
          <table:table-cell office:value-type="string">
            <text:p>تاب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lk</text:p>
          </table:table-cell>
          <table:table-cell office:value-type="string">
            <text:p>sohbat</text:p>
          </table:table-cell>
          <table:table-cell office:value-type="string">
            <text:p>صحب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application; use; usage</text:p>
          </table:table-cell>
          <table:table-cell office:value-type="string">
            <text:p>kārbord</text:p>
          </table:table-cell>
          <table:table-cell office:value-type="string">
            <text:p>کارب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entury</text:p>
          </table:table-cell>
          <table:table-cell office:value-type="string">
            <text:p>qarn</text:p>
          </table:table-cell>
          <table:table-cell office:value-type="string">
            <text:p>قر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air; seat</text:p>
          </table:table-cell>
          <table:table-cell office:value-type="string">
            <text:p>sandali</text:p>
          </table:table-cell>
          <table:table-cell office:value-type="string">
            <text:p>صندل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hild</text:p>
          </table:table-cell>
          <table:table-cell office:value-type="string">
            <text:p>farzand</text:p>
          </table:table-cell>
          <table:table-cell office:value-type="string">
            <text:p>فرز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ondition; bet</text:p>
          </table:table-cell>
          <table:table-cell office:value-type="string">
            <text:p>šart</text:p>
          </table:table-cell>
          <table:table-cell office:value-type="string">
            <text:p>شرط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istrict; quarter</text:p>
          </table:table-cell>
          <table:table-cell office:value-type="string">
            <text:p>mahalle</text:p>
          </table:table-cell>
          <table:table-cell office:value-type="string">
            <text:p>مح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arth; ground; land</text:p>
          </table:table-cell>
          <table:table-cell office:value-type="string">
            <text:p>zamin</text:p>
          </table:table-cell>
          <table:table-cell office:value-type="string">
            <text:p>زم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gg</text:p>
          </table:table-cell>
          <table:table-cell office:value-type="string">
            <text:p>toxmemorq</text:p>
          </table:table-cell>
          <table:table-cell office:value-type="string">
            <text:p>تخم مرغ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grandfather</text:p>
          </table:table-cell>
          <table:table-cell office:value-type="string">
            <text:p>pedarbozorg</text:p>
          </table:table-cell>
          <table:table-cell office:value-type="string">
            <text:p>پدربزر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kindness</text:p>
          </table:table-cell>
          <table:table-cell office:value-type="string">
            <text:p>lotf</text:p>
          </table:table-cell>
          <table:table-cell office:value-type="string">
            <text:p>لط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arriage</text:p>
          </table:table-cell>
          <table:table-cell office:value-type="string">
            <text:p>ezdevāj</text:p>
          </table:table-cell>
          <table:table-cell office:value-type="string">
            <text:p>ازدوا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pponent; opposing; against</text:p>
          </table:table-cell>
          <table:table-cell office:value-type="string">
            <text:p>moxālef</text:p>
          </table:table-cell>
          <table:table-cell office:value-type="string">
            <text:p>مخال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rder; matter</text:p>
          </table:table-cell>
          <table:table-cell office:value-type="string">
            <text:p>amr</text:p>
          </table:table-cell>
          <table:table-cell office:value-type="string">
            <text:p>ام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k; parking</text:p>
          </table:table-cell>
          <table:table-cell office:value-type="string">
            <text:p>pārk</text:p>
          </table:table-cell>
          <table:table-cell office:value-type="string">
            <text:p>پار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eople</text:p>
          </table:table-cell>
          <table:table-cell office:value-type="string">
            <text:p>mardomān</text:p>
          </table:table-cell>
          <table:table-cell office:value-type="string">
            <text:p>مرد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olice; policeman</text:p>
          </table:table-cell>
          <table:table-cell office:value-type="string">
            <text:p>polis</text:p>
          </table:table-cell>
          <table:table-cell office:value-type="string">
            <text:p>پل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posal; recommendation;</text:p>
          </table:table-cell>
          <table:table-cell office:value-type="string">
            <text:p>pišnahād</text:p>
          </table:table-cell>
          <table:table-cell office:value-type="string">
            <text:p>پیشنه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rovince</text:p>
          </table:table-cell>
          <table:table-cell office:value-type="string">
            <text:p>ostān</text:p>
          </table:table-cell>
          <table:table-cell office:value-type="string">
            <text:p>ا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register; index; list; catalog</text:p>
          </table:table-cell>
          <table:table-cell office:value-type="string">
            <text:p>fehrest</text:p>
          </table:table-cell>
          <table:table-cell office:value-type="string">
            <text:p>فهر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a</text:p>
          </table:table-cell>
          <table:table-cell office:value-type="string">
            <text:p>daryā</text:p>
          </table:table-cell>
          <table:table-cell office:value-type="string">
            <text:p>دری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eller</text:p>
          </table:table-cell>
          <table:table-cell office:value-type="string">
            <text:p>forušande</text:p>
          </table:table-cell>
          <table:table-cell office:value-type="string">
            <text:p>فروش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opkeeper</text:p>
          </table:table-cell>
          <table:table-cell office:value-type="string">
            <text:p>maqāzedār</text:p>
          </table:table-cell>
          <table:table-cell office:value-type="string">
            <text:p>مغازه 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peech; word</text:p>
          </table:table-cell>
          <table:table-cell office:value-type="string">
            <text:p>soxan</text:p>
          </table:table-cell>
          <table:table-cell office:value-type="string">
            <text:p>سخ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mb</text:p>
          </table:table-cell>
          <table:table-cell office:value-type="string">
            <text:p>ārāmgāh</text:p>
          </table:table-cell>
          <table:table-cell office:value-type="string">
            <text:p>آرام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ravel; journey; trip</text:p>
          </table:table-cell>
          <table:table-cell office:value-type="string">
            <text:p>mosāferat</text:p>
          </table:table-cell>
          <table:table-cell office:value-type="string">
            <text:p>مساف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winter</text:p>
          </table:table-cell>
          <table:table-cell office:value-type="string">
            <text:p>zemestān</text:p>
          </table:table-cell>
          <table:table-cell office:value-type="string">
            <text:p>زم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ttention; notice</text:p>
          </table:table-cell>
          <table:table-cell office:value-type="string">
            <text:p>tavajjoh</text:p>
          </table:table-cell>
          <table:table-cell office:value-type="string">
            <text:p>توج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utumn</text:p>
          </table:table-cell>
          <table:table-cell office:value-type="string">
            <text:p>pāyiz</text:p>
          </table:table-cell>
          <table:table-cell office:value-type="string">
            <text:p>پای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irth; birth of Christ</text:p>
          </table:table-cell>
          <table:table-cell office:value-type="string">
            <text:p>milād</text:p>
          </table:table-cell>
          <table:table-cell office:value-type="string">
            <text:p>میل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entury</text:p>
          </table:table-cell>
          <table:table-cell office:value-type="string">
            <text:p>sade</text:p>
          </table:table-cell>
          <table:table-cell office:value-type="string">
            <text:p>سا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mparison</text:p>
          </table:table-cell>
          <table:table-cell office:value-type="string">
            <text:p>moqāyese</text:p>
          </table:table-cell>
          <table:table-cell office:value-type="string">
            <text:p>مقای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ert</text:p>
          </table:table-cell>
          <table:table-cell office:value-type="string">
            <text:p>konsert</text:p>
          </table:table-cell>
          <table:table-cell office:value-type="string">
            <text:p>کنس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struction; building</text:p>
          </table:table-cell>
          <table:table-cell office:value-type="string">
            <text:p>banā</text:p>
          </table:table-cell>
          <table:table-cell office:value-type="string">
            <text:p>بن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ylinder</text:p>
          </table:table-cell>
          <table:table-cell office:value-type="string">
            <text:p>ostovāne</text:p>
          </table:table-cell>
          <table:table-cell office:value-type="string">
            <text:p>استو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orgetfulness</text:p>
          </table:table-cell>
          <table:table-cell office:value-type="string">
            <text:p>farāmuškāri</text:p>
          </table:table-cell>
          <table:table-cell office:value-type="string">
            <text:p>فراموشک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reedom</text:p>
          </table:table-cell>
          <table:table-cell office:value-type="string">
            <text:p>āzādi</text:p>
          </table:table-cell>
          <table:table-cell office:value-type="string">
            <text:p>آزا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all; salon; lounge</text:p>
          </table:table-cell>
          <table:table-cell office:value-type="string">
            <text:p>sālon</text:p>
          </table:table-cell>
          <table:table-cell office:value-type="string">
            <text:p>سال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habitant</text:p>
          </table:table-cell>
          <table:table-cell office:value-type="string">
            <text:p>ahl</text:p>
          </table:table-cell>
          <table:table-cell office:value-type="string">
            <text:p>اه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ovement; departure</text:p>
          </table:table-cell>
          <table:table-cell office:value-type="string">
            <text:p>harekat</text:p>
          </table:table-cell>
          <table:table-cell office:value-type="string">
            <text:p>حرک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news; message</text:p>
          </table:table-cell>
          <table:table-cell office:value-type="string">
            <text:p>xabar</text:p>
          </table:table-cell>
          <table:table-cell office:value-type="string">
            <text:p>خ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rder</text:p>
          </table:table-cell>
          <table:table-cell office:value-type="string">
            <text:p>tartib</text:p>
          </table:table-cell>
          <table:table-cell office:value-type="string">
            <text:p>ترتی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hone; phone call</text:p>
          </table:table-cell>
          <table:table-cell office:value-type="string">
            <text:p>telefon</text:p>
          </table:table-cell>
          <table:table-cell office:value-type="string">
            <text:p>تلف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ight; worth seeing</text:p>
          </table:table-cell>
          <table:table-cell office:value-type="string">
            <text:p>didani</text:p>
          </table:table-cell>
          <table:table-cell office:value-type="string">
            <text:p>دیدن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ki</text:p>
          </table:table-cell>
          <table:table-cell office:value-type="string">
            <text:p>eski</text:p>
          </table:table-cell>
          <table:table-cell office:value-type="string">
            <text:p>اسک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leep; dream</text:p>
          </table:table-cell>
          <table:table-cell office:value-type="string">
            <text:p>xāb</text:p>
          </table:table-cell>
          <table:table-cell office:value-type="string">
            <text:p>خو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wer</text:p>
          </table:table-cell>
          <table:table-cell office:value-type="string">
            <text:p>borj</text:p>
          </table:table-cell>
          <table:table-cell office:value-type="string">
            <text:p>بر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ravel; trip; journey</text:p>
          </table:table-cell>
          <table:table-cell office:value-type="string">
            <text:p>safar</text:p>
          </table:table-cell>
          <table:table-cell office:value-type="string">
            <text:p>سف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window</text:p>
          </table:table-cell>
          <table:table-cell office:value-type="string">
            <text:p>panjere</text:p>
          </table:table-cell>
          <table:table-cell office:value-type="string">
            <text:p>پنج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cceptance; reception</text:p>
          </table:table-cell>
          <table:table-cell office:value-type="string">
            <text:p>pazireš</text:p>
          </table:table-cell>
          <table:table-cell office:value-type="string">
            <text:p>پذیر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pple</text:p>
          </table:table-cell>
          <table:table-cell office:value-type="string">
            <text:p>sib</text:p>
          </table:table-cell>
          <table:table-cell office:value-type="string">
            <text:p>سی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thlete; athletic</text:p>
          </table:table-cell>
          <table:table-cell office:value-type="string">
            <text:p>varzeškār</text:p>
          </table:table-cell>
          <table:table-cell office:value-type="string">
            <text:p>ورزشک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ker</text:p>
          </table:table-cell>
          <table:table-cell office:value-type="string">
            <text:p>nānvā</text:p>
          </table:table-cell>
          <table:table-cell office:value-type="string">
            <text:p>نن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ulture</text:p>
          </table:table-cell>
          <table:table-cell office:value-type="string">
            <text:p>farhang</text:p>
          </table:table-cell>
          <table:table-cell office:value-type="string">
            <text:p>فره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gineer</text:p>
          </table:table-cell>
          <table:table-cell office:value-type="string">
            <text:p>mohandes</text:p>
          </table:table-cell>
          <table:table-cell office:value-type="string">
            <text:p>مهند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ailure; defeat</text:p>
          </table:table-cell>
          <table:table-cell office:value-type="string">
            <text:p>šekast</text:p>
          </table:table-cell>
          <table:table-cell office:value-type="string">
            <text:p>شک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ish</text:p>
          </table:table-cell>
          <table:table-cell office:value-type="string">
            <text:p>māhi</text:p>
          </table:table-cell>
          <table:table-cell office:value-type="string">
            <text:p>ماه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hotel</text:p>
          </table:table-cell>
          <table:table-cell office:value-type="string">
            <text:p>هت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knowledge; science</text:p>
          </table:table-cell>
          <table:table-cell office:value-type="string">
            <text:p>dāneš</text:p>
          </table:table-cell>
          <table:table-cell office:value-type="string">
            <text:p>دان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and; territory</text:p>
          </table:table-cell>
          <table:table-cell office:value-type="string">
            <text:p>sarzamin</text:p>
          </table:table-cell>
          <table:table-cell office:value-type="string">
            <text:p>سرزم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unch</text:p>
          </table:table-cell>
          <table:table-cell office:value-type="string">
            <text:p>nāhār</text:p>
          </table:table-cell>
          <table:table-cell office:value-type="string">
            <text:p>ناه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emory</text:p>
          </table:table-cell>
          <table:table-cell office:value-type="string">
            <text:p>xāter</text:p>
          </table:table-cell>
          <table:table-cell office:value-type="string">
            <text:p>خاط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model</text:p>
          </table:table-cell>
          <table:table-cell office:value-type="string">
            <text:p>مد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peration; act; action</text:p>
          </table:table-cell>
          <table:table-cell office:value-type="string">
            <text:p>amal</text:p>
          </table:table-cell>
          <table:table-cell office:value-type="string">
            <text:p>عم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lace</text:p>
          </table:table-cell>
          <table:table-cell office:value-type="string">
            <text:p>kāx</text:p>
          </table:table-cell>
          <table:table-cell office:value-type="string">
            <text:p>کاخ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hoto; photograph; picture</text:p>
          </table:table-cell>
          <table:table-cell office:value-type="string">
            <text:p>aks</text:p>
          </table:table-cell>
          <table:table-cell office:value-type="string">
            <text:p>عک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quarter</text:p>
          </table:table-cell>
          <table:table-cell office:value-type="string">
            <text:p>rob’</text:p>
          </table:table-cell>
          <table:table-cell office:value-type="string">
            <text:p>رب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chool</text:p>
          </table:table-cell>
          <table:table-cell office:value-type="string">
            <text:p>madrese</text:p>
          </table:table-cell>
          <table:table-cell office:value-type="string">
            <text:p>مدر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hower; shoulder</text:p>
          </table:table-cell>
          <table:table-cell office:value-type="string">
            <text:p>duš</text:p>
          </table:table-cell>
          <table:table-cell office:value-type="string">
            <text:p>د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ove; oven</text:p>
          </table:table-cell>
          <table:table-cell office:value-type="string">
            <text:p>ojāq</text:p>
          </table:table-cell>
          <table:table-cell office:value-type="string">
            <text:p>اجا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ar; string; blurred</text:p>
          </table:table-cell>
          <table:table-cell office:value-type="string">
            <text:p>tār</text:p>
          </table:table-cell>
          <table:table-cell office:value-type="string">
            <text:p>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string">
            <text:p>term</text:p>
          </table:table-cell>
          <table:table-cell office:value-type="string">
            <text:p>تر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ife; husband</text:p>
          </table:table-cell>
          <table:table-cell office:value-type="string">
            <text:p>hamsar</text:p>
          </table:table-cell>
          <table:table-cell office:value-type="string">
            <text:p>همس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world</text:p>
          </table:table-cell>
          <table:table-cell office:value-type="string">
            <text:p>donyā</text:p>
          </table:table-cell>
          <table:table-cell office:value-type="string">
            <text:p>دنی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hirt</text:p>
          </table:table-cell>
          <table:table-cell office:value-type="string">
            <text:p>pirāhan</text:p>
          </table:table-cell>
          <table:table-cell office:value-type="string">
            <text:p>پیراه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dam; one; man; person</text:p>
          </table:table-cell>
          <table:table-cell office:value-type="string">
            <text:p>ādam</text:p>
          </table:table-cell>
          <table:table-cell office:value-type="string">
            <text:p>عد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blouse</text:p>
          </table:table-cell>
          <table:table-cell office:value-type="string">
            <text:p>boluz</text:p>
          </table:table-cell>
          <table:table-cell office:value-type="string">
            <text:p>بل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mera</text:p>
          </table:table-cell>
          <table:table-cell office:value-type="string">
            <text:p>durbin</text:p>
          </table:table-cell>
          <table:table-cell office:value-type="string">
            <text:p>دورب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apital</text:p>
          </table:table-cell>
          <table:table-cell office:value-type="string">
            <text:p>pāytaxt</text:p>
          </table:table-cell>
          <table:table-cell office:value-type="string">
            <text:p>پایت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rridor; doorway</text:p>
          </table:table-cell>
          <table:table-cell office:value-type="string">
            <text:p>rāhrow</text:p>
          </table:table-cell>
          <table:table-cell office:value-type="string">
            <text:p>ره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gree; grade</text:p>
          </table:table-cell>
          <table:table-cell office:value-type="string">
            <text:p>daraje</text:p>
          </table:table-cell>
          <table:table-cell office:value-type="string">
            <text:p>درج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culty</text:p>
          </table:table-cell>
          <table:table-cell office:value-type="string">
            <text:p>dāneškade</text:p>
          </table:table-cell>
          <table:table-cell office:value-type="string">
            <text:p>دانشک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amily</text:p>
          </table:table-cell>
          <table:table-cell office:value-type="string">
            <text:p>xānevāde</text:p>
          </table:table-cell>
          <table:table-cell office:value-type="string">
            <text:p>خانوا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rniture</text:p>
          </table:table-cell>
          <table:table-cell office:value-type="string">
            <text:p>mobl</text:p>
          </table:table-cell>
          <table:table-cell office:value-type="string">
            <text:p>مب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airdresser; barber</text:p>
          </table:table-cell>
          <table:table-cell office:value-type="string">
            <text:p>ārāyešgar</text:p>
          </table:table-cell>
          <table:table-cell office:value-type="string">
            <text:p>آرایش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int; sign</text:p>
          </table:table-cell>
          <table:table-cell office:value-type="string">
            <text:p>ešāre</text:p>
          </table:table-cell>
          <table:table-cell office:value-type="string">
            <text:p>اشا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acket</text:p>
          </table:table-cell>
          <table:table-cell office:value-type="string">
            <text:p>kāpšen</text:p>
          </table:table-cell>
          <table:table-cell office:value-type="string">
            <text:p>کاپش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list</text:p>
          </table:table-cell>
          <table:table-cell office:value-type="string">
            <text:p>لی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location; place</text:p>
          </table:table-cell>
          <table:table-cell office:value-type="string">
            <text:p>makān</text:p>
          </table:table-cell>
          <table:table-cell office:value-type="string">
            <text:p>مک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ffice; bureau; notebook; volume</text:p>
          </table:table-cell>
          <table:table-cell office:value-type="string">
            <text:p>daftar</text:p>
          </table:table-cell>
          <table:table-cell office:value-type="string">
            <text:p>دف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eople</text:p>
          </table:table-cell>
          <table:table-cell office:value-type="string">
            <text:p>aqvām</text:p>
          </table:table-cell>
          <table:table-cell office:value-type="string">
            <text:p>اقو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oliteness; literature</text:p>
          </table:table-cell>
          <table:table-cell office:value-type="string">
            <text:p>adab</text:p>
          </table:table-cell>
          <table:table-cell office:value-type="string">
            <text:p>اد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question</text:p>
          </table:table-cell>
          <table:table-cell office:value-type="string">
            <text:p>soāl</text:p>
          </table:table-cell>
          <table:table-cell office:value-type="string">
            <text:p>سو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te; exchange rate</text:p>
          </table:table-cell>
          <table:table-cell office:value-type="string">
            <text:p>nerx</text:p>
          </table:table-cell>
          <table:table-cell office:value-type="string">
            <text:p>نر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frigerator</text:p>
          </table:table-cell>
          <table:table-cell office:value-type="string">
            <text:p>yaxcāl</text:p>
          </table:table-cell>
          <table:table-cell office:value-type="string">
            <text:p>یخچ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gion; area; zone</text:p>
          </table:table-cell>
          <table:table-cell office:value-type="string">
            <text:p>mantaqe</text:p>
          </table:table-cell>
          <table:table-cell office:value-type="string">
            <text:p>منط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eport; reportage</text:p>
          </table:table-cell>
          <table:table-cell office:value-type="string">
            <text:p>gozāreš</text:p>
          </table:table-cell>
          <table:table-cell office:value-type="string">
            <text:p>گزار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dness; sorrow; grief</text:p>
          </table:table-cell>
          <table:table-cell office:value-type="string">
            <text:p>qam</text:p>
          </table:table-cell>
          <table:table-cell office:value-type="string">
            <text:p>غ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creening</text:p>
          </table:table-cell>
          <table:table-cell office:value-type="string">
            <text:p>sāns</text:p>
          </table:table-cell>
          <table:table-cell office:value-type="string">
            <text:p>سان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now</text:p>
          </table:table-cell>
          <table:table-cell office:value-type="string">
            <text:p>barf</text:p>
          </table:table-cell>
          <table:table-cell office:value-type="string">
            <text:p>بر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tory; narrative</text:p>
          </table:table-cell>
          <table:table-cell office:value-type="string">
            <text:p>qesse</text:p>
          </table:table-cell>
          <table:table-cell office:value-type="string">
            <text:p>قص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bject; matter</text:p>
          </table:table-cell>
          <table:table-cell office:value-type="string">
            <text:p>matlab</text:p>
          </table:table-cell>
          <table:table-cell office:value-type="string">
            <text:p>مطل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roat</text:p>
          </table:table-cell>
          <table:table-cell office:value-type="string">
            <text:p>galu</text:p>
          </table:table-cell>
          <table:table-cell office:value-type="string">
            <text:p>گ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ols; belongings</text:p>
          </table:table-cell>
          <table:table-cell office:value-type="string">
            <text:p>vasāyel</text:p>
          </table:table-cell>
          <table:table-cell office:value-type="string">
            <text:p>وسای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rust; confidence</text:p>
          </table:table-cell>
          <table:table-cell office:value-type="string">
            <text:p>e’temād</text:p>
          </table:table-cell>
          <table:table-cell office:value-type="string">
            <text:p>اعتم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limbing</text:p>
          </table:table-cell>
          <table:table-cell office:value-type="string">
            <text:p>kuhnavardi</text:p>
          </table:table-cell>
          <table:table-cell office:value-type="string">
            <text:p>کوهنور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racelet; handcuff</text:p>
          </table:table-cell>
          <table:table-cell office:value-type="string">
            <text:p>dastband</text:p>
          </table:table-cell>
          <table:table-cell office:value-type="string">
            <text:p>دستب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arpet; rug</text:p>
          </table:table-cell>
          <table:table-cell office:value-type="string">
            <text:p>qāli</text:p>
          </table:table-cell>
          <table:table-cell office:value-type="string">
            <text:p>قال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enter</text:p>
          </table:table-cell>
          <table:table-cell office:value-type="string">
            <text:p>markaz</text:p>
          </table:table-cell>
          <table:table-cell office:value-type="string">
            <text:p>مرک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st; expense; charge</text:p>
          </table:table-cell>
          <table:table-cell office:value-type="string">
            <text:p>hazine</text:p>
          </table:table-cell>
          <table:table-cell office:value-type="string">
            <text:p>هزی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usin</text:p>
          </table:table-cell>
          <table:table-cell office:value-type="string">
            <text:p>pesarxāle</text:p>
          </table:table-cell>
          <table:table-cell office:value-type="string">
            <text:p>پسرخا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igit</text:p>
          </table:table-cell>
          <table:table-cell office:value-type="string">
            <text:p>raqam</text:p>
          </table:table-cell>
          <table:table-cell office:value-type="string">
            <text:p>رق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ffect; work</text:p>
          </table:table-cell>
          <table:table-cell office:value-type="string">
            <text:p>asar</text:p>
          </table:table-cell>
          <table:table-cell office:value-type="string">
            <text:p>اث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era; period; course</text:p>
          </table:table-cell>
          <table:table-cell office:value-type="string">
            <text:p>dowre</text:p>
          </table:table-cell>
          <table:table-cell office:value-type="string">
            <text:p>د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ender; material</text:p>
          </table:table-cell>
          <table:table-cell office:value-type="string">
            <text:p>jens</text:p>
          </table:table-cell>
          <table:table-cell office:value-type="string">
            <text:p>جن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andmother</text:p>
          </table:table-cell>
          <table:table-cell office:value-type="string">
            <text:p>mādarbozorg</text:p>
          </table:table-cell>
          <table:table-cell office:value-type="string">
            <text:p>مادربزر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y; pleasure; delight</text:p>
          </table:table-cell>
          <table:table-cell office:value-type="string">
            <text:p>lezzat</text:p>
          </table:table-cell>
          <table:table-cell office:value-type="string">
            <text:p>لذ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ey</text:p>
          </table:table-cell>
          <table:table-cell office:value-type="string">
            <text:p>kelid</text:p>
          </table:table-cell>
          <table:table-cell office:value-type="string">
            <text:p>کل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han</text:p>
          </table:table-cell>
          <table:table-cell office:value-type="string">
            <text:p>xān</text:p>
          </table:table-cell>
          <table:table-cell office:value-type="string">
            <text:p>خ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itchen</text:p>
          </table:table-cell>
          <table:table-cell office:value-type="string">
            <text:p>āšpazxāne</text:p>
          </table:table-cell>
          <table:table-cell office:value-type="string">
            <text:p>آشپزخ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nee</text:p>
          </table:table-cell>
          <table:table-cell office:value-type="string">
            <text:p>zānu</text:p>
          </table:table-cell>
          <table:table-cell office:value-type="string">
            <text:p>زان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wyer</text:p>
          </table:table-cell>
          <table:table-cell office:value-type="string">
            <text:p>vakil</text:p>
          </table:table-cell>
          <table:table-cell office:value-type="string">
            <text:p>وکی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layer</text:p>
          </table:table-cell>
          <table:table-cell office:value-type="string">
            <text:p>lāye</text:p>
          </table:table-cell>
          <table:table-cell office:value-type="string">
            <text:p>لا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eaning; sense</text:p>
          </table:table-cell>
          <table:table-cell office:value-type="string">
            <text:p>ma’ni</text:p>
          </table:table-cell>
          <table:table-cell office:value-type="string">
            <text:p>معن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eighbor</text:p>
          </table:table-cell>
          <table:table-cell office:value-type="string">
            <text:p>hamsāye</text:p>
          </table:table-cell>
          <table:table-cell office:value-type="string">
            <text:p>همسا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se</text:p>
          </table:table-cell>
          <table:table-cell office:value-type="string">
            <text:p>bini</text:p>
          </table:table-cell>
          <table:table-cell office:value-type="string">
            <text:p>بین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urse</text:p>
          </table:table-cell>
          <table:table-cell office:value-type="string">
            <text:p>parastār</text:p>
          </table:table-cell>
          <table:table-cell office:value-type="string">
            <text:p>پرست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fficer; agent</text:p>
          </table:table-cell>
          <table:table-cell office:value-type="string">
            <text:p>ma’mur</text:p>
          </table:table-cell>
          <table:table-cell office:value-type="string">
            <text:p>مأم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pportunity; chance</text:p>
          </table:table-cell>
          <table:table-cell office:value-type="string">
            <text:p>forsat</text:p>
          </table:table-cell>
          <table:table-cell office:value-type="string">
            <text:p>فرص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ece; seed; grain</text:p>
          </table:table-cell>
          <table:table-cell office:value-type="string">
            <text:p>dāne</text:p>
          </table:table-cell>
          <table:table-cell office:value-type="string">
            <text:p>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ilot</text:p>
          </table:table-cell>
          <table:table-cell office:value-type="string">
            <text:p>xalabān</text:p>
          </table:table-cell>
          <table:table-cell office:value-type="string">
            <text:p>خلب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oem; poetry</text:p>
          </table:table-cell>
          <table:table-cell office:value-type="string">
            <text:p>še’r</text:p>
          </table:table-cell>
          <table:table-cell office:value-type="string">
            <text:p>شع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recedent; history; past</text:p>
          </table:table-cell>
          <table:table-cell office:value-type="string">
            <text:p>sābeqe</text:p>
          </table:table-cell>
          <table:table-cell office:value-type="string">
            <text:p>ساب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ign</text:p>
          </table:table-cell>
          <table:table-cell office:value-type="string">
            <text:p>hokumat</text:p>
          </table:table-cell>
          <table:table-cell office:value-type="string">
            <text:p>حکو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ce</text:p>
          </table:table-cell>
          <table:table-cell office:value-type="string">
            <text:p>berenj</text:p>
          </table:table-cell>
          <table:table-cell office:value-type="string">
            <text:p>برن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iver</text:p>
          </table:table-cell>
          <table:table-cell office:value-type="string">
            <text:p>rud</text:p>
          </table:table-cell>
          <table:table-cell office:value-type="string">
            <text:p>ر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ction; share; part; department</text:p>
          </table:table-cell>
          <table:table-cell office:value-type="string">
            <text:p>qesmat</text:p>
          </table:table-cell>
          <table:table-cell office:value-type="string">
            <text:p>قس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op; store</text:p>
          </table:table-cell>
          <table:table-cell office:value-type="string">
            <text:p>forušgāh</text:p>
          </table:table-cell>
          <table:table-cell office:value-type="string">
            <text:p>فروش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howcase</text:p>
          </table:table-cell>
          <table:table-cell office:value-type="string">
            <text:p>vitrin</text:p>
          </table:table-cell>
          <table:table-cell office:value-type="string">
            <text:p>ویتر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; symbol</text:p>
          </table:table-cell>
          <table:table-cell office:value-type="string">
            <text:p>nešāne</text:p>
          </table:table-cell>
          <table:table-cell office:value-type="string">
            <text:p>نش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on</text:p>
          </table:table-cell>
          <table:table-cell office:value-type="string">
            <text:p>pur</text:p>
          </table:table-cell>
          <table:table-cell office:value-type="string">
            <text:p>پ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ase; pot</text:p>
          </table:table-cell>
          <table:table-cell office:value-type="string">
            <text:p>goldān</text:p>
          </table:table-cell>
          <table:table-cell office:value-type="string">
            <text:p>گل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aitress; waiter</text:p>
          </table:table-cell>
          <table:table-cell office:value-type="string">
            <text:p>pišxedmat</text:p>
          </table:table-cell>
          <table:table-cell office:value-type="string">
            <text:p>پیشخد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wish; desire</text:p>
          </table:table-cell>
          <table:table-cell office:value-type="string">
            <text:p>ārezu</text:p>
          </table:table-cell>
          <table:table-cell office:value-type="string">
            <text:p>آرز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herry</text:p>
          </table:table-cell>
          <table:table-cell office:value-type="string">
            <text:p>gilās</text:p>
          </table:table-cell>
          <table:table-cell office:value-type="string">
            <text:p>گیلا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ley; street</text:p>
          </table:table-cell>
          <table:table-cell office:value-type="string">
            <text:p>kuce</text:p>
          </table:table-cell>
          <table:table-cell office:value-type="string">
            <text:p>کو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chitecture</text:p>
          </table:table-cell>
          <table:table-cell office:value-type="string">
            <text:p>me’māri</text:p>
          </table:table-cell>
          <table:table-cell office:value-type="string">
            <text:p>معم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reas; regions</text:p>
          </table:table-cell>
          <table:table-cell office:value-type="string">
            <text:p>manāteq</text:p>
          </table:table-cell>
          <table:table-cell office:value-type="string">
            <text:p>مناط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ed; throne</text:p>
          </table:table-cell>
          <table:table-cell office:value-type="string">
            <text:p>taxt</text:p>
          </table:table-cell>
          <table:table-cell office:value-type="string">
            <text:p>ت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ike; bicycle</text:p>
          </table:table-cell>
          <table:table-cell office:value-type="string">
            <text:p>docarxe</text:p>
          </table:table-cell>
          <table:table-cell office:value-type="string">
            <text:p>دوچرخ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reakfast</text:p>
          </table:table-cell>
          <table:table-cell office:value-type="string">
            <text:p>sobhāne</text:p>
          </table:table-cell>
          <table:table-cell office:value-type="string">
            <text:p>صبح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lendar</text:p>
          </table:table-cell>
          <table:table-cell office:value-type="string">
            <text:p>taqvim</text:p>
          </table:table-cell>
          <table:table-cell office:value-type="string">
            <text:p>تقو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d</text:p>
          </table:table-cell>
          <table:table-cell office:value-type="string">
            <text:p>kārt</text:p>
          </table:table-cell>
          <table:table-cell office:value-type="string">
            <text:p>کا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stle</text:p>
          </table:table-cell>
          <table:table-cell office:value-type="string">
            <text:p>qal’e</text:p>
          </table:table-cell>
          <table:table-cell office:value-type="string">
            <text:p>قل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itadel; castle</text:p>
          </table:table-cell>
          <table:table-cell office:value-type="string">
            <text:p>arg</text:p>
          </table:table-cell>
          <table:table-cell office:value-type="string">
            <text:p>ار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limate</text:p>
          </table:table-cell>
          <table:table-cell office:value-type="string">
            <text:p>ābohavā</text:p>
          </table:table-cell>
          <table:table-cell office:value-type="string">
            <text:p>آب و هو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ffee</text:p>
          </table:table-cell>
          <table:table-cell office:value-type="string">
            <text:p>qahve</text:p>
          </table:table-cell>
          <table:table-cell office:value-type="string">
            <text:p>قهو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mode; dresser</text:p>
          </table:table-cell>
          <table:table-cell office:value-type="string">
            <text:p>komod</text:p>
          </table:table-cell>
          <table:table-cell office:value-type="string">
            <text:p>کم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nquest; victory</text:p>
          </table:table-cell>
          <table:table-cell office:value-type="string">
            <text:p>fath</text:p>
          </table:table-cell>
          <table:table-cell office:value-type="string">
            <text:p>فتح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cumber</text:p>
          </table:table-cell>
          <table:table-cell office:value-type="string">
            <text:p>xiyār</text:p>
          </table:table-cell>
          <table:table-cell office:value-type="string">
            <text:p>خ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stination</text:p>
          </table:table-cell>
          <table:table-cell office:value-type="string">
            <text:p>maqsad</text:p>
          </table:table-cell>
          <table:table-cell office:value-type="string">
            <text:p>مقص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istribution; broadcast</text:p>
          </table:table-cell>
          <table:table-cell office:value-type="string">
            <text:p>paxš</text:p>
          </table:table-cell>
          <table:table-cell office:value-type="string">
            <text:p>پخ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ress; clothing</text:p>
          </table:table-cell>
          <table:table-cell office:value-type="string">
            <text:p>lebās</text:p>
          </table:table-cell>
          <table:table-cell office:value-type="string">
            <text:p>لبا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quipments; accessories;</text:p>
          </table:table-cell>
          <table:table-cell office:value-type="string">
            <text:p>lavāzem</text:p>
          </table:table-cell>
          <table:table-cell office:value-type="string">
            <text:p>لواز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ame</text:p>
          </table:table-cell>
          <table:table-cell office:value-type="string">
            <text:p>šohrat</text:p>
          </table:table-cell>
          <table:table-cell office:value-type="string">
            <text:p>شه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ire</text:p>
          </table:table-cell>
          <table:table-cell office:value-type="string">
            <text:p>ātaš</text:p>
          </table:table-cell>
          <table:table-cell office:value-type="string">
            <text:p>عط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ot; leg</text:p>
          </table:table-cell>
          <table:table-cell office:value-type="string">
            <text:p>pā</text:p>
          </table:table-cell>
          <table:table-cell office:value-type="string">
            <text:p>پ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reezer</text:p>
          </table:table-cell>
          <table:table-cell office:value-type="string">
            <text:p>ferizer</text:p>
          </table:table-cell>
          <table:table-cell office:value-type="string">
            <text:p>فریز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arden</text:p>
          </table:table-cell>
          <table:table-cell office:value-type="string">
            <text:p>bāqce</text:p>
          </table:table-cell>
          <table:table-cell office:value-type="string">
            <text:p>باغ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oodness</text:p>
          </table:table-cell>
          <table:table-cell office:value-type="string">
            <text:p>xubi</text:p>
          </table:table-cell>
          <table:table-cell office:value-type="string">
            <text:p>خوب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pe</text:p>
          </table:table-cell>
          <table:table-cell office:value-type="string">
            <text:p>angur</text:p>
          </table:table-cell>
          <table:table-cell office:value-type="string">
            <text:p>انگ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appiness; joy</text:p>
          </table:table-cell>
          <table:table-cell office:value-type="string">
            <text:p>šādi</text:p>
          </table:table-cell>
          <table:table-cell office:value-type="string">
            <text:p>شا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spital</text:p>
          </table:table-cell>
          <table:table-cell office:value-type="string">
            <text:p>bimārestān</text:p>
          </table:table-cell>
          <table:table-cell office:value-type="string">
            <text:p>بیمار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mage; picture; illustration</text:p>
          </table:table-cell>
          <table:table-cell office:value-type="string">
            <text:p>tasvir</text:p>
          </table:table-cell>
          <table:table-cell office:value-type="string">
            <text:p>تصو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strument</text:p>
          </table:table-cell>
          <table:table-cell office:value-type="string">
            <text:p>vasile</text:p>
          </table:table-cell>
          <table:table-cell office:value-type="string">
            <text:p>وسی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acket; coat</text:p>
          </table:table-cell>
          <table:table-cell office:value-type="string">
            <text:p>kot</text:p>
          </table:table-cell>
          <table:table-cell office:value-type="string">
            <text:p>ک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eans</text:p>
          </table:table-cell>
          <table:table-cell office:value-type="string">
            <text:p>šalvārjin</text:p>
          </table:table-cell>
          <table:table-cell office:value-type="string">
            <text:p>شلوارج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ing</text:p>
          </table:table-cell>
          <table:table-cell office:value-type="string">
            <text:p>šāh</text:p>
          </table:table-cell>
          <table:table-cell office:value-type="string">
            <text:p>ش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fe</text:p>
          </table:table-cell>
          <table:table-cell office:value-type="string">
            <text:p>omr</text:p>
          </table:table-cell>
          <table:table-cell office:value-type="string">
            <text:p>عم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iterature</text:p>
          </table:table-cell>
          <table:table-cell office:value-type="string">
            <text:p>adabiyāt</text:p>
          </table:table-cell>
          <table:table-cell office:value-type="string">
            <text:p>ادبی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mmy; mama</text:p>
          </table:table-cell>
          <table:table-cell office:value-type="string">
            <text:p>māmān</text:p>
          </table:table-cell>
          <table:table-cell office:value-type="string">
            <text:p>ما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untains</text:p>
          </table:table-cell>
          <table:table-cell office:value-type="string">
            <text:p>reštekuh</text:p>
          </table:table-cell>
          <table:table-cell office:value-type="string">
            <text:p>رشته‌کو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useum</text:p>
          </table:table-cell>
          <table:table-cell office:value-type="string">
            <text:p>muze</text:p>
          </table:table-cell>
          <table:table-cell office:value-type="string">
            <text:p>موز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se</text:p>
          </table:table-cell>
          <table:table-cell office:value-type="string">
            <text:p>damāq</text:p>
          </table:table-cell>
          <table:table-cell office:value-type="string">
            <text:p>دماغ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te</text:p>
          </table:table-cell>
          <table:table-cell office:value-type="string">
            <text:p>yāddāšt</text:p>
          </table:table-cell>
          <table:table-cell office:value-type="string">
            <text:p>یادا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ace</text:p>
          </table:table-cell>
          <table:table-cell office:value-type="string">
            <text:p>solh</text:p>
          </table:table-cell>
          <table:table-cell office:value-type="string">
            <text:p>صلح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ople worldwide</text:p>
          </table:table-cell>
          <table:table-cell office:value-type="string">
            <text:p>jahāniyān</text:p>
          </table:table-cell>
          <table:table-cell office:value-type="string">
            <text:p>جهانی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hilosopher</text:p>
          </table:table-cell>
          <table:table-cell office:value-type="string">
            <text:p>filsuf</text:p>
          </table:table-cell>
          <table:table-cell office:value-type="string">
            <text:p>فیلسو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leasure; amusement</text:p>
          </table:table-cell>
          <table:table-cell office:value-type="string">
            <text:p>tafrih</text:p>
          </table:table-cell>
          <table:table-cell office:value-type="string">
            <text:p>تفریح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ointer</text:p>
          </table:table-cell>
          <table:table-cell office:value-type="string">
            <text:p>aqrabe</text:p>
          </table:table-cell>
          <table:table-cell office:value-type="string">
            <text:p>عقر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esence</text:p>
          </table:table-cell>
          <table:table-cell office:value-type="string">
            <text:p>hozur</text:p>
          </table:table-cell>
          <table:table-cell office:value-type="string">
            <text:p>حض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ronunciation</text:p>
          </table:table-cell>
          <table:table-cell office:value-type="string">
            <text:p>talaffoz</text:p>
          </table:table-cell>
          <table:table-cell office:value-type="string">
            <text:p>تلفظ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quadruped</text:p>
          </table:table-cell>
          <table:table-cell office:value-type="string">
            <text:p>cāhārpā</text:p>
          </table:table-cell>
          <table:table-cell office:value-type="string">
            <text:p>چهارپ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ainbow</text:p>
          </table:table-cell>
          <table:table-cell office:value-type="string">
            <text:p>ranginkamān</text:p>
          </table:table-cell>
          <table:table-cell office:value-type="string">
            <text:p>رنگین‌ک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ligion</text:p>
          </table:table-cell>
          <table:table-cell office:value-type="string">
            <text:p>din</text:p>
          </table:table-cell>
          <table:table-cell office:value-type="string">
            <text:p>د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afety</text:p>
          </table:table-cell>
          <table:table-cell office:value-type="string">
            <text:p>imeni</text:p>
          </table:table-cell>
          <table:table-cell office:value-type="string">
            <text:p>ایم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cientist</text:p>
          </table:table-cell>
          <table:table-cell office:value-type="string">
            <text:p>dānešmand</text:p>
          </table:table-cell>
          <table:table-cell office:value-type="string">
            <text:p>دانشم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hoe</text:p>
          </table:table-cell>
          <table:table-cell office:value-type="string">
            <text:p>kafš</text:p>
          </table:table-cell>
          <table:table-cell office:value-type="string">
            <text:p>کف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inger; reader</text:p>
          </table:table-cell>
          <table:table-cell office:value-type="string">
            <text:p>xānande</text:p>
          </table:table-cell>
          <table:table-cell office:value-type="string">
            <text:p>خوان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adium</text:p>
          </table:table-cell>
          <table:table-cell office:value-type="string">
            <text:p>varzešgāh</text:p>
          </table:table-cell>
          <table:table-cell office:value-type="string">
            <text:p>ورزش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top; halt</text:p>
          </table:table-cell>
          <table:table-cell office:value-type="string">
            <text:p>ist</text:p>
          </table:table-cell>
          <table:table-cell office:value-type="string">
            <text:p>ای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arget; purpose; objective; aim</text:p>
          </table:table-cell>
          <table:table-cell office:value-type="string">
            <text:p>hadaf</text:p>
          </table:table-cell>
          <table:table-cell office:value-type="string">
            <text:p>هد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eam</text:p>
          </table:table-cell>
          <table:table-cell office:value-type="string">
            <text:p>tim</text:p>
          </table:table-cell>
          <table:table-cell office:value-type="string">
            <text:p>ت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ought; idea</text:p>
          </table:table-cell>
          <table:table-cell office:value-type="string">
            <text:p>andiše</text:p>
          </table:table-cell>
          <table:table-cell office:value-type="string">
            <text:p>اندیش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ime; term; duration; length</text:p>
          </table:table-cell>
          <table:table-cell office:value-type="string">
            <text:p>moddat</text:p>
          </table:table-cell>
          <table:table-cell office:value-type="string">
            <text:p>مد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oth</text:p>
          </table:table-cell>
          <table:table-cell office:value-type="string">
            <text:p>dandān</text:p>
          </table:table-cell>
          <table:table-cell office:value-type="string">
            <text:p>دن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ree</text:p>
          </table:table-cell>
          <table:table-cell office:value-type="string">
            <text:p>deraxt</text:p>
          </table:table-cell>
          <table:table-cell office:value-type="string">
            <text:p>در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visit</text:p>
          </table:table-cell>
          <table:table-cell office:value-type="string">
            <text:p>didār</text:p>
          </table:table-cell>
          <table:table-cell office:value-type="string">
            <text:p>دی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aiter</text:p>
          </table:table-cell>
          <table:table-cell office:value-type="string">
            <text:p>gārson</text:p>
          </table:table-cell>
          <table:table-cell office:value-type="string">
            <text:p>گارس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dding; marriage</text:p>
          </table:table-cell>
          <table:table-cell office:value-type="string">
            <text:p>arusi</text:p>
          </table:table-cell>
          <table:table-cell office:value-type="string">
            <text:p>عروس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eight</text:p>
          </table:table-cell>
          <table:table-cell office:value-type="string">
            <text:p>vazn</text:p>
          </table:table-cell>
          <table:table-cell office:value-type="string">
            <text:p>وز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restling</text:p>
          </table:table-cell>
          <table:table-cell office:value-type="string">
            <text:p>košti</text:p>
          </table:table-cell>
          <table:table-cell office:value-type="string">
            <text:p>کشت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ddress</text:p>
          </table:table-cell>
          <table:table-cell office:value-type="string">
            <text:p>nešāni</text:p>
          </table:table-cell>
          <table:table-cell office:value-type="string">
            <text:p>نشان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ppearance</text:p>
          </table:table-cell>
          <table:table-cell office:value-type="string">
            <text:p>zohur</text:p>
          </table:table-cell>
          <table:table-cell office:value-type="string">
            <text:p>ظه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m</text:p>
          </table:table-cell>
          <table:table-cell office:value-type="string">
            <text:p>bāzu</text:p>
          </table:table-cell>
          <table:table-cell office:value-type="string">
            <text:p>باز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ttack</text:p>
          </table:table-cell>
          <table:table-cell office:value-type="string">
            <text:p>hamle</text:p>
          </table:table-cell>
          <table:table-cell office:value-type="string">
            <text:p>حم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lcony</text:p>
          </table:table-cell>
          <table:table-cell office:value-type="string">
            <text:p>bālkon</text:p>
          </table:table-cell>
          <table:table-cell office:value-type="string">
            <text:p>بالک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throom; bathhouse</text:p>
          </table:table-cell>
          <table:table-cell office:value-type="string">
            <text:p>hammām</text:p>
          </table:table-cell>
          <table:table-cell office:value-type="string">
            <text:p>هم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nefit; usefulness</text:p>
          </table:table-cell>
          <table:table-cell office:value-type="string">
            <text:p>fāyede</text:p>
          </table:table-cell>
          <table:table-cell office:value-type="string">
            <text:p>فای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at</text:p>
          </table:table-cell>
          <table:table-cell office:value-type="string">
            <text:p>qāyeq</text:p>
          </table:table-cell>
          <table:table-cell office:value-type="string">
            <text:p>قای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ody</text:p>
          </table:table-cell>
          <table:table-cell office:value-type="string">
            <text:p>badan</text:p>
          </table:table-cell>
          <table:table-cell office:value-type="string">
            <text:p>ب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in; paragraph; string</text:p>
          </table:table-cell>
          <table:table-cell office:value-type="string">
            <text:p>band</text:p>
          </table:table-cell>
          <table:table-cell office:value-type="string">
            <text:p>ب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icken; hen</text:p>
          </table:table-cell>
          <table:table-cell office:value-type="string">
            <text:p>morq</text:p>
          </table:table-cell>
          <table:table-cell office:value-type="string">
            <text:p>مرغ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struction; manufacturing</text:p>
          </table:table-cell>
          <table:table-cell office:value-type="string">
            <text:p>sāxt</text:p>
          </table:table-cell>
          <table:table-cell office:value-type="string">
            <text:p>سا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ntact; traffic</text:p>
          </table:table-cell>
          <table:table-cell office:value-type="string">
            <text:p>raftoāmad</text:p>
          </table:table-cell>
          <table:table-cell office:value-type="string">
            <text:p>رفت و آم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ver; envelope; case; volume</text:p>
          </table:table-cell>
          <table:table-cell office:value-type="string">
            <text:p>jeld</text:p>
          </table:table-cell>
          <table:table-cell office:value-type="string">
            <text:p>جل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w; bull</text:p>
          </table:table-cell>
          <table:table-cell office:value-type="string">
            <text:p>gāv</text:p>
          </table:table-cell>
          <table:table-cell office:value-type="string">
            <text:p>گا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ntist</text:p>
          </table:table-cell>
          <table:table-cell office:value-type="string">
            <text:p>dandānpezešk</text:p>
          </table:table-cell>
          <table:table-cell office:value-type="string">
            <text:p>دندانپزش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ishwasher; dishwashing</text:p>
          </table:table-cell>
          <table:table-cell office:value-type="string">
            <text:p>zarfšuyi</text:p>
          </table:table-cell>
          <table:table-cell office:value-type="string">
            <text:p>ظرفشو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vening; age; era</text:p>
          </table:table-cell>
          <table:table-cell office:value-type="string">
            <text:p>asr</text:p>
          </table:table-cell>
          <table:table-cell office:value-type="string">
            <text:p>عص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ever</text:p>
          </table:table-cell>
          <table:table-cell office:value-type="string">
            <text:p>tab</text:p>
          </table:table-cell>
          <table:table-cell office:value-type="string">
            <text:p>تاب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inger</text:p>
          </table:table-cell>
          <table:table-cell office:value-type="string">
            <text:p>angošt</text:p>
          </table:table-cell>
          <table:table-cell office:value-type="string">
            <text:p>انگ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or; bottom; foam; applause</text:p>
          </table:table-cell>
          <table:table-cell office:value-type="string">
            <text:p>kaf</text:p>
          </table:table-cell>
          <table:table-cell office:value-type="string">
            <text:p>ک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or; class</text:p>
          </table:table-cell>
          <table:table-cell office:value-type="string">
            <text:p>tabaqe</text:p>
          </table:table-cell>
          <table:table-cell office:value-type="string">
            <text:p>طبق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lower; goal</text:p>
          </table:table-cell>
          <table:table-cell office:value-type="string">
            <text:p>gol</text:p>
          </table:table-cell>
          <table:table-cell office:value-type="string">
            <text:p>گ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orearm</text:p>
          </table:table-cell>
          <table:table-cell office:value-type="string">
            <text:p>sāed</text:p>
          </table:table-cell>
          <table:table-cell office:value-type="string">
            <text:p>سع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ont</text:p>
          </table:table-cell>
          <table:table-cell office:value-type="string">
            <text:p>jelow</text:p>
          </table:table-cell>
          <table:table-cell office:value-type="string">
            <text:p>ج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uit</text:p>
          </table:table-cell>
          <table:table-cell office:value-type="string">
            <text:p>mive</text:p>
          </table:table-cell>
          <table:table-cell office:value-type="string">
            <text:p>میو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lasses; eyeglasses</text:p>
          </table:table-cell>
          <table:table-cell office:value-type="string">
            <text:p>eynak</text:p>
          </table:table-cell>
          <table:table-cell office:value-type="string">
            <text:p>عین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eritage; inheritance</text:p>
          </table:table-cell>
          <table:table-cell office:value-type="string">
            <text:p>mirās</text:p>
          </table:table-cell>
          <table:table-cell office:value-type="string">
            <text:p>میراث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lidays</text:p>
          </table:table-cell>
          <table:table-cell office:value-type="string">
            <text:p>ta’tilāt</text:p>
          </table:table-cell>
          <table:table-cell office:value-type="string">
            <text:p>تعطیل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se</text:p>
          </table:table-cell>
          <table:table-cell office:value-type="string">
            <text:p>asb</text:p>
          </table:table-cell>
          <table:table-cell office:value-type="string">
            <text:p>اس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rticulture</text:p>
          </table:table-cell>
          <table:table-cell office:value-type="string">
            <text:p>bāqsāzi</text:p>
          </table:table-cell>
          <table:table-cell office:value-type="string">
            <text:p>باقس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uman being; man</text:p>
          </table:table-cell>
          <table:table-cell office:value-type="string">
            <text:p>ensān</text:p>
          </table:table-cell>
          <table:table-cell office:value-type="string">
            <text:p>انس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troduction; acquaintanceship</text:p>
          </table:table-cell>
          <table:table-cell office:value-type="string">
            <text:p>āšnāyi</text:p>
          </table:table-cell>
          <table:table-cell office:value-type="string">
            <text:p>آشن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ading stewardess</text:p>
          </table:table-cell>
          <table:table-cell office:value-type="string">
            <text:p>sarmehmāndār</text:p>
          </table:table-cell>
          <table:table-cell office:value-type="string">
            <text:p>سرمهمان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p</text:p>
          </table:table-cell>
          <table:table-cell office:value-type="string">
            <text:p>lab</text:p>
          </table:table-cell>
          <table:table-cell office:value-type="string">
            <text:p>ل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ng time</text:p>
          </table:table-cell>
          <table:table-cell office:value-type="string">
            <text:p>moddathā</text:p>
          </table:table-cell>
          <table:table-cell office:value-type="string">
            <text:p>مدته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gnifying glass</text:p>
          </table:table-cell>
          <table:table-cell office:value-type="string">
            <text:p>zarrebin</text:p>
          </table:table-cell>
          <table:table-cell office:value-type="string">
            <text:p>ذره‌ب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an; person</text:p>
          </table:table-cell>
          <table:table-cell office:value-type="string">
            <text:p>nafar</text:p>
          </table:table-cell>
          <table:table-cell office:value-type="string">
            <text:p>نف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at</text:p>
          </table:table-cell>
          <table:table-cell office:value-type="string">
            <text:p>gušt</text:p>
          </table:table-cell>
          <table:table-cell office:value-type="string">
            <text:p>گو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eter</text:p>
          </table:table-cell>
          <table:table-cell office:value-type="string">
            <text:p>metr</text:p>
          </table:table-cell>
          <table:table-cell office:value-type="string">
            <text:p>م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string">
            <text:p>minibus</text:p>
          </table:table-cell>
          <table:table-cell office:value-type="string">
            <text:p>مینی‌بو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ouse</text:p>
          </table:table-cell>
          <table:table-cell office:value-type="string">
            <text:p>muš</text:p>
          </table:table-cell>
          <table:table-cell office:value-type="string">
            <text:p>م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usical instrument</text:p>
          </table:table-cell>
          <table:table-cell office:value-type="string">
            <text:p>sāz</text:p>
          </table:table-cell>
          <table:table-cell office:value-type="string">
            <text:p>سا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ed</text:p>
          </table:table-cell>
          <table:table-cell office:value-type="string">
            <text:p>niyāz</text:p>
          </table:table-cell>
          <table:table-cell office:value-type="string">
            <text:p>ن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uts</text:p>
          </table:table-cell>
          <table:table-cell office:value-type="string">
            <text:p>ājil</text:p>
          </table:table-cell>
          <table:table-cell office:value-type="string">
            <text:p>آجی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n</text:p>
          </table:table-cell>
          <table:table-cell office:value-type="string">
            <text:p>māhitābe</text:p>
          </table:table-cell>
          <table:table-cell office:value-type="string">
            <text:p>ماهیتاب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rty; banquet</text:p>
          </table:table-cell>
          <table:table-cell office:value-type="string">
            <text:p>mehmāni</text:p>
          </table:table-cell>
          <table:table-cell office:value-type="string">
            <text:p>مهم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ayment</text:p>
          </table:table-cell>
          <table:table-cell office:value-type="string">
            <text:p>pardāxt</text:p>
          </table:table-cell>
          <table:table-cell office:value-type="string">
            <text:p>پردا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sonal data; data</text:p>
          </table:table-cell>
          <table:table-cell office:value-type="string">
            <text:p>mošaxxasāt</text:p>
          </table:table-cell>
          <table:table-cell office:value-type="string">
            <text:p>مشخس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stachio</text:p>
          </table:table-cell>
          <table:table-cell office:value-type="string">
            <text:p>peste</text:p>
          </table:table-cell>
          <table:table-cell office:value-type="string">
            <text:p>پست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ty</text:p>
          </table:table-cell>
          <table:table-cell office:value-type="string">
            <text:p>afsus</text:p>
          </table:table-cell>
          <table:table-cell office:value-type="string">
            <text:p>افسو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ity</text:p>
          </table:table-cell>
          <table:table-cell office:value-type="string">
            <text:p>heyf</text:p>
          </table:table-cell>
          <table:table-cell office:value-type="string">
            <text:p>ح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rtion</text:p>
          </table:table-cell>
          <table:table-cell office:value-type="string">
            <text:p>pors</text:p>
          </table:table-cell>
          <table:table-cell office:value-type="string">
            <text:p>پر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st office</text:p>
          </table:table-cell>
          <table:table-cell office:value-type="string">
            <text:p>postxāne</text:p>
          </table:table-cell>
          <table:table-cell office:value-type="string">
            <text:p>پستخ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t</text:p>
          </table:table-cell>
          <table:table-cell office:value-type="string">
            <text:p>qāblame</text:p>
          </table:table-cell>
          <table:table-cell office:value-type="string">
            <text:p>قابل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ower; strength</text:p>
          </table:table-cell>
          <table:table-cell office:value-type="string">
            <text:p>qodrat</text:p>
          </table:table-cell>
          <table:table-cell office:value-type="string">
            <text:p>قد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ogram; performance</text:p>
          </table:table-cell>
          <table:table-cell office:value-type="string">
            <text:p>barnāme</text:p>
          </table:table-cell>
          <table:table-cell office:value-type="string">
            <text:p>بر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quietness; calm; peace</text:p>
          </table:table-cell>
          <table:table-cell office:value-type="string">
            <text:p>ārāmeš</text:p>
          </table:table-cell>
          <table:table-cell office:value-type="string">
            <text:p>آرام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ain</text:p>
          </table:table-cell>
          <table:table-cell office:value-type="string">
            <text:p>bārān</text:p>
          </table:table-cell>
          <table:table-cell office:value-type="string">
            <text:p>بار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ceiver</text:p>
          </table:table-cell>
          <table:table-cell office:value-type="string">
            <text:p>girande</text:p>
          </table:table-cell>
          <table:table-cell office:value-type="string">
            <text:p>گیر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porter</text:p>
          </table:table-cell>
          <table:table-cell office:value-type="string">
            <text:p>gozārešgar</text:p>
          </table:table-cell>
          <table:table-cell office:value-type="string">
            <text:p>گزارش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public</text:p>
          </table:table-cell>
          <table:table-cell office:value-type="string">
            <text:p>jomhuri</text:p>
          </table:table-cell>
          <table:table-cell office:value-type="string">
            <text:p>جمه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view; revision</text:p>
          </table:table-cell>
          <table:table-cell office:value-type="string">
            <text:p>morur</text:p>
          </table:table-cell>
          <table:table-cell office:value-type="string">
            <text:p>مر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ound trip</text:p>
          </table:table-cell>
          <table:table-cell office:value-type="string">
            <text:p>raftobargašt</text:p>
          </table:table-cell>
          <table:table-cell office:value-type="string">
            <text:p>رفت‌وبرگ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elf</text:p>
          </table:table-cell>
          <table:table-cell office:value-type="string">
            <text:p>qafase</text:p>
          </table:table-cell>
          <table:table-cell office:value-type="string">
            <text:p>قف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hip</text:p>
          </table:table-cell>
          <table:table-cell office:value-type="string">
            <text:p>kešti</text:p>
          </table:table-cell>
          <table:table-cell office:value-type="string">
            <text:p>کش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gnature</text:p>
          </table:table-cell>
          <table:table-cell office:value-type="string">
            <text:p>emzā</text:p>
          </table:table-cell>
          <table:table-cell office:value-type="string">
            <text:p>امض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cks</text:p>
          </table:table-cell>
          <table:table-cell office:value-type="string">
            <text:p>jurāb</text:p>
          </table:table-cell>
          <table:table-cell office:value-type="string">
            <text:p>جور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ng; music; melody</text:p>
          </table:table-cell>
          <table:table-cell office:value-type="string">
            <text:p>āhang</text:p>
          </table:table-cell>
          <table:table-cell office:value-type="string">
            <text:p>آه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tyle</text:p>
          </table:table-cell>
          <table:table-cell office:value-type="string">
            <text:p>sabk</text:p>
          </table:table-cell>
          <table:table-cell office:value-type="string">
            <text:p>سب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ablecloth</text:p>
          </table:table-cell>
          <table:table-cell office:value-type="string">
            <text:p>sofre</text:p>
          </table:table-cell>
          <table:table-cell office:value-type="string">
            <text:p>سف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ef; stealer; robber</text:p>
          </table:table-cell>
          <table:table-cell office:value-type="string">
            <text:p>dozd</text:p>
          </table:table-cell>
          <table:table-cell office:value-type="string">
            <text:p>دز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ranslation</text:p>
          </table:table-cell>
          <table:table-cell office:value-type="string">
            <text:p>tarjome</text:p>
          </table:table-cell>
          <table:table-cell office:value-type="string">
            <text:p>ترج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atermelon</text:p>
          </table:table-cell>
          <table:table-cell office:value-type="string">
            <text:p>hendevāne</text:p>
          </table:table-cell>
          <table:table-cell office:value-type="string">
            <text:p>هندو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eightlifting</text:p>
          </table:table-cell>
          <table:table-cell office:value-type="string">
            <text:p>vaznebardāri</text:p>
          </table:table-cell>
          <table:table-cell office:value-type="string">
            <text:p>وزنبرد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idth; breadth; foreign currency</text:p>
          </table:table-cell>
          <table:table-cell office:value-type="string">
            <text:p>arz</text:p>
          </table:table-cell>
          <table:table-cell office:value-type="string">
            <text:p>عرض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old</text:p>
          </table:table-cell>
          <table:table-cell office:value-type="string">
            <text:p>talā</text:p>
          </table:table-cell>
          <table:table-cell office:value-type="string">
            <text:p>طل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domen; belly</text:p>
          </table:table-cell>
          <table:table-cell office:value-type="string">
            <text:p>šekam</text:p>
          </table:table-cell>
          <table:table-cell office:value-type="string">
            <text:p>شک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cohol</text:p>
          </table:table-cell>
          <table:table-cell office:value-type="string">
            <text:p>alkol</text:p>
          </table:table-cell>
          <table:table-cell office:value-type="string">
            <text:p>الک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ppearance</text:p>
          </table:table-cell>
          <table:table-cell office:value-type="string">
            <text:p>peydāyeš</text:p>
          </table:table-cell>
          <table:table-cell office:value-type="string">
            <text:p>پیدای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hery; shooting</text:p>
          </table:table-cell>
          <table:table-cell office:value-type="string">
            <text:p>tirandāzi</text:p>
          </table:table-cell>
          <table:table-cell office:value-type="string">
            <text:p>تیراند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chitect</text:p>
          </table:table-cell>
          <table:table-cell office:value-type="string">
            <text:p>me’mār</text:p>
          </table:table-cell>
          <table:table-cell office:value-type="string">
            <text:p>معم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icle; paper</text:p>
          </table:table-cell>
          <table:table-cell office:value-type="string">
            <text:p>maqāle</text:p>
          </table:table-cell>
          <table:table-cell office:value-type="string">
            <text:p>مقا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rticle; paper; writing; text</text:p>
          </table:table-cell>
          <table:table-cell office:value-type="string">
            <text:p>neveštār</text:p>
          </table:table-cell>
          <table:table-cell office:value-type="string">
            <text:p>نوشت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ssembly; parliament</text:p>
          </table:table-cell>
          <table:table-cell office:value-type="string">
            <text:p>majles</text:p>
          </table:table-cell>
          <table:table-cell office:value-type="string">
            <text:p>مجل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unt</text:p>
          </table:table-cell>
          <table:table-cell office:value-type="string">
            <text:p>amme</text:p>
          </table:table-cell>
          <table:table-cell office:value-type="string">
            <text:p>ع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ana</text:p>
          </table:table-cell>
          <table:table-cell office:value-type="string">
            <text:p>mowz</text:p>
          </table:table-cell>
          <table:table-cell office:value-type="string">
            <text:p>م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nk</text:p>
          </table:table-cell>
          <table:table-cell office:value-type="string">
            <text:p>bānk</text:p>
          </table:table-cell>
          <table:table-cell office:value-type="string">
            <text:p>بان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berry</text:p>
          </table:table-cell>
          <table:table-cell office:value-type="string">
            <text:p>zerešk</text:p>
          </table:table-cell>
          <table:table-cell office:value-type="string">
            <text:p>زرش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rgaining</text:p>
          </table:table-cell>
          <table:table-cell office:value-type="string">
            <text:p>cānezani</text:p>
          </table:table-cell>
          <table:table-cell office:value-type="string">
            <text:p>چانزنی</text:p>
          </table:table-cell>
          <table:table-cell office:value-type="string">
            <text:p>n</text:p>
          </table:table-cell>
          <table:table-cell office:value-type="string">
            <text:p>-----------finished here</text:p>
          </table:table-cell>
          <table:table-cell table:number-columns-repeated="3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asketball</text:p>
          </table:table-cell>
          <table:table-cell office:value-type="string">
            <text:p>basketbāl</text:p>
          </table:table-cell>
          <table:table-cell office:value-type="string">
            <text:p>بسکتب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ean</text:p>
          </table:table-cell>
          <table:table-cell office:value-type="string">
            <text:p>lubiyā</text:p>
          </table:table-cell>
          <table:table-cell office:value-type="string">
            <text:p>لوبی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n; pail; bucket</text:p>
          </table:table-cell>
          <table:table-cell office:value-type="string">
            <text:p>satl</text:p>
          </table:table-cell>
          <table:table-cell office:value-type="string">
            <text:p>سطل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rth certificate</text:p>
          </table:table-cell>
          <table:table-cell office:value-type="string">
            <text:p>šenāsnāme</text:p>
          </table:table-cell>
          <table:table-cell office:value-type="string">
            <text:p>شناس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ulevard</text:p>
          </table:table-cell>
          <table:table-cell office:value-type="string">
            <text:p>bolvār</text:p>
          </table:table-cell>
          <table:table-cell office:value-type="string">
            <text:p>بلو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ad</text:p>
          </table:table-cell>
          <table:table-cell office:value-type="string">
            <text:p>nān</text:p>
          </table:table-cell>
          <table:table-cell office:value-type="string">
            <text:p>نان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ast; chest</text:p>
          </table:table-cell>
          <table:table-cell office:value-type="string">
            <text:p>sine</text:p>
          </table:table-cell>
          <table:table-cell office:value-type="string">
            <text:p>سی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eeze</text:p>
          </table:table-cell>
          <table:table-cell office:value-type="string">
            <text:p>nasim</text:p>
          </table:table-cell>
          <table:table-cell office:value-type="string">
            <text:p>نس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ridge</text:p>
          </table:table-cell>
          <table:table-cell office:value-type="string">
            <text:p>pol</text:p>
          </table:table-cell>
          <table:table-cell office:value-type="string">
            <text:p>پ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utter</text:p>
          </table:table-cell>
          <table:table-cell office:value-type="string">
            <text:p>kare</text:p>
          </table:table-cell>
          <table:table-cell office:value-type="string">
            <text:p>ک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binet; cupboard</text:p>
          </table:table-cell>
          <table:table-cell office:value-type="string">
            <text:p>kābinet</text:p>
          </table:table-cell>
          <table:table-cell office:value-type="string">
            <text:p>کابین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ke</text:p>
          </table:table-cell>
          <table:table-cell office:value-type="string">
            <text:p>keyk</text:p>
          </table:table-cell>
          <table:table-cell office:value-type="string">
            <text:p>کی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t</text:p>
          </table:table-cell>
          <table:table-cell office:value-type="string">
            <text:p>gorbe</text:p>
          </table:table-cell>
          <table:table-cell office:value-type="string">
            <text:p>گرب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enturies</text:p>
          </table:table-cell>
          <table:table-cell office:value-type="string">
            <text:p>qorun</text:p>
          </table:table-cell>
          <table:table-cell office:value-type="string">
            <text:p>قر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arter</text:p>
          </table:table-cell>
          <table:table-cell office:value-type="string">
            <text:p>manšur</text:p>
          </table:table-cell>
          <table:table-cell office:value-type="string">
            <text:p>منش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ese</text:p>
          </table:table-cell>
          <table:table-cell office:value-type="string">
            <text:p>panir</text:p>
          </table:table-cell>
          <table:table-cell office:value-type="string">
            <text:p>پن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ildhood</text:p>
          </table:table-cell>
          <table:table-cell office:value-type="string">
            <text:p>kudaki</text:p>
          </table:table-cell>
          <table:table-cell office:value-type="string">
            <text:p>کودک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ntinent</text:p>
          </table:table-cell>
          <table:table-cell office:value-type="string">
            <text:p>qārre</text:p>
          </table:table-cell>
          <table:table-cell office:value-type="string">
            <text:p>قر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rn; Indian corn</text:p>
          </table:table-cell>
          <table:table-cell office:value-type="string">
            <text:p>zorrat</text:p>
          </table:table-cell>
          <table:table-cell office:value-type="string">
            <text:p>ذ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nter</text:p>
          </table:table-cell>
          <table:table-cell office:value-type="string">
            <text:p>bāje</text:p>
          </table:table-cell>
          <table:table-cell office:value-type="string">
            <text:p>باج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usin</text:p>
          </table:table-cell>
          <table:table-cell office:value-type="string">
            <text:p>doxtarxāle</text:p>
          </table:table-cell>
          <table:table-cell office:value-type="string">
            <text:p>دخترخ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eam</text:p>
          </table:table-cell>
          <table:table-cell office:value-type="string">
            <text:p>xāme</text:p>
          </table:table-cell>
          <table:table-cell office:value-type="string">
            <text:p>خ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ustoms</text:p>
          </table:table-cell>
          <table:table-cell office:value-type="string">
            <text:p>gomrok</text:p>
          </table:table-cell>
          <table:table-cell office:value-type="string">
            <text:p>گمر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ign; planning</text:p>
          </table:table-cell>
          <table:table-cell office:value-type="string">
            <text:p>tarrāhi</text:p>
          </table:table-cell>
          <table:table-cell office:value-type="string">
            <text:p>طراح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sk</text:p>
          </table:table-cell>
          <table:table-cell office:value-type="string">
            <text:p>miztahrir</text:p>
          </table:table-cell>
          <table:table-cell office:value-type="string">
            <text:p>میزتحر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vice; Persian music notion</text:p>
          </table:table-cell>
          <table:table-cell office:value-type="string">
            <text:p>dastgāh</text:p>
          </table:table-cell>
          <table:table-cell office:value-type="string">
            <text:p>دست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rector</text:p>
          </table:table-cell>
          <table:table-cell office:value-type="string">
            <text:p>kārgardān</text:p>
          </table:table-cell>
          <table:table-cell office:value-type="string">
            <text:p>کارگر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sh; container</text:p>
          </table:table-cell>
          <table:table-cell office:value-type="string">
            <text:p>zarf</text:p>
          </table:table-cell>
          <table:table-cell office:value-type="string">
            <text:p>ظر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cuments</text:p>
          </table:table-cell>
          <table:table-cell office:value-type="string">
            <text:p>asnād</text:p>
          </table:table-cell>
          <table:table-cell office:value-type="string">
            <text:p>اسن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g</text:p>
          </table:table-cell>
          <table:table-cell office:value-type="string">
            <text:p>sag</text:p>
          </table:table-cell>
          <table:table-cell office:value-type="string">
            <text:p>سا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omain</text:p>
          </table:table-cell>
          <table:table-cell office:value-type="string">
            <text:p>dāmane</text:p>
          </table:table-cell>
          <table:table-cell office:value-type="string">
            <text:p>دام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ess; clothing</text:p>
          </table:table-cell>
          <table:table-cell office:value-type="string">
            <text:p>pušāk</text:p>
          </table:table-cell>
          <table:table-cell office:value-type="string">
            <text:p>پوش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ynasty</text:p>
          </table:table-cell>
          <table:table-cell office:value-type="string">
            <text:p>selsele</text:p>
          </table:table-cell>
          <table:table-cell office:value-type="string">
            <text:p>سلسله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ffort; attempt</text:p>
          </table:table-cell>
          <table:table-cell office:value-type="string">
            <text:p>talāš</text:p>
          </table:table-cell>
          <table:table-cell office:value-type="string">
            <text:p>تلا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bow</text:p>
          </table:table-cell>
          <table:table-cell office:value-type="string">
            <text:p>ārenj</text:p>
          </table:table-cell>
          <table:table-cell office:value-type="string">
            <text:p>آرن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mentary school</text:p>
          </table:table-cell>
          <table:table-cell office:value-type="string">
            <text:p>dabestān</text:p>
          </table:table-cell>
          <table:table-cell office:value-type="string">
            <text:p>دب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lements</text:p>
          </table:table-cell>
          <table:table-cell office:value-type="string">
            <text:p>anāsor</text:p>
          </table:table-cell>
          <table:table-cell office:value-type="string">
            <text:p>عناص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ire</text:p>
          </table:table-cell>
          <table:table-cell office:value-type="string">
            <text:p>emperāturi</text:p>
          </table:table-cell>
          <table:table-cell office:value-type="string">
            <text:p>امپرات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ire; rule</text:p>
          </table:table-cell>
          <table:table-cell office:value-type="string">
            <text:p>farmānravāyi</text:p>
          </table:table-cell>
          <table:table-cell office:value-type="string">
            <text:p>فرمانروائ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empt</text:p>
          </table:table-cell>
          <table:table-cell office:value-type="string">
            <text:p>moāf</text:p>
          </table:table-cell>
          <table:table-cell office:value-type="string">
            <text:p>معا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armer</text:p>
          </table:table-cell>
          <table:table-cell office:value-type="string">
            <text:p>kešāvarz</text:p>
          </table:table-cell>
          <table:table-cell office:value-type="string">
            <text:p>کشاور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g; mist</text:p>
          </table:table-cell>
          <table:table-cell office:value-type="string">
            <text:p>meh</text:p>
          </table:table-cell>
          <table:table-cell office:value-type="string">
            <text:p>مه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under</text:p>
          </table:table-cell>
          <table:table-cell office:value-type="string">
            <text:p>pāyegozār</text:p>
          </table:table-cell>
          <table:table-cell office:value-type="string">
            <text:p>پایگذ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iend; comrade</text:p>
          </table:table-cell>
          <table:table-cell office:value-type="string">
            <text:p>rafiq</text:p>
          </table:table-cell>
          <table:table-cell office:value-type="string">
            <text:p>رفی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st; cold</text:p>
          </table:table-cell>
          <table:table-cell office:value-type="string">
            <text:p>sarmā</text:p>
          </table:table-cell>
          <table:table-cell office:value-type="string">
            <text:p>سرم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ift; present</text:p>
          </table:table-cell>
          <table:table-cell office:value-type="string">
            <text:p>hedye</text:p>
          </table:table-cell>
          <table:table-cell office:value-type="string">
            <text:p>هد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lass; cup</text:p>
          </table:table-cell>
          <table:table-cell office:value-type="string">
            <text:p>livān</text:p>
          </table:table-cell>
          <table:table-cell office:value-type="string">
            <text:p>لی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ass</text:p>
          </table:table-cell>
          <table:table-cell office:value-type="string">
            <text:p>sabze</text:p>
          </table:table-cell>
          <table:table-cell office:value-type="string">
            <text:p>سب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ulf</text:p>
          </table:table-cell>
          <table:table-cell office:value-type="string">
            <text:p>xalij</text:p>
          </table:table-cell>
          <table:table-cell office:value-type="string">
            <text:p>خلی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ym suit</text:p>
          </table:table-cell>
          <table:table-cell office:value-type="string">
            <text:p>garmkon</text:p>
          </table:table-cell>
          <table:table-cell office:value-type="string">
            <text:p>گرمک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il</text:p>
          </table:table-cell>
          <table:table-cell office:value-type="string">
            <text:p>tagarg</text:p>
          </table:table-cell>
          <table:table-cell office:value-type="string">
            <text:p>تگر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nd luggage</text:p>
          </table:table-cell>
          <table:table-cell office:value-type="string">
            <text:p>sākdasti</text:p>
          </table:table-cell>
          <table:table-cell office:value-type="string">
            <text:p>سکدس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dache</text:p>
          </table:table-cell>
          <table:table-cell office:value-type="string">
            <text:p>sardard</text:p>
          </table:table-cell>
          <table:table-cell office:value-type="string">
            <text:p>سر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ghway</text:p>
          </table:table-cell>
          <table:table-cell office:value-type="string">
            <text:p>bozorgrāh</text:p>
          </table:table-cell>
          <table:table-cell office:value-type="string">
            <text:p>بزرگر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istory</text:p>
          </table:table-cell>
          <table:table-cell office:value-type="string">
            <text:p>tārixce</text:p>
          </table:table-cell>
          <table:table-cell office:value-type="string">
            <text:p>تاریخ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rn</text:p>
          </table:table-cell>
          <table:table-cell office:value-type="string">
            <text:p>buq</text:p>
          </table:table-cell>
          <table:table-cell office:value-type="string">
            <text:p>بو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use</text:p>
          </table:table-cell>
          <table:table-cell office:value-type="string">
            <text:p>manzel</text:p>
          </table:table-cell>
          <table:table-cell office:value-type="string">
            <text:p>منز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sband of aunt maternal;</text:p>
          </table:table-cell>
          <table:table-cell office:value-type="string">
            <text:p>šowharxāle</text:p>
          </table:table-cell>
          <table:table-cell office:value-type="string">
            <text:p>شوهرخ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usband of aunt paternal;</text:p>
          </table:table-cell>
          <table:table-cell office:value-type="string">
            <text:p>šowharamme</text:p>
          </table:table-cell>
          <table:table-cell office:value-type="string">
            <text:p>شوهرم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mprovisation</text:p>
          </table:table-cell>
          <table:table-cell office:value-type="string">
            <text:p>bedāhenavāzi</text:p>
          </table:table-cell>
          <table:table-cell office:value-type="string">
            <text:p>بداهه‌نو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formation; notice; notification</text:p>
          </table:table-cell>
          <table:table-cell office:value-type="string">
            <text:p>ettelā’</text:p>
          </table:table-cell>
          <table:table-cell office:value-type="string">
            <text:p>اطلا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sland</text:p>
          </table:table-cell>
          <table:table-cell office:value-type="string">
            <text:p>jazire</text:p>
          </table:table-cell>
          <table:table-cell office:value-type="string">
            <text:p>جزی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jacket; sweater</text:p>
          </table:table-cell>
          <table:table-cell office:value-type="string">
            <text:p>žākat</text:p>
          </table:table-cell>
          <table:table-cell office:value-type="string">
            <text:p>ژاک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ebab; barbecue; grill</text:p>
          </table:table-cell>
          <table:table-cell office:value-type="string">
            <text:p>kabāb</text:p>
          </table:table-cell>
          <table:table-cell office:value-type="string">
            <text:p>کب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ettle</text:p>
          </table:table-cell>
          <table:table-cell office:value-type="string">
            <text:p>ketri</text:p>
          </table:table-cell>
          <table:table-cell office:value-type="string">
            <text:p>کت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knife</text:p>
          </table:table-cell>
          <table:table-cell office:value-type="string">
            <text:p>cāqu</text:p>
          </table:table-cell>
          <table:table-cell office:value-type="string">
            <text:p>چاق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af</text:p>
          </table:table-cell>
          <table:table-cell office:value-type="string">
            <text:p>barg</text:p>
          </table:table-cell>
          <table:table-cell office:value-type="string">
            <text:p>بر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mon; citron</text:p>
          </table:table-cell>
          <table:table-cell office:value-type="string">
            <text:p>limu</text:p>
          </table:table-cell>
          <table:table-cell office:value-type="string">
            <text:p>لیم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entil</text:p>
          </table:table-cell>
          <table:table-cell office:value-type="string">
            <text:p>adas</text:p>
          </table:table-cell>
          <table:table-cell office:value-type="string">
            <text:p>عد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brary; bookshelf</text:p>
          </table:table-cell>
          <table:table-cell office:value-type="string">
            <text:p>ketābxāne</text:p>
          </table:table-cell>
          <table:table-cell office:value-type="string">
            <text:p>کتابخ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fe; dear</text:p>
          </table:table-cell>
          <table:table-cell office:value-type="string">
            <text:p>jān</text:p>
          </table:table-cell>
          <table:table-cell office:value-type="string">
            <text:p>ج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ight</text:p>
          </table:table-cell>
          <table:table-cell office:value-type="string">
            <text:p>sabok</text:p>
          </table:table-cell>
          <table:table-cell office:value-type="string">
            <text:p>سب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ser</text:p>
          </table:table-cell>
          <table:table-cell office:value-type="string">
            <text:p>bāzande</text:p>
          </table:table-cell>
          <table:table-cell office:value-type="string">
            <text:p>باز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gnitude; enlargement</text:p>
          </table:table-cell>
          <table:table-cell office:value-type="string">
            <text:p>bozorgi</text:p>
          </table:table-cell>
          <table:table-cell office:value-type="string">
            <text:p>بزرگ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astery; domination</text:p>
          </table:table-cell>
          <table:table-cell office:value-type="string">
            <text:p>tasallot</text:p>
          </table:table-cell>
          <table:table-cell office:value-type="string">
            <text:p>تسلط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illennium</text:p>
          </table:table-cell>
          <table:table-cell office:value-type="string">
            <text:p>hezāre</text:p>
          </table:table-cell>
          <table:table-cell office:value-type="string">
            <text:p>هز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nth; moon</text:p>
          </table:table-cell>
          <table:table-cell office:value-type="string">
            <text:p>māh</text:p>
          </table:table-cell>
          <table:table-cell office:value-type="string">
            <text:p>م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torcycle</text:p>
          </table:table-cell>
          <table:table-cell office:value-type="string">
            <text:p>motorsiklet</text:p>
          </table:table-cell>
          <table:table-cell office:value-type="string">
            <text:p>موتورسیک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outh</text:p>
          </table:table-cell>
          <table:table-cell office:value-type="string">
            <text:p>dahān</text:p>
          </table:table-cell>
          <table:table-cell office:value-type="string">
            <text:p>ده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ature</text:p>
          </table:table-cell>
          <table:table-cell office:value-type="string">
            <text:p>tabiat</text:p>
          </table:table-cell>
          <table:table-cell office:value-type="string">
            <text:p>تب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eck</text:p>
          </table:table-cell>
          <table:table-cell office:value-type="string">
            <text:p>gardan</text:p>
          </table:table-cell>
          <table:table-cell office:value-type="string">
            <text:p>گر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pponent; rival; competitor</text:p>
          </table:table-cell>
          <table:table-cell office:value-type="string">
            <text:p>harif</text:p>
          </table:table-cell>
          <table:table-cell office:value-type="string">
            <text:p>حر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ange</text:p>
          </table:table-cell>
          <table:table-cell office:value-type="string">
            <text:p>porteqāl</text:p>
          </table:table-cell>
          <table:table-cell office:value-type="string">
            <text:p>پرتغ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vercoat</text:p>
          </table:table-cell>
          <table:table-cell office:value-type="string">
            <text:p>pāltow</text:p>
          </table:table-cell>
          <table:table-cell office:value-type="string">
            <text:p>پلت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inter</text:p>
          </table:table-cell>
          <table:table-cell office:value-type="string">
            <text:p>naqqāš</text:p>
          </table:table-cell>
          <table:table-cell office:value-type="string">
            <text:p>نقا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ir</text:p>
          </table:table-cell>
          <table:table-cell office:value-type="string">
            <text:p>joft</text:p>
          </table:table-cell>
          <table:table-cell office:value-type="string">
            <text:p>جف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rts; spare parts</text:p>
          </table:table-cell>
          <table:table-cell office:value-type="string">
            <text:p>qateāt</text:p>
          </table:table-cell>
          <table:table-cell office:value-type="string">
            <text:p>قطع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st; ago</text:p>
          </table:table-cell>
          <table:table-cell office:value-type="string">
            <text:p>gozāšte</text:p>
          </table:table-cell>
          <table:table-cell office:value-type="string">
            <text:p>گذشت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tience</text:p>
          </table:table-cell>
          <table:table-cell office:value-type="string">
            <text:p>sabr</text:p>
          </table:table-cell>
          <table:table-cell office:value-type="string">
            <text:p>ص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</text:p>
          </table:table-cell>
          <table:table-cell office:value-type="string">
            <text:p>noxod</text:p>
          </table:table-cell>
          <table:table-cell office:value-type="string">
            <text:p>نخ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ch</text:p>
          </table:table-cell>
          <table:table-cell office:value-type="string">
            <text:p>holu</text:p>
          </table:table-cell>
          <table:table-cell office:value-type="string">
            <text:p>ه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k</text:p>
          </table:table-cell>
          <table:table-cell office:value-type="string">
            <text:p>qolle</text:p>
          </table:table-cell>
          <table:table-cell office:value-type="string">
            <text:p>قً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ear</text:p>
          </table:table-cell>
          <table:table-cell office:value-type="string">
            <text:p>golābi</text:p>
          </table:table-cell>
          <table:table-cell office:value-type="string">
            <text:p>گلاب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hone number</text:p>
          </table:table-cell>
          <table:table-cell office:value-type="string">
            <text:p>šomāretelefon</text:p>
          </table:table-cell>
          <table:table-cell office:value-type="string">
            <text:p>شمرتلف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aque; house number</text:p>
          </table:table-cell>
          <table:table-cell office:value-type="string">
            <text:p>pelāk</text:p>
          </table:table-cell>
          <table:table-cell office:value-type="string">
            <text:p>پلا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late</text:p>
          </table:table-cell>
          <table:table-cell office:value-type="string">
            <text:p>dis</text:p>
          </table:table-cell>
          <table:table-cell office:value-type="string">
            <text:p>د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ems</text:p>
          </table:table-cell>
          <table:table-cell office:value-type="string">
            <text:p>aš’ār</text:p>
          </table:table-cell>
          <table:table-cell office:value-type="string">
            <text:p>اشع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lo</text:p>
          </table:table-cell>
          <table:table-cell office:value-type="string">
            <text:p>cowgān</text:p>
          </table:table-cell>
          <table:table-cell office:value-type="string">
            <text:p>چو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omegranate</text:p>
          </table:table-cell>
          <table:table-cell office:value-type="string">
            <text:p>anār</text:p>
          </table:table-cell>
          <table:table-cell office:value-type="string">
            <text:p>ان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ogress</text:p>
          </table:table-cell>
          <table:table-cell office:value-type="string">
            <text:p>pišraft</text:p>
          </table:table-cell>
          <table:table-cell office:value-type="string">
            <text:p>پیشرف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quality</text:p>
          </table:table-cell>
          <table:table-cell office:value-type="string">
            <text:p>keyfiyat</text:p>
          </table:table-cell>
          <table:table-cell office:value-type="string">
            <text:p>کیف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azor; blade</text:p>
          </table:table-cell>
          <table:table-cell office:value-type="string">
            <text:p>tiq</text:p>
          </table:table-cell>
          <table:table-cell office:value-type="string">
            <text:p>تیغ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pect</text:p>
          </table:table-cell>
          <table:table-cell office:value-type="string">
            <text:p>ehterām</text:p>
          </table:table-cell>
          <table:table-cell office:value-type="string">
            <text:p>احتر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ights; salary</text:p>
          </table:table-cell>
          <table:table-cell office:value-type="string">
            <text:p>hoquq</text:p>
          </table:table-cell>
          <table:table-cell office:value-type="string">
            <text:p>حقو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ad; street; way</text:p>
          </table:table-cell>
          <table:table-cell office:value-type="string">
            <text:p>jādde</text:p>
          </table:table-cell>
          <table:table-cell office:value-type="string">
            <text:p>جا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sary</text:p>
          </table:table-cell>
          <table:table-cell office:value-type="string">
            <text:p>golestān</text:p>
          </table:table-cell>
          <table:table-cell office:value-type="string">
            <text:p>گل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ulpture</text:p>
          </table:table-cell>
          <table:table-cell office:value-type="string">
            <text:p>mojassamesāzi</text:p>
          </table:table-cell>
          <table:table-cell office:value-type="string">
            <text:p>مجسمس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retary</text:p>
          </table:table-cell>
          <table:table-cell office:value-type="string">
            <text:p>monši</text:p>
          </table:table-cell>
          <table:table-cell office:value-type="string">
            <text:p>منش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mpoo</text:p>
          </table:table-cell>
          <table:table-cell office:value-type="string">
            <text:p>šāmpu</text:p>
          </table:table-cell>
          <table:table-cell office:value-type="string">
            <text:p>شامپ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eep</text:p>
          </table:table-cell>
          <table:table-cell office:value-type="string">
            <text:p>gusfand</text:p>
          </table:table-cell>
          <table:table-cell office:value-type="string">
            <text:p>گوسف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op; store</text:p>
          </table:table-cell>
          <table:table-cell office:value-type="string">
            <text:p>maqāze</text:p>
          </table:table-cell>
          <table:table-cell office:value-type="string">
            <text:p>مغاز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kin; shell</text:p>
          </table:table-cell>
          <table:table-cell office:value-type="string">
            <text:p>pust</text:p>
          </table:table-cell>
          <table:table-cell office:value-type="string">
            <text:p>پو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kirt</text:p>
          </table:table-cell>
          <table:table-cell office:value-type="string">
            <text:p>dāman</text:p>
          </table:table-cell>
          <table:table-cell office:value-type="string">
            <text:p>دام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mell</text:p>
          </table:table-cell>
          <table:table-cell office:value-type="string">
            <text:p>bu</text:p>
          </table:table-cell>
          <table:table-cell office:value-type="string">
            <text:p>بو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uvenir; memeory; keepsake</text:p>
          </table:table-cell>
          <table:table-cell office:value-type="string">
            <text:p>yādgāri</text:p>
          </table:table-cell>
          <table:table-cell office:value-type="string">
            <text:p>یادگ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lit peas</text:p>
          </table:table-cell>
          <table:table-cell office:value-type="string">
            <text:p>lappe</text:p>
          </table:table-cell>
          <table:table-cell office:value-type="string">
            <text:p>لپ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ring</text:p>
          </table:table-cell>
          <table:table-cell office:value-type="string">
            <text:p>cešme</text:p>
          </table:table-cell>
          <table:table-cell office:value-type="string">
            <text:p>چش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ation</text:p>
          </table:table-cell>
          <table:table-cell office:value-type="string">
            <text:p>istgāh</text:p>
          </table:table-cell>
          <table:table-cell office:value-type="string">
            <text:p>ایست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mach ache</text:p>
          </table:table-cell>
          <table:table-cell office:value-type="string">
            <text:p>deldard</text:p>
          </table:table-cell>
          <table:table-cell office:value-type="string">
            <text:p>دل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eroom</text:p>
          </table:table-cell>
          <table:table-cell office:value-type="string">
            <text:p>anbāri</text:p>
          </table:table-cell>
          <table:table-cell office:value-type="string">
            <text:p>انب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m</text:p>
          </table:table-cell>
          <table:table-cell office:value-type="string">
            <text:p>tufān</text:p>
          </table:table-cell>
          <table:table-cell office:value-type="string">
            <text:p>توف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ory; tale</text:p>
          </table:table-cell>
          <table:table-cell office:value-type="string">
            <text:p>dāstān</text:p>
          </table:table-cell>
          <table:table-cell office:value-type="string">
            <text:p>دا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rawberry</text:p>
          </table:table-cell>
          <table:table-cell office:value-type="string">
            <text:p>tutfarangi</text:p>
          </table:table-cell>
          <table:table-cell office:value-type="string">
            <text:p>توتفرن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udent</text:p>
          </table:table-cell>
          <table:table-cell office:value-type="string">
            <text:p>šāgerd</text:p>
          </table:table-cell>
          <table:table-cell office:value-type="string">
            <text:p>شا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udy; reading</text:p>
          </table:table-cell>
          <table:table-cell office:value-type="string">
            <text:p>motālee</text:p>
          </table:table-cell>
          <table:table-cell office:value-type="string">
            <text:p>مطالع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bscription; sharing</text:p>
          </table:table-cell>
          <table:table-cell office:value-type="string">
            <text:p>ešterāk</text:p>
          </table:table-cell>
          <table:table-cell office:value-type="string">
            <text:p>اشترا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it</text:p>
          </table:table-cell>
          <table:table-cell office:value-type="string">
            <text:p>kotšalvār</text:p>
          </table:table-cell>
          <table:table-cell office:value-type="string">
            <text:p>کتشل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itcase</text:p>
          </table:table-cell>
          <table:table-cell office:value-type="string">
            <text:p>camedān</text:p>
          </table:table-cell>
          <table:table-cell office:value-type="string">
            <text:p>چم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unshine</text:p>
          </table:table-cell>
          <table:table-cell office:value-type="string">
            <text:p>āftāb</text:p>
          </table:table-cell>
          <table:table-cell office:value-type="string">
            <text:p>آفت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wimming</text:p>
          </table:table-cell>
          <table:table-cell office:value-type="string">
            <text:p>šenā</text:p>
          </table:table-cell>
          <table:table-cell office:value-type="string">
            <text:p>شن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‐Shirt</text:p>
          </table:table-cell>
          <table:table-cell office:value-type="string">
            <text:p>tišert</text:p>
          </table:table-cell>
          <table:table-cell office:value-type="string">
            <text:p>تیش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ngerine; mandarin</text:p>
          </table:table-cell>
          <table:table-cell office:value-type="string">
            <text:p>nārengi</text:p>
          </table:table-cell>
          <table:table-cell office:value-type="string">
            <text:p>نرنگ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ste</text:p>
          </table:table-cell>
          <table:table-cell office:value-type="string">
            <text:p>maze</text:p>
          </table:table-cell>
          <table:table-cell office:value-type="string">
            <text:p>مز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xi service</text:p>
          </table:table-cell>
          <table:table-cell office:value-type="string">
            <text:p>tāksiservis</text:p>
          </table:table-cell>
          <table:table-cell office:value-type="string">
            <text:p>تکسیسرو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ahouse</text:p>
          </table:table-cell>
          <table:table-cell office:value-type="string">
            <text:p>cāyxāne</text:p>
          </table:table-cell>
          <table:table-cell office:value-type="string">
            <text:p>چایخ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apot</text:p>
          </table:table-cell>
          <table:table-cell office:value-type="string">
            <text:p>quri</text:p>
          </table:table-cell>
          <table:table-cell office:value-type="string">
            <text:p>ق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ennis</text:p>
          </table:table-cell>
          <table:table-cell office:value-type="string">
            <text:p>tenis</text:p>
          </table:table-cell>
          <table:table-cell office:value-type="string">
            <text:p>تن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atre</text:p>
          </table:table-cell>
          <table:table-cell office:value-type="string">
            <text:p>teātr</text:p>
          </table:table-cell>
          <table:table-cell office:value-type="string">
            <text:p>تئا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eme; context; background</text:p>
          </table:table-cell>
          <table:table-cell office:value-type="string">
            <text:p>zamine</text:p>
          </table:table-cell>
          <table:table-cell office:value-type="string">
            <text:p>زمی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eves</text:p>
          </table:table-cell>
          <table:table-cell office:value-type="string">
            <text:p>sāreqin</text:p>
          </table:table-cell>
          <table:table-cell office:value-type="string">
            <text:p>سرق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ckets seller</text:p>
          </table:table-cell>
          <table:table-cell office:value-type="string">
            <text:p>belitforuš</text:p>
          </table:table-cell>
          <table:table-cell office:value-type="string">
            <text:p>بلیتفر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ie</text:p>
          </table:table-cell>
          <table:table-cell office:value-type="string">
            <text:p>kerāvāt</text:p>
          </table:table-cell>
          <table:table-cell office:value-type="string">
            <text:p>کرو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wel</text:p>
          </table:table-cell>
          <table:table-cell office:value-type="string">
            <text:p>howle</text:p>
          </table:table-cell>
          <table:table-cell office:value-type="string">
            <text:p>حو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in</text:p>
          </table:table-cell>
          <table:table-cell office:value-type="string">
            <text:p>qatār</text:p>
          </table:table-cell>
          <table:table-cell office:value-type="string">
            <text:p>قط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sh; rubbish; garbage</text:p>
          </table:table-cell>
          <table:table-cell office:value-type="string">
            <text:p>āšqāl</text:p>
          </table:table-cell>
          <table:table-cell office:value-type="string">
            <text:p>آشغ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ip; tour; walk; turn</text:p>
          </table:table-cell>
          <table:table-cell office:value-type="string">
            <text:p>gardeš</text:p>
          </table:table-cell>
          <table:table-cell office:value-type="string">
            <text:p>گرد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ub; bath tub</text:p>
          </table:table-cell>
          <table:table-cell office:value-type="string">
            <text:p>vān</text:p>
          </table:table-cell>
          <table:table-cell office:value-type="string">
            <text:p>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cle</text:p>
          </table:table-cell>
          <table:table-cell office:value-type="string">
            <text:p>amu</text:p>
          </table:table-cell>
          <table:table-cell office:value-type="string">
            <text:p>عم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uncle</text:p>
          </table:table-cell>
          <table:table-cell office:value-type="string">
            <text:p>dāyi</text:p>
          </table:table-cell>
          <table:table-cell office:value-type="string">
            <text:p>د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se</text:p>
          </table:table-cell>
          <table:table-cell office:value-type="string">
            <text:p>beyt</text:p>
          </table:table-cell>
          <table:table-cell office:value-type="string">
            <text:p>ب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ew; opinion</text:p>
          </table:table-cell>
          <table:table-cell office:value-type="string">
            <text:p>nazar</text:p>
          </table:table-cell>
          <table:table-cell office:value-type="string">
            <text:p>نظ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illa; bungalow</text:p>
          </table:table-cell>
          <table:table-cell office:value-type="string">
            <text:p>vilā</text:p>
          </table:table-cell>
          <table:table-cell office:value-type="string">
            <text:p>ویل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olleyball</text:p>
          </table:table-cell>
          <table:table-cell office:value-type="string">
            <text:p>vālibāl</text:p>
          </table:table-cell>
          <table:table-cell office:value-type="string">
            <text:p>والیب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r; battle</text:p>
          </table:table-cell>
          <table:table-cell office:value-type="string">
            <text:p>jang</text:p>
          </table:table-cell>
          <table:table-cell office:value-type="string">
            <text:p>ج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shbasin; toilet</text:p>
          </table:table-cell>
          <table:table-cell office:value-type="string">
            <text:p>dastšuyi</text:p>
          </table:table-cell>
          <table:table-cell office:value-type="string">
            <text:p>دستشو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aterfall</text:p>
          </table:table-cell>
          <table:table-cell office:value-type="string">
            <text:p>ābšār</text:p>
          </table:table-cell>
          <table:table-cell office:value-type="string">
            <text:p>ابش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heat</text:p>
          </table:table-cell>
          <table:table-cell office:value-type="string">
            <text:p>gandom</text:p>
          </table:table-cell>
          <table:table-cell office:value-type="string">
            <text:p>گند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fe of uncle maternal; aunt</text:p>
          </table:table-cell>
          <table:table-cell office:value-type="string">
            <text:p>zandāyi</text:p>
          </table:table-cell>
          <table:table-cell office:value-type="string">
            <text:p>زند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fe of uncle paternal; aunt</text:p>
          </table:table-cell>
          <table:table-cell office:value-type="string">
            <text:p>zanamu</text:p>
          </table:table-cell>
          <table:table-cell office:value-type="string">
            <text:p>زنعم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inner</text:p>
          </table:table-cell>
          <table:table-cell office:value-type="string">
            <text:p>barande</text:p>
          </table:table-cell>
          <table:table-cell office:value-type="string">
            <text:p>بار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orker; labor</text:p>
          </table:table-cell>
          <table:table-cell office:value-type="string">
            <text:p>kārgar</text:p>
          </table:table-cell>
          <table:table-cell office:value-type="string">
            <text:p>کار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bility</text:p>
          </table:table-cell>
          <table:table-cell office:value-type="string">
            <text:p>tavānāyi</text:p>
          </table:table-cell>
          <table:table-cell office:value-type="string">
            <text:p>توان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ge of twelve years</text:p>
          </table:table-cell>
          <table:table-cell office:value-type="string">
            <text:p>davāzdahsālegi</text:p>
          </table:table-cell>
          <table:table-cell office:value-type="string">
            <text:p>دوزدهسل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gebra</text:p>
          </table:table-cell>
          <table:table-cell office:value-type="string">
            <text:p>jabr</text:p>
          </table:table-cell>
          <table:table-cell office:value-type="string">
            <text:p>ج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esthesia</text:p>
          </table:table-cell>
          <table:table-cell office:value-type="string">
            <text:p>bihessi</text:p>
          </table:table-cell>
          <table:table-cell office:value-type="string">
            <text:p>بیحس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partment; flat</text:p>
          </table:table-cell>
          <table:table-cell office:value-type="string">
            <text:p>āpārtemān</text:p>
          </table:table-cell>
          <table:table-cell office:value-type="string">
            <text:p>آپارت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pect</text:p>
          </table:table-cell>
          <table:table-cell office:value-type="string">
            <text:p>janbe</text:p>
          </table:table-cell>
          <table:table-cell office:value-type="string">
            <text:p>جن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tronomer</text:p>
          </table:table-cell>
          <table:table-cell office:value-type="string">
            <text:p>setārešenās</text:p>
          </table:table-cell>
          <table:table-cell office:value-type="string">
            <text:p>سترشن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unt</text:p>
          </table:table-cell>
          <table:table-cell office:value-type="string">
            <text:p>xāle</text:p>
          </table:table-cell>
          <table:table-cell office:value-type="string">
            <text:p>خا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nknote; bill; paper money</text:p>
          </table:table-cell>
          <table:table-cell office:value-type="string">
            <text:p>eskenās</text:p>
          </table:table-cell>
          <table:table-cell office:value-type="string">
            <text:p>اسکنا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arley</text:p>
          </table:table-cell>
          <table:table-cell office:value-type="string">
            <text:p>jow</text:p>
          </table:table-cell>
          <table:table-cell office:value-type="string">
            <text:p>ج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havior</text:p>
          </table:table-cell>
          <table:table-cell office:value-type="string">
            <text:p>raftār</text:p>
          </table:table-cell>
          <table:table-cell office:value-type="string">
            <text:p>رفت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est pupil</text:p>
          </table:table-cell>
          <table:table-cell office:value-type="string">
            <text:p>šāgerdavval</text:p>
          </table:table-cell>
          <table:table-cell office:value-type="string">
            <text:p>شگردو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rthplace</text:p>
          </table:table-cell>
          <table:table-cell office:value-type="string">
            <text:p>zādgāh</text:p>
          </table:table-cell>
          <table:table-cell office:value-type="string">
            <text:p>زاد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okseller</text:p>
          </table:table-cell>
          <table:table-cell office:value-type="string">
            <text:p>ketābforuš</text:p>
          </table:table-cell>
          <table:table-cell office:value-type="string">
            <text:p>کتبفر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owl; shell</text:p>
          </table:table-cell>
          <table:table-cell office:value-type="string">
            <text:p>kāse</text:p>
          </table:table-cell>
          <table:table-cell office:value-type="string">
            <text:p>ک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iness; transaction</text:p>
          </table:table-cell>
          <table:table-cell office:value-type="string">
            <text:p>moāmele</text:p>
          </table:table-cell>
          <table:table-cell office:value-type="string">
            <text:p>معم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b</text:p>
          </table:table-cell>
          <table:table-cell office:value-type="string">
            <text:p>doroške</text:p>
          </table:table-cell>
          <table:table-cell office:value-type="string">
            <text:p>درشک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rot</text:p>
          </table:table-cell>
          <table:table-cell office:value-type="string">
            <text:p>havij</text:p>
          </table:table-cell>
          <table:table-cell office:value-type="string">
            <text:p>هوی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iling; roof</text:p>
          </table:table-cell>
          <table:table-cell office:value-type="string">
            <text:p>saqf</text:p>
          </table:table-cell>
          <table:table-cell office:value-type="string">
            <text:p>سق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ers</text:p>
          </table:table-cell>
          <table:table-cell office:value-type="string">
            <text:p>marākez</text:p>
          </table:table-cell>
          <table:table-cell office:value-type="string">
            <text:p>مرک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irlift; lift</text:p>
          </table:table-cell>
          <table:table-cell office:value-type="string">
            <text:p>telekābin</text:p>
          </table:table-cell>
          <table:table-cell office:value-type="string">
            <text:p>تله‌کاب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</text:p>
          </table:table-cell>
          <table:table-cell office:value-type="string">
            <text:p>pahlevān</text:p>
          </table:table-cell>
          <table:table-cell office:value-type="string">
            <text:p>پهل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; hero</text:p>
          </table:table-cell>
          <table:table-cell office:value-type="string">
            <text:p>qahremān</text:p>
          </table:table-cell>
          <table:table-cell office:value-type="string">
            <text:p>قهر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ampionship; heroism</text:p>
          </table:table-cell>
          <table:table-cell office:value-type="string">
            <text:p>qahremāni</text:p>
          </table:table-cell>
          <table:table-cell office:value-type="string">
            <text:p>قهرم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ocolate</text:p>
          </table:table-cell>
          <table:table-cell office:value-type="string">
            <text:p>šokolāt</text:p>
          </table:table-cell>
          <table:table-cell office:value-type="string">
            <text:p>شک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hurch</text:p>
          </table:table-cell>
          <table:table-cell office:value-type="string">
            <text:p>kelisā</text:p>
          </table:table-cell>
          <table:table-cell office:value-type="string">
            <text:p>کلیس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stern</text:p>
          </table:table-cell>
          <table:table-cell office:value-type="string">
            <text:p>ābanbār</text:p>
          </table:table-cell>
          <table:table-cell office:value-type="string">
            <text:p>آب‌انب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eanness</text:p>
          </table:table-cell>
          <table:table-cell office:value-type="string">
            <text:p>tamizi</text:p>
          </table:table-cell>
          <table:table-cell office:value-type="string">
            <text:p>تمی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ff; rock</text:p>
          </table:table-cell>
          <table:table-cell office:value-type="string">
            <text:p>saxre</text:p>
          </table:table-cell>
          <table:table-cell office:value-type="string">
            <text:p>صخ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inic</text:p>
          </table:table-cell>
          <table:table-cell office:value-type="string">
            <text:p>darmāngāh</text:p>
          </table:table-cell>
          <table:table-cell office:value-type="string">
            <text:p>درمان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lection of poems</text:p>
          </table:table-cell>
          <table:table-cell office:value-type="string">
            <text:p>divān</text:p>
          </table:table-cell>
          <table:table-cell office:value-type="string">
            <text:p>دی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pilation</text:p>
          </table:table-cell>
          <table:table-cell office:value-type="string">
            <text:p>talfiq</text:p>
          </table:table-cell>
          <table:table-cell office:value-type="string">
            <text:p>تلفی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puter</text:p>
          </table:table-cell>
          <table:table-cell office:value-type="string">
            <text:p>kāmpiyuter</text:p>
          </table:table-cell>
          <table:table-cell office:value-type="string">
            <text:p>کامپیو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cept; sense; notion;</text:p>
          </table:table-cell>
          <table:table-cell office:value-type="string">
            <text:p>mafhum</text:p>
          </table:table-cell>
          <table:table-cell office:value-type="string">
            <text:p>مفهو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sideration; regard;</text:p>
          </table:table-cell>
          <table:table-cell office:value-type="string">
            <text:p>molāheze</text:p>
          </table:table-cell>
          <table:table-cell office:value-type="string">
            <text:p>ملاحظ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rner</text:p>
          </table:table-cell>
          <table:table-cell office:value-type="string">
            <text:p>guše</text:p>
          </table:table-cell>
          <table:table-cell office:value-type="string">
            <text:p>گوش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rt</text:p>
          </table:table-cell>
          <table:table-cell office:value-type="string">
            <text:p>darbār</text:p>
          </table:table-cell>
          <table:table-cell office:value-type="string">
            <text:p>درب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rtyard; yard; life</text:p>
          </table:table-cell>
          <table:table-cell office:value-type="string">
            <text:p>hayāt</text:p>
          </table:table-cell>
          <table:table-cell office:value-type="string">
            <text:p>هی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doxtaramme</text:p>
          </table:table-cell>
          <table:table-cell office:value-type="string">
            <text:p>دخترم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doxtaramu</text:p>
          </table:table-cell>
          <table:table-cell office:value-type="string">
            <text:p>دخترم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pesaramu</text:p>
          </table:table-cell>
          <table:table-cell office:value-type="string">
            <text:p>پسرم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usin</text:p>
          </table:table-cell>
          <table:table-cell office:value-type="string">
            <text:p>pesardāyi</text:p>
          </table:table-cell>
          <table:table-cell office:value-type="string">
            <text:p>پسرد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lt; ceremony</text:p>
          </table:table-cell>
          <table:table-cell office:value-type="string">
            <text:p>āyin</text:p>
          </table:table-cell>
          <table:table-cell office:value-type="string">
            <text:p>آی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p</text:p>
          </table:table-cell>
          <table:table-cell office:value-type="string">
            <text:p>fenjān</text:p>
          </table:table-cell>
          <table:table-cell office:value-type="string">
            <text:p>فنج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ustoms</text:p>
          </table:table-cell>
          <table:table-cell office:value-type="string">
            <text:p>gomroki</text:p>
          </table:table-cell>
          <table:table-cell office:value-type="string">
            <text:p>گمرک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ument</text:p>
          </table:table-cell>
          <table:table-cell office:value-type="string">
            <text:p>sanad</text:p>
          </table:table-cell>
          <table:table-cell office:value-type="string">
            <text:p>س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rug; medicament; medicine</text:p>
          </table:table-cell>
          <table:table-cell office:value-type="string">
            <text:p>davā</text:p>
          </table:table-cell>
          <table:table-cell office:value-type="string">
            <text:p>دعو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uration; length</text:p>
          </table:table-cell>
          <table:table-cell office:value-type="string">
            <text:p>moddatzamān</text:p>
          </table:table-cell>
          <table:table-cell office:value-type="string">
            <text:p>مددتزم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ement</text:p>
          </table:table-cell>
          <table:table-cell office:value-type="string">
            <text:p>onsor</text:p>
          </table:table-cell>
          <table:table-cell office:value-type="string">
            <text:p>عنص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gration; imigration</text:p>
          </table:table-cell>
          <table:table-cell office:value-type="string">
            <text:p>kuc</text:p>
          </table:table-cell>
          <table:table-cell office:value-type="string">
            <text:p>کو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migration; imigration</text:p>
          </table:table-cell>
          <table:table-cell office:value-type="string">
            <text:p>mohājerat</text:p>
          </table:table-cell>
          <table:table-cell office:value-type="string">
            <text:p>مهاج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cyclopedia</text:p>
          </table:table-cell>
          <table:table-cell office:value-type="string">
            <text:p>dānešnāme</text:p>
          </table:table-cell>
          <table:table-cell office:value-type="string">
            <text:p>دانش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nemy</text:p>
          </table:table-cell>
          <table:table-cell office:value-type="string">
            <text:p>došman</text:p>
          </table:table-cell>
          <table:table-cell office:value-type="string">
            <text:p>دشم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ra; period</text:p>
          </table:table-cell>
          <table:table-cell office:value-type="string">
            <text:p>dowrān</text:p>
          </table:table-cell>
          <table:table-cell office:value-type="string">
            <text:p>دور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xcellency</text:p>
          </table:table-cell>
          <table:table-cell office:value-type="string">
            <text:p>jenāb</text:p>
          </table:table-cell>
          <table:table-cell office:value-type="string">
            <text:p>جن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ult; defect</text:p>
          </table:table-cell>
          <table:table-cell office:value-type="string">
            <text:p>eškāl</text:p>
          </table:table-cell>
          <table:table-cell office:value-type="string">
            <text:p>اشک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ddle</text:p>
          </table:table-cell>
          <table:table-cell office:value-type="string">
            <text:p>kamānce</text:p>
          </table:table-cell>
          <table:table-cell office:value-type="string">
            <text:p>کمان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ght; affray</text:p>
          </table:table-cell>
          <table:table-cell office:value-type="string">
            <text:p>zadoxord</text:p>
          </table:table-cell>
          <table:table-cell office:value-type="string">
            <text:p>زدخ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gures</text:p>
          </table:table-cell>
          <table:table-cell office:value-type="string">
            <text:p>aškāl</text:p>
          </table:table-cell>
          <table:table-cell office:value-type="string">
            <text:p>اشک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ire temple</text:p>
          </table:table-cell>
          <table:table-cell office:value-type="string">
            <text:p>ātaškade</text:p>
          </table:table-cell>
          <table:table-cell office:value-type="string">
            <text:p>آتشک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ood</text:p>
          </table:table-cell>
          <table:table-cell office:value-type="string">
            <text:p>seyl</text:p>
          </table:table-cell>
          <table:table-cell office:value-type="string">
            <text:p>سی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lute; straw</text:p>
          </table:table-cell>
          <table:table-cell office:value-type="string">
            <text:p>ney</text:p>
          </table:table-cell>
          <table:table-cell office:value-type="string">
            <text:p>نی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; power; strength; violence</text:p>
          </table:table-cell>
          <table:table-cell office:value-type="string">
            <text:p>zur</text:p>
          </table:table-cell>
          <table:table-cell office:value-type="string">
            <text:p>ز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est; jungle</text:p>
          </table:table-cell>
          <table:table-cell office:value-type="string">
            <text:p>jangal</text:p>
          </table:table-cell>
          <table:table-cell office:value-type="string">
            <text:p>جنگ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iendship</text:p>
          </table:table-cell>
          <table:table-cell office:value-type="string">
            <text:p>dusti</text:p>
          </table:table-cell>
          <table:table-cell office:value-type="string">
            <text:p>دوس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s station</text:p>
          </table:table-cell>
          <table:table-cell office:value-type="string">
            <text:p>pompbenzin</text:p>
          </table:table-cell>
          <table:table-cell office:value-type="string">
            <text:p>پمپبنز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eography</text:p>
          </table:table-cell>
          <table:table-cell office:value-type="string">
            <text:p>joqrāfiyā</text:p>
          </table:table-cell>
          <table:table-cell office:value-type="string">
            <text:p>جغرفی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odness</text:p>
          </table:table-cell>
          <table:table-cell office:value-type="string">
            <text:p>niki</text:p>
          </table:table-cell>
          <table:table-cell office:value-type="string">
            <text:p>نیک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eetings</text:p>
          </table:table-cell>
          <table:table-cell office:value-type="string">
            <text:p>ahvālporsi</text:p>
          </table:table-cell>
          <table:table-cell office:value-type="string">
            <text:p>احوالپرس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rowth; increase</text:p>
          </table:table-cell>
          <table:table-cell office:value-type="string">
            <text:p>rošd</text:p>
          </table:table-cell>
          <table:table-cell office:value-type="string">
            <text:p>رش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uitar</text:p>
          </table:table-cell>
          <table:table-cell office:value-type="string">
            <text:p>gitār</text:p>
          </table:table-cell>
          <table:table-cell office:value-type="string">
            <text:p>گیت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t; temperature</text:p>
          </table:table-cell>
          <table:table-cell office:value-type="string">
            <text:p>harārat</text:p>
          </table:table-cell>
          <table:table-cell office:value-type="string">
            <text:p>حرا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gh school</text:p>
          </table:table-cell>
          <table:table-cell office:value-type="string">
            <text:p>dabirestān</text:p>
          </table:table-cell>
          <table:table-cell office:value-type="string">
            <text:p>دبیر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ill</text:p>
          </table:table-cell>
          <table:table-cell office:value-type="string">
            <text:p>tappe</text:p>
          </table:table-cell>
          <table:table-cell office:value-type="string">
            <text:p>تپ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or; reputation; prestige</text:p>
          </table:table-cell>
          <table:table-cell office:value-type="string">
            <text:p>āberu</text:p>
          </table:table-cell>
          <table:table-cell office:value-type="string">
            <text:p>آب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unger</text:p>
          </table:table-cell>
          <table:table-cell office:value-type="string">
            <text:p>gorosnegi</text:p>
          </table:table-cell>
          <table:table-cell office:value-type="string">
            <text:p>گرسن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usband</text:p>
          </table:table-cell>
          <table:table-cell office:value-type="string">
            <text:p>šowhar</text:p>
          </table:table-cell>
          <table:table-cell office:value-type="string">
            <text:p>شو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agaes; pictures; illustrations</text:p>
          </table:table-cell>
          <table:table-cell office:value-type="string">
            <text:p>tasāvir</text:p>
          </table:table-cell>
          <table:table-cell office:value-type="string">
            <text:p>تصو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ranian dulcimer</text:p>
          </table:table-cell>
          <table:table-cell office:value-type="string">
            <text:p>santur</text:p>
          </table:table-cell>
          <table:table-cell office:value-type="string">
            <text:p>سنت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lamic legal scholar</text:p>
          </table:table-cell>
          <table:table-cell office:value-type="string">
            <text:p>faqih</text:p>
          </table:table-cell>
          <table:table-cell office:value-type="string">
            <text:p>فق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slamic legal scholars</text:p>
          </table:table-cell>
          <table:table-cell office:value-type="string">
            <text:p>foqahā</text:p>
          </table:table-cell>
          <table:table-cell office:value-type="string">
            <text:p>فقهأٔ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ck</text:p>
          </table:table-cell>
          <table:table-cell office:value-type="string">
            <text:p>lagad</text:p>
          </table:table-cell>
          <table:table-cell office:value-type="string">
            <text:p>لگ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lometer</text:p>
          </table:table-cell>
          <table:table-cell office:value-type="string">
            <text:p>kilumetr</text:p>
          </table:table-cell>
          <table:table-cell office:value-type="string">
            <text:p>کیلوم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ingdom</text:p>
          </table:table-cell>
          <table:table-cell office:value-type="string">
            <text:p>pādšāhi</text:p>
          </table:table-cell>
          <table:table-cell office:value-type="string">
            <text:p>پادشاه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ife</text:p>
          </table:table-cell>
          <table:table-cell office:value-type="string">
            <text:p>kārd</text:p>
          </table:table-cell>
          <table:table-cell office:value-type="string">
            <text:p>ک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knowledge; science</text:p>
          </table:table-cell>
          <table:table-cell office:value-type="string">
            <text:p>elm</text:p>
          </table:table-cell>
          <table:table-cell office:value-type="string">
            <text:p>عل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ke</text:p>
          </table:table-cell>
          <table:table-cell office:value-type="string">
            <text:p>daryāce</text:p>
          </table:table-cell>
          <table:table-cell office:value-type="string">
            <text:p>دریا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anding</text:p>
          </table:table-cell>
          <table:table-cell office:value-type="string">
            <text:p>forud</text:p>
          </table:table-cell>
          <table:table-cell office:value-type="string">
            <text:p>فر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ngth</text:p>
          </table:table-cell>
          <table:table-cell office:value-type="string">
            <text:p>derāzi</text:p>
          </table:table-cell>
          <table:table-cell office:value-type="string">
            <text:p>در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ght</text:p>
          </table:table-cell>
          <table:table-cell office:value-type="string">
            <text:p>nur</text:p>
          </table:table-cell>
          <table:table-cell office:value-type="string">
            <text:p>ن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ss; disadvantage</text:p>
          </table:table-cell>
          <table:table-cell office:value-type="string">
            <text:p>zarar</text:p>
          </table:table-cell>
          <table:table-cell office:value-type="string">
            <text:p>ضر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intenance; preservation</text:p>
          </table:table-cell>
          <table:table-cell office:value-type="string">
            <text:p>negahdāri</text:p>
          </table:table-cell>
          <table:table-cell office:value-type="string">
            <text:p>نگهد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n; mankind</text:p>
          </table:table-cell>
          <table:table-cell office:value-type="string">
            <text:p>bašar</text:p>
          </table:table-cell>
          <table:table-cell office:value-type="string">
            <text:p>بش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hematician</text:p>
          </table:table-cell>
          <table:table-cell office:value-type="string">
            <text:p>riyāzidān</text:p>
          </table:table-cell>
          <table:table-cell office:value-type="string">
            <text:p>ریاضی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thematics</text:p>
          </table:table-cell>
          <table:table-cell office:value-type="string">
            <text:p>riyāziyāt</text:p>
          </table:table-cell>
          <table:table-cell office:value-type="string">
            <text:p>ریاضی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; repairman</text:p>
          </table:table-cell>
          <table:table-cell office:value-type="string">
            <text:p>ta’mirkār</text:p>
          </table:table-cell>
          <table:table-cell office:value-type="string">
            <text:p>تعمیرک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chanics; mechanic</text:p>
          </table:table-cell>
          <table:table-cell office:value-type="string">
            <text:p>mekānik</text:p>
          </table:table-cell>
          <table:table-cell office:value-type="string">
            <text:p>مکانی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ethod; style</text:p>
          </table:table-cell>
          <table:table-cell office:value-type="string">
            <text:p>šive</text:p>
          </table:table-cell>
          <table:table-cell office:value-type="string">
            <text:p>شیو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lk; lion; tap</text:p>
          </table:table-cell>
          <table:table-cell office:value-type="string">
            <text:p>šir</text:p>
          </table:table-cell>
          <table:table-cell office:value-type="string">
            <text:p>ش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inute hand</text:p>
          </table:table-cell>
          <table:table-cell office:value-type="string">
            <text:p>daqiqešomār</text:p>
          </table:table-cell>
          <table:table-cell office:value-type="string">
            <text:p>دقیقشم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ment</text:p>
          </table:table-cell>
          <table:table-cell office:value-type="string">
            <text:p>lahze</text:p>
          </table:table-cell>
          <table:table-cell office:value-type="string">
            <text:p>لحظ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ney</text:p>
          </table:table-cell>
          <table:table-cell office:value-type="string">
            <text:p>pul</text:p>
          </table:table-cell>
          <table:table-cell office:value-type="string">
            <text:p>پ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rality</text:p>
          </table:table-cell>
          <table:table-cell office:value-type="string">
            <text:p>axlāq</text:p>
          </table:table-cell>
          <table:table-cell office:value-type="string">
            <text:p>اخلا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untains</text:p>
          </table:table-cell>
          <table:table-cell office:value-type="string">
            <text:p>kuhestān</text:p>
          </table:table-cell>
          <table:table-cell office:value-type="string">
            <text:p>کوه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vie recording</text:p>
          </table:table-cell>
          <table:table-cell office:value-type="string">
            <text:p>filmbardāri</text:p>
          </table:table-cell>
          <table:table-cell office:value-type="string">
            <text:p>فیلمبرد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usicianship</text:p>
          </table:table-cell>
          <table:table-cell office:value-type="string">
            <text:p>navāzandegi</text:p>
          </table:table-cell>
          <table:table-cell office:value-type="string">
            <text:p>نوازند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ionality</text:p>
          </table:table-cell>
          <table:table-cell office:value-type="string">
            <text:p>melliyat</text:p>
          </table:table-cell>
          <table:table-cell office:value-type="string">
            <text:p>مل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ations</text:p>
          </table:table-cell>
          <table:table-cell office:value-type="string">
            <text:p>melal</text:p>
          </table:table-cell>
          <table:table-cell office:value-type="string">
            <text:p>مل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arness</text:p>
          </table:table-cell>
          <table:table-cell office:value-type="string">
            <text:p>nazdiki</text:p>
          </table:table-cell>
          <table:table-cell office:value-type="string">
            <text:p>نزدیک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se</text:p>
          </table:table-cell>
          <table:table-cell office:value-type="string">
            <text:p>sarosedā</text:p>
          </table:table-cell>
          <table:table-cell office:value-type="string">
            <text:p>سروصد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velist</text:p>
          </table:table-cell>
          <table:table-cell office:value-type="string">
            <text:p>dāstānnevis</text:p>
          </table:table-cell>
          <table:table-cell office:value-type="string">
            <text:p>دستننو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umber; count</text:p>
          </table:table-cell>
          <table:table-cell office:value-type="string">
            <text:p>te’dād</text:p>
          </table:table-cell>
          <table:table-cell office:value-type="string">
            <text:p>تعد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umbers</text:p>
          </table:table-cell>
          <table:table-cell office:value-type="string">
            <text:p>a’dād</text:p>
          </table:table-cell>
          <table:table-cell office:value-type="string">
            <text:p>عد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bservations</text:p>
          </table:table-cell>
          <table:table-cell office:value-type="string">
            <text:p>molāhezāt</text:p>
          </table:table-cell>
          <table:table-cell office:value-type="string">
            <text:p>ملاحظ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cean</text:p>
          </table:table-cell>
          <table:table-cell office:value-type="string">
            <text:p>oqyānus</text:p>
          </table:table-cell>
          <table:table-cell office:value-type="string">
            <text:p>اقیانو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ion</text:p>
          </table:table-cell>
          <table:table-cell office:value-type="string">
            <text:p>piyāz</text:p>
          </table:table-cell>
          <table:table-cell office:value-type="string">
            <text:p>پیا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pponents</text:p>
          </table:table-cell>
          <table:table-cell office:value-type="string">
            <text:p>moxālefin</text:p>
          </table:table-cell>
          <table:table-cell office:value-type="string">
            <text:p>مخالف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fit</text:p>
          </table:table-cell>
          <table:table-cell office:value-type="string">
            <text:p>sarovaz’</text:p>
          </table:table-cell>
          <table:table-cell office:value-type="string">
            <text:p>سروظ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lace</text:p>
          </table:table-cell>
          <table:table-cell office:value-type="string">
            <text:p>qasr</text:p>
          </table:table-cell>
          <table:table-cell office:value-type="string">
            <text:p>قص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nel; board; tableau</text:p>
          </table:table-cell>
          <table:table-cell office:value-type="string">
            <text:p>tāblow</text:p>
          </table:table-cell>
          <table:table-cell office:value-type="string">
            <text:p>تاب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king</text:p>
          </table:table-cell>
          <table:table-cell office:value-type="string">
            <text:p>pārking</text:p>
          </table:table-cell>
          <table:table-cell office:value-type="string">
            <text:p>پارکی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rtner</text:p>
          </table:table-cell>
          <table:table-cell office:value-type="string">
            <text:p>šarik</text:p>
          </table:table-cell>
          <table:table-cell office:value-type="string">
            <text:p>شری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sport</text:p>
          </table:table-cell>
          <table:table-cell office:value-type="string">
            <text:p>gozarnāme</text:p>
          </table:table-cell>
          <table:table-cell office:value-type="string">
            <text:p>گذر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ssport</text:p>
          </table:table-cell>
          <table:table-cell office:value-type="string">
            <text:p>pāsport</text:p>
          </table:table-cell>
          <table:table-cell office:value-type="string">
            <text:p>پاسپور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er; counterpart</text:p>
          </table:table-cell>
          <table:table-cell office:value-type="string">
            <text:p>hamtā</text:p>
          </table:table-cell>
          <table:table-cell office:value-type="string">
            <text:p>همت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formance; demonstration;</text:p>
          </table:table-cell>
          <table:table-cell office:value-type="string">
            <text:p>namāyeš</text:p>
          </table:table-cell>
          <table:table-cell office:value-type="string">
            <text:p>نمای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ilosophy</text:p>
          </table:table-cell>
          <table:table-cell office:value-type="string">
            <text:p>falsafe</text:p>
          </table:table-cell>
          <table:table-cell office:value-type="string">
            <text:p>فلسف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grapher</text:p>
          </table:table-cell>
          <table:table-cell office:value-type="string">
            <text:p>akkās</text:p>
          </table:table-cell>
          <table:table-cell office:value-type="string">
            <text:p>عکا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hotography; photo studio</text:p>
          </table:table-cell>
          <table:table-cell office:value-type="string">
            <text:p>akkāsi</text:p>
          </table:table-cell>
          <table:table-cell office:value-type="string">
            <text:p>عکاس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laf; rice</text:p>
          </table:table-cell>
          <table:table-cell office:value-type="string">
            <text:p>polow</text:p>
          </table:table-cell>
          <table:table-cell office:value-type="string">
            <text:p>پ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nnacle; height; peak</text:p>
          </table:table-cell>
          <table:table-cell office:value-type="string">
            <text:p>owj</text:p>
          </table:table-cell>
          <table:table-cell office:value-type="string">
            <text:p>اوج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ipe</text:p>
          </table:table-cell>
          <table:table-cell office:value-type="string">
            <text:p>pip</text:p>
          </table:table-cell>
          <table:table-cell office:value-type="string">
            <text:p>پیپ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et</text:p>
          </table:table-cell>
          <table:table-cell office:value-type="string">
            <text:p>šāer</text:p>
          </table:table-cell>
          <table:table-cell office:value-type="string">
            <text:p>شع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ition; view</text:p>
          </table:table-cell>
          <table:table-cell office:value-type="string">
            <text:p>mowze’</text:p>
          </table:table-cell>
          <table:table-cell office:value-type="string">
            <text:p>موزئ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sitions; views</text:p>
          </table:table-cell>
          <table:table-cell office:value-type="string">
            <text:p>mavāze’</text:p>
          </table:table-cell>
          <table:table-cell office:value-type="string">
            <text:p>مواض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ce; value</text:p>
          </table:table-cell>
          <table:table-cell office:value-type="string">
            <text:p>qeymat</text:p>
          </table:table-cell>
          <table:table-cell office:value-type="string">
            <text:p>قی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fit; interest</text:p>
          </table:table-cell>
          <table:table-cell office:value-type="string">
            <text:p>sud</text:p>
          </table:table-cell>
          <table:table-cell office:value-type="string">
            <text:p>س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atrains</text:p>
          </table:table-cell>
          <table:table-cell office:value-type="string">
            <text:p>robāiyāt</text:p>
          </table:table-cell>
          <table:table-cell office:value-type="string">
            <text:p>رباعیّ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ceipt; reception</text:p>
          </table:table-cell>
          <table:table-cell office:value-type="string">
            <text:p>daryāft</text:p>
          </table:table-cell>
          <table:table-cell office:value-type="string">
            <text:p>دریاف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cord</text:p>
          </table:table-cell>
          <table:table-cell office:value-type="string">
            <text:p>rekord</text:p>
          </table:table-cell>
          <table:table-cell office:value-type="string">
            <text:p>رکو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ation; connection</text:p>
          </table:table-cell>
          <table:table-cell office:value-type="string">
            <text:p>rābete</text:p>
          </table:table-cell>
          <table:table-cell office:value-type="string">
            <text:p>رابط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medy; alternative</text:p>
          </table:table-cell>
          <table:table-cell office:value-type="string">
            <text:p>cāre</text:p>
          </table:table-cell>
          <table:table-cell office:value-type="string">
            <text:p>چا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presentative;</text:p>
          </table:table-cell>
          <table:table-cell office:value-type="string">
            <text:p>namāyande</text:p>
          </table:table-cell>
          <table:table-cell office:value-type="string">
            <text:p>نمای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earcher; scholar</text:p>
          </table:table-cell>
          <table:table-cell office:value-type="string">
            <text:p>pažuhešgar</text:p>
          </table:table-cell>
          <table:table-cell office:value-type="string">
            <text:p>پژوهش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sponsibility</text:p>
          </table:table-cell>
          <table:table-cell office:value-type="string">
            <text:p>mas’uliyat</text:p>
          </table:table-cell>
          <table:table-cell office:value-type="string">
            <text:p>مسول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turn</text:p>
          </table:table-cell>
          <table:table-cell office:value-type="string">
            <text:p>bargašt</text:p>
          </table:table-cell>
          <table:table-cell office:value-type="string">
            <text:p>برگ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oute; path; way; direction</text:p>
          </table:table-cell>
          <table:table-cell office:value-type="string">
            <text:p>masir</text:p>
          </table:table-cell>
          <table:table-cell office:value-type="string">
            <text:p>مس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uler</text:p>
          </table:table-cell>
          <table:table-cell office:value-type="string">
            <text:p>xatkeš</text:p>
          </table:table-cell>
          <table:table-cell office:value-type="string">
            <text:p>خطک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ndwich</text:p>
          </table:table-cell>
          <table:table-cell office:value-type="string">
            <text:p>sāndevic</text:p>
          </table:table-cell>
          <table:table-cell office:value-type="string">
            <text:p>ساندوی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ausage</text:p>
          </table:table-cell>
          <table:table-cell office:value-type="string">
            <text:p>sosis</text:p>
          </table:table-cell>
          <table:table-cell office:value-type="string">
            <text:p>سوس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olar; researcher</text:p>
          </table:table-cell>
          <table:table-cell office:value-type="string">
            <text:p>mohaqqeq</text:p>
          </table:table-cell>
          <table:table-cell office:value-type="string">
            <text:p>محقّ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chools</text:p>
          </table:table-cell>
          <table:table-cell office:value-type="string">
            <text:p>madāres</text:p>
          </table:table-cell>
          <table:table-cell office:value-type="string">
            <text:p>مدار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nder; transmitter</text:p>
          </table:table-cell>
          <table:table-cell office:value-type="string">
            <text:p>ferestande</text:p>
          </table:table-cell>
          <table:table-cell office:value-type="string">
            <text:p>فرست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hine</text:p>
          </table:table-cell>
          <table:table-cell office:value-type="string">
            <text:p>tābeš</text:p>
          </table:table-cell>
          <table:table-cell office:value-type="string">
            <text:p>تابع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dewalk</text:p>
          </table:table-cell>
          <table:table-cell office:value-type="string">
            <text:p>piyāderow</text:p>
          </table:table-cell>
          <table:table-cell office:value-type="string">
            <text:p>پید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ilk</text:p>
          </table:table-cell>
          <table:table-cell office:value-type="string">
            <text:p>abrišam</text:p>
          </table:table-cell>
          <table:table-cell office:value-type="string">
            <text:p>ابریش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ap</text:p>
          </table:table-cell>
          <table:table-cell office:value-type="string">
            <text:p>sābun</text:p>
          </table:table-cell>
          <table:table-cell office:value-type="string">
            <text:p>صاب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ldier</text:p>
          </table:table-cell>
          <table:table-cell office:value-type="string">
            <text:p>sarbāz</text:p>
          </table:table-cell>
          <table:table-cell office:value-type="string">
            <text:p>سربا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ce</text:p>
          </table:table-cell>
          <table:table-cell office:value-type="string">
            <text:p>manba’</text:p>
          </table:table-cell>
          <table:table-cell office:value-type="string">
            <text:p>منب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ces</text:p>
          </table:table-cell>
          <table:table-cell office:value-type="string">
            <text:p>manābe’</text:p>
          </table:table-cell>
          <table:table-cell office:value-type="string">
            <text:p>مناب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eaker</text:p>
          </table:table-cell>
          <table:table-cell office:value-type="string">
            <text:p>bolandgu</text:p>
          </table:table-cell>
          <table:table-cell office:value-type="string">
            <text:p>بلندگ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oon</text:p>
          </table:table-cell>
          <table:table-cell office:value-type="string">
            <text:p>qāšoq</text:p>
          </table:table-cell>
          <table:table-cell office:value-type="string">
            <text:p>قاش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mp</text:p>
          </table:table-cell>
          <table:table-cell office:value-type="string">
            <text:p>tambr</text:p>
          </table:table-cell>
          <table:table-cell office:value-type="string">
            <text:p>تم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andard; criterion</text:p>
          </table:table-cell>
          <table:table-cell office:value-type="string">
            <text:p>me’yār</text:p>
          </table:table-cell>
          <table:table-cell office:value-type="string">
            <text:p>معی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op; stay</text:p>
          </table:table-cell>
          <table:table-cell office:value-type="string">
            <text:p>tavaqqof</text:p>
          </table:table-cell>
          <table:table-cell office:value-type="string">
            <text:p>توقق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mbol</text:p>
          </table:table-cell>
          <table:table-cell office:value-type="string">
            <text:p>namād</text:p>
          </table:table-cell>
          <table:table-cell office:value-type="string">
            <text:p>نم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rup</text:p>
          </table:table-cell>
          <table:table-cell office:value-type="string">
            <text:p>šarbat</text:p>
          </table:table-cell>
          <table:table-cell office:value-type="string">
            <text:p>شرب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achers</text:p>
          </table:table-cell>
          <table:table-cell office:value-type="string">
            <text:p>moallemin</text:p>
          </table:table-cell>
          <table:table-cell office:value-type="string">
            <text:p>معلّم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mperate; mild</text:p>
          </table:table-cell>
          <table:table-cell office:value-type="string">
            <text:p>mo’tadel</text:p>
          </table:table-cell>
          <table:table-cell office:value-type="string">
            <text:p>معتد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mperature</text:p>
          </table:table-cell>
          <table:table-cell office:value-type="string">
            <text:p>damā</text:p>
          </table:table-cell>
          <table:table-cell office:value-type="string">
            <text:p>دم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erminal</text:p>
          </table:table-cell>
          <table:table-cell office:value-type="string">
            <text:p>termināl</text:p>
          </table:table-cell>
          <table:table-cell office:value-type="string">
            <text:p>ترمین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ief</text:p>
          </table:table-cell>
          <table:table-cell office:value-type="string">
            <text:p>sāreq</text:p>
          </table:table-cell>
          <table:table-cell office:value-type="string">
            <text:p>سار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ime</text:p>
          </table:table-cell>
          <table:table-cell office:value-type="string">
            <text:p>daf’e</text:p>
          </table:table-cell>
          <table:table-cell office:value-type="string">
            <text:p>دف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ilet</text:p>
          </table:table-cell>
          <table:table-cell office:value-type="string">
            <text:p>tuālet</text:p>
          </table:table-cell>
          <table:table-cell office:value-type="string">
            <text:p>توا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mato</text:p>
          </table:table-cell>
          <table:table-cell office:value-type="string">
            <text:p>gowjefarangi</text:p>
          </table:table-cell>
          <table:table-cell office:value-type="string">
            <text:p>گوجفرن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pic; issue; matter; subject</text:p>
          </table:table-cell>
          <table:table-cell office:value-type="string">
            <text:p>mowzu’</text:p>
          </table:table-cell>
          <table:table-cell office:value-type="string">
            <text:p>موز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p</text:p>
          </table:table-cell>
          <table:table-cell office:value-type="string">
            <text:p>dām</text:p>
          </table:table-cell>
          <table:table-cell office:value-type="string">
            <text:p>د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aveler’s check</text:p>
          </table:table-cell>
          <table:table-cell office:value-type="string">
            <text:p>cekpul</text:p>
          </table:table-cell>
          <table:table-cell office:value-type="string">
            <text:p>چکپ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iangle; triangular</text:p>
          </table:table-cell>
          <table:table-cell office:value-type="string">
            <text:p>seguš</text:p>
          </table:table-cell>
          <table:table-cell office:value-type="string">
            <text:p>سگ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ouble</text:p>
          </table:table-cell>
          <table:table-cell office:value-type="string">
            <text:p>dardesar</text:p>
          </table:table-cell>
          <table:table-cell office:value-type="string">
            <text:p>دردس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ck</text:p>
          </table:table-cell>
          <table:table-cell office:value-type="string">
            <text:p>kāmiyon</text:p>
          </table:table-cell>
          <table:table-cell office:value-type="string">
            <text:p>کامی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rust; confidence</text:p>
          </table:table-cell>
          <table:table-cell office:value-type="string">
            <text:p>etminān</text:p>
          </table:table-cell>
          <table:table-cell office:value-type="string">
            <text:p>اطمین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lley</text:p>
          </table:table-cell>
          <table:table-cell office:value-type="string">
            <text:p>darre</text:p>
          </table:table-cell>
          <table:table-cell office:value-type="string">
            <text:p>د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it</text:p>
          </table:table-cell>
          <table:table-cell office:value-type="string">
            <text:p>bāzdid</text:p>
          </table:table-cell>
          <table:table-cell office:value-type="string">
            <text:p>بازد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ll; fence</text:p>
          </table:table-cell>
          <table:table-cell office:value-type="string">
            <text:p>divār</text:p>
          </table:table-cell>
          <table:table-cell office:value-type="string">
            <text:p>دیو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arranty; guarantee</text:p>
          </table:table-cell>
          <table:table-cell office:value-type="string">
            <text:p>gārānti</text:p>
          </table:table-cell>
          <table:table-cell office:value-type="string">
            <text:p>گاران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‐and loss</text:p>
          </table:table-cell>
          <table:table-cell office:value-type="string">
            <text:p>bordobāxt</text:p>
          </table:table-cell>
          <table:table-cell office:value-type="string">
            <text:p>بردب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nd</text:p>
          </table:table-cell>
          <table:table-cell office:value-type="string">
            <text:p>bād</text:p>
          </table:table-cell>
          <table:table-cell office:value-type="string">
            <text:p>ب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ol</text:p>
          </table:table-cell>
          <table:table-cell office:value-type="string">
            <text:p>pašm</text:p>
          </table:table-cell>
          <table:table-cell office:value-type="string">
            <text:p>پش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oking</text:p>
          </table:table-cell>
          <table:table-cell office:value-type="string">
            <text:p>poxtopaz</text:p>
          </table:table-cell>
          <table:table-cell office:value-type="string">
            <text:p>پختپ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bdominal pain</text:p>
          </table:table-cell>
          <table:table-cell office:value-type="string">
            <text:p>šekamdard</text:p>
          </table:table-cell>
          <table:table-cell office:value-type="string">
            <text:p>شکم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ent; dialect</text:p>
          </table:table-cell>
          <table:table-cell office:value-type="string">
            <text:p>lahje</text:p>
          </table:table-cell>
          <table:table-cell office:value-type="string">
            <text:p>لهج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ountability; responsibility</text:p>
          </table:table-cell>
          <table:table-cell office:value-type="string">
            <text:p>pāsoxguyi</text:p>
          </table:table-cell>
          <table:table-cell office:value-type="string">
            <text:p>پسخگو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id</text:p>
          </table:table-cell>
          <table:table-cell office:value-type="string">
            <text:p>asid</text:p>
          </table:table-cell>
          <table:table-cell office:value-type="string">
            <text:p>اس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fternoon</text:p>
          </table:table-cell>
          <table:table-cell office:value-type="string">
            <text:p>ba’dazzohr</text:p>
          </table:table-cell>
          <table:table-cell office:value-type="string">
            <text:p>بعدازظ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</text:p>
          </table:table-cell>
          <table:table-cell office:value-type="string">
            <text:p>qedmat</text:p>
          </table:table-cell>
          <table:table-cell office:value-type="string">
            <text:p>قد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 of eighty years</text:p>
          </table:table-cell>
          <table:table-cell office:value-type="string">
            <text:p>haštādsālegi</text:p>
          </table:table-cell>
          <table:table-cell office:value-type="string">
            <text:p>هشتدسل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ges</text:p>
          </table:table-cell>
          <table:table-cell office:value-type="string">
            <text:p>a’sār</text:p>
          </table:table-cell>
          <table:table-cell office:value-type="string">
            <text:p>آث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ir conditioning</text:p>
          </table:table-cell>
          <table:table-cell office:value-type="string">
            <text:p>kuler</text:p>
          </table:table-cell>
          <table:table-cell office:value-type="string">
            <text:p>کول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gorithm</text:p>
          </table:table-cell>
          <table:table-cell office:value-type="string">
            <text:p>ālgoritm</text:p>
          </table:table-cell>
          <table:table-cell office:value-type="string">
            <text:p>الگوریت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iversary</text:p>
          </table:table-cell>
          <table:table-cell office:value-type="string">
            <text:p>sālruz</text:p>
          </table:table-cell>
          <table:table-cell office:value-type="string">
            <text:p>سالر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nouncer; speaker</text:p>
          </table:table-cell>
          <table:table-cell office:value-type="string">
            <text:p>guyande</text:p>
          </table:table-cell>
          <table:table-cell office:value-type="string">
            <text:p>گوی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ea</text:p>
          </table:table-cell>
          <table:table-cell office:value-type="string">
            <text:p>masāhat</text:p>
          </table:table-cell>
          <table:table-cell office:value-type="string">
            <text:p>مساح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telier</text:p>
          </table:table-cell>
          <table:table-cell office:value-type="string">
            <text:p>āteliye</text:p>
          </table:table-cell>
          <table:table-cell office:value-type="string">
            <text:p>آتل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wards</text:p>
          </table:table-cell>
          <table:table-cell office:value-type="string">
            <text:p>javāyez</text:p>
          </table:table-cell>
          <table:table-cell office:value-type="string">
            <text:p>جوا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ck pain</text:p>
          </table:table-cell>
          <table:table-cell office:value-type="string">
            <text:p>kamardard</text:p>
          </table:table-cell>
          <table:table-cell office:value-type="string">
            <text:p>کمر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sket</text:p>
          </table:table-cell>
          <table:table-cell office:value-type="string">
            <text:p>sabad</text:p>
          </table:table-cell>
          <table:table-cell office:value-type="string">
            <text:p>سب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d</text:p>
          </table:table-cell>
          <table:table-cell office:value-type="string">
            <text:p>taxtexāb</text:p>
          </table:table-cell>
          <table:table-cell office:value-type="string">
            <text:p>تختخ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havior</text:p>
          </table:table-cell>
          <table:table-cell office:value-type="string">
            <text:p>kerdār</text:p>
          </table:table-cell>
          <table:table-cell office:value-type="string">
            <text:p>کر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t</text:p>
          </table:table-cell>
          <table:table-cell office:value-type="string">
            <text:p>šartbandi</text:p>
          </table:table-cell>
          <table:table-cell office:value-type="string">
            <text:p>شرط‌بن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furcation</text:p>
          </table:table-cell>
          <table:table-cell office:value-type="string">
            <text:p>serāhi</text:p>
          </table:table-cell>
          <table:table-cell office:value-type="string">
            <text:p>سراه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ll; invoice</text:p>
          </table:table-cell>
          <table:table-cell office:value-type="string">
            <text:p>surathesāb</text:p>
          </table:table-cell>
          <table:table-cell office:value-type="string">
            <text:p>صورتحس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ird</text:p>
          </table:table-cell>
          <table:table-cell office:value-type="string">
            <text:p>parande</text:p>
          </table:table-cell>
          <table:table-cell office:value-type="string">
            <text:p>پر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cksmith</text:p>
          </table:table-cell>
          <table:table-cell office:value-type="string">
            <text:p>āhangar</text:p>
          </table:table-cell>
          <table:table-cell office:value-type="string">
            <text:p>اهن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dy</text:p>
          </table:table-cell>
          <table:table-cell office:value-type="string">
            <text:p>tan</text:p>
          </table:table-cell>
          <table:table-cell office:value-type="string">
            <text:p>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klet</text:p>
          </table:table-cell>
          <table:table-cell office:value-type="string">
            <text:p>daftarce</text:p>
          </table:table-cell>
          <table:table-cell office:value-type="string">
            <text:p>دفتر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kstore</text:p>
          </table:table-cell>
          <table:table-cell office:value-type="string">
            <text:p>ketābforuši</text:p>
          </table:table-cell>
          <table:table-cell office:value-type="string">
            <text:p>کتابفروش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oom; height</text:p>
          </table:table-cell>
          <table:table-cell office:value-type="string">
            <text:p>šokufāyi</text:p>
          </table:table-cell>
          <table:table-cell office:value-type="string">
            <text:p>شکوف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anch; category</text:p>
          </table:table-cell>
          <table:table-cell office:value-type="string">
            <text:p>šāxe</text:p>
          </table:table-cell>
          <table:table-cell office:value-type="string">
            <text:p>شاخ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imstone</text:p>
          </table:table-cell>
          <table:table-cell office:value-type="string">
            <text:p>gugerd</text:p>
          </table:table-cell>
          <table:table-cell office:value-type="string">
            <text:p>گو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ffet; cupboard</text:p>
          </table:table-cell>
          <table:table-cell office:value-type="string">
            <text:p>bufe</text:p>
          </table:table-cell>
          <table:table-cell office:value-type="string">
            <text:p>بوف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utton</text:p>
          </table:table-cell>
          <table:table-cell office:value-type="string">
            <text:p>dokme</text:p>
          </table:table-cell>
          <table:table-cell office:value-type="string">
            <text:p>دک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cium</text:p>
          </table:table-cell>
          <table:table-cell office:value-type="string">
            <text:p>kalsiyom</text:p>
          </table:table-cell>
          <table:table-cell office:value-type="string">
            <text:p>کلس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endar; calculation of times</text:p>
          </table:table-cell>
          <table:table-cell office:value-type="string">
            <text:p>gāhšomāri</text:p>
          </table:table-cell>
          <table:table-cell office:value-type="string">
            <text:p>گاه‌شم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iph</text:p>
          </table:table-cell>
          <table:table-cell office:value-type="string">
            <text:p>xalife</text:p>
          </table:table-cell>
          <table:table-cell office:value-type="string">
            <text:p>خل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liphs</text:p>
          </table:table-cell>
          <table:table-cell office:value-type="string">
            <text:p>xolafā</text:p>
          </table:table-cell>
          <table:table-cell office:value-type="string">
            <text:p>خلف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sule</text:p>
          </table:table-cell>
          <table:table-cell office:value-type="string">
            <text:p>kapsul</text:p>
          </table:table-cell>
          <table:table-cell office:value-type="string">
            <text:p>کپس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pture; arrest</text:p>
          </table:table-cell>
          <table:table-cell office:value-type="string">
            <text:p>dastgiri</text:p>
          </table:table-cell>
          <table:table-cell office:value-type="string">
            <text:p>دستگی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avanserai</text:p>
          </table:table-cell>
          <table:table-cell office:value-type="string">
            <text:p>kārvānsarā</text:p>
          </table:table-cell>
          <table:table-cell office:value-type="string">
            <text:p>کاروانسر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pet weaving</text:p>
          </table:table-cell>
          <table:table-cell office:value-type="string">
            <text:p>qālibāfi</text:p>
          </table:table-cell>
          <table:table-cell office:value-type="string">
            <text:p>قالیباف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ton</text:p>
          </table:table-cell>
          <table:table-cell office:value-type="string">
            <text:p>kārton</text:p>
          </table:table-cell>
          <table:table-cell office:value-type="string">
            <text:p>کارت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e; instance</text:p>
          </table:table-cell>
          <table:table-cell office:value-type="string">
            <text:p>mowred</text:p>
          </table:table-cell>
          <table:table-cell office:value-type="string">
            <text:p>مو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ses; instances</text:p>
          </table:table-cell>
          <table:table-cell office:value-type="string">
            <text:p>mavāred</text:p>
          </table:table-cell>
          <table:table-cell office:value-type="string">
            <text:p>مو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ellar; basement</text:p>
          </table:table-cell>
          <table:table-cell office:value-type="string">
            <text:p>zirzamin</text:p>
          </table:table-cell>
          <table:table-cell office:value-type="string">
            <text:p>زیرزم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aracter; figure; personality</text:p>
          </table:table-cell>
          <table:table-cell office:value-type="string">
            <text:p>šaxsiyat</text:p>
          </table:table-cell>
          <table:table-cell office:value-type="string">
            <text:p>شخص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mist</text:p>
          </table:table-cell>
          <table:table-cell office:value-type="string">
            <text:p>šimidān</text:p>
          </table:table-cell>
          <table:table-cell office:value-type="string">
            <text:p>شیمی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st pain</text:p>
          </table:table-cell>
          <table:table-cell office:value-type="string">
            <text:p>sinedard</text:p>
          </table:table-cell>
          <table:table-cell office:value-type="string">
            <text:p>سین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ewing gum</text:p>
          </table:table-cell>
          <table:table-cell office:value-type="string">
            <text:p>ādāms</text:p>
          </table:table-cell>
          <table:table-cell office:value-type="string">
            <text:p>آدام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ef; director</text:p>
          </table:table-cell>
          <table:table-cell office:value-type="string">
            <text:p>rais</text:p>
          </table:table-cell>
          <table:table-cell office:value-type="string">
            <text:p>رئی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efs; directors</text:p>
          </table:table-cell>
          <table:table-cell office:value-type="string">
            <text:p>roasā</text:p>
          </table:table-cell>
          <table:table-cell office:value-type="string">
            <text:p>رؤس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ildhood; infancy</text:p>
          </table:table-cell>
          <table:table-cell office:value-type="string">
            <text:p>xordsāli</text:p>
          </table:table-cell>
          <table:table-cell office:value-type="string">
            <text:p>خردسل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oice; selection</text:p>
          </table:table-cell>
          <table:table-cell office:value-type="string">
            <text:p>gozineš</text:p>
          </table:table-cell>
          <table:table-cell office:value-type="string">
            <text:p>گزین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in</text:p>
          </table:table-cell>
          <table:table-cell office:value-type="string">
            <text:p>sekke</text:p>
          </table:table-cell>
          <table:table-cell office:value-type="string">
            <text:p>سک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ague</text:p>
          </table:table-cell>
          <table:table-cell office:value-type="string">
            <text:p>hamkār</text:p>
          </table:table-cell>
          <table:table-cell office:value-type="string">
            <text:p>همک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mittee; board; panel</text:p>
          </table:table-cell>
          <table:table-cell office:value-type="string">
            <text:p>hey’at</text:p>
          </table:table-cell>
          <table:table-cell office:value-type="string">
            <text:p>هیع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etitions; matches</text:p>
          </table:table-cell>
          <table:table-cell office:value-type="string">
            <text:p>mosābeqāt</text:p>
          </table:table-cell>
          <table:table-cell office:value-type="string">
            <text:p>مسابق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cepts</text:p>
          </table:table-cell>
          <table:table-cell office:value-type="string">
            <text:p>mafāhim</text:p>
          </table:table-cell>
          <table:table-cell office:value-type="string">
            <text:p>مفاه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ditions</text:p>
          </table:table-cell>
          <table:table-cell office:value-type="string">
            <text:p>šarāyet</text:p>
          </table:table-cell>
          <table:table-cell office:value-type="string">
            <text:p>شرایط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oid</text:p>
          </table:table-cell>
          <table:table-cell office:value-type="string">
            <text:p>maxrutišekl</text:p>
          </table:table-cell>
          <table:table-cell office:value-type="string">
            <text:p>مخروتیشک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queror; victor</text:p>
          </table:table-cell>
          <table:table-cell office:value-type="string">
            <text:p>fāteh</text:p>
          </table:table-cell>
          <table:table-cell office:value-type="string">
            <text:p>فاتح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ention; fight</text:p>
          </table:table-cell>
          <table:table-cell office:value-type="string">
            <text:p>setiz</text:p>
          </table:table-cell>
          <table:table-cell office:value-type="string">
            <text:p>ستی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trast</text:p>
          </table:table-cell>
          <table:table-cell office:value-type="string">
            <text:p>sāyerowšan</text:p>
          </table:table-cell>
          <table:table-cell office:value-type="string">
            <text:p>سیروش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rt</text:p>
          </table:table-cell>
          <table:table-cell office:value-type="string">
            <text:p>dādgāh</text:p>
          </table:table-cell>
          <table:table-cell office:value-type="string">
            <text:p>داد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sin</text:p>
          </table:table-cell>
          <table:table-cell office:value-type="string">
            <text:p>doxtardāyi</text:p>
          </table:table-cell>
          <table:table-cell office:value-type="string">
            <text:p>دخترد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usin</text:p>
          </table:table-cell>
          <table:table-cell office:value-type="string">
            <text:p>pesaramme</text:p>
          </table:table-cell>
          <table:table-cell office:value-type="string">
            <text:p>پسرم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adle</text:p>
          </table:table-cell>
          <table:table-cell office:value-type="string">
            <text:p>mahd</text:p>
          </table:table-cell>
          <table:table-cell office:value-type="string">
            <text:p>مه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or</text:p>
          </table:table-cell>
          <table:table-cell office:value-type="string">
            <text:p>xāleq</text:p>
          </table:table-cell>
          <table:table-cell office:value-type="string">
            <text:p>خال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ure; available; existent</text:p>
          </table:table-cell>
          <table:table-cell office:value-type="string">
            <text:p>mowjud</text:p>
          </table:table-cell>
          <table:table-cell office:value-type="string">
            <text:p>موجو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me</text:p>
          </table:table-cell>
          <table:table-cell office:value-type="string">
            <text:p>kerem</text:p>
          </table:table-cell>
          <table:table-cell office:value-type="string">
            <text:p>کر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ticism</text:p>
          </table:table-cell>
          <table:table-cell office:value-type="string">
            <text:p>enteqād</text:p>
          </table:table-cell>
          <table:table-cell office:value-type="string">
            <text:p>انتق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iticisms</text:p>
          </table:table-cell>
          <table:table-cell office:value-type="string">
            <text:p>enteqādāt</text:p>
          </table:table-cell>
          <table:table-cell office:value-type="string">
            <text:p>انتقاد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ossroad</text:p>
          </table:table-cell>
          <table:table-cell office:value-type="string">
            <text:p>cāhārrāh</text:p>
          </table:table-cell>
          <table:table-cell office:value-type="string">
            <text:p>چهارر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ustoms, habits</text:p>
          </table:table-cell>
          <table:table-cell office:value-type="string">
            <text:p>rosum</text:p>
          </table:table-cell>
          <table:table-cell office:value-type="string">
            <text:p>رسو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ddy</text:p>
          </table:table-cell>
          <table:table-cell office:value-type="string">
            <text:p>bābā</text:p>
          </table:table-cell>
          <table:table-cell office:value-type="string">
            <text:p>باب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nce</text:p>
          </table:table-cell>
          <table:table-cell office:value-type="string">
            <text:p>raqs</text:p>
          </table:table-cell>
          <table:table-cell office:value-type="string">
            <text:p>رقص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claration; proclamation</text:p>
          </table:table-cell>
          <table:table-cell office:value-type="string">
            <text:p>e’lāmiye</text:p>
          </table:table-cell>
          <table:table-cell office:value-type="string">
            <text:p>ئلم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posit; advance payment;</text:p>
          </table:table-cell>
          <table:table-cell office:value-type="string">
            <text:p>pišpardāxt</text:p>
          </table:table-cell>
          <table:table-cell office:value-type="string">
            <text:p>پیشپرد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fficulties; troubles</text:p>
          </table:table-cell>
          <table:table-cell office:value-type="string">
            <text:p>moškelāt</text:p>
          </table:table-cell>
          <table:table-cell office:value-type="string">
            <text:p>مشکل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gits</text:p>
          </table:table-cell>
          <table:table-cell office:value-type="string">
            <text:p>arqām</text:p>
          </table:table-cell>
          <table:table-cell office:value-type="string">
            <text:p>رق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count</text:p>
          </table:table-cell>
          <table:table-cell office:value-type="string">
            <text:p>taxfif</text:p>
          </table:table-cell>
          <table:table-cell office:value-type="string">
            <text:p>تخف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istance</text:p>
          </table:table-cell>
          <table:table-cell office:value-type="string">
            <text:p>fāsele</text:p>
          </table:table-cell>
          <table:table-cell office:value-type="string">
            <text:p>فاص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ctor’s office</text:p>
          </table:table-cell>
          <table:table-cell office:value-type="string">
            <text:p>matab</text:p>
          </table:table-cell>
          <table:table-cell office:value-type="string">
            <text:p>مط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gma; fanaticism</text:p>
          </table:table-cell>
          <table:table-cell office:value-type="string">
            <text:p>taassob</text:p>
          </table:table-cell>
          <table:table-cell office:value-type="string">
            <text:p>تعص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minance</text:p>
          </table:table-cell>
          <table:table-cell office:value-type="string">
            <text:p>solte</text:p>
          </table:table-cell>
          <table:table-cell office:value-type="string">
            <text:p>سلط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awer</text:p>
          </table:table-cell>
          <table:table-cell office:value-type="string">
            <text:p>kešow</text:p>
          </table:table-cell>
          <table:table-cell office:value-type="string">
            <text:p>کش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ied fruit</text:p>
          </table:table-cell>
          <table:table-cell office:value-type="string">
            <text:p>xoškbār</text:p>
          </table:table-cell>
          <table:table-cell office:value-type="string">
            <text:p>خشکب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ink</text:p>
          </table:table-cell>
          <table:table-cell office:value-type="string">
            <text:p>nušidani</text:p>
          </table:table-cell>
          <table:table-cell office:value-type="string">
            <text:p>نوشید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op; drops</text:p>
          </table:table-cell>
          <table:table-cell office:value-type="string">
            <text:p>qatre</text:p>
          </table:table-cell>
          <table:table-cell office:value-type="string">
            <text:p>قط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g; medicament; medicine</text:p>
          </table:table-cell>
          <table:table-cell office:value-type="string">
            <text:p>dāru</text:p>
          </table:table-cell>
          <table:table-cell office:value-type="string">
            <text:p>دا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stpan</text:p>
          </table:table-cell>
          <table:table-cell office:value-type="string">
            <text:p>xākandāz</text:p>
          </table:table-cell>
          <table:table-cell office:value-type="string">
            <text:p>خکند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ies</text:p>
          </table:table-cell>
          <table:table-cell office:value-type="string">
            <text:p>vazāyef</text:p>
          </table:table-cell>
          <table:table-cell office:value-type="string">
            <text:p>وظای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y</text:p>
          </table:table-cell>
          <table:table-cell office:value-type="string">
            <text:p>vazife</text:p>
          </table:table-cell>
          <table:table-cell office:value-type="string">
            <text:p>وظیف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th; dust; soil</text:p>
          </table:table-cell>
          <table:table-cell office:value-type="string">
            <text:p>xāk</text:p>
          </table:table-cell>
          <table:table-cell office:value-type="string">
            <text:p>خا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ffort; trouble</text:p>
          </table:table-cell>
          <table:table-cell office:value-type="string">
            <text:p>zahmat</text:p>
          </table:table-cell>
          <table:table-cell office:value-type="string">
            <text:p>زح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levator; lift</text:p>
          </table:table-cell>
          <table:table-cell office:value-type="string">
            <text:p>āsānsor</text:p>
          </table:table-cell>
          <table:table-cell office:value-type="string">
            <text:p>آسانس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amel</text:p>
          </table:table-cell>
          <table:table-cell office:value-type="string">
            <text:p>minākāri</text:p>
          </table:table-cell>
          <table:table-cell office:value-type="string">
            <text:p>میناک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nd; terminal</text:p>
          </table:table-cell>
          <table:table-cell office:value-type="string">
            <text:p>entehā</text:p>
          </table:table-cell>
          <table:table-cell office:value-type="string">
            <text:p>انته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quality; equal rights</text:p>
          </table:table-cell>
          <table:table-cell office:value-type="string">
            <text:p>barābari</text:p>
          </table:table-cell>
          <table:table-cell office:value-type="string">
            <text:p>براب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dences</text:p>
          </table:table-cell>
          <table:table-cell office:value-type="string">
            <text:p>šavāhed</text:p>
          </table:table-cell>
          <table:table-cell office:value-type="string">
            <text:p>شواه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vil; dirty</text:p>
          </table:table-cell>
          <table:table-cell office:value-type="string">
            <text:p>palid</text:p>
          </table:table-cell>
          <table:table-cell office:value-type="string">
            <text:p>پل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it</text:p>
          </table:table-cell>
          <table:table-cell office:value-type="string">
            <text:p>xoruji</text:p>
          </table:table-cell>
          <table:table-cell office:value-type="string">
            <text:p>خروج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pectation; waiting</text:p>
          </table:table-cell>
          <table:table-cell office:value-type="string">
            <text:p>entezār</text:p>
          </table:table-cell>
          <table:table-cell office:value-type="string">
            <text:p>انتظ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cilities; possibilities</text:p>
          </table:table-cell>
          <table:table-cell office:value-type="string">
            <text:p>emkānāt</text:p>
          </table:table-cell>
          <table:table-cell office:value-type="string">
            <text:p>امکان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ctory; company</text:p>
          </table:table-cell>
          <table:table-cell office:value-type="string">
            <text:p>kārxāne</text:p>
          </table:table-cell>
          <table:table-cell office:value-type="string">
            <text:p>کرخ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rm</text:p>
          </table:table-cell>
          <table:table-cell office:value-type="string">
            <text:p>mazrae</text:p>
          </table:table-cell>
          <table:table-cell office:value-type="string">
            <text:p>مزرع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estival</text:p>
          </table:table-cell>
          <table:table-cell office:value-type="string">
            <text:p>eyd</text:p>
          </table:table-cell>
          <table:table-cell office:value-type="string">
            <text:p>ع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ght; battle</text:p>
          </table:table-cell>
          <table:table-cell office:value-type="string">
            <text:p>nabard</text:p>
          </table:table-cell>
          <table:table-cell office:value-type="string">
            <text:p>نب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rework</text:p>
          </table:table-cell>
          <table:table-cell office:value-type="string">
            <text:p>ātašbāzi</text:p>
          </table:table-cell>
          <table:table-cell office:value-type="string">
            <text:p>آتش‌ب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ame</text:p>
          </table:table-cell>
          <table:table-cell office:value-type="string">
            <text:p>ālu</text:p>
          </table:table-cell>
          <table:table-cell office:value-type="string">
            <text:p>آ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lour</text:p>
          </table:table-cell>
          <table:table-cell office:value-type="string">
            <text:p>ārd</text:p>
          </table:table-cell>
          <table:table-cell office:value-type="string">
            <text:p>آ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k</text:p>
          </table:table-cell>
          <table:table-cell office:value-type="string">
            <text:p>cangāl</text:p>
          </table:table-cell>
          <table:table-cell office:value-type="string">
            <text:p>چنگ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m; template; format</text:p>
          </table:table-cell>
          <table:table-cell office:value-type="string">
            <text:p>qāleb</text:p>
          </table:table-cell>
          <table:table-cell office:value-type="string">
            <text:p>قال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under</text:p>
          </table:table-cell>
          <table:table-cell office:value-type="string">
            <text:p>bonyāngozār</text:p>
          </table:table-cell>
          <table:table-cell office:value-type="string">
            <text:p>بنیانگذ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eedom; liberation; release</text:p>
          </table:table-cell>
          <table:table-cell office:value-type="string">
            <text:p>rahāyi</text:p>
          </table:table-cell>
          <table:table-cell office:value-type="string">
            <text:p>رهائ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uits</text:p>
          </table:table-cell>
          <table:table-cell office:value-type="string">
            <text:p>mivejāt</text:p>
          </table:table-cell>
          <table:table-cell office:value-type="string">
            <text:p>میوه‌ج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age</text:p>
          </table:table-cell>
          <table:table-cell office:value-type="string">
            <text:p>gārāž</text:p>
          </table:table-cell>
          <table:table-cell office:value-type="string">
            <text:p>گاراژ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age; workshop</text:p>
          </table:table-cell>
          <table:table-cell office:value-type="string">
            <text:p>ta’mirgāh</text:p>
          </table:table-cell>
          <table:table-cell office:value-type="string">
            <text:p>تعمیر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den</text:p>
          </table:table-cell>
          <table:table-cell office:value-type="string">
            <text:p>bustān</text:p>
          </table:table-cell>
          <table:table-cell office:value-type="string">
            <text:p>بست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rdener</text:p>
          </table:table-cell>
          <table:table-cell office:value-type="string">
            <text:p>bāqbān</text:p>
          </table:table-cell>
          <table:table-cell office:value-type="string">
            <text:p>باغب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 office:value-type="string">
            <text:p>darvāze</text:p>
          </table:table-cell>
          <table:table-cell office:value-type="string">
            <text:p>درواز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ate</text:p>
          </table:table-cell>
          <table:table-cell office:value-type="string">
            <text:p>geyt</text:p>
          </table:table-cell>
          <table:table-cell office:value-type="string">
            <text:p>گ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iuses</text:p>
          </table:table-cell>
          <table:table-cell office:value-type="string">
            <text:p>navābeq</text:p>
          </table:table-cell>
          <table:table-cell office:value-type="string">
            <text:p>نوابغ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grapher</text:p>
          </table:table-cell>
          <table:table-cell office:value-type="string">
            <text:p>joqrāfidān</text:p>
          </table:table-cell>
          <table:table-cell office:value-type="string">
            <text:p>جقرفی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graphy</text:p>
          </table:table-cell>
          <table:table-cell office:value-type="string">
            <text:p>joqrāfi</text:p>
          </table:table-cell>
          <table:table-cell office:value-type="string">
            <text:p>جغراف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lass</text:p>
          </table:table-cell>
          <table:table-cell office:value-type="string">
            <text:p>estekān</text:p>
          </table:table-cell>
          <table:table-cell office:value-type="string">
            <text:p>استک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od; creator</text:p>
          </table:table-cell>
          <table:table-cell office:value-type="string">
            <text:p>āfaridegār</text:p>
          </table:table-cell>
          <table:table-cell office:value-type="string">
            <text:p>آفرید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am</text:p>
          </table:table-cell>
          <table:table-cell office:value-type="string">
            <text:p>geram</text:p>
          </table:table-cell>
          <table:table-cell office:value-type="string">
            <text:p>گر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atness; grandeur;</text:p>
          </table:table-cell>
          <table:table-cell office:value-type="string">
            <text:p>azemat</text:p>
          </table:table-cell>
          <table:table-cell office:value-type="string">
            <text:p>عظم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ymnastics</text:p>
          </table:table-cell>
          <table:table-cell office:value-type="string">
            <text:p>narmeš</text:p>
          </table:table-cell>
          <table:table-cell office:value-type="string">
            <text:p>نرم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irdresser’s; beauty shop</text:p>
          </table:table-cell>
          <table:table-cell office:value-type="string">
            <text:p>ārāyešgāh</text:p>
          </table:table-cell>
          <table:table-cell office:value-type="string">
            <text:p>آرایش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ndle; category; group</text:p>
          </table:table-cell>
          <table:table-cell office:value-type="string">
            <text:p>daste</text:p>
          </table:table-cell>
          <table:table-cell office:value-type="string">
            <text:p>دس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w</text:p>
          </table:table-cell>
          <table:table-cell office:value-type="string">
            <text:p>senjed</text:p>
          </table:table-cell>
          <table:table-cell office:value-type="string">
            <text:p>سنج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avy weight</text:p>
          </table:table-cell>
          <table:table-cell office:value-type="string">
            <text:p>sanginvazn</text:p>
          </table:table-cell>
          <table:table-cell office:value-type="string">
            <text:p>سنگینوز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morrhage; bloodshed</text:p>
          </table:table-cell>
          <table:table-cell office:value-type="string">
            <text:p>xunrizi</text:p>
          </table:table-cell>
          <table:table-cell office:value-type="string">
            <text:p>خونری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storian</text:p>
          </table:table-cell>
          <table:table-cell office:value-type="string">
            <text:p>movarrex</text:p>
          </table:table-cell>
          <table:table-cell office:value-type="string">
            <text:p>موررک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bby; pastime; entertainment</text:p>
          </table:table-cell>
          <table:table-cell office:value-type="string">
            <text:p>sargarmi</text:p>
          </table:table-cell>
          <table:table-cell office:value-type="string">
            <text:p>سرگرم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lder; owner</text:p>
          </table:table-cell>
          <table:table-cell office:value-type="string">
            <text:p>dārande</text:p>
          </table:table-cell>
          <table:table-cell office:value-type="string">
            <text:p>دار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meland; fatherland</text:p>
          </table:table-cell>
          <table:table-cell office:value-type="string">
            <text:p>mihan</text:p>
          </table:table-cell>
          <table:table-cell office:value-type="string">
            <text:p>میه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usecleaning</text:p>
          </table:table-cell>
          <table:table-cell office:value-type="string">
            <text:p>xānetekāni</text:p>
          </table:table-cell>
          <table:table-cell office:value-type="string">
            <text:p>خنتک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manitarian</text:p>
          </table:table-cell>
          <table:table-cell office:value-type="string">
            <text:p>ensāndusti</text:p>
          </table:table-cell>
          <table:table-cell office:value-type="string">
            <text:p>انساندوس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manity; mankind</text:p>
          </table:table-cell>
          <table:table-cell office:value-type="string">
            <text:p>bašariyat</text:p>
          </table:table-cell>
          <table:table-cell office:value-type="string">
            <text:p>بشر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ndreds</text:p>
          </table:table-cell>
          <table:table-cell office:value-type="string">
            <text:p>sadhā</text:p>
          </table:table-cell>
          <table:table-cell office:value-type="string">
            <text:p>صده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urry; haste</text:p>
          </table:table-cell>
          <table:table-cell office:value-type="string">
            <text:p>ajale</text:p>
          </table:table-cell>
          <table:table-cell office:value-type="string">
            <text:p>عج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gnorance</text:p>
          </table:table-cell>
          <table:table-cell office:value-type="string">
            <text:p>jahl</text:p>
          </table:table-cell>
          <table:table-cell office:value-type="string">
            <text:p>جه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ortance; significance</text:p>
          </table:table-cell>
          <table:table-cell office:value-type="string">
            <text:p>ahammiyat</text:p>
          </table:table-cell>
          <table:table-cell office:value-type="string">
            <text:p>اهمیّ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ression</text:p>
          </table:table-cell>
          <table:table-cell office:value-type="string">
            <text:p>bardāšt</text:p>
          </table:table-cell>
          <table:table-cell office:value-type="string">
            <text:p>بردا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ident; event</text:p>
          </table:table-cell>
          <table:table-cell office:value-type="string">
            <text:p>pišāmad</text:p>
          </table:table-cell>
          <table:table-cell office:value-type="string">
            <text:p>پیشآم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dustry</text:p>
          </table:table-cell>
          <table:table-cell office:value-type="string">
            <text:p>san’at</text:p>
          </table:table-cell>
          <table:table-cell office:value-type="string">
            <text:p>سنع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formation</text:p>
          </table:table-cell>
          <table:table-cell office:value-type="string">
            <text:p>ettelāāt</text:p>
          </table:table-cell>
          <table:table-cell office:value-type="string">
            <text:p>اطلاع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lay</text:p>
          </table:table-cell>
          <table:table-cell office:value-type="string">
            <text:p>xātamkāri</text:p>
          </table:table-cell>
          <table:table-cell office:value-type="string">
            <text:p>ختمک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pretation; commentary;</text:p>
          </table:table-cell>
          <table:table-cell office:value-type="string">
            <text:p>tafsir</text:p>
          </table:table-cell>
          <table:table-cell office:value-type="string">
            <text:p>تفس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terrogator</text:p>
          </table:table-cell>
          <table:table-cell office:value-type="string">
            <text:p>bāzpors</text:p>
          </table:table-cell>
          <table:table-cell office:value-type="string">
            <text:p>بازپر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vasion</text:p>
          </table:table-cell>
          <table:table-cell office:value-type="string">
            <text:p>tahājom</text:p>
          </table:table-cell>
          <table:table-cell office:value-type="string">
            <text:p>تهاج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ron; ironclad</text:p>
          </table:table-cell>
          <table:table-cell office:value-type="string">
            <text:p>āhanin</text:p>
          </table:table-cell>
          <table:table-cell office:value-type="string">
            <text:p>آهنی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rrigation</text:p>
          </table:table-cell>
          <table:table-cell office:value-type="string">
            <text:p>ābyāri</text:p>
          </table:table-cell>
          <table:table-cell office:value-type="string">
            <text:p>آبی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wellery</text:p>
          </table:table-cell>
          <table:table-cell office:value-type="string">
            <text:p>javāherāt</text:p>
          </table:table-cell>
          <table:table-cell office:value-type="string">
            <text:p>جواهر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urnalist; publicist</text:p>
          </table:table-cell>
          <table:table-cell office:value-type="string">
            <text:p>ruznāmenegār</text:p>
          </table:table-cell>
          <table:table-cell office:value-type="string">
            <text:p>روزنمن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kind; sort; compatible</text:p>
          </table:table-cell>
          <table:table-cell office:value-type="string">
            <text:p>jur</text:p>
          </table:table-cell>
          <table:table-cell office:value-type="string">
            <text:p>ج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ck; absence</text:p>
          </table:table-cell>
          <table:table-cell office:value-type="string">
            <text:p>feqdān</text:p>
          </table:table-cell>
          <table:table-cell office:value-type="string">
            <text:p>فق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d; guy</text:p>
          </table:table-cell>
          <table:table-cell office:value-type="string">
            <text:p>pesarak</text:p>
          </table:table-cell>
          <table:table-cell office:value-type="string">
            <text:p>پسر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dies</text:p>
          </table:table-cell>
          <table:table-cell office:value-type="string">
            <text:p>bānovān</text:p>
          </table:table-cell>
          <table:table-cell office:value-type="string">
            <text:p>بانو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g pain</text:p>
          </table:table-cell>
          <table:table-cell office:value-type="string">
            <text:p>pādard</text:p>
          </table:table-cell>
          <table:table-cell office:value-type="string">
            <text:p>پا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ttuce</text:p>
          </table:table-cell>
          <table:table-cell office:value-type="string">
            <text:p>kāhu</text:p>
          </table:table-cell>
          <table:table-cell office:value-type="string">
            <text:p>کاه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ter</text:p>
          </table:table-cell>
          <table:table-cell office:value-type="string">
            <text:p>litr</text:p>
          </table:table-cell>
          <table:table-cell office:value-type="string">
            <text:p>لیت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arithm</text:p>
          </table:table-cell>
          <table:table-cell office:value-type="string">
            <text:p>logāritm</text:p>
          </table:table-cell>
          <table:table-cell office:value-type="string">
            <text:p>لگاریت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ge</text:p>
          </table:table-cell>
          <table:table-cell office:value-type="string">
            <text:p>lož</text:p>
          </table:table-cell>
          <table:table-cell office:value-type="string">
            <text:p>لوژ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ook</text:p>
          </table:table-cell>
          <table:table-cell office:value-type="string">
            <text:p>jelve</text:p>
          </table:table-cell>
          <table:table-cell office:value-type="string">
            <text:p>جل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ggage belt; band; roll bandage</text:p>
          </table:table-cell>
          <table:table-cell office:value-type="string">
            <text:p>bānd</text:p>
          </table:table-cell>
          <table:table-cell office:value-type="string">
            <text:p>ب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dness</text:p>
          </table:table-cell>
          <table:table-cell office:value-type="string">
            <text:p>divānegi</text:p>
          </table:table-cell>
          <table:table-cell office:value-type="string">
            <text:p>دیوان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azine</text:p>
          </table:table-cell>
          <table:table-cell office:value-type="string">
            <text:p>majalle</text:p>
          </table:table-cell>
          <table:table-cell office:value-type="string">
            <text:p>مجلّ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jority</text:p>
          </table:table-cell>
          <table:table-cell office:value-type="string">
            <text:p>aksariyat</text:p>
          </table:table-cell>
          <table:table-cell office:value-type="string">
            <text:p>اکثر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sterpiece</text:p>
          </table:table-cell>
          <table:table-cell office:value-type="string">
            <text:p>šāhkār</text:p>
          </table:table-cell>
          <table:table-cell office:value-type="string">
            <text:p>شاهک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sticator</text:p>
          </table:table-cell>
          <table:table-cell office:value-type="string">
            <text:p>carxegušt</text:p>
          </table:table-cell>
          <table:table-cell office:value-type="string">
            <text:p>چرخگو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tch</text:p>
          </table:table-cell>
          <table:table-cell office:value-type="string">
            <text:p>kebrit</text:p>
          </table:table-cell>
          <table:table-cell office:value-type="string">
            <text:p>کبر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nu</text:p>
          </table:table-cell>
          <table:table-cell office:value-type="string">
            <text:p>suratqazā</text:p>
          </table:table-cell>
          <table:table-cell office:value-type="string">
            <text:p>سورتقز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ess; confusion</text:p>
          </table:table-cell>
          <table:table-cell office:value-type="string">
            <text:p>bibarnāmegi</text:p>
          </table:table-cell>
          <table:table-cell office:value-type="string">
            <text:p>بیبرنام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eral water</text:p>
          </table:table-cell>
          <table:table-cell office:value-type="string">
            <text:p>ābma’dani</text:p>
          </table:table-cell>
          <table:table-cell office:value-type="string">
            <text:p>ابمعد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eralogy</text:p>
          </table:table-cell>
          <table:table-cell office:value-type="string">
            <text:p>ma’danšenāsi</text:p>
          </table:table-cell>
          <table:table-cell office:value-type="string">
            <text:p>معدنشنس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niature</text:p>
          </table:table-cell>
          <table:table-cell office:value-type="string">
            <text:p>miniyātur</text:p>
          </table:table-cell>
          <table:table-cell office:value-type="string">
            <text:p>مینیت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rror</text:p>
          </table:table-cell>
          <table:table-cell office:value-type="string">
            <text:p>āyine</text:p>
          </table:table-cell>
          <table:table-cell office:value-type="string">
            <text:p>آی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ss; maiden</text:p>
          </table:table-cell>
          <table:table-cell office:value-type="string">
            <text:p>dušize</text:p>
          </table:table-cell>
          <table:table-cell office:value-type="string">
            <text:p>دوشیز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xer</text:p>
          </table:table-cell>
          <table:table-cell office:value-type="string">
            <text:p>maxlutkon</text:p>
          </table:table-cell>
          <table:table-cell office:value-type="string">
            <text:p>مخلوتک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del; pattern; template</text:p>
          </table:table-cell>
          <table:table-cell office:value-type="string">
            <text:p>olgu</text:p>
          </table:table-cell>
          <table:table-cell office:value-type="string">
            <text:p>الگ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her‐in‐law</text:p>
          </table:table-cell>
          <table:table-cell office:value-type="string">
            <text:p>mādaršowhar</text:p>
          </table:table-cell>
          <table:table-cell office:value-type="string">
            <text:p>مادرشو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tor racing</text:p>
          </table:table-cell>
          <table:table-cell office:value-type="string">
            <text:p>otomobilrāni</text:p>
          </table:table-cell>
          <table:table-cell office:value-type="string">
            <text:p>اتومبیلر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uslim</text:p>
          </table:table-cell>
          <table:table-cell office:value-type="string">
            <text:p>mosalmān</text:p>
          </table:table-cell>
          <table:table-cell office:value-type="string">
            <text:p>مثل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thology</text:p>
          </table:table-cell>
          <table:table-cell office:value-type="string">
            <text:p>asātir</text:p>
          </table:table-cell>
          <table:table-cell office:value-type="string">
            <text:p>اساط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il</text:p>
          </table:table-cell>
          <table:table-cell office:value-type="string">
            <text:p>nāxon</text:p>
          </table:table-cell>
          <table:table-cell office:value-type="string">
            <text:p>ناخ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tion</text:p>
          </table:table-cell>
          <table:table-cell office:value-type="string">
            <text:p>mellat</text:p>
          </table:table-cell>
          <table:table-cell office:value-type="string">
            <text:p>م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ausea</text:p>
          </table:table-cell>
          <table:table-cell office:value-type="string">
            <text:p>hālattahavvo’</text:p>
          </table:table-cell>
          <table:table-cell office:value-type="string">
            <text:p>هلتهو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ck pain</text:p>
          </table:table-cell>
          <table:table-cell office:value-type="string">
            <text:p>gardandard</text:p>
          </table:table-cell>
          <table:table-cell office:value-type="string">
            <text:p>گردن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ighborhood</text:p>
          </table:table-cell>
          <table:table-cell office:value-type="string">
            <text:p>hamsāyegi</text:p>
          </table:table-cell>
          <table:table-cell office:value-type="string">
            <text:p>همسای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 year gift</text:p>
          </table:table-cell>
          <table:table-cell office:value-type="string">
            <text:p>eydi</text:p>
          </table:table-cell>
          <table:table-cell office:value-type="string">
            <text:p>عی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ewspaper</text:p>
          </table:table-cell>
          <table:table-cell office:value-type="string">
            <text:p>ruznāme</text:p>
          </table:table-cell>
          <table:table-cell office:value-type="string">
            <text:p>روزنام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ickname; title</text:p>
          </table:table-cell>
          <table:table-cell office:value-type="string">
            <text:p>laqab</text:p>
          </table:table-cell>
          <table:table-cell office:value-type="string">
            <text:p>لق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orth; northern</text:p>
          </table:table-cell>
          <table:table-cell office:value-type="string">
            <text:p>šomāli</text:p>
          </table:table-cell>
          <table:table-cell office:value-type="string">
            <text:p>شمال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live</text:p>
          </table:table-cell>
          <table:table-cell office:value-type="string">
            <text:p>zeytun</text:p>
          </table:table-cell>
          <table:table-cell office:value-type="string">
            <text:p>زیت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e‐way street</text:p>
          </table:table-cell>
          <table:table-cell office:value-type="string">
            <text:p>vorudmamnu’</text:p>
          </table:table-cell>
          <table:table-cell office:value-type="string">
            <text:p>ورودممن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pener</text:p>
          </table:table-cell>
          <table:table-cell office:value-type="string">
            <text:p>darbāzkon</text:p>
          </table:table-cell>
          <table:table-cell office:value-type="string">
            <text:p>دربازک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ange juice</text:p>
          </table:table-cell>
          <table:table-cell office:value-type="string">
            <text:p>ābporteqāl</text:p>
          </table:table-cell>
          <table:table-cell office:value-type="string">
            <text:p>ابپرتق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der; wish</text:p>
          </table:table-cell>
          <table:table-cell office:value-type="string">
            <text:p>farmāyeš</text:p>
          </table:table-cell>
          <table:table-cell office:value-type="string">
            <text:p>فرمای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ganization</text:p>
          </table:table-cell>
          <table:table-cell office:value-type="string">
            <text:p>sāzmān</text:p>
          </table:table-cell>
          <table:table-cell office:value-type="string">
            <text:p>ساز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inting</text:p>
          </table:table-cell>
          <table:table-cell office:value-type="string">
            <text:p>negārgari</text:p>
          </table:table-cell>
          <table:table-cell office:value-type="string">
            <text:p>نگارگ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ace museum</text:p>
          </table:table-cell>
          <table:table-cell office:value-type="string">
            <text:p>kāxmuze</text:p>
          </table:table-cell>
          <table:table-cell office:value-type="string">
            <text:p>کخم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serby</text:p>
          </table:table-cell>
          <table:table-cell office:value-type="string">
            <text:p>rahgozar</text:p>
          </table:table-cell>
          <table:table-cell office:value-type="string">
            <text:p>رهگذ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stry</text:p>
          </table:table-cell>
          <table:table-cell office:value-type="string">
            <text:p>širini</text:p>
          </table:table-cell>
          <table:table-cell office:value-type="string">
            <text:p>شیرین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netration; influence</text:p>
          </table:table-cell>
          <table:table-cell office:value-type="string">
            <text:p>nofuz</text:p>
          </table:table-cell>
          <table:table-cell office:value-type="string">
            <text:p>نفوذ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cent; percentage</text:p>
          </table:table-cell>
          <table:table-cell office:value-type="string">
            <text:p>darsad</text:p>
          </table:table-cell>
          <table:table-cell office:value-type="string">
            <text:p>درص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fume; aroma; fragrance</text:p>
          </table:table-cell>
          <table:table-cell office:value-type="string">
            <text:p>atr</text:p>
          </table:table-cell>
          <table:table-cell office:value-type="string">
            <text:p>عط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.D.; doctorate</text:p>
          </table:table-cell>
          <table:table-cell office:value-type="string">
            <text:p>doktorā</text:p>
          </table:table-cell>
          <table:table-cell office:value-type="string">
            <text:p>دکتر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te</text:p>
          </table:table-cell>
          <table:table-cell office:value-type="string">
            <text:p>bošqāb</text:p>
          </table:table-cell>
          <table:table-cell office:value-type="string">
            <text:p>بشقا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ate</text:p>
          </table:table-cell>
          <table:table-cell office:value-type="string">
            <text:p>pišdasti</text:p>
          </table:table-cell>
          <table:table-cell office:value-type="string">
            <text:p>پیشدس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cket</text:p>
          </table:table-cell>
          <table:table-cell office:value-type="string">
            <text:p>jib</text:p>
          </table:table-cell>
          <table:table-cell office:value-type="string">
            <text:p>جی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et</text:p>
          </table:table-cell>
          <table:table-cell office:value-type="string">
            <text:p>sorāyande</text:p>
          </table:table-cell>
          <table:table-cell office:value-type="string">
            <text:p>سرای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ets</text:p>
          </table:table-cell>
          <table:table-cell office:value-type="string">
            <text:p>šoarā</text:p>
          </table:table-cell>
          <table:table-cell office:value-type="string">
            <text:p>شعر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int; dot</text:p>
          </table:table-cell>
          <table:table-cell office:value-type="string">
            <text:p>noqte</text:p>
          </table:table-cell>
          <table:table-cell office:value-type="string">
            <text:p>نقط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ints; areas</text:p>
          </table:table-cell>
          <table:table-cell office:value-type="string">
            <text:p>noqāt</text:p>
          </table:table-cell>
          <table:table-cell office:value-type="string">
            <text:p>نقاط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lice station</text:p>
          </table:table-cell>
          <table:table-cell office:value-type="string">
            <text:p>kalāntari</text:p>
          </table:table-cell>
          <table:table-cell office:value-type="string">
            <text:p>کلانت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sition; status; rank</text:p>
          </table:table-cell>
          <table:table-cell office:value-type="string">
            <text:p>maqām</text:p>
          </table:table-cell>
          <table:table-cell office:value-type="string">
            <text:p>مق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tato</text:p>
          </table:table-cell>
          <table:table-cell office:value-type="string">
            <text:p>sibzamini</text:p>
          </table:table-cell>
          <table:table-cell office:value-type="string">
            <text:p>سیب‌زمی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inciple; original</text:p>
          </table:table-cell>
          <table:table-cell office:value-type="string">
            <text:p>asl</text:p>
          </table:table-cell>
          <table:table-cell office:value-type="string">
            <text:p>اص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blem</text:p>
          </table:table-cell>
          <table:table-cell office:value-type="string">
            <text:p>mas’ale</text:p>
          </table:table-cell>
          <table:table-cell office:value-type="string">
            <text:p>مسئ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blems</text:p>
          </table:table-cell>
          <table:table-cell office:value-type="string">
            <text:p>masāel</text:p>
          </table:table-cell>
          <table:table-cell office:value-type="string">
            <text:p>مسائ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er</text:p>
          </table:table-cell>
          <table:table-cell office:value-type="string">
            <text:p>tahiyekonande</text:p>
          </table:table-cell>
          <table:table-cell office:value-type="string">
            <text:p>تهیکن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duct</text:p>
          </table:table-cell>
          <table:table-cell office:value-type="string">
            <text:p>mahsul</text:p>
          </table:table-cell>
          <table:table-cell office:value-type="string">
            <text:p>محص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perty; feature</text:p>
          </table:table-cell>
          <table:table-cell office:value-type="string">
            <text:p>vižegi</text:p>
          </table:table-cell>
          <table:table-cell office:value-type="string">
            <text:p>ویژگ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overb</text:p>
          </table:table-cell>
          <table:table-cell office:value-type="string">
            <text:p>zarbolmasal</text:p>
          </table:table-cell>
          <table:table-cell office:value-type="string">
            <text:p>ضربالمث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llover</text:p>
          </table:table-cell>
          <table:table-cell office:value-type="string">
            <text:p>poliver</text:p>
          </table:table-cell>
          <table:table-cell office:value-type="string">
            <text:p>پلی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urpose; intention</text:p>
          </table:table-cell>
          <table:table-cell office:value-type="string">
            <text:p>manzur</text:p>
          </table:table-cell>
          <table:table-cell office:value-type="string">
            <text:p>منظ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ce; descent</text:p>
          </table:table-cell>
          <table:table-cell office:value-type="string">
            <text:p>nežād</text:p>
          </table:table-cell>
          <table:table-cell office:value-type="string">
            <text:p>نژ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ilway; railway station</text:p>
          </table:table-cell>
          <table:table-cell office:value-type="string">
            <text:p>rāhāhan</text:p>
          </table:table-cell>
          <table:table-cell office:value-type="string">
            <text:p>راه‌آ‌ه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incot; rainy</text:p>
          </table:table-cell>
          <table:table-cell office:value-type="string">
            <text:p>bārāni</text:p>
          </table:table-cell>
          <table:table-cell office:value-type="string">
            <text:p>بار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adiness</text:p>
          </table:table-cell>
          <table:table-cell office:value-type="string">
            <text:p>āmādegi</text:p>
          </table:table-cell>
          <table:table-cell office:value-type="string">
            <text:p>آماد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build; reconstruction</text:p>
          </table:table-cell>
          <table:table-cell office:value-type="string">
            <text:p>bāzsāzi</text:p>
          </table:table-cell>
          <table:table-cell office:value-type="string">
            <text:p>بازس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conciliation; peace</text:p>
          </table:table-cell>
          <table:table-cell office:value-type="string">
            <text:p>āšti</text:p>
          </table:table-cell>
          <table:table-cell office:value-type="string">
            <text:p>آشت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ness</text:p>
          </table:table-cell>
          <table:table-cell office:value-type="string">
            <text:p>sorxi</text:p>
          </table:table-cell>
          <table:table-cell office:value-type="string">
            <text:p>سرخ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eree; arbitrator</text:p>
          </table:table-cell>
          <table:table-cell office:value-type="string">
            <text:p>dāvar</text:p>
          </table:table-cell>
          <table:table-cell office:value-type="string">
            <text:p>دا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lection</text:p>
          </table:table-cell>
          <table:table-cell office:value-type="string">
            <text:p>en’ekās</text:p>
          </table:table-cell>
          <table:table-cell office:value-type="string">
            <text:p>انعک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former; reformist</text:p>
          </table:table-cell>
          <table:table-cell office:value-type="string">
            <text:p>eslāhtalab</text:p>
          </table:table-cell>
          <table:table-cell office:value-type="string">
            <text:p>اصلاحطل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ion; area</text:p>
          </table:table-cell>
          <table:table-cell office:value-type="string">
            <text:p>nāhiye</text:p>
          </table:table-cell>
          <table:table-cell office:value-type="string">
            <text:p>ناحیه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gress</text:p>
          </table:table-cell>
          <table:table-cell office:value-type="string">
            <text:p>pasraft</text:p>
          </table:table-cell>
          <table:table-cell office:value-type="string">
            <text:p>پسرف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plica</text:p>
          </table:table-cell>
          <table:table-cell office:value-type="string">
            <text:p>badal</text:p>
          </table:table-cell>
          <table:table-cell office:value-type="string">
            <text:p>بد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earch; study; investigation</text:p>
          </table:table-cell>
          <table:table-cell office:value-type="string">
            <text:p>pažuheš</text:p>
          </table:table-cell>
          <table:table-cell office:value-type="string">
            <text:p>پژوه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t; remainder</text:p>
          </table:table-cell>
          <table:table-cell office:value-type="string">
            <text:p>bāqimānde</text:p>
          </table:table-cell>
          <table:table-cell office:value-type="string">
            <text:p>بقیم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staurant</text:p>
          </table:table-cell>
          <table:table-cell office:value-type="string">
            <text:p>resturān</text:p>
          </table:table-cell>
          <table:table-cell office:value-type="string">
            <text:p>رستور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turn</text:p>
          </table:table-cell>
          <table:table-cell office:value-type="string">
            <text:p>bāzgardāni</text:p>
          </table:table-cell>
          <table:table-cell office:value-type="string">
            <text:p>بازگرد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ding</text:p>
          </table:table-cell>
          <table:table-cell office:value-type="string">
            <text:p>asbsavāri</text:p>
          </table:table-cell>
          <table:table-cell office:value-type="string">
            <text:p>اسبسو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iver</text:p>
          </table:table-cell>
          <table:table-cell office:value-type="string">
            <text:p>rudxāne</text:p>
          </table:table-cell>
          <table:table-cell office:value-type="string">
            <text:p>رودخ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ck climbing</text:p>
          </table:table-cell>
          <table:table-cell office:value-type="string">
            <text:p>saxrenavardi</text:p>
          </table:table-cell>
          <table:table-cell office:value-type="string">
            <text:p>سخرنور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oot</text:p>
          </table:table-cell>
          <table:table-cell office:value-type="string">
            <text:p>riše</text:p>
          </table:table-cell>
          <table:table-cell office:value-type="string">
            <text:p>ریش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ler; sovereign</text:p>
          </table:table-cell>
          <table:table-cell office:value-type="string">
            <text:p>farmānravā</text:p>
          </table:table-cell>
          <table:table-cell office:value-type="string">
            <text:p>فرمانرو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ad</text:p>
          </table:table-cell>
          <table:table-cell office:value-type="string">
            <text:p>sālād</text:p>
          </table:table-cell>
          <table:table-cell office:value-type="string">
            <text:p>سال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lt shaker; salt cellar</text:p>
          </table:table-cell>
          <table:table-cell office:value-type="string">
            <text:p>namakdān</text:p>
          </table:table-cell>
          <table:table-cell office:value-type="string">
            <text:p>نمک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tellite</text:p>
          </table:table-cell>
          <table:table-cell office:value-type="string">
            <text:p>māhvāre</text:p>
          </table:table-cell>
          <table:table-cell office:value-type="string">
            <text:p>ماهوا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ucer</text:p>
          </table:table-cell>
          <table:table-cell office:value-type="string">
            <text:p>na’lbeki</text:p>
          </table:table-cell>
          <table:table-cell office:value-type="string">
            <text:p>نعلبک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avior</text:p>
          </table:table-cell>
          <table:table-cell office:value-type="string">
            <text:p>nāji</text:p>
          </table:table-cell>
          <table:table-cell office:value-type="string">
            <text:p>ناج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ene; stage</text:p>
          </table:table-cell>
          <table:table-cell office:value-type="string">
            <text:p>sahne</text:p>
          </table:table-cell>
          <table:table-cell office:value-type="string">
            <text:p>صح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holars</text:p>
          </table:table-cell>
          <table:table-cell office:value-type="string">
            <text:p>olamā</text:p>
          </table:table-cell>
          <table:table-cell office:value-type="string">
            <text:p>علم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iences</text:p>
          </table:table-cell>
          <table:table-cell office:value-type="string">
            <text:p>olum</text:p>
          </table:table-cell>
          <table:table-cell office:value-type="string">
            <text:p>علو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ientist</text:p>
          </table:table-cell>
          <table:table-cell office:value-type="string">
            <text:p>ālem</text:p>
          </table:table-cell>
          <table:table-cell office:value-type="string">
            <text:p>عل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oring goals</text:p>
          </table:table-cell>
          <table:table-cell office:value-type="string">
            <text:p>golzani</text:p>
          </table:table-cell>
          <table:table-cell office:value-type="string">
            <text:p>گلز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asons</text:p>
          </table:table-cell>
          <table:table-cell office:value-type="string">
            <text:p>fosul</text:p>
          </table:table-cell>
          <table:table-cell office:value-type="string">
            <text:p>فصو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diments</text:p>
          </table:table-cell>
          <table:table-cell office:value-type="string">
            <text:p>rosubāt</text:p>
          </table:table-cell>
          <table:table-cell office:value-type="string">
            <text:p>رسوب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eing</text:p>
          </table:table-cell>
          <table:table-cell office:value-type="string">
            <text:p>binā</text:p>
          </table:table-cell>
          <table:table-cell office:value-type="string">
            <text:p>بین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paration; divorce</text:p>
          </table:table-cell>
          <table:table-cell office:value-type="string">
            <text:p>jodāyi</text:p>
          </table:table-cell>
          <table:table-cell office:value-type="string">
            <text:p>جدای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ries</text:p>
          </table:table-cell>
          <table:table-cell office:value-type="string">
            <text:p>seri</text:p>
          </table:table-cell>
          <table:table-cell office:value-type="string">
            <text:p>س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lver</text:p>
          </table:table-cell>
          <table:table-cell office:value-type="string">
            <text:p>noqre</text:p>
          </table:table-cell>
          <table:table-cell office:value-type="string">
            <text:p>نق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ky</text:p>
          </table:table-cell>
          <table:table-cell office:value-type="string">
            <text:p>āsemān</text:p>
          </table:table-cell>
          <table:table-cell office:value-type="string">
            <text:p>عث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ave</text:p>
          </table:table-cell>
          <table:table-cell office:value-type="string">
            <text:p>barde</text:p>
          </table:table-cell>
          <table:table-cell office:value-type="string">
            <text:p>بر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ng</text:p>
          </table:table-cell>
          <table:table-cell office:value-type="string">
            <text:p>āvāz</text:p>
          </table:table-cell>
          <table:table-cell office:value-type="string">
            <text:p>عوض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nnet; lyric poem</text:p>
          </table:table-cell>
          <table:table-cell office:value-type="string">
            <text:p>qazal</text:p>
          </table:table-cell>
          <table:table-cell office:value-type="string">
            <text:p>غز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uvenir</text:p>
          </table:table-cell>
          <table:table-cell office:value-type="string">
            <text:p>sowqāti</text:p>
          </table:table-cell>
          <table:table-cell office:value-type="string">
            <text:p>سوق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ices</text:p>
          </table:table-cell>
          <table:table-cell office:value-type="string">
            <text:p>adviye</text:p>
          </table:table-cell>
          <table:table-cell office:value-type="string">
            <text:p>ادوی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mach</text:p>
          </table:table-cell>
          <table:table-cell office:value-type="string">
            <text:p>me’de</text:p>
          </table:table-cell>
          <table:table-cell office:value-type="string">
            <text:p>مع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omach pain</text:p>
          </table:table-cell>
          <table:table-cell office:value-type="string">
            <text:p>me’dedard</text:p>
          </table:table-cell>
          <table:table-cell office:value-type="string">
            <text:p>مئد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roke; impact</text:p>
          </table:table-cell>
          <table:table-cell office:value-type="string">
            <text:p>zarbe</text:p>
          </table:table-cell>
          <table:table-cell office:value-type="string">
            <text:p>ضرب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udio; artist’s workshop</text:p>
          </table:table-cell>
          <table:table-cell office:value-type="string">
            <text:p>honarkade</text:p>
          </table:table-cell>
          <table:table-cell office:value-type="string">
            <text:p>هنرک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bstance; ink; acid</text:p>
          </table:table-cell>
          <table:table-cell office:value-type="string">
            <text:p>jowhar</text:p>
          </table:table-cell>
          <table:table-cell office:value-type="string">
            <text:p>جوه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mmary</text:p>
          </table:table-cell>
          <table:table-cell office:value-type="string">
            <text:p>xolāse</text:p>
          </table:table-cell>
          <table:table-cell office:value-type="string">
            <text:p>خلاص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</text:p>
          </table:table-cell>
          <table:table-cell office:value-type="string">
            <text:p>xoršid</text:p>
          </table:table-cell>
          <table:table-cell office:value-type="string">
            <text:p>خورش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set</text:p>
          </table:table-cell>
          <table:table-cell office:value-type="string">
            <text:p>qorub</text:p>
          </table:table-cell>
          <table:table-cell office:value-type="string">
            <text:p>غرو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mphony</text:p>
          </table:table-cell>
          <table:table-cell office:value-type="string">
            <text:p>samfoni</text:p>
          </table:table-cell>
          <table:table-cell office:value-type="string">
            <text:p>سمفو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let</text:p>
          </table:table-cell>
          <table:table-cell office:value-type="string">
            <text:p>sini</text:p>
          </table:table-cell>
          <table:table-cell office:value-type="string">
            <text:p>سی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blet; pill</text:p>
          </table:table-cell>
          <table:table-cell office:value-type="string">
            <text:p>qors</text:p>
          </table:table-cell>
          <table:table-cell office:value-type="string">
            <text:p>قرص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ilor</text:p>
          </table:table-cell>
          <table:table-cell office:value-type="string">
            <text:p>xayyāt</text:p>
          </table:table-cell>
          <table:table-cell office:value-type="string">
            <text:p>خی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iloring; tailor shop</text:p>
          </table:table-cell>
          <table:table-cell office:value-type="string">
            <text:p>xayyāti</text:p>
          </table:table-cell>
          <table:table-cell office:value-type="string">
            <text:p>خییت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mbourine</text:p>
          </table:table-cell>
          <table:table-cell office:value-type="string">
            <text:p>daf</text:p>
          </table:table-cell>
          <table:table-cell office:value-type="string">
            <text:p>دف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pe recorder</text:p>
          </table:table-cell>
          <table:table-cell office:value-type="string">
            <text:p>zabtesowt</text:p>
          </table:table-cell>
          <table:table-cell office:value-type="string">
            <text:p>زبتسو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gets; objectives</text:p>
          </table:table-cell>
          <table:table-cell office:value-type="string">
            <text:p>ahdāf</text:p>
          </table:table-cell>
          <table:table-cell office:value-type="string">
            <text:p>اهدا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ste</text:p>
          </table:table-cell>
          <table:table-cell office:value-type="string">
            <text:p>zowq</text:p>
          </table:table-cell>
          <table:table-cell office:value-type="string">
            <text:p>ذو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ste; flavor</text:p>
          </table:table-cell>
          <table:table-cell office:value-type="string">
            <text:p>ta’m</text:p>
          </table:table-cell>
          <table:table-cell office:value-type="string">
            <text:p>طع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achings</text:p>
          </table:table-cell>
          <table:table-cell office:value-type="string">
            <text:p>taālim</text:p>
          </table:table-cell>
          <table:table-cell office:value-type="string">
            <text:p>تعالی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chnology</text:p>
          </table:table-cell>
          <table:table-cell office:value-type="string">
            <text:p>fanāvari</text:p>
          </table:table-cell>
          <table:table-cell office:value-type="string">
            <text:p>فنا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ns</text:p>
          </table:table-cell>
          <table:table-cell office:value-type="string">
            <text:p>dahhā</text:p>
          </table:table-cell>
          <table:table-cell office:value-type="string">
            <text:p>دهها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extile</text:p>
          </table:table-cell>
          <table:table-cell office:value-type="string">
            <text:p>pārce</text:p>
          </table:table-cell>
          <table:table-cell office:value-type="string">
            <text:p>پار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ght; imagination</text:p>
          </table:table-cell>
          <table:table-cell office:value-type="string">
            <text:p>pendār</text:p>
          </table:table-cell>
          <table:table-cell office:value-type="string">
            <text:p>پن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sands</text:p>
          </table:table-cell>
          <table:table-cell office:value-type="string">
            <text:p>hezārān</text:p>
          </table:table-cell>
          <table:table-cell office:value-type="string">
            <text:p>هزار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ousands of years old</text:p>
          </table:table-cell>
          <table:table-cell office:value-type="string">
            <text:p>hezārānsāle</text:p>
          </table:table-cell>
          <table:table-cell office:value-type="string">
            <text:p>هزرنس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ime; moment</text:p>
          </table:table-cell>
          <table:table-cell office:value-type="string">
            <text:p>mowqe’</text:p>
          </table:table-cell>
          <table:table-cell office:value-type="string">
            <text:p>موقئ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urism</text:p>
          </table:table-cell>
          <table:table-cell office:value-type="string">
            <text:p>gardešgari</text:p>
          </table:table-cell>
          <table:table-cell office:value-type="string">
            <text:p>گردشگ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urist</text:p>
          </table:table-cell>
          <table:table-cell office:value-type="string">
            <text:p>jahāngard</text:p>
          </table:table-cell>
          <table:table-cell office:value-type="string">
            <text:p>جهان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y</text:p>
          </table:table-cell>
          <table:table-cell office:value-type="string">
            <text:p>asbābbāzi</text:p>
          </table:table-cell>
          <table:table-cell office:value-type="string">
            <text:p>اسباب‌با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be; dark</text:p>
          </table:table-cell>
          <table:table-cell office:value-type="string">
            <text:p>tire</text:p>
          </table:table-cell>
          <table:table-cell office:value-type="string">
            <text:p>تی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riple bed</text:p>
          </table:table-cell>
          <table:table-cell office:value-type="string">
            <text:p>setaxte</text:p>
          </table:table-cell>
          <table:table-cell office:value-type="string">
            <text:p>ست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uesday Night</text:p>
          </table:table-cell>
          <table:table-cell office:value-type="string">
            <text:p>sešanbešab</text:p>
          </table:table-cell>
          <table:table-cell office:value-type="string">
            <text:p>سشنبش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truthfulness; sham</text:p>
          </table:table-cell>
          <table:table-cell office:value-type="string">
            <text:p>riyākāri</text:p>
          </table:table-cell>
          <table:table-cell office:value-type="string">
            <text:p>ریاکا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s</text:p>
          </table:table-cell>
          <table:table-cell office:value-type="string">
            <text:p>masāref</text:p>
          </table:table-cell>
          <table:table-cell office:value-type="string">
            <text:p>مصارف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ue; price</text:p>
          </table:table-cell>
          <table:table-cell office:value-type="string">
            <text:p>arzeš</text:p>
          </table:table-cell>
          <table:table-cell office:value-type="string">
            <text:p>ارز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getarian</text:p>
          </table:table-cell>
          <table:table-cell office:value-type="string">
            <text:p>giyāhxār</text:p>
          </table:table-cell>
          <table:table-cell office:value-type="string">
            <text:p>گیهخ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ses</text:p>
          </table:table-cell>
          <table:table-cell office:value-type="string">
            <text:p>abyāt</text:p>
          </table:table-cell>
          <table:table-cell office:value-type="string">
            <text:p>ابی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st</text:p>
          </table:table-cell>
          <table:table-cell office:value-type="string">
            <text:p>jeliqe</text:p>
          </table:table-cell>
          <table:table-cell office:value-type="string">
            <text:p>جلی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llage</text:p>
          </table:table-cell>
          <table:table-cell office:value-type="string">
            <text:p>dehkade</text:p>
          </table:table-cell>
          <table:table-cell office:value-type="string">
            <text:p>دهک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negar</text:p>
          </table:table-cell>
          <table:table-cell office:value-type="string">
            <text:p>serke</text:p>
          </table:table-cell>
          <table:table-cell office:value-type="string">
            <text:p>سرک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t; call</text:p>
          </table:table-cell>
          <table:table-cell office:value-type="string">
            <text:p>ayādat</text:p>
          </table:table-cell>
          <table:table-cell office:value-type="string">
            <text:p>عیاد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ts‐and return visits</text:p>
          </table:table-cell>
          <table:table-cell office:value-type="string">
            <text:p>didobāzdid</text:p>
          </table:table-cell>
          <table:table-cell office:value-type="string">
            <text:p>دیدبزدی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ter supply</text:p>
          </table:table-cell>
          <table:table-cell office:value-type="string">
            <text:p>ābresāni</text:p>
          </table:table-cell>
          <table:table-cell office:value-type="string">
            <text:p>آبرس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y</text:p>
          </table:table-cell>
          <table:table-cell office:value-type="string">
            <text:p>nahv</text:p>
          </table:table-cell>
          <table:table-cell office:value-type="string">
            <text:p>نح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y</text:p>
          </table:table-cell>
          <table:table-cell office:value-type="string">
            <text:p>tariq</text:p>
          </table:table-cell>
          <table:table-cell office:value-type="string">
            <text:p>طری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ll</text:p>
          </table:table-cell>
          <table:table-cell office:value-type="string">
            <text:p>erāde</text:p>
          </table:table-cell>
          <table:table-cell office:value-type="string">
            <text:p>ارا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itness; evidence; certificate</text:p>
          </table:table-cell>
          <table:table-cell office:value-type="string">
            <text:p>govāhi</text:p>
          </table:table-cell>
          <table:table-cell office:value-type="string">
            <text:p>گواه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odcarving</text:p>
          </table:table-cell>
          <table:table-cell office:value-type="string">
            <text:p>monabbatkāri</text:p>
          </table:table-cell>
          <table:table-cell office:value-type="string">
            <text:p>منببتک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ld champion</text:p>
          </table:table-cell>
          <table:table-cell office:value-type="string">
            <text:p>jahānpahlevān</text:p>
          </table:table-cell>
          <table:table-cell office:value-type="string">
            <text:p>جهنپهل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youth</text:p>
          </table:table-cell>
          <table:table-cell office:value-type="string">
            <text:p>javāni</text:p>
          </table:table-cell>
          <table:table-cell office:value-type="string">
            <text:p>جوان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zero</text:p>
          </table:table-cell>
          <table:table-cell office:value-type="string">
            <text:p>sefr</text:p>
          </table:table-cell>
          <table:table-cell office:value-type="string">
            <text:p>صف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cting; compilation</text:p>
          </table:table-cell>
          <table:table-cell office:value-type="string">
            <text:p>gerdāvari</text:p>
          </table:table-cell>
          <table:table-cell office:value-type="string">
            <text:p>گردآ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llecting; compilation</text:p>
          </table:table-cell>
          <table:table-cell office:value-type="string">
            <text:p>jam’āvari</text:p>
          </table:table-cell>
          <table:table-cell office:value-type="string">
            <text:p>جمعور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vering</text:p>
          </table:table-cell>
          <table:table-cell office:value-type="string">
            <text:p>pušeš</text:p>
          </table:table-cell>
          <table:table-cell office:value-type="string">
            <text:p>پوش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; one</text:p>
          </table:table-cell>
          <table:table-cell office:value-type="string">
            <text:p>ādami</text:p>
          </table:table-cell>
          <table:table-cell office:value-type="string">
            <text:p>عدمی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tsal</text:p>
          </table:table-cell>
          <table:table-cell office:value-type="string">
            <text:p>futsāl</text:p>
          </table:table-cell>
          <table:table-cell office:value-type="string">
            <text:p>فوتسال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ache</text:p>
          </table:table-cell>
          <table:table-cell office:value-type="string">
            <text:p>gušdard</text:p>
          </table:table-cell>
          <table:table-cell office:value-type="string">
            <text:p>گوشدر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mac</text:p>
          </table:table-cell>
          <table:table-cell office:value-type="string">
            <text:p>somāq</text:p>
          </table:table-cell>
          <table:table-cell office:value-type="string">
            <text:p>سماق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ctor; artist; performer</text:p>
          </table:table-cell>
          <table:table-cell office:value-type="string">
            <text:p>bāzigar</text:p>
          </table:table-cell>
          <table:table-cell office:value-type="string">
            <text:p>بازی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imal; creature</text:p>
          </table:table-cell>
          <table:table-cell office:value-type="string">
            <text:p>jānevar</text:p>
          </table:table-cell>
          <table:table-cell office:value-type="string">
            <text:p>جانو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chaeologist</text:p>
          </table:table-cell>
          <table:table-cell office:value-type="string">
            <text:p>bāstānšenās</text:p>
          </table:table-cell>
          <table:table-cell office:value-type="string">
            <text:p>بستنشن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asin</text:p>
          </table:table-cell>
          <table:table-cell office:value-type="string">
            <text:p>howzce</text:p>
          </table:table-cell>
          <table:table-cell office:value-type="string">
            <text:p>هوز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uilding</text:p>
          </table:table-cell>
          <table:table-cell office:value-type="string">
            <text:p>sāxtemān</text:p>
          </table:table-cell>
          <table:table-cell office:value-type="string">
            <text:p>ساخت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; vehicle</text:p>
          </table:table-cell>
          <table:table-cell office:value-type="string">
            <text:p>xodrow</text:p>
          </table:table-cell>
          <table:table-cell office:value-type="string">
            <text:p>خدرو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ivilization</text:p>
          </table:table-cell>
          <table:table-cell office:value-type="string">
            <text:p>tamaddon</text:p>
          </table:table-cell>
          <table:table-cell office:value-type="string">
            <text:p>تم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mpetitor</text:p>
          </table:table-cell>
          <table:table-cell office:value-type="string">
            <text:p>raqib</text:p>
          </table:table-cell>
          <table:table-cell office:value-type="string">
            <text:p>رقیب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tivity</text:p>
          </table:table-cell>
          <table:table-cell office:value-type="string">
            <text:p>xallāqiyat</text:p>
          </table:table-cell>
          <table:table-cell office:value-type="string">
            <text:p>خللق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itic</text:p>
          </table:table-cell>
          <table:table-cell office:value-type="string">
            <text:p>montaqed</text:p>
          </table:table-cell>
          <table:table-cell office:value-type="string">
            <text:p>منتق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rtain</text:p>
          </table:table-cell>
          <table:table-cell office:value-type="string">
            <text:p>parde</text:p>
          </table:table-cell>
          <table:table-cell office:value-type="string">
            <text:p>پر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cade</text:p>
          </table:table-cell>
          <table:table-cell office:value-type="string">
            <text:p>dahe</text:p>
          </table:table-cell>
          <table:table-cell office:value-type="string">
            <text:p>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cavation; search</text:p>
          </table:table-cell>
          <table:table-cell office:value-type="string">
            <text:p>kāvoš</text:p>
          </table:table-cell>
          <table:table-cell office:value-type="string">
            <text:p>کا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porter</text:p>
          </table:table-cell>
          <table:table-cell office:value-type="string">
            <text:p>sāderkonande</text:p>
          </table:table-cell>
          <table:table-cell office:value-type="string">
            <text:p>سدرکن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ble; fairy tale; myth; legend</text:p>
          </table:table-cell>
          <table:table-cell office:value-type="string">
            <text:p>afsāne</text:p>
          </table:table-cell>
          <table:table-cell office:value-type="string">
            <text:p>افسان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an; sympathizer</text:p>
          </table:table-cell>
          <table:table-cell office:value-type="string">
            <text:p>havādār</text:p>
          </table:table-cell>
          <table:table-cell office:value-type="string">
            <text:p>هوادا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stival</text:p>
          </table:table-cell>
          <table:table-cell office:value-type="string">
            <text:p>jašnvāre</text:p>
          </table:table-cell>
          <table:table-cell office:value-type="string">
            <text:p>جشنوار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lmmaker</text:p>
          </table:table-cell>
          <table:table-cell office:value-type="string">
            <text:p>filmsāz</text:p>
          </table:table-cell>
          <table:table-cell office:value-type="string">
            <text:p>فیلمسا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ilmmaker</text:p>
          </table:table-cell>
          <table:table-cell office:value-type="string">
            <text:p>sinamāgar</text:p>
          </table:table-cell>
          <table:table-cell office:value-type="string">
            <text:p>سینم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eight; altitude</text:p>
          </table:table-cell>
          <table:table-cell office:value-type="string">
            <text:p>ertefā’</text:p>
          </table:table-cell>
          <table:table-cell office:value-type="string">
            <text:p>ارتفا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torian</text:p>
          </table:table-cell>
          <table:table-cell office:value-type="string">
            <text:p>tārixdān</text:p>
          </table:table-cell>
          <table:table-cell office:value-type="string">
            <text:p>تریخد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istorian</text:p>
          </table:table-cell>
          <table:table-cell office:value-type="string">
            <text:p>tārixnegār</text:p>
          </table:table-cell>
          <table:table-cell office:value-type="string">
            <text:p>تریخن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scription</text:p>
          </table:table-cell>
          <table:table-cell office:value-type="string">
            <text:p>sangnevešte</text:p>
          </table:table-cell>
          <table:table-cell office:value-type="string">
            <text:p>سنگنوش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weler</text:p>
          </table:table-cell>
          <table:table-cell office:value-type="string">
            <text:p>talāforuš</text:p>
          </table:table-cell>
          <table:table-cell office:value-type="string">
            <text:p>طلافروش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ke</text:p>
          </table:table-cell>
          <table:table-cell office:value-type="string">
            <text:p>jok</text:p>
          </table:table-cell>
          <table:table-cell office:value-type="string">
            <text:p>جوک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king of kings; king</text:p>
          </table:table-cell>
          <table:table-cell office:value-type="string">
            <text:p>šāhanšāh</text:p>
          </table:table-cell>
          <table:table-cell office:value-type="string">
            <text:p>شاهنش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ority</text:p>
          </table:table-cell>
          <table:table-cell office:value-type="string">
            <text:p>aqalliyat</text:p>
          </table:table-cell>
          <table:table-cell office:value-type="string">
            <text:p>اقل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usician</text:p>
          </table:table-cell>
          <table:table-cell office:value-type="string">
            <text:p>musiqidān</text:p>
          </table:table-cell>
          <table:table-cell office:value-type="string">
            <text:p>موسیقید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fficial in charge</text:p>
          </table:table-cell>
          <table:table-cell office:value-type="string">
            <text:p>motesaddi</text:p>
          </table:table-cell>
          <table:table-cell office:value-type="string">
            <text:p>متصد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rgan; body</text:p>
          </table:table-cell>
          <table:table-cell office:value-type="string">
            <text:p>andām</text:p>
          </table:table-cell>
          <table:table-cell office:value-type="string">
            <text:p>اندام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ssenger; traveler</text:p>
          </table:table-cell>
          <table:table-cell office:value-type="string">
            <text:p>mosāfer</text:p>
          </table:table-cell>
          <table:table-cell office:value-type="string">
            <text:p>مساف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layer</text:p>
          </table:table-cell>
          <table:table-cell office:value-type="string">
            <text:p>bāzikon</text:p>
          </table:table-cell>
          <table:table-cell office:value-type="string">
            <text:p>بازیک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omade</text:p>
          </table:table-cell>
          <table:table-cell office:value-type="string">
            <text:p>pomād</text:p>
          </table:table-cell>
          <table:table-cell office:value-type="string">
            <text:p>پما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evolutionaries</text:p>
          </table:table-cell>
          <table:table-cell office:value-type="string">
            <text:p>enqelābiyun</text:p>
          </table:table-cell>
          <table:table-cell office:value-type="string">
            <text:p>انقلابیو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ingle bed</text:p>
          </table:table-cell>
          <table:table-cell office:value-type="string">
            <text:p>yektaxte</text:p>
          </table:table-cell>
          <table:table-cell office:value-type="string">
            <text:p>یکتخ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y</text:p>
          </table:table-cell>
          <table:table-cell office:value-type="string">
            <text:p>jāsus</text:p>
          </table:table-cell>
          <table:table-cell office:value-type="string">
            <text:p>جاسوس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irway</text:p>
          </table:table-cell>
          <table:table-cell office:value-type="string">
            <text:p>pellekān</text:p>
          </table:table-cell>
          <table:table-cell office:value-type="string">
            <text:p>پلک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ate; province</text:p>
          </table:table-cell>
          <table:table-cell office:value-type="string">
            <text:p>eyālat</text:p>
          </table:table-cell>
          <table:table-cell office:value-type="string">
            <text:p>ایال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ne</text:p>
          </table:table-cell>
          <table:table-cell office:value-type="string">
            <text:p>sang</text:p>
          </table:table-cell>
          <table:table-cell office:value-type="string">
            <text:p>سن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ccess</text:p>
          </table:table-cell>
          <table:table-cell office:value-type="string">
            <text:p>movaffaqiyat</text:p>
          </table:table-cell>
          <table:table-cell office:value-type="string">
            <text:p>موفقی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nrise</text:p>
          </table:table-cell>
          <table:table-cell office:value-type="string">
            <text:p>tolu’</text:p>
          </table:table-cell>
          <table:table-cell office:value-type="string">
            <text:p>تلوع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nagogue</text:p>
          </table:table-cell>
          <table:table-cell office:value-type="string">
            <text:p>kanise</text:p>
          </table:table-cell>
          <table:table-cell office:value-type="string">
            <text:p>کنیس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tem</text:p>
          </table:table-cell>
          <table:table-cell office:value-type="string">
            <text:p>sāmāne</text:p>
          </table:table-cell>
          <table:table-cell office:value-type="string">
            <text:p>سام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ings</text:p>
          </table:table-cell>
          <table:table-cell office:value-type="string">
            <text:p>āmuze</text:p>
          </table:table-cell>
          <table:table-cell office:value-type="string">
            <text:p>آموز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mple</text:p>
          </table:table-cell>
          <table:table-cell office:value-type="string">
            <text:p>niyāyešgāh</text:p>
          </table:table-cell>
          <table:table-cell office:value-type="string">
            <text:p>نیایشگا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inker</text:p>
          </table:table-cell>
          <table:table-cell office:value-type="string">
            <text:p>andišmand</text:p>
          </table:table-cell>
          <table:table-cell office:value-type="string">
            <text:p>اندیشم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adition</text:p>
          </table:table-cell>
          <table:table-cell office:value-type="string">
            <text:p>sonnat</text:p>
          </table:table-cell>
          <table:table-cell office:value-type="string">
            <text:p>صنع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reatise; dissertation</text:p>
          </table:table-cell>
          <table:table-cell office:value-type="string">
            <text:p>resāle</text:p>
          </table:table-cell>
          <table:table-cell office:value-type="string">
            <text:p>رسال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etable</text:p>
          </table:table-cell>
          <table:table-cell office:value-type="string">
            <text:p>sabzi</text:p>
          </table:table-cell>
          <table:table-cell office:value-type="string">
            <text:p>سبزی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egetables</text:p>
          </table:table-cell>
          <table:table-cell office:value-type="string">
            <text:p>sabzijāt</text:p>
          </table:table-cell>
          <table:table-cell office:value-type="string">
            <text:p>سبزیج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er</text:p>
          </table:table-cell>
          <table:table-cell office:value-type="string">
            <text:p>binande</text:p>
          </table:table-cell>
          <table:table-cell office:value-type="string">
            <text:p>بیننده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iewer; audience</text:p>
          </table:table-cell>
          <table:table-cell office:value-type="string">
            <text:p>tamāšāgar</text:p>
          </table:table-cell>
          <table:table-cell office:value-type="string">
            <text:p>تماشاگر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aver; knitter</text:p>
          </table:table-cell>
          <table:table-cell office:value-type="string">
            <text:p>bāfande</text:p>
          </table:table-cell>
          <table:table-cell office:value-type="string">
            <text:p>بافند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eekend</text:p>
          </table:table-cell>
          <table:table-cell office:value-type="string">
            <text:p>āxarehafte</text:p>
          </table:table-cell>
          <table:table-cell office:value-type="string">
            <text:p>اخرهف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ds</text:p>
          </table:table-cell>
          <table:table-cell office:value-type="string">
            <text:p>kalamāt</text:p>
          </table:table-cell>
          <table:table-cell office:value-type="string">
            <text:p>کلمات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world</text:p>
          </table:table-cell>
          <table:table-cell office:value-type="string">
            <text:p>jāhān</text:p>
          </table:table-cell>
          <table:table-cell office:value-type="string">
            <text:p>جهان</text:p>
          </table:table-cell>
          <table:table-cell office:value-type="string">
            <text:p>n</text:p>
          </table:table-cell>
          <table:table-cell table:number-columns-repeated="32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Iranian</text:p>
          </table:table-cell>
          <table:table-cell office:value-type="string">
            <text:p>irāni</text:p>
          </table:table-cell>
          <table:table-cell office:value-type="string">
            <text:p>ایران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ersian</text:p>
          </table:table-cell>
          <table:table-cell office:value-type="string">
            <text:p>fārsi</text:p>
          </table:table-cell>
          <table:table-cell office:value-type="string">
            <text:p>فارس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rabic</text:p>
          </table:table-cell>
          <table:table-cell office:value-type="string">
            <text:p>arabi</text:p>
          </table:table-cell>
          <table:table-cell office:value-type="string">
            <text:p>عرب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rsian</text:p>
          </table:table-cell>
          <table:table-cell office:value-type="string">
            <text:p>pārsi</text:p>
          </table:table-cell>
          <table:table-cell office:value-type="string">
            <text:p>پارس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nglish</text:p>
          </table:table-cell>
          <table:table-cell office:value-type="string">
            <text:p>engelisi</text:p>
          </table:table-cell>
          <table:table-cell office:value-type="string">
            <text:p>انگلیس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erman</text:p>
          </table:table-cell>
          <table:table-cell office:value-type="string">
            <text:p>ālmāni</text:p>
          </table:table-cell>
          <table:table-cell office:value-type="string">
            <text:p>آلمان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uropean</text:p>
          </table:table-cell>
          <table:table-cell office:value-type="string">
            <text:p>orupāyi</text:p>
          </table:table-cell>
          <table:table-cell office:value-type="string">
            <text:p>اروپای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ryan</text:p>
          </table:table-cell>
          <table:table-cell office:value-type="string">
            <text:p>āryāyi</text:p>
          </table:table-cell>
          <table:table-cell office:value-type="string">
            <text:p>آریای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nadian</text:p>
          </table:table-cell>
          <table:table-cell office:value-type="string">
            <text:p>kānādāyi</text:p>
          </table:table-cell>
          <table:table-cell office:value-type="string">
            <text:p>کانادای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ench</text:p>
          </table:table-cell>
          <table:table-cell office:value-type="string">
            <text:p>farānsavi</text:p>
          </table:table-cell>
          <table:table-cell office:value-type="string">
            <text:p>فرانسو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do‐European</text:p>
          </table:table-cell>
          <table:table-cell office:value-type="string">
            <text:p>hendoorupāyi</text:p>
          </table:table-cell>
          <table:table-cell office:value-type="string">
            <text:p>هندوروپی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Jew; Jewish</text:p>
          </table:table-cell>
          <table:table-cell office:value-type="string">
            <text:p>yahudi</text:p>
          </table:table-cell>
          <table:table-cell office:value-type="string">
            <text:p>یهود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acedonian</text:p>
          </table:table-cell>
          <table:table-cell office:value-type="string">
            <text:p>maqduni</text:p>
          </table:table-cell>
          <table:table-cell office:value-type="string">
            <text:p>مقدون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Zoroastrian</text:p>
          </table:table-cell>
          <table:table-cell office:value-type="string">
            <text:p>zartošti</text:p>
          </table:table-cell>
          <table:table-cell office:value-type="string">
            <text:p>زرتشت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ab</text:p>
          </table:table-cell>
          <table:table-cell office:value-type="string">
            <text:p>tāzi</text:p>
          </table:table-cell>
          <table:table-cell office:value-type="string">
            <text:p>تاز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rmenian</text:p>
          </table:table-cell>
          <table:table-cell office:value-type="string">
            <text:p>armani</text:p>
          </table:table-cell>
          <table:table-cell office:value-type="string">
            <text:p>ارمن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ian</text:p>
          </table:table-cell>
          <table:table-cell office:value-type="string">
            <text:p>āsiyāyi</text:p>
          </table:table-cell>
          <table:table-cell office:value-type="string">
            <text:p>آسیای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ssyrian</text:p>
          </table:table-cell>
          <table:table-cell office:value-type="string">
            <text:p>āšuri</text:p>
          </table:table-cell>
          <table:table-cell office:value-type="string">
            <text:p>آشور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hristian</text:p>
          </table:table-cell>
          <table:table-cell office:value-type="string">
            <text:p>masihi</text:p>
          </table:table-cell>
          <table:table-cell office:value-type="string">
            <text:p>مسیح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orgian</text:p>
          </table:table-cell>
          <table:table-cell office:value-type="string">
            <text:p>gorji</text:p>
          </table:table-cell>
          <table:table-cell office:value-type="string">
            <text:p>گرج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k</text:p>
          </table:table-cell>
          <table:table-cell office:value-type="string">
            <text:p>yunāni</text:p>
          </table:table-cell>
          <table:table-cell office:value-type="string">
            <text:p>یونان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ndi</text:p>
          </table:table-cell>
          <table:table-cell office:value-type="string">
            <text:p>hendi</text:p>
          </table:table-cell>
          <table:table-cell office:value-type="string">
            <text:p>هند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lamic</text:p>
          </table:table-cell>
          <table:table-cell office:value-type="string">
            <text:p>eslāmi</text:p>
          </table:table-cell>
          <table:table-cell office:value-type="string">
            <text:p>اسلام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apanese</text:p>
          </table:table-cell>
          <table:table-cell office:value-type="string">
            <text:p>žāponi</text:p>
          </table:table-cell>
          <table:table-cell office:value-type="string">
            <text:p>ژاپن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anish</text:p>
          </table:table-cell>
          <table:table-cell office:value-type="string">
            <text:p>espāniyāyi</text:p>
          </table:table-cell>
          <table:table-cell office:value-type="string">
            <text:p>اسپانیای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hinese; china</text:p>
          </table:table-cell>
          <table:table-cell office:value-type="string">
            <text:p>cini</text:p>
          </table:table-cell>
          <table:table-cell office:value-type="string">
            <text:p>چینی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talian</text:p>
          </table:table-cell>
          <table:table-cell office:value-type="string">
            <text:p>itāliāyi</text:p>
          </table:table-cell>
          <table:table-cell office:value-type="string">
            <text:p>ایتالیای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man</text:p>
          </table:table-cell>
          <table:table-cell office:value-type="string">
            <text:p>romi</text:p>
          </table:table-cell>
          <table:table-cell office:value-type="string">
            <text:p>رمی</text:p>
          </table:table-cell>
          <table:table-cell office:value-type="string">
            <text:p>ethn</text:p>
          </table:table-cell>
          <table:table-cell table:number-columns-repeated="3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last; past; ago; previous</text:p>
          </table:table-cell>
          <table:table-cell office:value-type="string">
            <text:p>gozašte</text:p>
          </table:table-cell>
          <table:table-cell office:value-type="string">
            <text:p>گذش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empty</text:p>
          </table:table-cell>
          <table:table-cell office:value-type="string">
            <text:p>xāli</text:p>
          </table:table-cell>
          <table:table-cell office:value-type="string">
            <text:p>خال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good; well</text:p>
          </table:table-cell>
          <table:table-cell office:value-type="string">
            <text:p>xub</text:p>
          </table:table-cell>
          <table:table-cell office:value-type="string">
            <text:p>خو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ther; another; further; again;</text:p>
          </table:table-cell>
          <table:table-cell office:value-type="string">
            <text:p>digar</text:p>
          </table:table-cell>
          <table:table-cell office:value-type="string">
            <text:p>دیگ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large; big; great; adult</text:p>
          </table:table-cell>
          <table:table-cell office:value-type="string">
            <text:p>bozorg</text:p>
          </table:table-cell>
          <table:table-cell office:value-type="string">
            <text:p>بزر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ingle; alone; only</text:p>
          </table:table-cell>
          <table:table-cell office:value-type="string">
            <text:p>tanhā</text:p>
          </table:table-cell>
          <table:table-cell office:value-type="string">
            <text:p>تنه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simple</text:p>
          </table:table-cell>
          <table:table-cell office:value-type="string">
            <text:p>sāde</text:p>
          </table:table-cell>
          <table:table-cell office:value-type="string">
            <text:p>سا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general; public</text:p>
          </table:table-cell>
          <table:table-cell office:value-type="string">
            <text:p>omumi</text:p>
          </table:table-cell>
          <table:table-cell office:value-type="string">
            <text:p>عموم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closed; package</text:p>
          </table:table-cell>
          <table:table-cell office:value-type="string">
            <text:p>baste</text:p>
          </table:table-cell>
          <table:table-cell office:value-type="string">
            <text:p>بس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leasant; happy; good; well</text:p>
          </table:table-cell>
          <table:table-cell office:value-type="string">
            <text:p>xoš</text:p>
          </table:table-cell>
          <table:table-cell office:value-type="string">
            <text:p>خو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grateful; thankful</text:p>
          </table:table-cell>
          <table:table-cell office:value-type="string">
            <text:p>mamnun</text:p>
          </table:table-cell>
          <table:table-cell office:value-type="string">
            <text:p>ممنو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appropriate</text:p>
          </table:table-cell>
          <table:table-cell office:value-type="string">
            <text:p>monāseb</text:p>
          </table:table-cell>
          <table:table-cell office:value-type="string">
            <text:p>مناس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new; modern</text:p>
          </table:table-cell>
          <table:table-cell office:value-type="string">
            <text:p>now</text:p>
          </table:table-cell>
          <table:table-cell office:value-type="string">
            <text:p>نوع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tired</text:p>
          </table:table-cell>
          <table:table-cell office:value-type="string">
            <text:p>xaste</text:p>
          </table:table-cell>
          <table:table-cell office:value-type="string">
            <text:p>خس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warm</text:p>
          </table:table-cell>
          <table:table-cell office:value-type="string">
            <text:p>garm</text:p>
          </table:table-cell>
          <table:table-cell office:value-type="string">
            <text:p>گر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direct; straight;</text:p>
          </table:table-cell>
          <table:table-cell office:value-type="string">
            <text:p>mostaqim</text:p>
          </table:table-cell>
          <table:table-cell office:value-type="string">
            <text:p>مستقی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uture; next; forthcoming</text:p>
          </table:table-cell>
          <table:table-cell office:value-type="string">
            <text:p>āyande</text:p>
          </table:table-cell>
          <table:table-cell office:value-type="string">
            <text:p>آین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istorical</text:p>
          </table:table-cell>
          <table:table-cell office:value-type="string">
            <text:p>tārixi</text:p>
          </table:table-cell>
          <table:table-cell office:value-type="string">
            <text:p>تاریخ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mous</text:p>
          </table:table-cell>
          <table:table-cell office:value-type="string">
            <text:p>ma’ruf</text:p>
          </table:table-cell>
          <table:table-cell office:value-type="string">
            <text:p>معرو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atisfied</text:p>
          </table:table-cell>
          <table:table-cell office:value-type="string">
            <text:p>rāzi</text:p>
          </table:table-cell>
          <table:table-cell office:value-type="string">
            <text:p>راض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ittle; few; low</text:p>
          </table:table-cell>
          <table:table-cell office:value-type="string">
            <text:p>kam</text:p>
          </table:table-cell>
          <table:table-cell office:value-type="string">
            <text:p>ک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various; diverse</text:p>
          </table:table-cell>
          <table:table-cell office:value-type="string">
            <text:p>gunāgun</text:p>
          </table:table-cell>
          <table:table-cell office:value-type="string">
            <text:p>گوناگو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appy; glad</text:p>
          </table:table-cell>
          <table:table-cell office:value-type="string">
            <text:p>xošhāl</text:p>
          </table:table-cell>
          <table:table-cell office:value-type="string">
            <text:p>خوشحا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left</text:p>
          </table:table-cell>
          <table:table-cell office:value-type="string">
            <text:p>cap</text:p>
          </table:table-cell>
          <table:table-cell office:value-type="string">
            <text:p>چپ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global</text:p>
          </table:table-cell>
          <table:table-cell office:value-type="string">
            <text:p>jahāni</text:p>
          </table:table-cell>
          <table:table-cell office:value-type="string">
            <text:p>جهان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incere; heartfelt; intimate</text:p>
          </table:table-cell>
          <table:table-cell office:value-type="string">
            <text:p>samimi</text:p>
          </table:table-cell>
          <table:table-cell office:value-type="string">
            <text:p>صمیم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ubsequent; further</text:p>
          </table:table-cell>
          <table:table-cell office:value-type="string">
            <text:p>ba’di</text:p>
          </table:table-cell>
          <table:table-cell office:value-type="string">
            <text:p>بعد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ossible</text:p>
          </table:table-cell>
          <table:table-cell office:value-type="string">
            <text:p>momken</text:p>
          </table:table-cell>
          <table:table-cell office:value-type="string">
            <text:p>ممک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ard; stringent</text:p>
          </table:table-cell>
          <table:table-cell office:value-type="string">
            <text:p>saxtgir</text:p>
          </table:table-cell>
          <table:table-cell office:value-type="string">
            <text:p>سختگ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daily; day‐to‐day</text:p>
          </table:table-cell>
          <table:table-cell office:value-type="string">
            <text:p>ruzmarre</text:p>
          </table:table-cell>
          <table:table-cell office:value-type="string">
            <text:p>روزمرر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; complete; perfect</text:p>
          </table:table-cell>
          <table:table-cell office:value-type="string">
            <text:p>kāmel</text:p>
          </table:table-cell>
          <table:table-cell office:value-type="string">
            <text:p>کام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t; previous; former; ago</text:p>
          </table:table-cell>
          <table:table-cell office:value-type="string">
            <text:p>qabl</text:p>
          </table:table-cell>
          <table:table-cell office:value-type="string">
            <text:p>قب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moving</text:p>
          </table:table-cell>
          <table:table-cell office:value-type="string">
            <text:p>asbābkeši</text:p>
          </table:table-cell>
          <table:table-cell office:value-type="string">
            <text:p>اسباب‌کش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national</text:p>
          </table:table-cell>
          <table:table-cell office:value-type="string">
            <text:p>melli</text:p>
          </table:table-cell>
          <table:table-cell office:value-type="string">
            <text:p>مل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hort</text:p>
          </table:table-cell>
          <table:table-cell office:value-type="string">
            <text:p>kutāh</text:p>
          </table:table-cell>
          <table:table-cell office:value-type="string">
            <text:p>کوتا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ncient</text:p>
          </table:table-cell>
          <table:table-cell office:value-type="string">
            <text:p>bāstāni</text:p>
          </table:table-cell>
          <table:table-cell office:value-type="string">
            <text:p>بست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eautiful; cute; nice</text:p>
          </table:table-cell>
          <table:table-cell office:value-type="string">
            <text:p>zibā</text:p>
          </table:table-cell>
          <table:table-cell office:value-type="string">
            <text:p>زیب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oncerned; worried</text:p>
          </table:table-cell>
          <table:table-cell office:value-type="string">
            <text:p>negarān</text:p>
          </table:table-cell>
          <table:table-cell office:value-type="string">
            <text:p>نگر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high; tall; loud; long</text:p>
          </table:table-cell>
          <table:table-cell office:value-type="string">
            <text:p>boland</text:p>
          </table:table-cell>
          <table:table-cell office:value-type="string">
            <text:p>بل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dustrious; hard‐working;</text:p>
          </table:table-cell>
          <table:table-cell office:value-type="string">
            <text:p>zerang</text:p>
          </table:table-cell>
          <table:table-cell office:value-type="string">
            <text:p>زرن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esponsible</text:p>
          </table:table-cell>
          <table:table-cell office:value-type="string">
            <text:p>mas’ul</text:p>
          </table:table-cell>
          <table:table-cell office:value-type="string">
            <text:p>مسععو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right; true</text:p>
          </table:table-cell>
          <table:table-cell office:value-type="string">
            <text:p>rāst</text:p>
          </table:table-cell>
          <table:table-cell office:value-type="string">
            <text:p>راس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ifficult; problem</text:p>
          </table:table-cell>
          <table:table-cell office:value-type="string">
            <text:p>moškel</text:p>
          </table:table-cell>
          <table:table-cell office:value-type="string">
            <text:p>مشک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lean</text:p>
          </table:table-cell>
          <table:table-cell office:value-type="string">
            <text:p>tamiz</text:p>
          </table:table-cell>
          <table:table-cell office:value-type="string">
            <text:p>تم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opeful</text:p>
          </table:table-cell>
          <table:table-cell office:value-type="string">
            <text:p>omidvār</text:p>
          </table:table-cell>
          <table:table-cell office:value-type="string">
            <text:p>امیدو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hungry</text:p>
          </table:table-cell>
          <table:table-cell office:value-type="string">
            <text:p>gorosne</text:p>
          </table:table-cell>
          <table:table-cell office:value-type="string">
            <text:p>گرس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erested</text:p>
          </table:table-cell>
          <table:table-cell office:value-type="string">
            <text:p>alāqemand</text:p>
          </table:table-cell>
          <table:table-cell office:value-type="string">
            <text:p>علاقم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ost; missing</text:p>
          </table:table-cell>
          <table:table-cell office:value-type="string">
            <text:p>gomšode</text:p>
          </table:table-cell>
          <table:table-cell office:value-type="string">
            <text:p>گمش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ain; primary; principal</text:p>
          </table:table-cell>
          <table:table-cell office:value-type="string">
            <text:p>asli</text:p>
          </table:table-cell>
          <table:table-cell office:value-type="string">
            <text:p>اصل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imilar; alike</text:p>
          </table:table-cell>
          <table:table-cell office:value-type="string">
            <text:p>mošābeh</text:p>
          </table:table-cell>
          <table:table-cell office:value-type="string">
            <text:p>مشاب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tormy</text:p>
          </table:table-cell>
          <table:table-cell office:value-type="string">
            <text:p>tufāni</text:p>
          </table:table-cell>
          <table:table-cell office:value-type="string">
            <text:p>طوف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pecial; particular</text:p>
          </table:table-cell>
          <table:table-cell office:value-type="string">
            <text:p>viže</text:p>
          </table:table-cell>
          <table:table-cell office:value-type="string">
            <text:p>ویژ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bundant; many</text:p>
          </table:table-cell>
          <table:table-cell office:value-type="string">
            <text:p>farāvān</text:p>
          </table:table-cell>
          <table:table-cell office:value-type="string">
            <text:p>فراو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ncient</text:p>
          </table:table-cell>
          <table:table-cell office:value-type="string">
            <text:p>bāstān</text:p>
          </table:table-cell>
          <table:table-cell office:value-type="string">
            <text:p>بست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string">
            <text:p>bad</text:p>
          </table:table-cell>
          <table:table-cell office:value-type="string">
            <text:p>ب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arse; large; sturdy</text:p>
          </table:table-cell>
          <table:table-cell office:value-type="string">
            <text:p>dorošt</text:p>
          </table:table-cell>
          <table:table-cell office:value-type="string">
            <text:p>درش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angerous</text:p>
          </table:table-cell>
          <table:table-cell office:value-type="string">
            <text:p>xatarnāk</text:p>
          </table:table-cell>
          <table:table-cell office:value-type="string">
            <text:p>خطرنا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ifferent; various</text:p>
          </table:table-cell>
          <table:table-cell office:value-type="string">
            <text:p>moxtalef</text:p>
          </table:table-cell>
          <table:table-cell office:value-type="string">
            <text:p>مختل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ne; tiny; small</text:p>
          </table:table-cell>
          <table:table-cell office:value-type="string">
            <text:p>riz</text:p>
          </table:table-cell>
          <table:table-cell office:value-type="string">
            <text:p>ر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teresting; attractive</text:p>
          </table:table-cell>
          <table:table-cell office:value-type="string">
            <text:p>jāleb</text:p>
          </table:table-cell>
          <table:table-cell office:value-type="string">
            <text:p>جال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</text:p>
          </table:table-cell>
          <table:table-cell office:value-type="string">
            <text:p>qadkutāh</text:p>
          </table:table-cell>
          <table:table-cell office:value-type="string">
            <text:p>قدکو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mall; little</text:p>
          </table:table-cell>
          <table:table-cell office:value-type="string">
            <text:p>kucak</text:p>
          </table:table-cell>
          <table:table-cell office:value-type="string">
            <text:p>کوچ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uccessful; prosperous</text:p>
          </table:table-cell>
          <table:table-cell office:value-type="string">
            <text:p>kāmyāb</text:p>
          </table:table-cell>
          <table:table-cell office:value-type="string">
            <text:p>کمیا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ankful; grateful</text:p>
          </table:table-cell>
          <table:table-cell office:value-type="string">
            <text:p>motešakker</text:p>
          </table:table-cell>
          <table:table-cell office:value-type="string">
            <text:p>متشکّ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irst</text:p>
          </table:table-cell>
          <table:table-cell office:value-type="string">
            <text:p>noxostin</text:p>
          </table:table-cell>
          <table:table-cell office:value-type="string">
            <text:p>نخست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lue</text:p>
          </table:table-cell>
          <table:table-cell office:value-type="string">
            <text:p>ābi</text:p>
          </table:table-cell>
          <table:table-cell office:value-type="string">
            <text:p>آ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rst; initial</text:p>
          </table:table-cell>
          <table:table-cell office:value-type="string">
            <text:p>avvalin</text:p>
          </table:table-cell>
          <table:table-cell office:value-type="string">
            <text:p>اول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iddle; median; average</text:p>
          </table:table-cell>
          <table:table-cell office:value-type="string">
            <text:p>miyāne</text:p>
          </table:table-cell>
          <table:table-cell office:value-type="string">
            <text:p>می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ble; honorable</text:p>
          </table:table-cell>
          <table:table-cell office:value-type="string">
            <text:p>šarif</text:p>
          </table:table-cell>
          <table:table-cell office:value-type="string">
            <text:p>شری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ready</text:p>
          </table:table-cell>
          <table:table-cell office:value-type="string">
            <text:p>āmāde</text:p>
          </table:table-cell>
          <table:table-cell office:value-type="string">
            <text:p>آما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evere; drastic</text:p>
          </table:table-cell>
          <table:table-cell office:value-type="string">
            <text:p>šadid</text:p>
          </table:table-cell>
          <table:table-cell office:value-type="string">
            <text:p>شدی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unknown; foreign</text:p>
          </table:table-cell>
          <table:table-cell office:value-type="string">
            <text:p>nāšenās</text:p>
          </table:table-cell>
          <table:table-cell office:value-type="string">
            <text:p>ناشناس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mfortable; easy</text:p>
          </table:table-cell>
          <table:table-cell office:value-type="string">
            <text:p>rāhat</text:p>
          </table:table-cell>
          <table:table-cell office:value-type="string">
            <text:p>راح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vered; covert; worn</text:p>
          </table:table-cell>
          <table:table-cell office:value-type="string">
            <text:p>pušide</text:p>
          </table:table-cell>
          <table:table-cell office:value-type="string">
            <text:p>پوشی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ltural</text:p>
          </table:table-cell>
          <table:table-cell office:value-type="string">
            <text:p>farhangi</text:p>
          </table:table-cell>
          <table:table-cell office:value-type="string">
            <text:p>فرهنگ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icious</text:p>
          </table:table-cell>
          <table:table-cell office:value-type="string">
            <text:p>xošmaze</text:p>
          </table:table-cell>
          <table:table-cell office:value-type="string">
            <text:p>خشم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veryday; daily</text:p>
          </table:table-cell>
          <table:table-cell office:value-type="string">
            <text:p>harruz</text:p>
          </table:table-cell>
          <table:table-cell office:value-type="string">
            <text:p>هررو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xcellent</text:p>
          </table:table-cell>
          <table:table-cell office:value-type="string">
            <text:p>āli</text:p>
          </table:table-cell>
          <table:table-cell office:value-type="string">
            <text:p>عل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tunate; lucky; happy</text:p>
          </table:table-cell>
          <table:table-cell office:value-type="string">
            <text:p>xošbaxt</text:p>
          </table:table-cell>
          <table:table-cell office:value-type="string">
            <text:p>خوشبخ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ateful</text:p>
          </table:table-cell>
          <table:table-cell office:value-type="string">
            <text:p>sepāsgozār</text:p>
          </table:table-cell>
          <table:table-cell office:value-type="string">
            <text:p>سپاسگز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mpatient</text:p>
          </table:table-cell>
          <table:table-cell office:value-type="string">
            <text:p>kamhowsele</text:p>
          </table:table-cell>
          <table:table-cell office:value-type="string">
            <text:p>کمهوس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ng; lengthy</text:p>
          </table:table-cell>
          <table:table-cell office:value-type="string">
            <text:p>derāz</text:p>
          </table:table-cell>
          <table:table-cell office:value-type="string">
            <text:p>درا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ical</text:p>
          </table:table-cell>
          <table:table-cell office:value-type="string">
            <text:p>pezeški</text:p>
          </table:table-cell>
          <table:table-cell office:value-type="string">
            <text:p>پزشک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uccessive</text:p>
          </table:table-cell>
          <table:table-cell office:value-type="string">
            <text:p>peydarpey</text:p>
          </table:table-cell>
          <table:table-cell office:value-type="string">
            <text:p>پیدرپ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weet</text:p>
          </table:table-cell>
          <table:table-cell office:value-type="string">
            <text:p>širin</text:p>
          </table:table-cell>
          <table:table-cell office:value-type="string">
            <text:p>شیر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unemployed</text:p>
          </table:table-cell>
          <table:table-cell office:value-type="string">
            <text:p>bikār</text:p>
          </table:table-cell>
          <table:table-cell office:value-type="string">
            <text:p>بیک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hite</text:p>
          </table:table-cell>
          <table:table-cell office:value-type="string">
            <text:p>sefid</text:p>
          </table:table-cell>
          <table:table-cell office:value-type="string">
            <text:p>سفی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worried; uncomfortable</text:p>
          </table:table-cell>
          <table:table-cell office:value-type="string">
            <text:p>nārāhat</text:p>
          </table:table-cell>
          <table:table-cell office:value-type="string">
            <text:p>ناراح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; clear; bright</text:p>
          </table:table-cell>
          <table:table-cell office:value-type="string">
            <text:p>rowšan</text:p>
          </table:table-cell>
          <table:table-cell office:value-type="string">
            <text:p>روش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rtistic</text:p>
          </table:table-cell>
          <table:table-cell office:value-type="string">
            <text:p>honari</text:p>
          </table:table-cell>
          <table:table-cell office:value-type="string">
            <text:p>هنر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autiful; pretty</text:p>
          </table:table-cell>
          <table:table-cell office:value-type="string">
            <text:p>qašang</text:p>
          </table:table-cell>
          <table:table-cell office:value-type="string">
            <text:p>قشن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usy</text:p>
          </table:table-cell>
          <table:table-cell office:value-type="string">
            <text:p>mašqul</text:p>
          </table:table-cell>
          <table:table-cell office:value-type="string">
            <text:p>مشغو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y phone</text:p>
          </table:table-cell>
          <table:table-cell office:value-type="string">
            <text:p>telefoni</text:p>
          </table:table-cell>
          <table:table-cell office:value-type="string">
            <text:p>تلف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losed; holiday</text:p>
          </table:table-cell>
          <table:table-cell office:value-type="string">
            <text:p>ta’til</text:p>
          </table:table-cell>
          <table:table-cell office:value-type="string">
            <text:p>تعطی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rk</text:p>
          </table:table-cell>
          <table:table-cell office:value-type="string">
            <text:p>tārik</text:p>
          </table:table-cell>
          <table:table-cell office:value-type="string">
            <text:p>تاری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ar</text:p>
          </table:table-cell>
          <table:table-cell office:value-type="string">
            <text:p>gerāmi</text:p>
          </table:table-cell>
          <table:table-cell office:value-type="string">
            <text:p>گرام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ar; darling</text:p>
          </table:table-cell>
          <table:table-cell office:value-type="string">
            <text:p>aziz</text:p>
          </table:table-cell>
          <table:table-cell office:value-type="string">
            <text:p>عز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rly; soon</text:p>
          </table:table-cell>
          <table:table-cell office:value-type="string">
            <text:p>zud</text:p>
          </table:table-cell>
          <table:table-cell office:value-type="string">
            <text:p>زو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qual; equivalent</text:p>
          </table:table-cell>
          <table:table-cell office:value-type="string">
            <text:p>barābar</text:p>
          </table:table-cell>
          <table:table-cell office:value-type="string">
            <text:p>براب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xpensive; valuable</text:p>
          </table:table-cell>
          <table:table-cell office:value-type="string">
            <text:p>gerān</text:p>
          </table:table-cell>
          <table:table-cell office:value-type="string">
            <text:p>گر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mous</text:p>
          </table:table-cell>
          <table:table-cell office:value-type="string">
            <text:p>mašhur</text:p>
          </table:table-cell>
          <table:table-cell office:value-type="string">
            <text:p>مشهو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ast; quick; quickly; spicy</text:p>
          </table:table-cell>
          <table:table-cell office:value-type="string">
            <text:p>tond</text:p>
          </table:table-cell>
          <table:table-cell office:value-type="string">
            <text:p>ت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een</text:p>
          </table:table-cell>
          <table:table-cell office:value-type="string">
            <text:p>sabz</text:p>
          </table:table-cell>
          <table:table-cell office:value-type="string">
            <text:p>سب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appy; merry</text:p>
          </table:table-cell>
          <table:table-cell office:value-type="string">
            <text:p>šād</text:p>
          </table:table-cell>
          <table:table-cell office:value-type="string">
            <text:p>شا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te</text:p>
          </table:table-cell>
          <table:table-cell office:value-type="string">
            <text:p>dir</text:p>
          </table:table-cell>
          <table:table-cell office:value-type="string">
            <text:p>د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terary</text:p>
          </table:table-cell>
          <table:table-cell office:value-type="string">
            <text:p>adabi</text:p>
          </table:table-cell>
          <table:table-cell office:value-type="string">
            <text:p>ادب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ively; alive</text:p>
          </table:table-cell>
          <table:table-cell office:value-type="string">
            <text:p>zende</text:p>
          </table:table-cell>
          <table:table-cell office:value-type="string">
            <text:p>زن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ocal; native</text:p>
          </table:table-cell>
          <table:table-cell office:value-type="string">
            <text:p>mahalli</text:p>
          </table:table-cell>
          <table:table-cell office:value-type="string">
            <text:p>محلّ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middle</text:p>
          </table:table-cell>
          <table:table-cell office:value-type="string">
            <text:p>vasat</text:p>
          </table:table-cell>
          <table:table-cell office:value-type="string">
            <text:p>وسع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atural</text:p>
          </table:table-cell>
          <table:table-cell office:value-type="string">
            <text:p>tabii</text:p>
          </table:table-cell>
          <table:table-cell office:value-type="string">
            <text:p>تبی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ew; modern</text:p>
          </table:table-cell>
          <table:table-cell office:value-type="string">
            <text:p>jadid</text:p>
          </table:table-cell>
          <table:table-cell office:value-type="string">
            <text:p>جدی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normal</text:p>
          </table:table-cell>
          <table:table-cell office:value-type="string">
            <text:p>ādi</text:p>
          </table:table-cell>
          <table:table-cell office:value-type="string">
            <text:p>عاد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fficial; formal</text:p>
          </table:table-cell>
          <table:table-cell office:value-type="string">
            <text:p>rasmi</text:p>
          </table:table-cell>
          <table:table-cell office:value-type="string">
            <text:p>رسم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ld; ancient</text:p>
          </table:table-cell>
          <table:table-cell office:value-type="string">
            <text:p>kohan</text:p>
          </table:table-cell>
          <table:table-cell office:value-type="string">
            <text:p>که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utstanding</text:p>
          </table:table-cell>
          <table:table-cell office:value-type="string">
            <text:p>barjeste</text:p>
          </table:table-cell>
          <table:table-cell office:value-type="string">
            <text:p>برجس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ersonal; private; civil</text:p>
          </table:table-cell>
          <table:table-cell office:value-type="string">
            <text:p>šaxsi</text:p>
          </table:table-cell>
          <table:table-cell office:value-type="string">
            <text:p>شخص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d</text:p>
          </table:table-cell>
          <table:table-cell office:value-type="string">
            <text:p>qermez</text:p>
          </table:table-cell>
          <table:table-cell office:value-type="string">
            <text:p>قرم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alty; passion</text:p>
          </table:table-cell>
          <table:table-cell office:value-type="string">
            <text:p>šur</text:p>
          </table:table-cell>
          <table:table-cell office:value-type="string">
            <text:p>شو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ensitive</text:p>
          </table:table-cell>
          <table:table-cell office:value-type="string">
            <text:p>hassās</text:p>
          </table:table-cell>
          <table:table-cell office:value-type="string">
            <text:p>حساس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ick; ill; patient</text:p>
          </table:table-cell>
          <table:table-cell office:value-type="string">
            <text:p>mariz</text:p>
          </table:table-cell>
          <table:table-cell office:value-type="string">
            <text:p>مریض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n</text:p>
          </table:table-cell>
          <table:table-cell office:value-type="string">
            <text:p>bārik</text:p>
          </table:table-cell>
          <table:table-cell office:value-type="string">
            <text:p>باری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hin</text:p>
          </table:table-cell>
          <table:table-cell office:value-type="string">
            <text:p>lāqar</text:p>
          </table:table-cell>
          <table:table-cell office:value-type="string">
            <text:p>لاغ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win‐bedded</text:p>
          </table:table-cell>
          <table:table-cell office:value-type="string">
            <text:p>dotaxte</text:p>
          </table:table-cell>
          <table:table-cell office:value-type="string">
            <text:p>دتخ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worthy; valuable</text:p>
          </table:table-cell>
          <table:table-cell office:value-type="string">
            <text:p>arzešmand</text:p>
          </table:table-cell>
          <table:table-cell office:value-type="string">
            <text:p>ارزشم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outhern; south</text:p>
          </table:table-cell>
          <table:table-cell office:value-type="string">
            <text:p>jonubi</text:p>
          </table:table-cell>
          <table:table-cell office:value-type="string">
            <text:p>جنو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rime; first</text:p>
          </table:table-cell>
          <table:table-cell office:value-type="string">
            <text:p>noxost</text:p>
          </table:table-cell>
          <table:table-cell office:value-type="string">
            <text:p>نخس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ast; end</text:p>
          </table:table-cell>
          <table:table-cell office:value-type="string">
            <text:p>āxar</text:p>
          </table:table-cell>
          <table:table-cell office:value-type="string">
            <text:p>اکث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itter</text:p>
          </table:table-cell>
          <table:table-cell office:value-type="string">
            <text:p>talx</text:p>
          </table:table-cell>
          <table:table-cell office:value-type="string">
            <text:p>تلخ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lack</text:p>
          </table:table-cell>
          <table:table-cell office:value-type="string">
            <text:p>siyāh</text:p>
          </table:table-cell>
          <table:table-cell office:value-type="string">
            <text:p>سیا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boring; monotonous</text:p>
          </table:table-cell>
          <table:table-cell office:value-type="string">
            <text:p>yeknavāxt</text:p>
          </table:table-cell>
          <table:table-cell office:value-type="string">
            <text:p>یکنوخ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heap</text:p>
          </table:table-cell>
          <table:table-cell office:value-type="string">
            <text:p>arzān</text:p>
          </table:table-cell>
          <table:table-cell office:value-type="string">
            <text:p>ارز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ever; intelligent</text:p>
          </table:table-cell>
          <table:table-cell office:value-type="string">
            <text:p>bāhuš</text:p>
          </table:table-cell>
          <table:table-cell office:value-type="string">
            <text:p>باهو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lorful</text:p>
          </table:table-cell>
          <table:table-cell office:value-type="string">
            <text:p>rangin</text:p>
          </table:table-cell>
          <table:table-cell office:value-type="string">
            <text:p>رنگ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mprehensive</text:p>
          </table:table-cell>
          <table:table-cell office:value-type="string">
            <text:p>jāme’</text:p>
          </table:table-cell>
          <table:table-cell office:value-type="string">
            <text:p>جمع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azy; mad</text:p>
          </table:table-cell>
          <table:table-cell office:value-type="string">
            <text:p>divāne</text:p>
          </table:table-cell>
          <table:table-cell office:value-type="string">
            <text:p>دیو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rowded; busy; loud</text:p>
          </table:table-cell>
          <table:table-cell office:value-type="string">
            <text:p>šoluq</text:p>
          </table:table-cell>
          <table:table-cell office:value-type="string">
            <text:p>شلوغ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irty</text:p>
          </table:table-cell>
          <table:table-cell office:value-type="string">
            <text:p>kasif</text:p>
          </table:table-cell>
          <table:table-cell office:value-type="string">
            <text:p>کثی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ry</text:p>
          </table:table-cell>
          <table:table-cell office:value-type="string">
            <text:p>xošk</text:p>
          </table:table-cell>
          <table:table-cell office:value-type="string">
            <text:p>خش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mpty; deserted</text:p>
          </table:table-cell>
          <table:table-cell office:value-type="string">
            <text:p>xalvat</text:p>
          </table:table-cell>
          <table:table-cell office:value-type="string">
            <text:p>خلو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perienced</text:p>
          </table:table-cell>
          <table:table-cell office:value-type="string">
            <text:p>bātajrobe</text:p>
          </table:table-cell>
          <table:table-cell office:value-type="string">
            <text:p>باتجرب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xternal; foreigner</text:p>
          </table:table-cell>
          <table:table-cell office:value-type="string">
            <text:p>xāreji</text:p>
          </table:table-cell>
          <table:table-cell office:value-type="string">
            <text:p>خارج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eign; foreigner</text:p>
          </table:table-cell>
          <table:table-cell office:value-type="string">
            <text:p>bigāne</text:p>
          </table:table-cell>
          <table:table-cell office:value-type="string">
            <text:p>بیگ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oreign; foreigner; strange</text:p>
          </table:table-cell>
          <table:table-cell office:value-type="string">
            <text:p>qarib</text:p>
          </table:table-cell>
          <table:table-cell office:value-type="string">
            <text:p>غری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nny</text:p>
          </table:table-cell>
          <table:table-cell office:value-type="string">
            <text:p>xandedār</text:p>
          </table:table-cell>
          <table:table-cell office:value-type="string">
            <text:p>خندد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ood; well</text:p>
          </table:table-cell>
          <table:table-cell office:value-type="string">
            <text:p>nik</text:p>
          </table:table-cell>
          <table:table-cell office:value-type="string">
            <text:p>نی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ard; stable; solid</text:p>
          </table:table-cell>
          <table:table-cell office:value-type="string">
            <text:p>mohkam</text:p>
          </table:table-cell>
          <table:table-cell office:value-type="string">
            <text:p>محک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ealthful; healthy</text:p>
          </table:table-cell>
          <table:table-cell office:value-type="string">
            <text:p>sālem</text:p>
          </table:table-cell>
          <table:table-cell office:value-type="string">
            <text:p>سال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tended; wished</text:p>
          </table:table-cell>
          <table:table-cell office:value-type="string">
            <text:p>mowredenazar</text:p>
          </table:table-cell>
          <table:table-cell office:value-type="string">
            <text:p>موردنز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ast; final</text:p>
          </table:table-cell>
          <table:table-cell office:value-type="string">
            <text:p>āxarin</text:p>
          </table:table-cell>
          <table:table-cell office:value-type="string">
            <text:p>آخر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riginal; classic</text:p>
          </table:table-cell>
          <table:table-cell office:value-type="string">
            <text:p>asil</text:p>
          </table:table-cell>
          <table:table-cell office:value-type="string">
            <text:p>اصی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lated; linked; connected</text:p>
          </table:table-cell>
          <table:table-cell office:value-type="string">
            <text:p>marbut</text:p>
          </table:table-cell>
          <table:table-cell office:value-type="string">
            <text:p>مربوط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ad; unhappy</text:p>
          </table:table-cell>
          <table:table-cell office:value-type="string">
            <text:p>qamgin</text:p>
          </table:table-cell>
          <table:table-cell office:value-type="string">
            <text:p>غمگ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cientific</text:p>
          </table:table-cell>
          <table:table-cell office:value-type="string">
            <text:p>elmi</text:p>
          </table:table-cell>
          <table:table-cell office:value-type="string">
            <text:p>علم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rious</text:p>
          </table:table-cell>
          <table:table-cell office:value-type="string">
            <text:p>jeddi</text:p>
          </table:table-cell>
          <table:table-cell office:value-type="string">
            <text:p>جد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pely; handsome</text:p>
          </table:table-cell>
          <table:table-cell office:value-type="string">
            <text:p>xošandām</text:p>
          </table:table-cell>
          <table:table-cell office:value-type="string">
            <text:p>خشند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arp‐witted</text:p>
          </table:table-cell>
          <table:table-cell office:value-type="string">
            <text:p>tizhuš</text:p>
          </table:table-cell>
          <table:table-cell office:value-type="string">
            <text:p>تیژو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heeny</text:p>
          </table:table-cell>
          <table:table-cell office:value-type="string">
            <text:p>porzarqobarq</text:p>
          </table:table-cell>
          <table:table-cell office:value-type="string">
            <text:p>پرزرقبرق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ilent; quiet</text:p>
          </table:table-cell>
          <table:table-cell office:value-type="string">
            <text:p>sāket</text:p>
          </table:table-cell>
          <table:table-cell office:value-type="string">
            <text:p>ساک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low; slowly</text:p>
          </table:table-cell>
          <table:table-cell office:value-type="string">
            <text:p>yavāš</text:p>
          </table:table-cell>
          <table:table-cell office:value-type="string">
            <text:p>یوا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trong</text:p>
          </table:table-cell>
          <table:table-cell office:value-type="string">
            <text:p>qavi</text:p>
          </table:table-cell>
          <table:table-cell office:value-type="string">
            <text:p>قو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all</text:p>
          </table:table-cell>
          <table:table-cell office:value-type="string">
            <text:p>qadboland</text:p>
          </table:table-cell>
          <table:table-cell office:value-type="string">
            <text:p>قدبل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ck; fat</text:p>
          </table:table-cell>
          <table:table-cell office:value-type="string">
            <text:p>cāq</text:p>
          </table:table-cell>
          <table:table-cell office:value-type="string">
            <text:p>چاق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hirsty</text:p>
          </table:table-cell>
          <table:table-cell office:value-type="string">
            <text:p>tešne</text:p>
          </table:table-cell>
          <table:table-cell office:value-type="string">
            <text:p>تش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raditional; conventional; classic</text:p>
          </table:table-cell>
          <table:table-cell office:value-type="string">
            <text:p>sonnati</text:p>
          </table:table-cell>
          <table:table-cell office:value-type="string">
            <text:p>سنت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vertical</text:p>
          </table:table-cell>
          <table:table-cell office:value-type="string">
            <text:p>amudi</text:p>
          </table:table-cell>
          <table:table-cell office:value-type="string">
            <text:p>عمود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yellow</text:p>
          </table:table-cell>
          <table:table-cell office:value-type="string">
            <text:p>zard</text:p>
          </table:table-cell>
          <table:table-cell office:value-type="string">
            <text:p>زر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weak</text:p>
          </table:table-cell>
          <table:table-cell office:value-type="string">
            <text:p>zaif</text:p>
          </table:table-cell>
          <table:table-cell office:value-type="string">
            <text:p>ضعی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uent; soul</text:p>
          </table:table-cell>
          <table:table-cell office:value-type="string">
            <text:p>ravān</text:p>
          </table:table-cell>
          <table:table-cell office:value-type="string">
            <text:p>رو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econd hand</text:p>
          </table:table-cell>
          <table:table-cell office:value-type="string">
            <text:p>sāniyešomār</text:p>
          </table:table-cell>
          <table:table-cell office:value-type="string">
            <text:p>سنیشم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; garlic</text:p>
          </table:table-cell>
          <table:table-cell office:value-type="string">
            <text:p>sir</text:p>
          </table:table-cell>
          <table:table-cell office:value-type="string">
            <text:p>س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l; finished; whole</text:p>
          </table:table-cell>
          <table:table-cell office:value-type="string">
            <text:p>tamām</text:p>
          </table:table-cell>
          <table:table-cell office:value-type="string">
            <text:p>تما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nnual; yearly</text:p>
          </table:table-cell>
          <table:table-cell office:value-type="string">
            <text:p>sālāne</text:p>
          </table:table-cell>
          <table:table-cell office:value-type="string">
            <text:p>سال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ig; huge</text:p>
          </table:table-cell>
          <table:table-cell office:value-type="string">
            <text:p>gonde</text:p>
          </table:table-cell>
          <table:table-cell office:value-type="string">
            <text:p>گن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lack‐hearted; malicious</text:p>
          </table:table-cell>
          <table:table-cell office:value-type="string">
            <text:p>badandiš</text:p>
          </table:table-cell>
          <table:table-cell office:value-type="string">
            <text:p>بدندی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road; wide</text:p>
          </table:table-cell>
          <table:table-cell office:value-type="string">
            <text:p>pahn</text:p>
          </table:table-cell>
          <table:table-cell office:value-type="string">
            <text:p>په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usy; involved</text:p>
          </table:table-cell>
          <table:table-cell office:value-type="string">
            <text:p>gereftār</text:p>
          </table:table-cell>
          <table:table-cell office:value-type="string">
            <text:p>گرفت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entral</text:p>
          </table:table-cell>
          <table:table-cell office:value-type="string">
            <text:p>markazi</text:p>
          </table:table-cell>
          <table:table-cell office:value-type="string">
            <text:p>مرکز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ivil; civilian</text:p>
          </table:table-cell>
          <table:table-cell office:value-type="string">
            <text:p>qeyrenezāmi</text:p>
          </table:table-cell>
          <table:table-cell office:value-type="string">
            <text:p>قیرنزم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oudy</text:p>
          </table:table-cell>
          <table:table-cell office:value-type="string">
            <text:p>abri</text:p>
          </table:table-cell>
          <table:table-cell office:value-type="string">
            <text:p>ابر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astal; seaside</text:p>
          </table:table-cell>
          <table:table-cell office:value-type="string">
            <text:p>sāhel</text:p>
          </table:table-cell>
          <table:table-cell office:value-type="string">
            <text:p>ساح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d</text:p>
          </table:table-cell>
          <table:table-cell office:value-type="string">
            <text:p>ābrizeš</text:p>
          </table:table-cell>
          <table:table-cell office:value-type="string">
            <text:p>آبریز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llective; together</text:p>
          </table:table-cell>
          <table:table-cell office:value-type="string">
            <text:p>dastejam’i</text:p>
          </table:table-cell>
          <table:table-cell office:value-type="string">
            <text:p>دستجمع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mmon; subscriber</text:p>
          </table:table-cell>
          <table:table-cell office:value-type="string">
            <text:p>moštarek</text:p>
          </table:table-cell>
          <table:table-cell office:value-type="string">
            <text:p>مشتر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tinuous</text:p>
          </table:table-cell>
          <table:table-cell office:value-type="string">
            <text:p>mostamar</text:p>
          </table:table-cell>
          <table:table-cell office:value-type="string">
            <text:p>مستم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ol; fresh</text:p>
          </table:table-cell>
          <table:table-cell office:value-type="string">
            <text:p>xonak</text:p>
          </table:table-cell>
          <table:table-cell office:value-type="string">
            <text:p>خن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redible; reliable; valid</text:p>
          </table:table-cell>
          <table:table-cell office:value-type="string">
            <text:p>mo’tabar</text:p>
          </table:table-cell>
          <table:table-cell office:value-type="string">
            <text:p>معتب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uble; double layers</text:p>
          </table:table-cell>
          <table:table-cell office:value-type="string">
            <text:p>dolā</text:p>
          </table:table-cell>
          <table:table-cell office:value-type="string">
            <text:p>دل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asy</text:p>
          </table:table-cell>
          <table:table-cell office:value-type="string">
            <text:p>āsān</text:p>
          </table:table-cell>
          <table:table-cell office:value-type="string">
            <text:p>آس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lectric</text:p>
          </table:table-cell>
          <table:table-cell office:value-type="string">
            <text:p>elekteriki</text:p>
          </table:table-cell>
          <table:table-cell office:value-type="string">
            <text:p>الکتریک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mous</text:p>
          </table:table-cell>
          <table:table-cell office:value-type="string">
            <text:p>benām</text:p>
          </table:table-cell>
          <table:table-cell office:value-type="string">
            <text:p>بنا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avorite; popular</text:p>
          </table:table-cell>
          <table:table-cell office:value-type="string">
            <text:p>mahbub</text:p>
          </table:table-cell>
          <table:table-cell office:value-type="string">
            <text:p>محبو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orced; obliged</text:p>
          </table:table-cell>
          <table:table-cell office:value-type="string">
            <text:p>majbur</text:p>
          </table:table-cell>
          <table:table-cell office:value-type="string">
            <text:p>مجبو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ragrant; rosy</text:p>
          </table:table-cell>
          <table:table-cell office:value-type="string">
            <text:p>xošbu</text:p>
          </table:table-cell>
          <table:table-cell office:value-type="string">
            <text:p>خشبو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nny; comic</text:p>
          </table:table-cell>
          <table:table-cell office:value-type="string">
            <text:p>xandeāvar</text:p>
          </table:table-cell>
          <table:table-cell office:value-type="string">
            <text:p>خندیو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igantic; huge</text:p>
          </table:table-cell>
          <table:table-cell office:value-type="string">
            <text:p>qulpeykar</text:p>
          </table:table-cell>
          <table:table-cell office:value-type="string">
            <text:p>قولپیک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olden</text:p>
          </table:table-cell>
          <table:table-cell office:value-type="string">
            <text:p>talāyi</text:p>
          </table:table-cell>
          <table:table-cell office:value-type="string">
            <text:p>طلای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ard‐working</text:p>
          </table:table-cell>
          <table:table-cell office:value-type="string">
            <text:p>porkār</text:p>
          </table:table-cell>
          <table:table-cell office:value-type="string">
            <text:p>پرک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norable; respectable</text:p>
          </table:table-cell>
          <table:table-cell office:value-type="string">
            <text:p>mohtaram</text:p>
          </table:table-cell>
          <table:table-cell office:value-type="string">
            <text:p>محتر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ospitable</text:p>
          </table:table-cell>
          <table:table-cell office:value-type="string">
            <text:p>mehmānnavāz</text:p>
          </table:table-cell>
          <table:table-cell office:value-type="string">
            <text:p>مهمان‌نوا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mpressive</text:p>
          </table:table-cell>
          <table:table-cell office:value-type="string">
            <text:p>cešmgir</text:p>
          </table:table-cell>
          <table:table-cell office:value-type="string">
            <text:p>چشمگ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ternational</text:p>
          </table:table-cell>
          <table:table-cell office:value-type="string">
            <text:p>beynolmelali</text:p>
          </table:table-cell>
          <table:table-cell office:value-type="string">
            <text:p>بین‌الملل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ively; alive</text:p>
          </table:table-cell>
          <table:table-cell office:value-type="string">
            <text:p>sarzende</text:p>
          </table:table-cell>
          <table:table-cell office:value-type="string">
            <text:p>سرزن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</text:p>
          </table:table-cell>
          <table:table-cell office:value-type="string">
            <text:p>tulāni</text:p>
          </table:table-cell>
          <table:table-cell office:value-type="string">
            <text:p>طول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dern</text:p>
          </table:table-cell>
          <table:table-cell office:value-type="string">
            <text:p>emruzi</text:p>
          </table:table-cell>
          <table:table-cell office:value-type="string">
            <text:p>امروز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owing</text:p>
          </table:table-cell>
          <table:table-cell office:value-type="string">
            <text:p>camanzani</text:p>
          </table:table-cell>
          <table:table-cell office:value-type="string">
            <text:p>چمنز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table; considerable;</text:p>
          </table:table-cell>
          <table:table-cell office:value-type="string">
            <text:p>qābeletavajjoh</text:p>
          </table:table-cell>
          <table:table-cell office:value-type="string">
            <text:p>قبلتوجج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</text:p>
          </table:table-cell>
          <table:table-cell office:value-type="string">
            <text:p>kohne</text:p>
          </table:table-cell>
          <table:table-cell office:value-type="string">
            <text:p>که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</text:p>
          </table:table-cell>
          <table:table-cell office:value-type="string">
            <text:p>pir</text:p>
          </table:table-cell>
          <table:table-cell office:value-type="string">
            <text:p>پ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ld; old‐fashioned; out of date</text:p>
          </table:table-cell>
          <table:table-cell office:value-type="string">
            <text:p>qadimi</text:p>
          </table:table-cell>
          <table:table-cell office:value-type="string">
            <text:p>قدیم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range</text:p>
          </table:table-cell>
          <table:table-cell office:value-type="string">
            <text:p>nārenji</text:p>
          </table:table-cell>
          <table:table-cell office:value-type="string">
            <text:p>نارنج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nsive</text:p>
          </table:table-cell>
          <table:table-cell office:value-type="string">
            <text:p>pakar</text:p>
          </table:table-cell>
          <table:table-cell office:value-type="string">
            <text:p>پک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opulous</text:p>
          </table:table-cell>
          <table:table-cell office:value-type="string">
            <text:p>porjam’iyat</text:p>
          </table:table-cell>
          <table:table-cell office:value-type="string">
            <text:p>پرجمعی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imary; preliminary; original</text:p>
          </table:table-cell>
          <table:table-cell office:value-type="string">
            <text:p>avvaliye</text:p>
          </table:table-cell>
          <table:table-cell office:value-type="string">
            <text:p>اول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iet; slow</text:p>
          </table:table-cell>
          <table:table-cell office:value-type="string">
            <text:p>āheste</text:p>
          </table:table-cell>
          <table:table-cell office:value-type="string">
            <text:p>آهس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d</text:p>
          </table:table-cell>
          <table:table-cell office:value-type="string">
            <text:p>sorx</text:p>
          </table:table-cell>
          <table:table-cell office:value-type="string">
            <text:p>سرخ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gistered</text:p>
          </table:table-cell>
          <table:table-cell office:value-type="string">
            <text:p>sabtšode</text:p>
          </table:table-cell>
          <table:table-cell office:value-type="string">
            <text:p>سبتش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eligious</text:p>
          </table:table-cell>
          <table:table-cell office:value-type="string">
            <text:p>mazhabi</text:p>
          </table:table-cell>
          <table:table-cell office:value-type="string">
            <text:p>مذهب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eptic; unclean</text:p>
          </table:table-cell>
          <table:table-cell office:value-type="string">
            <text:p>ālude</text:p>
          </table:table-cell>
          <table:table-cell office:value-type="string">
            <text:p>آلو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 cherry</text:p>
          </table:table-cell>
          <table:table-cell office:value-type="string">
            <text:p>ālbālu</text:p>
          </table:table-cell>
          <table:table-cell office:value-type="string">
            <text:p>آلبالو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our orange</text:p>
          </table:table-cell>
          <table:table-cell office:value-type="string">
            <text:p>nārenj</text:p>
          </table:table-cell>
          <table:table-cell office:value-type="string">
            <text:p>نرنج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iritual; moral</text:p>
          </table:table-cell>
          <table:table-cell office:value-type="string">
            <text:p>ma’navi</text:p>
          </table:table-cell>
          <table:table-cell office:value-type="string">
            <text:p>معنو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lendid; glorious; magnificent</text:p>
          </table:table-cell>
          <table:table-cell office:value-type="string">
            <text:p>bāšokuh</text:p>
          </table:table-cell>
          <table:table-cell office:value-type="string">
            <text:p>باشکو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unforgettable</text:p>
          </table:table-cell>
          <table:table-cell office:value-type="string">
            <text:p>farāmušnašodani</text:p>
          </table:table-cell>
          <table:table-cell office:value-type="string">
            <text:p>فرموشنشد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ast; wide</text:p>
          </table:table-cell>
          <table:table-cell office:value-type="string">
            <text:p>pahnāvar</text:p>
          </table:table-cell>
          <table:table-cell office:value-type="string">
            <text:p>پهناو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visible</text:p>
          </table:table-cell>
          <table:table-cell office:value-type="string">
            <text:p>qābeledidan</text:p>
          </table:table-cell>
          <table:table-cell office:value-type="string">
            <text:p>قبلدید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se</text:p>
          </table:table-cell>
          <table:table-cell office:value-type="string">
            <text:p>hakimāne</text:p>
          </table:table-cell>
          <table:table-cell office:value-type="string">
            <text:p>حکیمانهٔ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ise; knowing</text:p>
          </table:table-cell>
          <table:table-cell office:value-type="string">
            <text:p>dānā</text:p>
          </table:table-cell>
          <table:table-cell office:value-type="string">
            <text:p>دان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nderful; amazing</text:p>
          </table:table-cell>
          <table:table-cell office:value-type="string">
            <text:p>šegeftangiz</text:p>
          </table:table-cell>
          <table:table-cell office:value-type="string">
            <text:p>شگفتنگ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ooden</text:p>
          </table:table-cell>
          <table:table-cell office:value-type="string">
            <text:p>cubi</text:p>
          </table:table-cell>
          <table:table-cell office:value-type="string">
            <text:p>چو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wrong</text:p>
          </table:table-cell>
          <table:table-cell office:value-type="string">
            <text:p>eštebāhi</text:p>
          </table:table-cell>
          <table:table-cell office:value-type="string">
            <text:p>اشتباه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young</text:p>
          </table:table-cell>
          <table:table-cell office:value-type="string">
            <text:p>javān</text:p>
          </table:table-cell>
          <table:table-cell office:value-type="string">
            <text:p>جو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ear; close</text:p>
          </table:table-cell>
          <table:table-cell office:value-type="string">
            <text:p>nazdik</text:p>
          </table:table-cell>
          <table:table-cell office:value-type="string">
            <text:p>نزدی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n‐stop</text:p>
          </table:table-cell>
          <table:table-cell office:value-type="string">
            <text:p>bedunetavaqqof</text:p>
          </table:table-cell>
          <table:table-cell office:value-type="string">
            <text:p>بدونتوقق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stern; Oriental</text:p>
          </table:table-cell>
          <table:table-cell office:value-type="string">
            <text:p>šarqi</text:p>
          </table:table-cell>
          <table:table-cell office:value-type="string">
            <text:p>شرق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stern; westerner; Occidental</text:p>
          </table:table-cell>
          <table:table-cell office:value-type="string">
            <text:p>qarbi</text:p>
          </table:table-cell>
          <table:table-cell office:value-type="string">
            <text:p>غر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cidental</text:p>
          </table:table-cell>
          <table:table-cell office:value-type="string">
            <text:p>ettefāqi</text:p>
          </table:table-cell>
          <table:table-cell office:value-type="string">
            <text:p>اتفاق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chieving; gaining</text:p>
          </table:table-cell>
          <table:table-cell office:value-type="string">
            <text:p>dastyābi</text:p>
          </table:table-cell>
          <table:table-cell office:value-type="string">
            <text:p>دستیا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venturous</text:p>
          </table:table-cell>
          <table:table-cell office:value-type="string">
            <text:p>pormājarā</text:p>
          </table:table-cell>
          <table:table-cell office:value-type="string">
            <text:p>پرماجر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mazed</text:p>
          </table:table-cell>
          <table:table-cell office:value-type="string">
            <text:p>šegeftzade</text:p>
          </table:table-cell>
          <table:table-cell office:value-type="string">
            <text:p>شگفتز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gry</text:p>
          </table:table-cell>
          <table:table-cell office:value-type="string">
            <text:p>xašmgin</text:p>
          </table:table-cell>
          <table:table-cell office:value-type="string">
            <text:p>خشمگ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elonging</text:p>
          </table:table-cell>
          <table:table-cell office:value-type="string">
            <text:p>motealleq</text:p>
          </table:table-cell>
          <table:table-cell office:value-type="string">
            <text:p>متعللق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lack</text:p>
          </table:table-cell>
          <table:table-cell office:value-type="string">
            <text:p>meški</text:p>
          </table:table-cell>
          <table:table-cell office:value-type="string">
            <text:p>مشک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rown</text:p>
          </table:table-cell>
          <table:table-cell office:value-type="string">
            <text:p>qahvei</text:p>
          </table:table-cell>
          <table:table-cell office:value-type="string">
            <text:p>قهو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bonated</text:p>
          </table:table-cell>
          <table:table-cell office:value-type="string">
            <text:p>gāzdār</text:p>
          </table:table-cell>
          <table:table-cell office:value-type="string">
            <text:p>گازد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ear; smooth; flat; plain</text:p>
          </table:table-cell>
          <table:table-cell office:value-type="string">
            <text:p>sāf</text:p>
          </table:table-cell>
          <table:table-cell office:value-type="string">
            <text:p>صا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ever; smart</text:p>
          </table:table-cell>
          <table:table-cell office:value-type="string">
            <text:p>hušmandāne</text:p>
          </table:table-cell>
          <table:table-cell office:value-type="string">
            <text:p>هوشمند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limatic</text:p>
          </table:table-cell>
          <table:table-cell office:value-type="string">
            <text:p>ābohavāyi</text:p>
          </table:table-cell>
          <table:table-cell office:value-type="string">
            <text:p>ابهوی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mpassionate; merciful</text:p>
          </table:table-cell>
          <table:table-cell office:value-type="string">
            <text:p>delsuz</text:p>
          </table:table-cell>
          <table:table-cell office:value-type="string">
            <text:p>دلسو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oked</text:p>
          </table:table-cell>
          <table:table-cell office:value-type="string">
            <text:p>poxte</text:p>
          </table:table-cell>
          <table:table-cell office:value-type="string">
            <text:p>پخ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rk blue</text:p>
          </table:table-cell>
          <table:table-cell office:value-type="string">
            <text:p>sormei</text:p>
          </table:table-cell>
          <table:table-cell office:value-type="string">
            <text:p>سرمه‌ا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stroyed</text:p>
          </table:table-cell>
          <table:table-cell office:value-type="string">
            <text:p>virānšode</text:p>
          </table:table-cell>
          <table:table-cell office:value-type="string">
            <text:p>ویرنش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ouble</text:p>
          </table:table-cell>
          <table:table-cell office:value-type="string">
            <text:p>dotāyi</text:p>
          </table:table-cell>
          <table:table-cell office:value-type="string">
            <text:p>دوتای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runk</text:p>
          </table:table-cell>
          <table:table-cell office:value-type="string">
            <text:p>mast</text:p>
          </table:table-cell>
          <table:table-cell office:value-type="string">
            <text:p>ماس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utiful</text:p>
          </table:table-cell>
          <table:table-cell office:value-type="string">
            <text:p>vazifešenās</text:p>
          </table:table-cell>
          <table:table-cell office:value-type="string">
            <text:p>وظیفهشناس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conomic</text:p>
          </table:table-cell>
          <table:table-cell office:value-type="string">
            <text:p>eqtesādi</text:p>
          </table:table-cell>
          <table:table-cell office:value-type="string">
            <text:p>اقتصاد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pic</text:p>
          </table:table-cell>
          <table:table-cell office:value-type="string">
            <text:p>hamāse</text:p>
          </table:table-cell>
          <table:table-cell office:value-type="string">
            <text:p>حماس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ited; joyful</text:p>
          </table:table-cell>
          <table:table-cell office:value-type="string">
            <text:p>zowqzade</text:p>
          </table:table-cell>
          <table:table-cell office:value-type="string">
            <text:p>زوقز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ye‐catching</text:p>
          </table:table-cell>
          <table:table-cell office:value-type="string">
            <text:p>cešmnavāz</text:p>
          </table:table-cell>
          <table:table-cell office:value-type="string">
            <text:p>چشمنوا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ascinated</text:p>
          </table:table-cell>
          <table:table-cell office:value-type="string">
            <text:p>šifte</text:p>
          </table:table-cell>
          <table:table-cell office:value-type="string">
            <text:p>شیفت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t; healthy</text:p>
          </table:table-cell>
          <table:table-cell office:value-type="string">
            <text:p>sarehāl</text:p>
          </table:table-cell>
          <table:table-cell office:value-type="string">
            <text:p>سرحا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getful</text:p>
          </table:table-cell>
          <table:table-cell office:value-type="string">
            <text:p>farāmuškār</text:p>
          </table:table-cell>
          <table:table-cell office:value-type="string">
            <text:p>فراموشک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ormer</text:p>
          </table:table-cell>
          <table:table-cell office:value-type="string">
            <text:p>sābeq</text:p>
          </table:table-cell>
          <table:table-cell office:value-type="string">
            <text:p>سابق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eral; public</text:p>
          </table:table-cell>
          <table:table-cell office:value-type="string">
            <text:p>hamegāni</text:p>
          </table:table-cell>
          <table:table-cell office:value-type="string">
            <text:p>همگ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een</text:p>
          </table:table-cell>
          <table:table-cell office:value-type="string">
            <text:p>sarsabz</text:p>
          </table:table-cell>
          <table:table-cell office:value-type="string">
            <text:p>سرسب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lf historic</text:p>
          </table:table-cell>
          <table:table-cell office:value-type="string">
            <text:p>nimetārixi</text:p>
          </table:table-cell>
          <table:table-cell office:value-type="string">
            <text:p>نیمتریخ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igh</text:p>
          </table:table-cell>
          <table:table-cell office:value-type="string">
            <text:p>vālā</text:p>
          </table:table-cell>
          <table:table-cell office:value-type="string">
            <text:p>وال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ortal</text:p>
          </table:table-cell>
          <table:table-cell office:value-type="string">
            <text:p>jāvidān</text:p>
          </table:table-cell>
          <table:table-cell office:value-type="string">
            <text:p>جاویدا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portant; proposed</text:p>
          </table:table-cell>
          <table:table-cell office:value-type="string">
            <text:p>matrah</text:p>
          </table:table-cell>
          <table:table-cell office:value-type="string">
            <text:p>مطرح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evitable; forced</text:p>
          </table:table-cell>
          <table:table-cell office:value-type="string">
            <text:p>nāgozir</text:p>
          </table:table-cell>
          <table:table-cell office:value-type="string">
            <text:p>ناگز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formative; instructional</text:p>
          </table:table-cell>
          <table:table-cell office:value-type="string">
            <text:p>āmuzande</text:p>
          </table:table-cell>
          <table:table-cell office:value-type="string">
            <text:p>آموزند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zy</text:p>
          </table:table-cell>
          <table:table-cell office:value-type="string">
            <text:p>tanbal</text:p>
          </table:table-cell>
          <table:table-cell office:value-type="string">
            <text:p>تنب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gendary</text:p>
          </table:table-cell>
          <table:table-cell office:value-type="string">
            <text:p>afsānei</text:p>
          </table:table-cell>
          <table:table-cell office:value-type="string">
            <text:p>افسانه‌ا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beralizing; liberation</text:p>
          </table:table-cell>
          <table:table-cell office:value-type="string">
            <text:p>rahāyibaxš</text:p>
          </table:table-cell>
          <table:table-cell office:value-type="string">
            <text:p>رهییبخ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ke; similar</text:p>
          </table:table-cell>
          <table:table-cell office:value-type="string">
            <text:p>hamānand</text:p>
          </table:table-cell>
          <table:table-cell office:value-type="string">
            <text:p>همان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ely</text:p>
          </table:table-cell>
          <table:table-cell office:value-type="string">
            <text:p>bānešāt</text:p>
          </table:table-cell>
          <table:table-cell office:value-type="string">
            <text:p>بانشاط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ively</text:p>
          </table:table-cell>
          <table:table-cell office:value-type="string">
            <text:p>pornešāt</text:p>
          </table:table-cell>
          <table:table-cell office:value-type="string">
            <text:p>پرنشاط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ic; magical</text:p>
          </table:table-cell>
          <table:table-cell office:value-type="string">
            <text:p>jāduyi</text:p>
          </table:table-cell>
          <table:table-cell office:value-type="string">
            <text:p>جادوی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nanimous; generous;</text:p>
          </table:table-cell>
          <table:table-cell office:value-type="string">
            <text:p>javānmard</text:p>
          </table:table-cell>
          <table:table-cell office:value-type="string">
            <text:p>جانمر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datory</text:p>
          </table:table-cell>
          <table:table-cell office:value-type="string">
            <text:p>ejbāri</text:p>
          </table:table-cell>
          <table:table-cell office:value-type="string">
            <text:p>اجبار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mentary</text:p>
          </table:table-cell>
          <table:table-cell office:value-type="string">
            <text:p>āni</text:p>
          </table:table-cell>
          <table:table-cell office:value-type="string">
            <text:p>ان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ral; ethical</text:p>
          </table:table-cell>
          <table:table-cell office:value-type="string">
            <text:p>axlāqi</text:p>
          </table:table-cell>
          <table:table-cell office:value-type="string">
            <text:p>اخلاق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ountainous</text:p>
          </table:table-cell>
          <table:table-cell office:value-type="string">
            <text:p>kuhestāni</text:p>
          </table:table-cell>
          <table:table-cell office:value-type="string">
            <text:p>کوهست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ystical</text:p>
          </table:table-cell>
          <table:table-cell office:value-type="string">
            <text:p>ārefāne</text:p>
          </table:table-cell>
          <table:table-cell office:value-type="string">
            <text:p>عارف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merous</text:p>
          </table:table-cell>
          <table:table-cell office:value-type="string">
            <text:p>bišomār</text:p>
          </table:table-cell>
          <table:table-cell office:value-type="string">
            <text:p>بیشما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numerous</text:p>
          </table:table-cell>
          <table:table-cell office:value-type="string">
            <text:p>poršomār</text:p>
          </table:table-cell>
          <table:table-cell office:value-type="string">
            <text:p>پرشم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btained; achieved</text:p>
          </table:table-cell>
          <table:table-cell office:value-type="string">
            <text:p>bedastāmade</text:p>
          </table:table-cell>
          <table:table-cell office:value-type="string">
            <text:p>بدستم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f a pretty color</text:p>
          </table:table-cell>
          <table:table-cell office:value-type="string">
            <text:p>xošrang</text:p>
          </table:table-cell>
          <table:table-cell office:value-type="string">
            <text:p>خشرن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ld; ancient</text:p>
          </table:table-cell>
          <table:table-cell office:value-type="string">
            <text:p>dirine</text:p>
          </table:table-cell>
          <table:table-cell office:value-type="string">
            <text:p>دیری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le</text:p>
          </table:table-cell>
          <table:table-cell office:value-type="string">
            <text:p>kamrang</text:p>
          </table:table-cell>
          <table:table-cell office:value-type="string">
            <text:p>کمرن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rt‐time</text:p>
          </table:table-cell>
          <table:table-cell office:value-type="string">
            <text:p>nimevaqt</text:p>
          </table:table-cell>
          <table:table-cell office:value-type="string">
            <text:p>نیموق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hilosophical</text:p>
          </table:table-cell>
          <table:table-cell office:value-type="string">
            <text:p>falsafi</text:p>
          </table:table-cell>
          <table:table-cell office:value-type="string">
            <text:p>فلسفی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nk</text:p>
          </table:table-cell>
          <table:table-cell office:value-type="string">
            <text:p>surati</text:p>
          </table:table-cell>
          <table:table-cell office:value-type="string">
            <text:p>صور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leasant; lovely</text:p>
          </table:table-cell>
          <table:table-cell office:value-type="string">
            <text:p>delpazir</text:p>
          </table:table-cell>
          <table:table-cell office:value-type="string">
            <text:p>دلپذ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owerful</text:p>
          </table:table-cell>
          <table:table-cell office:value-type="string">
            <text:p>qodratmand</text:p>
          </table:table-cell>
          <table:table-cell office:value-type="string">
            <text:p>قدرتم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cious; valuable</text:p>
          </table:table-cell>
          <table:table-cell office:value-type="string">
            <text:p>gerānbahā</text:p>
          </table:table-cell>
          <table:table-cell office:value-type="string">
            <text:p>گرانبه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d colored</text:p>
          </table:table-cell>
          <table:table-cell office:value-type="string">
            <text:p>sorxrang</text:p>
          </table:table-cell>
          <table:table-cell office:value-type="string">
            <text:p>سرخرن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emaining</text:p>
          </table:table-cell>
          <table:table-cell office:value-type="string">
            <text:p>bejāymānde</text:p>
          </table:table-cell>
          <table:table-cell office:value-type="string">
            <text:p>بجیم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ude; impolite</text:p>
          </table:table-cell>
          <table:table-cell office:value-type="string">
            <text:p>biadab</text:p>
          </table:table-cell>
          <table:table-cell office:value-type="string">
            <text:p>بی‌اد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cary; terrible; horrible</text:p>
          </table:table-cell>
          <table:table-cell office:value-type="string">
            <text:p>tarsnāk</text:p>
          </table:table-cell>
          <table:table-cell office:value-type="string">
            <text:p>ترسناک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dimentary</text:p>
          </table:table-cell>
          <table:table-cell office:value-type="string">
            <text:p>rosubi</text:p>
          </table:table-cell>
          <table:table-cell office:value-type="string">
            <text:p>رسو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ignificant;</text:p>
          </table:table-cell>
          <table:table-cell office:value-type="string">
            <text:p>qābelemolāheze</text:p>
          </table:table-cell>
          <table:table-cell office:value-type="string">
            <text:p>قبلمله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kilful</text:p>
          </table:table-cell>
          <table:table-cell office:value-type="string">
            <text:p>ciredast</text:p>
          </table:table-cell>
          <table:table-cell office:value-type="string">
            <text:p>چیردس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lightly; insignificant</text:p>
          </table:table-cell>
          <table:table-cell office:value-type="string">
            <text:p>nāciz</text:p>
          </table:table-cell>
          <table:table-cell office:value-type="string">
            <text:p>ناچ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tep‐like</text:p>
          </table:table-cell>
          <table:table-cell office:value-type="string">
            <text:p>pellekāni</text:p>
          </table:table-cell>
          <table:table-cell office:value-type="string">
            <text:p>پلک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ccessful</text:p>
          </table:table-cell>
          <table:table-cell office:value-type="string">
            <text:p>movaffaqiyatāmiz</text:p>
          </table:table-cell>
          <table:table-cell office:value-type="string">
            <text:p>موففقیتمیز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nny</text:p>
          </table:table-cell>
          <table:table-cell office:value-type="string">
            <text:p>āftābi</text:p>
          </table:table-cell>
          <table:table-cell office:value-type="string">
            <text:p>آفتاب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weet‐and‐sour</text:p>
          </table:table-cell>
          <table:table-cell office:value-type="string">
            <text:p>toršoširin</text:p>
          </table:table-cell>
          <table:table-cell office:value-type="string">
            <text:p>ترششیرین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 most significant</text:p>
          </table:table-cell>
          <table:table-cell office:value-type="string">
            <text:p>sarāmad</text:p>
          </table:table-cell>
          <table:table-cell office:value-type="string">
            <text:p>سرآم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herapeutic</text:p>
          </table:table-cell>
          <table:table-cell office:value-type="string">
            <text:p>darmāni</text:p>
          </table:table-cell>
          <table:table-cell office:value-type="string">
            <text:p>درم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lerant</text:p>
          </table:table-cell>
          <table:table-cell office:value-type="string">
            <text:p>bāmodārā</text:p>
          </table:table-cell>
          <table:table-cell office:value-type="string">
            <text:p>بمدر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lateral; one‐way</text:p>
          </table:table-cell>
          <table:table-cell office:value-type="string">
            <text:p>yektarafe</text:p>
          </table:table-cell>
          <table:table-cell office:value-type="string">
            <text:p>یکطرف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</text:p>
          </table:table-cell>
          <table:table-cell office:value-type="string">
            <text:p>monhaserbefard</text:p>
          </table:table-cell>
          <table:table-cell office:value-type="string">
            <text:p>منحصربفر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; unrivaled</text:p>
          </table:table-cell>
          <table:table-cell office:value-type="string">
            <text:p>bihamtā</text:p>
          </table:table-cell>
          <table:table-cell office:value-type="string">
            <text:p>بیهمتا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que; unrivaled</text:p>
          </table:table-cell>
          <table:table-cell office:value-type="string">
            <text:p>binazir</text:p>
          </table:table-cell>
          <table:table-cell office:value-type="string">
            <text:p>بینظ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nited</text:p>
          </table:table-cell>
          <table:table-cell office:value-type="string">
            <text:p>mottahed</text:p>
          </table:table-cell>
          <table:table-cell office:value-type="string">
            <text:p>متح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used</text:p>
          </table:table-cell>
          <table:table-cell office:value-type="string">
            <text:p>bekārrafte</text:p>
          </table:table-cell>
          <table:table-cell office:value-type="string">
            <text:p>بکررف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aluable</text:p>
          </table:table-cell>
          <table:table-cell office:value-type="string">
            <text:p>bāarzeš</text:p>
          </table:table-cell>
          <table:table-cell office:value-type="string">
            <text:p>بارز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ery busy</text:p>
          </table:table-cell>
          <table:table-cell office:value-type="string">
            <text:p>pormašqale</text:p>
          </table:table-cell>
          <table:table-cell office:value-type="string">
            <text:p>پرمشق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olet; purple</text:p>
          </table:table-cell>
          <table:table-cell office:value-type="string">
            <text:p>banafš</text:p>
          </table:table-cell>
          <table:table-cell office:value-type="string">
            <text:p>بنفش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sible</text:p>
          </table:table-cell>
          <table:table-cell office:value-type="string">
            <text:p>qābelero’yat</text:p>
          </table:table-cell>
          <table:table-cell office:value-type="string">
            <text:p>قبلرعی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lcanic</text:p>
          </table:table-cell>
          <table:table-cell office:value-type="string">
            <text:p>ātašfešāni</text:p>
          </table:table-cell>
          <table:table-cell office:value-type="string">
            <text:p>آتشفشانی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arm; warm‐hearted</text:p>
          </table:table-cell>
          <table:table-cell office:value-type="string">
            <text:p>xungarm</text:p>
          </table:table-cell>
          <table:table-cell office:value-type="string">
            <text:p>خونگرم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ave</text:p>
          </table:table-cell>
          <table:table-cell office:value-type="string">
            <text:p>bāft</text:p>
          </table:table-cell>
          <table:table-cell office:value-type="string">
            <text:p>بافت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et</text:p>
          </table:table-cell>
          <table:table-cell office:value-type="string">
            <text:p>martub</text:p>
          </table:table-cell>
          <table:table-cell office:value-type="string">
            <text:p>مرطوب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aily</text:p>
          </table:table-cell>
          <table:table-cell office:value-type="string">
            <text:p>ruzāne</text:p>
          </table:table-cell>
          <table:table-cell office:value-type="string">
            <text:p>روزانه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azing</text:p>
          </table:table-cell>
          <table:table-cell office:value-type="string">
            <text:p>xirekonande</text:p>
          </table:table-cell>
          <table:table-cell office:value-type="string">
            <text:p>خیرکنن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ptive</text:p>
          </table:table-cell>
          <table:table-cell office:value-type="string">
            <text:p>asir</text:p>
          </table:table-cell>
          <table:table-cell office:value-type="string">
            <text:p>اسی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feated</text:p>
          </table:table-cell>
          <table:table-cell office:value-type="string">
            <text:p>šekastxorde</text:p>
          </table:table-cell>
          <table:table-cell office:value-type="string">
            <text:p>شکستخر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ffective</text:p>
          </table:table-cell>
          <table:table-cell office:value-type="string">
            <text:p>ta’sirgozār</text:p>
          </table:table-cell>
          <table:table-cell office:value-type="string">
            <text:p>تعسیرگز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xact; accurate</text:p>
          </table:table-cell>
          <table:table-cell office:value-type="string">
            <text:p>daqiq</text:p>
          </table:table-cell>
          <table:table-cell office:value-type="string">
            <text:p>دقیق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aduate</text:p>
          </table:table-cell>
          <table:table-cell office:value-type="string">
            <text:p>fāreqottahsil</text:p>
          </table:table-cell>
          <table:table-cell office:value-type="string">
            <text:p>فرقتهسیل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ystic</text:p>
          </table:table-cell>
          <table:table-cell office:value-type="string">
            <text:p>āref</text:p>
          </table:table-cell>
          <table:table-cell office:value-type="string">
            <text:p>عارف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ften visited</text:p>
          </table:table-cell>
          <table:table-cell office:value-type="string">
            <text:p>porbāzdid</text:p>
          </table:table-cell>
          <table:table-cell office:value-type="string">
            <text:p>پربازدید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uperior; better; higher</text:p>
          </table:table-cell>
          <table:table-cell office:value-type="string">
            <text:p>bartar</text:p>
          </table:table-cell>
          <table:table-cell office:value-type="string">
            <text:p>برتر</text:p>
          </table:table-cell>
          <table:table-cell office:value-type="string">
            <text:p>a</text:p>
          </table:table-cell>
          <table:table-cell table:number-columns-repeated="32"/>
        </table:table-row>
        <table:table-row table:style-name="ro1">
          <table:table-cell table:number-columns-repeated="3"/>
          <table:table-cell table:style-name="Default"/>
          <table:table-cell table:number-columns-repeated="33"/>
        </table:table-row>
        <table:table-row table:style-name="ro1">
          <table:table-cell office:value-type="float" office:value="791">
            <text:p>791</text:p>
          </table:table-cell>
          <table:table-cell office:value-type="string">
            <text:p>soon</text:p>
          </table:table-cell>
          <table:table-cell office:value-type="string">
            <text:p>be zudi</text:p>
          </table:table-cell>
          <table:table-cell office:value-type="string">
            <text:p>به زودی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in; inside</text:p>
          </table:table-cell>
          <table:table-cell office:value-type="string">
            <text:p>tu</text:p>
          </table:table-cell>
          <table:table-cell office:value-type="string">
            <text:p>توای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also; too</text:p>
          </table:table-cell>
          <table:table-cell office:value-type="string">
            <text:p>niz</text:p>
          </table:table-cell>
          <table:table-cell office:value-type="string">
            <text:p>نیز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very</text:p>
          </table:table-cell>
          <table:table-cell office:value-type="string">
            <text:p>besyār</text:p>
          </table:table-cell>
          <table:table-cell office:value-type="string">
            <text:p>بسیا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should; must; shall</text:p>
          </table:table-cell>
          <table:table-cell office:value-type="string">
            <text:p>bāyad</text:p>
          </table:table-cell>
          <table:table-cell office:value-type="string">
            <text:p>باید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more; further</text:p>
          </table:table-cell>
          <table:table-cell office:value-type="string">
            <text:p>bištar</text:p>
          </table:table-cell>
          <table:table-cell office:value-type="string">
            <text:p>بیشت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maybe</text:p>
          </table:table-cell>
          <table:table-cell office:value-type="string">
            <text:p>šāyad</text:p>
          </table:table-cell>
          <table:table-cell office:value-type="string">
            <text:p>شاید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usually; normally</text:p>
          </table:table-cell>
          <table:table-cell office:value-type="string">
            <text:p>ma’mulan</text:p>
          </table:table-cell>
          <table:table-cell office:value-type="string">
            <text:p>معمول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now</text:p>
          </table:table-cell>
          <table:table-cell office:value-type="string">
            <text:p>konun</text:p>
          </table:table-cell>
          <table:table-cell office:value-type="string">
            <text:p>کنو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down; low; bottom</text:p>
          </table:table-cell>
          <table:table-cell office:value-type="string">
            <text:p>pāyin</text:p>
          </table:table-cell>
          <table:table-cell office:value-type="string">
            <text:p>پایی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till; yet</text:p>
          </table:table-cell>
          <table:table-cell office:value-type="string">
            <text:p>hanuz</text:p>
          </table:table-cell>
          <table:table-cell office:value-type="string">
            <text:p>هنوز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always; ever</text:p>
          </table:table-cell>
          <table:table-cell office:value-type="string">
            <text:p>hamiše</text:p>
          </table:table-cell>
          <table:table-cell office:value-type="string">
            <text:p>همیش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now</text:p>
          </table:table-cell>
          <table:table-cell office:value-type="string">
            <text:p>al’ān</text:p>
          </table:table-cell>
          <table:table-cell office:value-type="string">
            <text:p>الع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ery; much; many</text:p>
          </table:table-cell>
          <table:table-cell office:value-type="string">
            <text:p>ziyād</text:p>
          </table:table-cell>
          <table:table-cell office:value-type="string">
            <text:p>زیاد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ck</text:p>
          </table:table-cell>
          <table:table-cell office:value-type="string">
            <text:p>pošt</text:p>
          </table:table-cell>
          <table:table-cell office:value-type="string">
            <text:p>پشت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namely; it means</text:p>
          </table:table-cell>
          <table:table-cell office:value-type="string">
            <text:p>ya’ni</text:p>
          </table:table-cell>
          <table:table-cell office:value-type="string">
            <text:p>یعنی‌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ure; certainly</text:p>
          </table:table-cell>
          <table:table-cell office:value-type="string">
            <text:p>hatman</text:p>
          </table:table-cell>
          <table:table-cell office:value-type="string">
            <text:p>حتم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pen; again; falcon</text:p>
          </table:table-cell>
          <table:table-cell office:value-type="string">
            <text:p>bāz</text:p>
          </table:table-cell>
          <table:table-cell office:value-type="string">
            <text:p>باز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rticularly; especially</text:p>
          </table:table-cell>
          <table:table-cell office:value-type="string">
            <text:p>beviže</text:p>
          </table:table-cell>
          <table:table-cell office:value-type="string">
            <text:p>بویژ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unfortunately</text:p>
          </table:table-cell>
          <table:table-cell office:value-type="string">
            <text:p>moteassefāne</text:p>
          </table:table-cell>
          <table:table-cell office:value-type="string">
            <text:p>متاسفان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nly; just</text:p>
          </table:table-cell>
          <table:table-cell office:value-type="string">
            <text:p>faqat</text:p>
          </table:table-cell>
          <table:table-cell office:value-type="string">
            <text:p>فقط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ven</text:p>
          </table:table-cell>
          <table:table-cell office:value-type="string">
            <text:p>hattā</text:p>
          </table:table-cell>
          <table:table-cell office:value-type="string">
            <text:p>حت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ow</text:p>
          </table:table-cell>
          <table:table-cell office:value-type="string">
            <text:p>hālā</text:p>
          </table:table-cell>
          <table:table-cell office:value-type="string">
            <text:p>حال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etter</text:p>
          </table:table-cell>
          <table:table-cell office:value-type="string">
            <text:p>behtar</text:p>
          </table:table-cell>
          <table:table-cell office:value-type="string">
            <text:p>بهت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most; nearly</text:p>
          </table:table-cell>
          <table:table-cell office:value-type="string">
            <text:p>kamābiš</text:p>
          </table:table-cell>
          <table:table-cell office:value-type="string">
            <text:p>کمابیش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ften</text:p>
          </table:table-cell>
          <table:table-cell office:value-type="string">
            <text:p>aqlab</text:p>
          </table:table-cell>
          <table:table-cell office:value-type="string">
            <text:p>اغلب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st</text:p>
          </table:table-cell>
          <table:table-cell office:value-type="string">
            <text:p>pišine</text:p>
          </table:table-cell>
          <table:table-cell office:value-type="string">
            <text:p>پیشین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hen; afterwards</text:p>
          </table:table-cell>
          <table:table-cell office:value-type="string">
            <text:p>sepas</text:p>
          </table:table-cell>
          <table:table-cell office:value-type="string">
            <text:p>سپس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nowadays</text:p>
          </table:table-cell>
          <table:table-cell office:value-type="string">
            <text:p>emruze</text:p>
          </table:table-cell>
          <table:table-cell office:value-type="string">
            <text:p>امروز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inally</text:p>
          </table:table-cell>
          <table:table-cell office:value-type="string">
            <text:p>saranjām</text:p>
          </table:table-cell>
          <table:table-cell office:value-type="string">
            <text:p>سرانجام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w; present</text:p>
          </table:table-cell>
          <table:table-cell office:value-type="string">
            <text:p>aknun</text:p>
          </table:table-cell>
          <table:table-cell office:value-type="string">
            <text:p>اکنو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gain</text:p>
          </table:table-cell>
          <table:table-cell office:value-type="string">
            <text:p>dobāre</text:p>
          </table:table-cell>
          <table:table-cell office:value-type="string">
            <text:p>دوبار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lso; too</text:p>
          </table:table-cell>
          <table:table-cell office:value-type="string">
            <text:p>hamconin</text:p>
          </table:table-cell>
          <table:table-cell office:value-type="string">
            <text:p>همچنی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nywhere; everywhere; wherever</text:p>
          </table:table-cell>
          <table:table-cell office:value-type="string">
            <text:p>harjā</text:p>
          </table:table-cell>
          <table:table-cell office:value-type="string">
            <text:p>هرج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enough</text:p>
          </table:table-cell>
          <table:table-cell office:value-type="string">
            <text:p>kāfi</text:p>
          </table:table-cell>
          <table:table-cell office:value-type="string">
            <text:p>کافی‌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ortunately</text:p>
          </table:table-cell>
          <table:table-cell office:value-type="string">
            <text:p>xošbaxtāne</text:p>
          </table:table-cell>
          <table:table-cell office:value-type="string">
            <text:p>خوشبختان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gether</text:p>
          </table:table-cell>
          <table:table-cell office:value-type="string">
            <text:p>being</text:p>
          </table:table-cell>
          <table:table-cell office:value-type="string">
            <text:p>بینگ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ore than</text:p>
          </table:table-cell>
          <table:table-cell office:value-type="string">
            <text:p>biš az</text:p>
          </table:table-cell>
          <table:table-cell office:value-type="string">
            <text:p>بیش از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lways; ever</text:p>
          </table:table-cell>
          <table:table-cell office:value-type="string">
            <text:p>hamvāre</text:p>
          </table:table-cell>
          <table:table-cell office:value-type="string">
            <text:p>هموار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ally; indeed</text:p>
          </table:table-cell>
          <table:table-cell office:value-type="string">
            <text:p>hesābi</text:p>
          </table:table-cell>
          <table:table-cell office:value-type="string">
            <text:p>حسابی‌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earlier; already; before</text:p>
          </table:table-cell>
          <table:table-cell office:value-type="string">
            <text:p>qablan</text:p>
          </table:table-cell>
          <table:table-cell office:value-type="string">
            <text:p>قبلاً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ecently; fresh; new</text:p>
          </table:table-cell>
          <table:table-cell office:value-type="string">
            <text:p>tāze</text:p>
          </table:table-cell>
          <table:table-cell office:value-type="string">
            <text:p>تاز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most; nearly; about</text:p>
          </table:table-cell>
          <table:table-cell office:value-type="string">
            <text:p>taqriban</text:p>
          </table:table-cell>
          <table:table-cell office:value-type="string">
            <text:p>تقریباً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nough</text:p>
          </table:table-cell>
          <table:table-cell office:value-type="string">
            <text:p>bas</text:p>
          </table:table-cell>
          <table:table-cell office:value-type="string">
            <text:p>بس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y; completely; entirely;</text:p>
          </table:table-cell>
          <table:table-cell office:value-type="string">
            <text:p>kāmelan</text:p>
          </table:table-cell>
          <table:table-cell office:value-type="string">
            <text:p>کامل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ome; a little</text:p>
          </table:table-cell>
          <table:table-cell office:value-type="string">
            <text:p>yekmeqdār</text:p>
          </table:table-cell>
          <table:table-cell office:value-type="string">
            <text:p>یکمقد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latively</text:p>
          </table:table-cell>
          <table:table-cell office:value-type="string">
            <text:p>nesbatan</text:p>
          </table:table-cell>
          <table:table-cell office:value-type="string">
            <text:p>نسبت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loin; back</text:p>
          </table:table-cell>
          <table:table-cell office:value-type="string">
            <text:p>kamar</text:p>
          </table:table-cell>
          <table:table-cell office:value-type="string">
            <text:p>کم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ally; indeed</text:p>
          </table:table-cell>
          <table:table-cell office:value-type="string">
            <text:p>vāqean</text:p>
          </table:table-cell>
          <table:table-cell office:value-type="string">
            <text:p>واقع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w</text:p>
          </table:table-cell>
          <table:table-cell office:value-type="string">
            <text:p>hamaknun</text:p>
          </table:table-cell>
          <table:table-cell office:value-type="string">
            <text:p>هما‌کنو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 little</text:p>
          </table:table-cell>
          <table:table-cell office:value-type="string">
            <text:p>yekkam</text:p>
          </table:table-cell>
          <table:table-cell office:value-type="string">
            <text:p>یک‌کم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fterwards</text:p>
          </table:table-cell>
          <table:table-cell office:value-type="string">
            <text:p>ba’dan</text:p>
          </table:table-cell>
          <table:table-cell office:value-type="string">
            <text:p>بعد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y heart</text:p>
          </table:table-cell>
          <table:table-cell office:value-type="string">
            <text:p>azbar</text:p>
          </table:table-cell>
          <table:table-cell office:value-type="string">
            <text:p>ازب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ntinuously</text:p>
          </table:table-cell>
          <table:table-cell office:value-type="string">
            <text:p>peyvaste</text:p>
          </table:table-cell>
          <table:table-cell office:value-type="string">
            <text:p>پیوسته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robably</text:p>
          </table:table-cell>
          <table:table-cell office:value-type="string">
            <text:p>ehtemālan</text:p>
          </table:table-cell>
          <table:table-cell office:value-type="string">
            <text:p>احتمال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hroughout; all over</text:p>
          </table:table-cell>
          <table:table-cell office:value-type="string">
            <text:p>sarāsar</text:p>
          </table:table-cell>
          <table:table-cell office:value-type="string">
            <text:p>سراس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learly; clear</text:p>
          </table:table-cell>
          <table:table-cell office:value-type="string">
            <text:p>vāzeh</text:p>
          </table:table-cell>
          <table:table-cell office:value-type="string">
            <text:p>واضح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ut</text:p>
          </table:table-cell>
          <table:table-cell office:value-type="string">
            <text:p>figure</text:p>
          </table:table-cell>
          <table:table-cell office:value-type="string">
            <text:p>فیگو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 bit; a little</text:p>
          </table:table-cell>
          <table:table-cell office:value-type="string">
            <text:p>yekxorde</text:p>
          </table:table-cell>
          <table:table-cell office:value-type="string">
            <text:p>یکخرد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together; overall</text:p>
          </table:table-cell>
          <table:table-cell office:value-type="string">
            <text:p>jam’an</text:p>
          </table:table-cell>
          <table:table-cell office:value-type="string">
            <text:p>جمع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xceptionally</text:p>
          </table:table-cell>
          <table:table-cell office:value-type="string">
            <text:p>estesnāan</text:p>
          </table:table-cell>
          <table:table-cell office:value-type="string">
            <text:p>استثنائ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enerally; totally; entirely</text:p>
          </table:table-cell>
          <table:table-cell office:value-type="string">
            <text:p>kollan</text:p>
          </table:table-cell>
          <table:table-cell office:value-type="string">
            <text:p>کل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denly; unexpectedly</text:p>
          </table:table-cell>
          <table:table-cell office:value-type="string">
            <text:p>nāgahān</text:p>
          </table:table-cell>
          <table:table-cell office:value-type="string">
            <text:p>ناگها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ddenly; unexpectedly</text:p>
          </table:table-cell>
          <table:table-cell office:value-type="string">
            <text:p>yekdaf’e</text:p>
          </table:table-cell>
          <table:table-cell office:value-type="string">
            <text:p>یکدفع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astily</text:p>
          </table:table-cell>
          <table:table-cell office:value-type="string">
            <text:p>howlhowlaki</text:p>
          </table:table-cell>
          <table:table-cell office:value-type="string">
            <text:p>هولهولکی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inally</text:p>
          </table:table-cell>
          <table:table-cell office:value-type="string">
            <text:p>bel’axare</text:p>
          </table:table-cell>
          <table:table-cell office:value-type="string">
            <text:p>بلعخر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mmediately; urgently</text:p>
          </table:table-cell>
          <table:table-cell office:value-type="string">
            <text:p>fowran</text:p>
          </table:table-cell>
          <table:table-cell office:value-type="string">
            <text:p>فورا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arlier; before</text:p>
          </table:table-cell>
          <table:table-cell office:value-type="string">
            <text:p>pišazin</text:p>
          </table:table-cell>
          <table:table-cell office:value-type="string">
            <text:p>پیشزین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verall; all in all; together</text:p>
          </table:table-cell>
          <table:table-cell office:value-type="string">
            <text:p>ruyehamrafte</text:p>
          </table:table-cell>
          <table:table-cell office:value-type="string">
            <text:p>رویهمرفت</text:p>
          </table:table-cell>
          <table:table-cell office:value-type="string">
            <text:p>adv</text:p>
          </table:table-cell>
          <table:table-cell table:number-columns-repeated="3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tidy</text:p>
          </table:table-cell>
          <table:table-cell office:value-type="string">
            <text:p>تیدی</text:p>
          </table:table-cell>
          <table:table-cell office:value-type="string">
            <text:p>adv</text:p>
          </table:table-cell>
          <table:table-cell table:number-columns-repeated="3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G3:Sheet1.AK2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la" fo:country="VA" style:font-name-asian="DejaVu Sans" style:language-asian="zh" style:country-asian="CN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la" number:country="VA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la" number:country="VA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28/07/2017</text:date>, <text:time>06.21.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Щ*ДЕ? эжщшп</meta:initial-creator>
    <meta:creation-date>2017-04-12T17:44:17</meta:creation-date>
    <dc:date>2017-07-28T06:21:23</dc:date>
    <dc:creator>Щ*ДЕ? эжщшп</dc:creator>
    <meta:editing-duration>PT08H31M51S</meta:editing-duration>
    <meta:editing-cycles>59</meta:editing-cycles>
    <meta:generator>OpenOffice.org/3.2$Unix OpenOffice.org_project/320m12$Build-9483</meta:generator>
    <meta:document-statistic meta:table-count="3" meta:cell-count="10101" meta:object-count="0"/>
  </office:meta>
</office:document-meta>
</file>